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Kp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Ki</text:p>
          </table:table-cell>
          <table:table-cell office:value-type="float" office:value="0.259">
            <text:p>0.259</text:p>
          </table:table-cell>
          <table:table-cell table:number-columns-repeated="8"/>
        </table:table-row>
        <table:table-row table:style-name="ro1">
          <table:table-cell office:value-type="string">
            <text:p>Kd</text:p>
          </table:table-cell>
          <table:table-cell office:value-type="float" office:value="0.043">
            <text:p>0.043</text:p>
          </table:table-cell>
          <table:table-cell table:number-columns-repeated="8"/>
        </table:table-row>
        <table:table-row table:style-name="ro1">
          <table:table-cell office:value-type="string">
            <text:p>tau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string">
            <text:p>limMin</text:p>
          </table:table-cell>
          <table:table-cell office:value-type="float" office:value="-0.95">
            <text:p>-0.95</text:p>
          </table:table-cell>
          <table:table-cell table:number-columns-repeated="8"/>
        </table:table-row>
        <table:table-row table:style-name="ro1">
          <table:table-cell office:value-type="string">
            <text:p>limMax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string">
            <text:p>intLimMin</text:p>
          </table:table-cell>
          <table:table-cell office:value-type="float" office:value="-0.45">
            <text:p>-0.45</text:p>
          </table:table-cell>
          <table:table-cell table:number-columns-repeated="8"/>
        </table:table-row>
        <table:table-row table:style-name="ro1">
          <table:table-cell office:value-type="string">
            <text:p>intLimMax</text:p>
          </table:table-cell>
          <table:table-cell office:value-type="float" office:value="0.45">
            <text:p>0.45</text:p>
          </table:table-cell>
          <table:table-cell table:number-columns-repeated="8"/>
        </table:table-row>
        <table:table-row table:style-name="ro1">
          <table:table-cell office:value-type="string">
            <text:p>setpoint</text:p>
          </table:table-cell>
          <table:table-cell office:value-type="float" office:value="245">
            <text:p>245</text:p>
          </table:table-cell>
          <table:table-cell table:number-columns-repeated="7"/>
          <table:table-cell>
            <draw:frame table:end-cell-address="Tabelle1.Q29" table:end-x="0.293cm" table:end-y="0.067cm" draw:z-index="0" draw:style-name="gr1" draw:text-style-name="P1" svg:width="15.999cm" svg:height="8.999cm" svg:x="0.101cm" svg:y="0.1cm">
              <draw:object draw:notify-on-update-of-ranges="Tabelle1.A10:Tabelle1.A10 Tabelle1.A11:Tabelle1.A1353 Tabelle1.D10:Tabelle1.D10 Tabelle1.D11:Tabelle1.D135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 table:number-columns-repeated="5"/>
        </table:table-row>
        <table:table-row table:style-name="ro1">
          <table:table-cell office:value-type="float" office:value="0.148071">
            <text:p>0.148071</text:p>
          </table:table-cell>
          <table:table-cell office:value-type="float" office:value="13.8229">
            <text:p>13.8229</text:p>
          </table:table-cell>
          <table:table-cell office:value-type="float" office:value="231.177">
            <text:p>231.1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0.267761">
            <text:p>0.267761</text:p>
          </table:table-cell>
          <table:table-cell office:value-type="float" office:value="13.8099">
            <text:p>13.8099</text:p>
          </table:table-cell>
          <table:table-cell office:value-type="float" office:value="231.19">
            <text:p>231.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0.388733">
            <text:p>0.388733</text:p>
          </table:table-cell>
          <table:table-cell office:value-type="float" office:value="13.7969">
            <text:p>13.7969</text:p>
          </table:table-cell>
          <table:table-cell office:value-type="float" office:value="231.203">
            <text:p>231.2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0.511414">
            <text:p>0.511414</text:p>
          </table:table-cell>
          <table:table-cell office:value-type="float" office:value="13.7834">
            <text:p>13.7834</text:p>
          </table:table-cell>
          <table:table-cell office:value-type="float" office:value="231.217">
            <text:p>231.2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0.631348">
            <text:p>0.631348</text:p>
          </table:table-cell>
          <table:table-cell office:value-type="float" office:value="13.7694">
            <text:p>13.7694</text:p>
          </table:table-cell>
          <table:table-cell office:value-type="float" office:value="231.231">
            <text:p>231.2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0.7547">
            <text:p>0.7547</text:p>
          </table:table-cell>
          <table:table-cell office:value-type="float" office:value="13.753">
            <text:p>13.753</text:p>
          </table:table-cell>
          <table:table-cell office:value-type="float" office:value="231.247">
            <text:p>231.2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0.875244">
            <text:p>0.875244</text:p>
          </table:table-cell>
          <table:table-cell office:value-type="float" office:value="13.7334">
            <text:p>13.7334</text:p>
          </table:table-cell>
          <table:table-cell office:value-type="float" office:value="231.267">
            <text:p>231.2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0.996216">
            <text:p>0.996216</text:p>
          </table:table-cell>
          <table:table-cell office:value-type="float" office:value="13.7086">
            <text:p>13.7086</text:p>
          </table:table-cell>
          <table:table-cell office:value-type="float" office:value="231.291">
            <text:p>231.2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.11719">
            <text:p>1.11719</text:p>
          </table:table-cell>
          <table:table-cell office:value-type="float" office:value="13.6769">
            <text:p>13.6769</text:p>
          </table:table-cell>
          <table:table-cell office:value-type="float" office:value="231.323">
            <text:p>231.3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.2381">
            <text:p>1.2381</text:p>
          </table:table-cell>
          <table:table-cell office:value-type="float" office:value="13.6367">
            <text:p>13.6367</text:p>
          </table:table-cell>
          <table:table-cell office:value-type="float" office:value="231.363">
            <text:p>231.3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.35785">
            <text:p>1.35785</text:p>
          </table:table-cell>
          <table:table-cell office:value-type="float" office:value="13.5867">
            <text:p>13.5867</text:p>
          </table:table-cell>
          <table:table-cell office:value-type="float" office:value="231.413">
            <text:p>231.4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.47058">
            <text:p>1.47058</text:p>
          </table:table-cell>
          <table:table-cell office:value-type="float" office:value="13.5291">
            <text:p>13.5291</text:p>
          </table:table-cell>
          <table:table-cell office:value-type="float" office:value="231.471">
            <text:p>231.4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.58643">
            <text:p>1.58643</text:p>
          </table:table-cell>
          <table:table-cell office:value-type="float" office:value="13.4585">
            <text:p>13.4585</text:p>
          </table:table-cell>
          <table:table-cell office:value-type="float" office:value="231.542">
            <text:p>231.5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.70477">
            <text:p>1.70477</text:p>
          </table:table-cell>
          <table:table-cell office:value-type="float" office:value="13.3728">
            <text:p>13.3728</text:p>
          </table:table-cell>
          <table:table-cell office:value-type="float" office:value="231.627">
            <text:p>231.6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.82385">
            <text:p>1.82385</text:p>
          </table:table-cell>
          <table:table-cell office:value-type="float" office:value="13.2719">
            <text:p>13.2719</text:p>
          </table:table-cell>
          <table:table-cell office:value-type="float" office:value="231.728">
            <text:p>231.7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.94263">
            <text:p>1.94263</text:p>
          </table:table-cell>
          <table:table-cell office:value-type="float" office:value="13.1554">
            <text:p>13.1554</text:p>
          </table:table-cell>
          <table:table-cell office:value-type="float" office:value="231.845">
            <text:p>231.8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.06293">
            <text:p>2.06293</text:p>
          </table:table-cell>
          <table:table-cell office:value-type="float" office:value="13.0207">
            <text:p>13.0207</text:p>
          </table:table-cell>
          <table:table-cell office:value-type="float" office:value="231.979">
            <text:p>231.9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.1803">
            <text:p>2.1803</text:p>
          </table:table-cell>
          <table:table-cell office:value-type="float" office:value="12.873">
            <text:p>12.873</text:p>
          </table:table-cell>
          <table:table-cell office:value-type="float" office:value="232.127">
            <text:p>232.1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.30212">
            <text:p>2.30212</text:p>
          </table:table-cell>
          <table:table-cell office:value-type="float" office:value="12.7019">
            <text:p>12.7019</text:p>
          </table:table-cell>
          <table:table-cell office:value-type="float" office:value="232.298">
            <text:p>232.2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.42303">
            <text:p>2.42303</text:p>
          </table:table-cell>
          <table:table-cell office:value-type="float" office:value="12.5141">
            <text:p>12.5141</text:p>
          </table:table-cell>
          <table:table-cell office:value-type="float" office:value="232.486">
            <text:p>232.4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.53412">
            <text:p>2.53412</text:p>
          </table:table-cell>
          <table:table-cell office:value-type="float" office:value="12.3259">
            <text:p>12.3259</text:p>
          </table:table-cell>
          <table:table-cell office:value-type="float" office:value="232.674">
            <text:p>232.6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.64526">
            <text:p>2.64526</text:p>
          </table:table-cell>
          <table:table-cell office:value-type="float" office:value="12.1223">
            <text:p>12.1223</text:p>
          </table:table-cell>
          <table:table-cell office:value-type="float" office:value="232.878">
            <text:p>232.8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.74927">
            <text:p>2.74927</text:p>
          </table:table-cell>
          <table:table-cell office:value-type="float" office:value="11.9182">
            <text:p>11.9182</text:p>
          </table:table-cell>
          <table:table-cell office:value-type="float" office:value="233.082">
            <text:p>233.0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.85468">
            <text:p>2.85468</text:p>
          </table:table-cell>
          <table:table-cell office:value-type="float" office:value="11.6981">
            <text:p>11.6981</text:p>
          </table:table-cell>
          <table:table-cell office:value-type="float" office:value="233.302">
            <text:p>233.3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.95837">
            <text:p>2.95837</text:p>
          </table:table-cell>
          <table:table-cell office:value-type="float" office:value="11.4686">
            <text:p>11.4686</text:p>
          </table:table-cell>
          <table:table-cell office:value-type="float" office:value="233.531">
            <text:p>233.5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.06873">
            <text:p>3.06873</text:p>
          </table:table-cell>
          <table:table-cell office:value-type="float" office:value="11.2106">
            <text:p>11.2106</text:p>
          </table:table-cell>
          <table:table-cell office:value-type="float" office:value="233.789">
            <text:p>233.7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.17426">
            <text:p>3.17426</text:p>
          </table:table-cell>
          <table:table-cell office:value-type="float" office:value="10.9511">
            <text:p>10.9511</text:p>
          </table:table-cell>
          <table:table-cell office:value-type="float" office:value="234.049">
            <text:p>234.0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.28033">
            <text:p>3.28033</text:p>
          </table:table-cell>
          <table:table-cell office:value-type="float" office:value="10.6778">
            <text:p>10.6778</text:p>
          </table:table-cell>
          <table:table-cell office:value-type="float" office:value="234.322">
            <text:p>234.3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.3916">
            <text:p>3.3916</text:p>
          </table:table-cell>
          <table:table-cell office:value-type="float" office:value="10.3779">
            <text:p>10.3779</text:p>
          </table:table-cell>
          <table:table-cell office:value-type="float" office:value="234.622">
            <text:p>234.6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.50024">
            <text:p>3.50024</text:p>
          </table:table-cell>
          <table:table-cell office:value-type="float" office:value="10.0726">
            <text:p>10.0726</text:p>
          </table:table-cell>
          <table:table-cell office:value-type="float" office:value="234.927">
            <text:p>234.9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.61359">
            <text:p>3.61359</text:p>
          </table:table-cell>
          <table:table-cell office:value-type="float" office:value="9.74158">
            <text:p>9.74158</text:p>
          </table:table-cell>
          <table:table-cell office:value-type="float" office:value="235.258">
            <text:p>235.2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.72363">
            <text:p>3.72363</text:p>
          </table:table-cell>
          <table:table-cell office:value-type="float" office:value="9.40852">
            <text:p>9.40852</text:p>
          </table:table-cell>
          <table:table-cell office:value-type="float" office:value="235.591">
            <text:p>235.5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.8396">
            <text:p>3.8396</text:p>
          </table:table-cell>
          <table:table-cell office:value-type="float" office:value="9.04486">
            <text:p>9.04486</text:p>
          </table:table-cell>
          <table:table-cell office:value-type="float" office:value="235.955">
            <text:p>235.9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.95477">
            <text:p>3.95477</text:p>
          </table:table-cell>
          <table:table-cell office:value-type="float" office:value="8.67177">
            <text:p>8.67177</text:p>
          </table:table-cell>
          <table:table-cell office:value-type="float" office:value="236.328">
            <text:p>236.3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.06396">
            <text:p>4.06396</text:p>
          </table:table-cell>
          <table:table-cell office:value-type="float" office:value="8.30769">
            <text:p>8.30769</text:p>
          </table:table-cell>
          <table:table-cell office:value-type="float" office:value="236.692">
            <text:p>236.6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.17218">
            <text:p>4.17218</text:p>
          </table:table-cell>
          <table:table-cell office:value-type="float" office:value="7.93741">
            <text:p>7.93741</text:p>
          </table:table-cell>
          <table:table-cell office:value-type="float" office:value="237.063">
            <text:p>237.0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.29004">
            <text:p>4.29004</text:p>
          </table:table-cell>
          <table:table-cell office:value-type="float" office:value="7.52325">
            <text:p>7.52325</text:p>
          </table:table-cell>
          <table:table-cell office:value-type="float" office:value="237.477">
            <text:p>237.4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.40631">
            <text:p>4.40631</text:p>
          </table:table-cell>
          <table:table-cell office:value-type="float" office:value="7.1046">
            <text:p>7.1046</text:p>
          </table:table-cell>
          <table:table-cell office:value-type="float" office:value="237.895">
            <text:p>237.8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.52173">
            <text:p>4.52173</text:p>
          </table:table-cell>
          <table:table-cell office:value-type="float" office:value="6.67928">
            <text:p>6.67928</text:p>
          </table:table-cell>
          <table:table-cell office:value-type="float" office:value="238.321">
            <text:p>238.3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.63623">
            <text:p>4.63623</text:p>
          </table:table-cell>
          <table:table-cell office:value-type="float" office:value="6.24857">
            <text:p>6.24857</text:p>
          </table:table-cell>
          <table:table-cell office:value-type="float" office:value="238.751">
            <text:p>238.7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.75079">
            <text:p>4.75079</text:p>
          </table:table-cell>
          <table:table-cell office:value-type="float" office:value="5.8092">
            <text:p>5.8092</text:p>
          </table:table-cell>
          <table:table-cell office:value-type="float" office:value="239.191">
            <text:p>239.1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.86688">
            <text:p>4.86688</text:p>
          </table:table-cell>
          <table:table-cell office:value-type="float" office:value="5.35548">
            <text:p>5.35548</text:p>
          </table:table-cell>
          <table:table-cell office:value-type="float" office:value="239.645">
            <text:p>239.6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.98541">
            <text:p>4.98541</text:p>
          </table:table-cell>
          <table:table-cell office:value-type="float" office:value="4.88425">
            <text:p>4.88425</text:p>
          </table:table-cell>
          <table:table-cell office:value-type="float" office:value="240.116">
            <text:p>240.1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.10437">
            <text:p>5.10437</text:p>
          </table:table-cell>
          <table:table-cell office:value-type="float" office:value="4.40378">
            <text:p>4.40378</text:p>
          </table:table-cell>
          <table:table-cell office:value-type="float" office:value="240.596">
            <text:p>240.5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.21533">
            <text:p>5.21533</text:p>
          </table:table-cell>
          <table:table-cell office:value-type="float" office:value="3.94905">
            <text:p>3.94905</text:p>
          </table:table-cell>
          <table:table-cell office:value-type="float" office:value="241.051">
            <text:p>241.0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.3266">
            <text:p>5.3266</text:p>
          </table:table-cell>
          <table:table-cell office:value-type="float" office:value="3.48708">
            <text:p>3.48708</text:p>
          </table:table-cell>
          <table:table-cell office:value-type="float" office:value="241.513">
            <text:p>241.5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.43518">
            <text:p>5.43518</text:p>
          </table:table-cell>
          <table:table-cell office:value-type="float" office:value="3.03073">
            <text:p>3.03073</text:p>
          </table:table-cell>
          <table:table-cell office:value-type="float" office:value="241.969">
            <text:p>241.9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.55377">
            <text:p>5.55377</text:p>
          </table:table-cell>
          <table:table-cell office:value-type="float" office:value="2.5262">
            <text:p>2.5262</text:p>
          </table:table-cell>
          <table:table-cell office:value-type="float" office:value="242.474">
            <text:p>242.4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.66907">
            <text:p>5.66907</text:p>
          </table:table-cell>
          <table:table-cell office:value-type="float" office:value="2.03055">
            <text:p>2.03055</text:p>
          </table:table-cell>
          <table:table-cell office:value-type="float" office:value="242.969">
            <text:p>242.9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.77509">
            <text:p>5.77509</text:p>
          </table:table-cell>
          <table:table-cell office:value-type="float" office:value="1.57056">
            <text:p>1.57056</text:p>
          </table:table-cell>
          <table:table-cell office:value-type="float" office:value="243.429">
            <text:p>243.4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.88837">
            <text:p>5.88837</text:p>
          </table:table-cell>
          <table:table-cell office:value-type="float" office:value="1.07416">
            <text:p>1.07416</text:p>
          </table:table-cell>
          <table:table-cell office:value-type="float" office:value="243.926">
            <text:p>243.9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.00372">
            <text:p>6.00372</text:p>
          </table:table-cell>
          <table:table-cell office:value-type="float" office:value="0.56424">
            <text:p>0.56424</text:p>
          </table:table-cell>
          <table:table-cell office:value-type="float" office:value="244.436">
            <text:p>244.4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.12146">
            <text:p>6.12146</text:p>
          </table:table-cell>
          <table:table-cell office:value-type="float" office:value="0.0395508">
            <text:p>0.0395508</text:p>
          </table:table-cell>
          <table:table-cell office:value-type="float" office:value="244.96">
            <text:p>244.96</text:p>
          </table:table-cell>
          <table:table-cell office:value-type="float" office:value="0.387476">
            <text:p>0.387476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.23492">
            <text:p>6.23492</text:p>
          </table:table-cell>
          <table:table-cell office:value-type="float" office:value="-0.469727">
            <text:p>-0.469727</text:p>
          </table:table-cell>
          <table:table-cell office:value-type="float" office:value="245.47">
            <text:p>245.47</text:p>
          </table:table-cell>
          <table:table-cell office:value-type="float" office:value="-0.63684">
            <text:p>-0.6368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.35205">
            <text:p>6.35205</text:p>
          </table:table-cell>
          <table:table-cell office:value-type="float" office:value="-0.99881">
            <text:p>-0.99881</text:p>
          </table:table-cell>
          <table:table-cell office:value-type="float" office:value="245.999">
            <text:p>245.9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.46722">
            <text:p>6.46722</text:p>
          </table:table-cell>
          <table:table-cell office:value-type="float" office:value="-1.52145">
            <text:p>-1.52145</text:p>
          </table:table-cell>
          <table:table-cell office:value-type="float" office:value="246.521">
            <text:p>246.5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.58276">
            <text:p>6.58276</text:p>
          </table:table-cell>
          <table:table-cell office:value-type="float" office:value="-2.04587">
            <text:p>-2.04587</text:p>
          </table:table-cell>
          <table:table-cell office:value-type="float" office:value="247.046">
            <text:p>247.0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.69983">
            <text:p>6.69983</text:p>
          </table:table-cell>
          <table:table-cell office:value-type="float" office:value="-2.57426">
            <text:p>-2.57426</text:p>
          </table:table-cell>
          <table:table-cell office:value-type="float" office:value="247.574">
            <text:p>247.5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.81653">
            <text:p>6.81653</text:p>
          </table:table-cell>
          <table:table-cell office:value-type="float" office:value="-3.09451">
            <text:p>-3.09451</text:p>
          </table:table-cell>
          <table:table-cell office:value-type="float" office:value="248.095">
            <text:p>248.0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.93262">
            <text:p>6.93262</text:p>
          </table:table-cell>
          <table:table-cell office:value-type="float" office:value="-3.60136">
            <text:p>-3.60136</text:p>
          </table:table-cell>
          <table:table-cell office:value-type="float" office:value="248.601">
            <text:p>248.6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.05096">
            <text:p>7.05096</text:p>
          </table:table-cell>
          <table:table-cell office:value-type="float" office:value="-4.10236">
            <text:p>-4.10236</text:p>
          </table:table-cell>
          <table:table-cell office:value-type="float" office:value="249.102">
            <text:p>249.1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.16895">
            <text:p>7.16895</text:p>
          </table:table-cell>
          <table:table-cell office:value-type="float" office:value="-4.58153">
            <text:p>-4.58153</text:p>
          </table:table-cell>
          <table:table-cell office:value-type="float" office:value="249.582">
            <text:p>249.5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.27942">
            <text:p>7.27942</text:p>
          </table:table-cell>
          <table:table-cell office:value-type="float" office:value="-5.00838">
            <text:p>-5.00838</text:p>
          </table:table-cell>
          <table:table-cell office:value-type="float" office:value="250.008">
            <text:p>250.0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.38953">
            <text:p>7.38953</text:p>
          </table:table-cell>
          <table:table-cell office:value-type="float" office:value="-5.4104">
            <text:p>-5.4104</text:p>
          </table:table-cell>
          <table:table-cell office:value-type="float" office:value="250.41">
            <text:p>250.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.50452">
            <text:p>7.50452</text:p>
          </table:table-cell>
          <table:table-cell office:value-type="float" office:value="-5.80246">
            <text:p>-5.80246</text:p>
          </table:table-cell>
          <table:table-cell office:value-type="float" office:value="250.802">
            <text:p>250.8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.62097">
            <text:p>7.62097</text:p>
          </table:table-cell>
          <table:table-cell office:value-type="float" office:value="-6.16924">
            <text:p>-6.16924</text:p>
          </table:table-cell>
          <table:table-cell office:value-type="float" office:value="251.169">
            <text:p>251.1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.72845">
            <text:p>7.72845</text:p>
          </table:table-cell>
          <table:table-cell office:value-type="float" office:value="-6.47894">
            <text:p>-6.47894</text:p>
          </table:table-cell>
          <table:table-cell office:value-type="float" office:value="251.479">
            <text:p>251.4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.83734">
            <text:p>7.83734</text:p>
          </table:table-cell>
          <table:table-cell office:value-type="float" office:value="-6.76459">
            <text:p>-6.76459</text:p>
          </table:table-cell>
          <table:table-cell office:value-type="float" office:value="251.765">
            <text:p>251.7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.94928">
            <text:p>7.94928</text:p>
          </table:table-cell>
          <table:table-cell office:value-type="float" office:value="-7.02806">
            <text:p>-7.02806</text:p>
          </table:table-cell>
          <table:table-cell office:value-type="float" office:value="252.028">
            <text:p>252.0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.05981">
            <text:p>8.05981</text:p>
          </table:table-cell>
          <table:table-cell office:value-type="float" office:value="-7.25832">
            <text:p>-7.25832</text:p>
          </table:table-cell>
          <table:table-cell office:value-type="float" office:value="252.258">
            <text:p>252.2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.1673">
            <text:p>8.1673</text:p>
          </table:table-cell>
          <table:table-cell office:value-type="float" office:value="-7.45421">
            <text:p>-7.45421</text:p>
          </table:table-cell>
          <table:table-cell office:value-type="float" office:value="252.454">
            <text:p>252.4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.27167">
            <text:p>8.27167</text:p>
          </table:table-cell>
          <table:table-cell office:value-type="float" office:value="-7.6185">
            <text:p>-7.6185</text:p>
          </table:table-cell>
          <table:table-cell office:value-type="float" office:value="252.618">
            <text:p>252.6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.37677">
            <text:p>8.37677</text:p>
          </table:table-cell>
          <table:table-cell office:value-type="float" office:value="-7.7588">
            <text:p>-7.7588</text:p>
          </table:table-cell>
          <table:table-cell office:value-type="float" office:value="252.759">
            <text:p>252.7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.48492">
            <text:p>8.48492</text:p>
          </table:table-cell>
          <table:table-cell office:value-type="float" office:value="-7.87787">
            <text:p>-7.87787</text:p>
          </table:table-cell>
          <table:table-cell office:value-type="float" office:value="252.878">
            <text:p>252.8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.59546">
            <text:p>8.59546</text:p>
          </table:table-cell>
          <table:table-cell office:value-type="float" office:value="-7.97389">
            <text:p>-7.97389</text:p>
          </table:table-cell>
          <table:table-cell office:value-type="float" office:value="252.974">
            <text:p>252.9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.7019">
            <text:p>8.7019</text:p>
          </table:table-cell>
          <table:table-cell office:value-type="float" office:value="-8.04321">
            <text:p>-8.04321</text:p>
          </table:table-cell>
          <table:table-cell office:value-type="float" office:value="253.043">
            <text:p>253.0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.8183">
            <text:p>8.8183</text:p>
          </table:table-cell>
          <table:table-cell office:value-type="float" office:value="-8.09415">
            <text:p>-8.09415</text:p>
          </table:table-cell>
          <table:table-cell office:value-type="float" office:value="253.094">
            <text:p>253.0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.93286">
            <text:p>8.93286</text:p>
          </table:table-cell>
          <table:table-cell office:value-type="float" office:value="-8.12032">
            <text:p>-8.12032</text:p>
          </table:table-cell>
          <table:table-cell office:value-type="float" office:value="253.12">
            <text:p>253.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.04871">
            <text:p>9.04871</text:p>
          </table:table-cell>
          <table:table-cell office:value-type="float" office:value="-8.12431">
            <text:p>-8.12431</text:p>
          </table:table-cell>
          <table:table-cell office:value-type="float" office:value="253.124">
            <text:p>253.1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.16797">
            <text:p>9.16797</text:p>
          </table:table-cell>
          <table:table-cell office:value-type="float" office:value="-8.10616">
            <text:p>-8.10616</text:p>
          </table:table-cell>
          <table:table-cell office:value-type="float" office:value="253.106">
            <text:p>253.1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.28015">
            <text:p>9.28015</text:p>
          </table:table-cell>
          <table:table-cell office:value-type="float" office:value="-8.07002">
            <text:p>-8.07002</text:p>
          </table:table-cell>
          <table:table-cell office:value-type="float" office:value="253.07">
            <text:p>253.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.38843">
            <text:p>9.38843</text:p>
          </table:table-cell>
          <table:table-cell office:value-type="float" office:value="-8.01904">
            <text:p>-8.01904</text:p>
          </table:table-cell>
          <table:table-cell office:value-type="float" office:value="253.019">
            <text:p>253.0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.49506">
            <text:p>9.49506</text:p>
          </table:table-cell>
          <table:table-cell office:value-type="float" office:value="-7.95448">
            <text:p>-7.95448</text:p>
          </table:table-cell>
          <table:table-cell office:value-type="float" office:value="252.954">
            <text:p>252.9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.6106">
            <text:p>9.6106</text:p>
          </table:table-cell>
          <table:table-cell office:value-type="float" office:value="-7.86957">
            <text:p>-7.86957</text:p>
          </table:table-cell>
          <table:table-cell office:value-type="float" office:value="252.87">
            <text:p>252.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.71747">
            <text:p>9.71747</text:p>
          </table:table-cell>
          <table:table-cell office:value-type="float" office:value="-7.77843">
            <text:p>-7.77843</text:p>
          </table:table-cell>
          <table:table-cell office:value-type="float" office:value="252.778">
            <text:p>252.7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.82635">
            <text:p>9.82635</text:p>
          </table:table-cell>
          <table:table-cell office:value-type="float" office:value="-7.67406">
            <text:p>-7.67406</text:p>
          </table:table-cell>
          <table:table-cell office:value-type="float" office:value="252.674">
            <text:p>252.6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.94653">
            <text:p>9.94653</text:p>
          </table:table-cell>
          <table:table-cell office:value-type="float" office:value="-7.54654">
            <text:p>-7.54654</text:p>
          </table:table-cell>
          <table:table-cell office:value-type="float" office:value="252.547">
            <text:p>252.5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.0566">
            <text:p>10.0566</text:p>
          </table:table-cell>
          <table:table-cell office:value-type="float" office:value="-7.41997">
            <text:p>-7.41997</text:p>
          </table:table-cell>
          <table:table-cell office:value-type="float" office:value="252.42">
            <text:p>252.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.1683">
            <text:p>10.1683</text:p>
          </table:table-cell>
          <table:table-cell office:value-type="float" office:value="-7.28252">
            <text:p>-7.28252</text:p>
          </table:table-cell>
          <table:table-cell office:value-type="float" office:value="252.283">
            <text:p>252.2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.2828">
            <text:p>10.2828</text:p>
          </table:table-cell>
          <table:table-cell office:value-type="float" office:value="-7.13332">
            <text:p>-7.13332</text:p>
          </table:table-cell>
          <table:table-cell office:value-type="float" office:value="252.133">
            <text:p>252.1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.4037">
            <text:p>10.4037</text:p>
          </table:table-cell>
          <table:table-cell office:value-type="float" office:value="-6.96773">
            <text:p>-6.96773</text:p>
          </table:table-cell>
          <table:table-cell office:value-type="float" office:value="251.968">
            <text:p>251.9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.528">
            <text:p>10.528</text:p>
          </table:table-cell>
          <table:table-cell office:value-type="float" office:value="-6.78989">
            <text:p>-6.78989</text:p>
          </table:table-cell>
          <table:table-cell office:value-type="float" office:value="251.79">
            <text:p>251.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.644">
            <text:p>10.644</text:p>
          </table:table-cell>
          <table:table-cell office:value-type="float" office:value="-6.61806">
            <text:p>-6.61806</text:p>
          </table:table-cell>
          <table:table-cell office:value-type="float" office:value="251.618">
            <text:p>251.6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.7606">
            <text:p>10.7606</text:p>
          </table:table-cell>
          <table:table-cell office:value-type="float" office:value="-6.44043">
            <text:p>-6.44043</text:p>
          </table:table-cell>
          <table:table-cell office:value-type="float" office:value="251.44">
            <text:p>251.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.8793">
            <text:p>10.8793</text:p>
          </table:table-cell>
          <table:table-cell office:value-type="float" office:value="-6.25505">
            <text:p>-6.25505</text:p>
          </table:table-cell>
          <table:table-cell office:value-type="float" office:value="251.255">
            <text:p>251.2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.9932">
            <text:p>10.9932</text:p>
          </table:table-cell>
          <table:table-cell office:value-type="float" office:value="-6.07378">
            <text:p>-6.07378</text:p>
          </table:table-cell>
          <table:table-cell office:value-type="float" office:value="251.074">
            <text:p>251.0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.1134">
            <text:p>11.1134</text:p>
          </table:table-cell>
          <table:table-cell office:value-type="float" office:value="-5.87933">
            <text:p>-5.87933</text:p>
          </table:table-cell>
          <table:table-cell office:value-type="float" office:value="250.879">
            <text:p>250.8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.2356">
            <text:p>11.2356</text:p>
          </table:table-cell>
          <table:table-cell office:value-type="float" office:value="-5.67906">
            <text:p>-5.67906</text:p>
          </table:table-cell>
          <table:table-cell office:value-type="float" office:value="250.679">
            <text:p>250.6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.3553">
            <text:p>11.3553</text:p>
          </table:table-cell>
          <table:table-cell office:value-type="float" office:value="-5.48085">
            <text:p>-5.48085</text:p>
          </table:table-cell>
          <table:table-cell office:value-type="float" office:value="250.481">
            <text:p>250.4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.4768">
            <text:p>11.4768</text:p>
          </table:table-cell>
          <table:table-cell office:value-type="float" office:value="-5.27827">
            <text:p>-5.27827</text:p>
          </table:table-cell>
          <table:table-cell office:value-type="float" office:value="250.278">
            <text:p>250.2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.5988">
            <text:p>11.5988</text:p>
          </table:table-cell>
          <table:table-cell office:value-type="float" office:value="-5.07379">
            <text:p>-5.07379</text:p>
          </table:table-cell>
          <table:table-cell office:value-type="float" office:value="250.074">
            <text:p>250.0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.7145">
            <text:p>11.7145</text:p>
          </table:table-cell>
          <table:table-cell office:value-type="float" office:value="-4.87939">
            <text:p>-4.87939</text:p>
          </table:table-cell>
          <table:table-cell office:value-type="float" office:value="249.879">
            <text:p>249.8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.835">
            <text:p>11.835</text:p>
          </table:table-cell>
          <table:table-cell office:value-type="float" office:value="-4.6767">
            <text:p>-4.6767</text:p>
          </table:table-cell>
          <table:table-cell office:value-type="float" office:value="249.677">
            <text:p>249.6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.9557">
            <text:p>11.9557</text:p>
          </table:table-cell>
          <table:table-cell office:value-type="float" office:value="-4.47369">
            <text:p>-4.47369</text:p>
          </table:table-cell>
          <table:table-cell office:value-type="float" office:value="249.474">
            <text:p>249.4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.076">
            <text:p>12.076</text:p>
          </table:table-cell>
          <table:table-cell office:value-type="float" office:value="-4.27174">
            <text:p>-4.27174</text:p>
          </table:table-cell>
          <table:table-cell office:value-type="float" office:value="249.272">
            <text:p>249.2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.1979">
            <text:p>12.1979</text:p>
          </table:table-cell>
          <table:table-cell office:value-type="float" office:value="-4.06793">
            <text:p>-4.06793</text:p>
          </table:table-cell>
          <table:table-cell office:value-type="float" office:value="249.068">
            <text:p>249.0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.3145">
            <text:p>12.3145</text:p>
          </table:table-cell>
          <table:table-cell office:value-type="float" office:value="-3.87386">
            <text:p>-3.87386</text:p>
          </table:table-cell>
          <table:table-cell office:value-type="float" office:value="248.874">
            <text:p>248.8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.437">
            <text:p>12.437</text:p>
          </table:table-cell>
          <table:table-cell office:value-type="float" office:value="-3.6713">
            <text:p>-3.6713</text:p>
          </table:table-cell>
          <table:table-cell office:value-type="float" office:value="248.671">
            <text:p>248.6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.5496">
            <text:p>12.5496</text:p>
          </table:table-cell>
          <table:table-cell office:value-type="float" office:value="-3.48631">
            <text:p>-3.48631</text:p>
          </table:table-cell>
          <table:table-cell office:value-type="float" office:value="248.486">
            <text:p>248.4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.6592">
            <text:p>12.6592</text:p>
          </table:table-cell>
          <table:table-cell office:value-type="float" office:value="-3.30746">
            <text:p>-3.30746</text:p>
          </table:table-cell>
          <table:table-cell office:value-type="float" office:value="248.307">
            <text:p>248.3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.7687">
            <text:p>12.7687</text:p>
          </table:table-cell>
          <table:table-cell office:value-type="float" office:value="-3.13005">
            <text:p>-3.13005</text:p>
          </table:table-cell>
          <table:table-cell office:value-type="float" office:value="248.13">
            <text:p>248.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.8779">
            <text:p>12.8779</text:p>
          </table:table-cell>
          <table:table-cell office:value-type="float" office:value="-2.95468">
            <text:p>-2.95468</text:p>
          </table:table-cell>
          <table:table-cell office:value-type="float" office:value="247.955">
            <text:p>247.9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.9908">
            <text:p>12.9908</text:p>
          </table:table-cell>
          <table:table-cell office:value-type="float" office:value="-2.7746">
            <text:p>-2.7746</text:p>
          </table:table-cell>
          <table:table-cell office:value-type="float" office:value="247.775">
            <text:p>247.7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.1002">
            <text:p>13.1002</text:p>
          </table:table-cell>
          <table:table-cell office:value-type="float" office:value="-2.60181">
            <text:p>-2.60181</text:p>
          </table:table-cell>
          <table:table-cell office:value-type="float" office:value="247.602">
            <text:p>247.6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.216">
            <text:p>13.216</text:p>
          </table:table-cell>
          <table:table-cell office:value-type="float" office:value="-2.42079">
            <text:p>-2.42079</text:p>
          </table:table-cell>
          <table:table-cell office:value-type="float" office:value="247.421">
            <text:p>247.4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.3281">
            <text:p>13.3281</text:p>
          </table:table-cell>
          <table:table-cell office:value-type="float" office:value="-2.24721">
            <text:p>-2.24721</text:p>
          </table:table-cell>
          <table:table-cell office:value-type="float" office:value="247.247">
            <text:p>247.2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.4396">
            <text:p>13.4396</text:p>
          </table:table-cell>
          <table:table-cell office:value-type="float" office:value="-2.07634">
            <text:p>-2.07634</text:p>
          </table:table-cell>
          <table:table-cell office:value-type="float" office:value="247.076">
            <text:p>247.0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.5584">
            <text:p>13.5584</text:p>
          </table:table-cell>
          <table:table-cell office:value-type="float" office:value="-1.89635">
            <text:p>-1.89635</text:p>
          </table:table-cell>
          <table:table-cell office:value-type="float" office:value="246.896">
            <text:p>246.8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.6802">
            <text:p>13.6802</text:p>
          </table:table-cell>
          <table:table-cell office:value-type="float" office:value="-1.71367">
            <text:p>-1.71367</text:p>
          </table:table-cell>
          <table:table-cell office:value-type="float" office:value="246.714">
            <text:p>246.7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.7978">
            <text:p>13.7978</text:p>
          </table:table-cell>
          <table:table-cell office:value-type="float" office:value="-1.53946">
            <text:p>-1.53946</text:p>
          </table:table-cell>
          <table:table-cell office:value-type="float" office:value="246.539">
            <text:p>246.5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.918">
            <text:p>13.918</text:p>
          </table:table-cell>
          <table:table-cell office:value-type="float" office:value="-1.36346">
            <text:p>-1.36346</text:p>
          </table:table-cell>
          <table:table-cell office:value-type="float" office:value="246.363">
            <text:p>246.3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.0323">
            <text:p>14.0323</text:p>
          </table:table-cell>
          <table:table-cell office:value-type="float" office:value="-1.19797">
            <text:p>-1.19797</text:p>
          </table:table-cell>
          <table:table-cell office:value-type="float" office:value="246.198">
            <text:p>246.1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.1534">
            <text:p>14.1534</text:p>
          </table:table-cell>
          <table:table-cell office:value-type="float" office:value="-1.02478">
            <text:p>-1.02478</text:p>
          </table:table-cell>
          <table:table-cell office:value-type="float" office:value="246.025">
            <text:p>246.0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.2635">
            <text:p>14.2635</text:p>
          </table:table-cell>
          <table:table-cell office:value-type="float" office:value="-0.869049">
            <text:p>-0.869049</text:p>
          </table:table-cell>
          <table:table-cell office:value-type="float" office:value="245.869">
            <text:p>245.8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.376">
            <text:p>14.376</text:p>
          </table:table-cell>
          <table:table-cell office:value-type="float" office:value="-0.711655">
            <text:p>-0.711655</text:p>
          </table:table-cell>
          <table:table-cell office:value-type="float" office:value="245.712">
            <text:p>245.7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.4943">
            <text:p>14.4943</text:p>
          </table:table-cell>
          <table:table-cell office:value-type="float" office:value="-0.548157">
            <text:p>-0.548157</text:p>
          </table:table-cell>
          <table:table-cell office:value-type="float" office:value="245.548">
            <text:p>245.5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.6141">
            <text:p>14.6141</text:p>
          </table:table-cell>
          <table:table-cell office:value-type="float" office:value="-0.384399">
            <text:p>-0.384399</text:p>
          </table:table-cell>
          <table:table-cell office:value-type="float" office:value="245.384">
            <text:p>245.3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.7298">
            <text:p>14.7298</text:p>
          </table:table-cell>
          <table:table-cell office:value-type="float" office:value="-0.228149">
            <text:p>-0.228149</text:p>
          </table:table-cell>
          <table:table-cell office:value-type="float" office:value="245.228">
            <text:p>245.228</text:p>
          </table:table-cell>
          <table:table-cell office:value-type="float" office:value="-0.863359">
            <text:p>-0.863359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.8469">
            <text:p>14.8469</text:p>
          </table:table-cell>
          <table:table-cell office:value-type="float" office:value="-0.0716553">
            <text:p>-0.0716553</text:p>
          </table:table-cell>
          <table:table-cell office:value-type="float" office:value="245.072">
            <text:p>245.072</text:p>
          </table:table-cell>
          <table:table-cell office:value-type="float" office:value="-0.550675">
            <text:p>-0.55067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.965">
            <text:p>14.965</text:p>
          </table:table-cell>
          <table:table-cell office:value-type="float" office:value="0.0844269">
            <text:p>0.0844269</text:p>
          </table:table-cell>
          <table:table-cell office:value-type="float" office:value="244.916">
            <text:p>244.916</text:p>
          </table:table-cell>
          <table:table-cell office:value-type="float" office:value="-0.236092">
            <text:p>-0.236092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5.0818">
            <text:p>15.0818</text:p>
          </table:table-cell>
          <table:table-cell office:value-type="float" office:value="0.237244">
            <text:p>0.237244</text:p>
          </table:table-cell>
          <table:table-cell office:value-type="float" office:value="244.763">
            <text:p>244.763</text:p>
          </table:table-cell>
          <table:table-cell office:value-type="float" office:value="0.0708974">
            <text:p>0.070897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5.2003">
            <text:p>15.2003</text:p>
          </table:table-cell>
          <table:table-cell office:value-type="float" office:value="0.390701">
            <text:p>0.390701</text:p>
          </table:table-cell>
          <table:table-cell office:value-type="float" office:value="244.609">
            <text:p>244.609</text:p>
          </table:table-cell>
          <table:table-cell office:value-type="float" office:value="0.381991">
            <text:p>0.381991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5.3098">
            <text:p>15.3098</text:p>
          </table:table-cell>
          <table:table-cell office:value-type="float" office:value="0.530869">
            <text:p>0.530869</text:p>
          </table:table-cell>
          <table:table-cell office:value-type="float" office:value="244.469">
            <text:p>244.469</text:p>
          </table:table-cell>
          <table:table-cell office:value-type="float" office:value="0.678173">
            <text:p>0.678173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5.4183">
            <text:p>15.4183</text:p>
          </table:table-cell>
          <table:table-cell office:value-type="float" office:value="0.668533">
            <text:p>0.668533</text:p>
          </table:table-cell>
          <table:table-cell office:value-type="float" office:value="244.331">
            <text:p>244.3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5.5383">
            <text:p>15.5383</text:p>
          </table:table-cell>
          <table:table-cell office:value-type="float" office:value="0.819519">
            <text:p>0.819519</text:p>
          </table:table-cell>
          <table:table-cell office:value-type="float" office:value="244.18">
            <text:p>244.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5.6604">
            <text:p>15.6604</text:p>
          </table:table-cell>
          <table:table-cell office:value-type="float" office:value="0.97287">
            <text:p>0.97287</text:p>
          </table:table-cell>
          <table:table-cell office:value-type="float" office:value="244.027">
            <text:p>244.0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5.7629">
            <text:p>15.7629</text:p>
          </table:table-cell>
          <table:table-cell office:value-type="float" office:value="1.09962">
            <text:p>1.09962</text:p>
          </table:table-cell>
          <table:table-cell office:value-type="float" office:value="243.9">
            <text:p>243.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5.8768">
            <text:p>15.8768</text:p>
          </table:table-cell>
          <table:table-cell office:value-type="float" office:value="1.23907">
            <text:p>1.23907</text:p>
          </table:table-cell>
          <table:table-cell office:value-type="float" office:value="243.761">
            <text:p>243.7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5.9937">
            <text:p>15.9937</text:p>
          </table:table-cell>
          <table:table-cell office:value-type="float" office:value="1.38103">
            <text:p>1.38103</text:p>
          </table:table-cell>
          <table:table-cell office:value-type="float" office:value="243.619">
            <text:p>243.6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6.1113">
            <text:p>16.1113</text:p>
          </table:table-cell>
          <table:table-cell office:value-type="float" office:value="1.52252">
            <text:p>1.52252</text:p>
          </table:table-cell>
          <table:table-cell office:value-type="float" office:value="243.477">
            <text:p>243.4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6.2262">
            <text:p>16.2262</text:p>
          </table:table-cell>
          <table:table-cell office:value-type="float" office:value="1.65953">
            <text:p>1.65953</text:p>
          </table:table-cell>
          <table:table-cell office:value-type="float" office:value="243.34">
            <text:p>243.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6.3414">
            <text:p>16.3414</text:p>
          </table:table-cell>
          <table:table-cell office:value-type="float" office:value="1.7952">
            <text:p>1.7952</text:p>
          </table:table-cell>
          <table:table-cell office:value-type="float" office:value="243.205">
            <text:p>243.2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6.4493">
            <text:p>16.4493</text:p>
          </table:table-cell>
          <table:table-cell office:value-type="float" office:value="1.92075">
            <text:p>1.92075</text:p>
          </table:table-cell>
          <table:table-cell office:value-type="float" office:value="243.079">
            <text:p>243.0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6.5562">
            <text:p>16.5562</text:p>
          </table:table-cell>
          <table:table-cell office:value-type="float" office:value="2.04321">
            <text:p>2.04321</text:p>
          </table:table-cell>
          <table:table-cell office:value-type="float" office:value="242.957">
            <text:p>242.9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6.6702">
            <text:p>16.6702</text:p>
          </table:table-cell>
          <table:table-cell office:value-type="float" office:value="2.17143">
            <text:p>2.17143</text:p>
          </table:table-cell>
          <table:table-cell office:value-type="float" office:value="242.829">
            <text:p>242.8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6.7812">
            <text:p>16.7812</text:p>
          </table:table-cell>
          <table:table-cell office:value-type="float" office:value="2.29344">
            <text:p>2.29344</text:p>
          </table:table-cell>
          <table:table-cell office:value-type="float" office:value="242.707">
            <text:p>242.7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6.8918">
            <text:p>16.8918</text:p>
          </table:table-cell>
          <table:table-cell office:value-type="float" office:value="2.41194">
            <text:p>2.41194</text:p>
          </table:table-cell>
          <table:table-cell office:value-type="float" office:value="242.588">
            <text:p>242.5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7.0095">
            <text:p>17.0095</text:p>
          </table:table-cell>
          <table:table-cell office:value-type="float" office:value="2.53412">
            <text:p>2.53412</text:p>
          </table:table-cell>
          <table:table-cell office:value-type="float" office:value="242.466">
            <text:p>242.4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7.1235">
            <text:p>17.1235</text:p>
          </table:table-cell>
          <table:table-cell office:value-type="float" office:value="2.64828">
            <text:p>2.64828</text:p>
          </table:table-cell>
          <table:table-cell office:value-type="float" office:value="242.352">
            <text:p>242.3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7.239">
            <text:p>17.239</text:p>
          </table:table-cell>
          <table:table-cell office:value-type="float" office:value="2.75911">
            <text:p>2.75911</text:p>
          </table:table-cell>
          <table:table-cell office:value-type="float" office:value="242.241">
            <text:p>242.2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7.3524">
            <text:p>17.3524</text:p>
          </table:table-cell>
          <table:table-cell office:value-type="float" office:value="2.8629">
            <text:p>2.8629</text:p>
          </table:table-cell>
          <table:table-cell office:value-type="float" office:value="242.137">
            <text:p>242.1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7.462">
            <text:p>17.462</text:p>
          </table:table-cell>
          <table:table-cell office:value-type="float" office:value="2.95781">
            <text:p>2.95781</text:p>
          </table:table-cell>
          <table:table-cell office:value-type="float" office:value="242.042">
            <text:p>242.0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7.5719">
            <text:p>17.5719</text:p>
          </table:table-cell>
          <table:table-cell office:value-type="float" office:value="3.04752">
            <text:p>3.04752</text:p>
          </table:table-cell>
          <table:table-cell office:value-type="float" office:value="241.952">
            <text:p>241.9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7.6921">
            <text:p>17.6921</text:p>
          </table:table-cell>
          <table:table-cell office:value-type="float" office:value="3.13861">
            <text:p>3.13861</text:p>
          </table:table-cell>
          <table:table-cell office:value-type="float" office:value="241.861">
            <text:p>241.8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7.8038">
            <text:p>17.8038</text:p>
          </table:table-cell>
          <table:table-cell office:value-type="float" office:value="3.21626">
            <text:p>3.21626</text:p>
          </table:table-cell>
          <table:table-cell office:value-type="float" office:value="241.784">
            <text:p>241.7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7.9184">
            <text:p>17.9184</text:p>
          </table:table-cell>
          <table:table-cell office:value-type="float" office:value="3.28831">
            <text:p>3.28831</text:p>
          </table:table-cell>
          <table:table-cell office:value-type="float" office:value="241.712">
            <text:p>241.7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8.0349">
            <text:p>18.0349</text:p>
          </table:table-cell>
          <table:table-cell office:value-type="float" office:value="3.35326">
            <text:p>3.35326</text:p>
          </table:table-cell>
          <table:table-cell office:value-type="float" office:value="241.647">
            <text:p>241.6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8.1511">
            <text:p>18.1511</text:p>
          </table:table-cell>
          <table:table-cell office:value-type="float" office:value="3.40907">
            <text:p>3.40907</text:p>
          </table:table-cell>
          <table:table-cell office:value-type="float" office:value="241.591">
            <text:p>241.5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8.2687">
            <text:p>18.2687</text:p>
          </table:table-cell>
          <table:table-cell office:value-type="float" office:value="3.45584">
            <text:p>3.45584</text:p>
          </table:table-cell>
          <table:table-cell office:value-type="float" office:value="241.544">
            <text:p>241.5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8.3804">
            <text:p>18.3804</text:p>
          </table:table-cell>
          <table:table-cell office:value-type="float" office:value="3.49045">
            <text:p>3.49045</text:p>
          </table:table-cell>
          <table:table-cell office:value-type="float" office:value="241.51">
            <text:p>241.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8.4941">
            <text:p>18.4941</text:p>
          </table:table-cell>
          <table:table-cell office:value-type="float" office:value="3.51559">
            <text:p>3.51559</text:p>
          </table:table-cell>
          <table:table-cell office:value-type="float" office:value="241.484">
            <text:p>241.4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8.609">
            <text:p>18.609</text:p>
          </table:table-cell>
          <table:table-cell office:value-type="float" office:value="3.5298">
            <text:p>3.5298</text:p>
          </table:table-cell>
          <table:table-cell office:value-type="float" office:value="241.47">
            <text:p>241.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8.725">
            <text:p>18.725</text:p>
          </table:table-cell>
          <table:table-cell office:value-type="float" office:value="3.53218">
            <text:p>3.53218</text:p>
          </table:table-cell>
          <table:table-cell office:value-type="float" office:value="241.468">
            <text:p>241.4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8.8422">
            <text:p>18.8422</text:p>
          </table:table-cell>
          <table:table-cell office:value-type="float" office:value="3.52168">
            <text:p>3.52168</text:p>
          </table:table-cell>
          <table:table-cell office:value-type="float" office:value="241.478">
            <text:p>241.4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8.964">
            <text:p>18.964</text:p>
          </table:table-cell>
          <table:table-cell office:value-type="float" office:value="3.49638">
            <text:p>3.49638</text:p>
          </table:table-cell>
          <table:table-cell office:value-type="float" office:value="241.504">
            <text:p>241.5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9.0818">
            <text:p>19.0818</text:p>
          </table:table-cell>
          <table:table-cell office:value-type="float" office:value="3.45726">
            <text:p>3.45726</text:p>
          </table:table-cell>
          <table:table-cell office:value-type="float" office:value="241.543">
            <text:p>241.5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9.2024">
            <text:p>19.2024</text:p>
          </table:table-cell>
          <table:table-cell office:value-type="float" office:value="3.40143">
            <text:p>3.40143</text:p>
          </table:table-cell>
          <table:table-cell office:value-type="float" office:value="241.599">
            <text:p>241.5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9.3096">
            <text:p>19.3096</text:p>
          </table:table-cell>
          <table:table-cell office:value-type="float" office:value="3.33794">
            <text:p>3.33794</text:p>
          </table:table-cell>
          <table:table-cell office:value-type="float" office:value="241.662">
            <text:p>241.6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9.4183">
            <text:p>19.4183</text:p>
          </table:table-cell>
          <table:table-cell office:value-type="float" office:value="3.25963">
            <text:p>3.25963</text:p>
          </table:table-cell>
          <table:table-cell office:value-type="float" office:value="241.74">
            <text:p>241.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9.5312">
            <text:p>19.5312</text:p>
          </table:table-cell>
          <table:table-cell office:value-type="float" office:value="3.16304">
            <text:p>3.16304</text:p>
          </table:table-cell>
          <table:table-cell office:value-type="float" office:value="241.837">
            <text:p>241.8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9.6543">
            <text:p>19.6543</text:p>
          </table:table-cell>
          <table:table-cell office:value-type="float" office:value="3.03905">
            <text:p>3.03905</text:p>
          </table:table-cell>
          <table:table-cell office:value-type="float" office:value="241.961">
            <text:p>241.9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9.7702">
            <text:p>19.7702</text:p>
          </table:table-cell>
          <table:table-cell office:value-type="float" office:value="2.90424">
            <text:p>2.90424</text:p>
          </table:table-cell>
          <table:table-cell office:value-type="float" office:value="242.096">
            <text:p>242.0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9.8918">
            <text:p>19.8918</text:p>
          </table:table-cell>
          <table:table-cell office:value-type="float" office:value="2.74344">
            <text:p>2.74344</text:p>
          </table:table-cell>
          <table:table-cell office:value-type="float" office:value="242.257">
            <text:p>242.2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0.005">
            <text:p>20.005</text:p>
          </table:table-cell>
          <table:table-cell office:value-type="float" office:value="2.57539">
            <text:p>2.57539</text:p>
          </table:table-cell>
          <table:table-cell office:value-type="float" office:value="242.425">
            <text:p>242.4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0.1162">
            <text:p>20.1162</text:p>
          </table:table-cell>
          <table:table-cell office:value-type="float" office:value="2.39273">
            <text:p>2.39273</text:p>
          </table:table-cell>
          <table:table-cell office:value-type="float" office:value="242.607">
            <text:p>242.6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0.2218">
            <text:p>20.2218</text:p>
          </table:table-cell>
          <table:table-cell office:value-type="float" office:value="2.20308">
            <text:p>2.20308</text:p>
          </table:table-cell>
          <table:table-cell office:value-type="float" office:value="242.797">
            <text:p>242.7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0.338">
            <text:p>20.338</text:p>
          </table:table-cell>
          <table:table-cell office:value-type="float" office:value="1.9756">
            <text:p>1.9756</text:p>
          </table:table-cell>
          <table:table-cell office:value-type="float" office:value="243.024">
            <text:p>243.0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0.4388">
            <text:p>20.4388</text:p>
          </table:table-cell>
          <table:table-cell office:value-type="float" office:value="1.76234">
            <text:p>1.76234</text:p>
          </table:table-cell>
          <table:table-cell office:value-type="float" office:value="243.238">
            <text:p>243.2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0.547">
            <text:p>20.547</text:p>
          </table:table-cell>
          <table:table-cell office:value-type="float" office:value="1.51678">
            <text:p>1.51678</text:p>
          </table:table-cell>
          <table:table-cell office:value-type="float" office:value="243.483">
            <text:p>243.4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0.6682">
            <text:p>20.6682</text:p>
          </table:table-cell>
          <table:table-cell office:value-type="float" office:value="1.22073">
            <text:p>1.22073</text:p>
          </table:table-cell>
          <table:table-cell office:value-type="float" office:value="243.779">
            <text:p>243.7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0.7878">
            <text:p>20.7878</text:p>
          </table:table-cell>
          <table:table-cell office:value-type="float" office:value="0.907578">
            <text:p>0.907578</text:p>
          </table:table-cell>
          <table:table-cell office:value-type="float" office:value="244.092">
            <text:p>244.0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0.9094">
            <text:p>20.9094</text:p>
          </table:table-cell>
          <table:table-cell office:value-type="float" office:value="0.567184">
            <text:p>0.567184</text:p>
          </table:table-cell>
          <table:table-cell office:value-type="float" office:value="244.433">
            <text:p>244.4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1.0292">
            <text:p>21.0292</text:p>
          </table:table-cell>
          <table:table-cell office:value-type="float" office:value="0.210663">
            <text:p>0.210663</text:p>
          </table:table-cell>
          <table:table-cell office:value-type="float" office:value="244.789">
            <text:p>244.789</text:p>
          </table:table-cell>
          <table:table-cell office:value-type="float" office:value="0.772294">
            <text:p>0.77229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1.1479">
            <text:p>21.1479</text:p>
          </table:table-cell>
          <table:table-cell office:value-type="float" office:value="-0.163086">
            <text:p>-0.163086</text:p>
          </table:table-cell>
          <table:table-cell office:value-type="float" office:value="245.163">
            <text:p>245.163</text:p>
          </table:table-cell>
          <table:table-cell office:value-type="float" office:value="0.0185041">
            <text:p>0.0185041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1.2646">
            <text:p>21.2646</text:p>
          </table:table-cell>
          <table:table-cell office:value-type="float" office:value="-0.549957">
            <text:p>-0.549957</text:p>
          </table:table-cell>
          <table:table-cell office:value-type="float" office:value="245.55">
            <text:p>245.55</text:p>
          </table:table-cell>
          <table:table-cell office:value-type="float" office:value="-0.767443">
            <text:p>-0.767443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1.3803">
            <text:p>21.3803</text:p>
          </table:table-cell>
          <table:table-cell office:value-type="float" office:value="-0.952362">
            <text:p>-0.952362</text:p>
          </table:table-cell>
          <table:table-cell office:value-type="float" office:value="245.952">
            <text:p>245.9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1.4943">
            <text:p>21.4943</text:p>
          </table:table-cell>
          <table:table-cell office:value-type="float" office:value="-1.36639">
            <text:p>-1.36639</text:p>
          </table:table-cell>
          <table:table-cell office:value-type="float" office:value="246.366">
            <text:p>246.3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1.6185">
            <text:p>21.6185</text:p>
          </table:table-cell>
          <table:table-cell office:value-type="float" office:value="-1.83543">
            <text:p>-1.83543</text:p>
          </table:table-cell>
          <table:table-cell office:value-type="float" office:value="246.835">
            <text:p>246.8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1.7253">
            <text:p>21.7253</text:p>
          </table:table-cell>
          <table:table-cell office:value-type="float" office:value="-2.25204">
            <text:p>-2.25204</text:p>
          </table:table-cell>
          <table:table-cell office:value-type="float" office:value="247.252">
            <text:p>247.2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1.8279">
            <text:p>21.8279</text:p>
          </table:table-cell>
          <table:table-cell office:value-type="float" office:value="-2.66064">
            <text:p>-2.66064</text:p>
          </table:table-cell>
          <table:table-cell office:value-type="float" office:value="247.661">
            <text:p>247.6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1.9451">
            <text:p>21.9451</text:p>
          </table:table-cell>
          <table:table-cell office:value-type="float" office:value="-3.13364">
            <text:p>-3.13364</text:p>
          </table:table-cell>
          <table:table-cell office:value-type="float" office:value="248.134">
            <text:p>248.1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2.0556">
            <text:p>22.0556</text:p>
          </table:table-cell>
          <table:table-cell office:value-type="float" office:value="-3.58105">
            <text:p>-3.58105</text:p>
          </table:table-cell>
          <table:table-cell office:value-type="float" office:value="248.581">
            <text:p>248.5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2.1584">
            <text:p>22.1584</text:p>
          </table:table-cell>
          <table:table-cell office:value-type="float" office:value="-3.99431">
            <text:p>-3.99431</text:p>
          </table:table-cell>
          <table:table-cell office:value-type="float" office:value="248.994">
            <text:p>248.9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2.2701">
            <text:p>22.2701</text:p>
          </table:table-cell>
          <table:table-cell office:value-type="float" office:value="-4.43591">
            <text:p>-4.43591</text:p>
          </table:table-cell>
          <table:table-cell office:value-type="float" office:value="249.436">
            <text:p>249.4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2.3806">
            <text:p>22.3806</text:p>
          </table:table-cell>
          <table:table-cell office:value-type="float" office:value="-4.86084">
            <text:p>-4.86084</text:p>
          </table:table-cell>
          <table:table-cell office:value-type="float" office:value="249.861">
            <text:p>249.8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2.4811">
            <text:p>22.4811</text:p>
          </table:table-cell>
          <table:table-cell office:value-type="float" office:value="-5.23347">
            <text:p>-5.23347</text:p>
          </table:table-cell>
          <table:table-cell office:value-type="float" office:value="250.233">
            <text:p>250.2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2.5815">
            <text:p>22.5815</text:p>
          </table:table-cell>
          <table:table-cell office:value-type="float" office:value="-5.59042">
            <text:p>-5.59042</text:p>
          </table:table-cell>
          <table:table-cell office:value-type="float" office:value="250.59">
            <text:p>250.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2.7064">
            <text:p>22.7064</text:p>
          </table:table-cell>
          <table:table-cell office:value-type="float" office:value="-6.00937">
            <text:p>-6.00937</text:p>
          </table:table-cell>
          <table:table-cell office:value-type="float" office:value="251.009">
            <text:p>251.0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2.8174">
            <text:p>22.8174</text:p>
          </table:table-cell>
          <table:table-cell office:value-type="float" office:value="-6.35628">
            <text:p>-6.35628</text:p>
          </table:table-cell>
          <table:table-cell office:value-type="float" office:value="251.356">
            <text:p>251.3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2.918">
            <text:p>22.918</text:p>
          </table:table-cell>
          <table:table-cell office:value-type="float" office:value="-6.64824">
            <text:p>-6.64824</text:p>
          </table:table-cell>
          <table:table-cell office:value-type="float" office:value="251.648">
            <text:p>251.6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3.0255">
            <text:p>23.0255</text:p>
          </table:table-cell>
          <table:table-cell office:value-type="float" office:value="-6.9362">
            <text:p>-6.9362</text:p>
          </table:table-cell>
          <table:table-cell office:value-type="float" office:value="251.936">
            <text:p>251.9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3.1348">
            <text:p>23.1348</text:p>
          </table:table-cell>
          <table:table-cell office:value-type="float" office:value="-7.20229">
            <text:p>-7.20229</text:p>
          </table:table-cell>
          <table:table-cell office:value-type="float" office:value="252.202">
            <text:p>252.2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3.2441">
            <text:p>23.2441</text:p>
          </table:table-cell>
          <table:table-cell office:value-type="float" office:value="-7.44139">
            <text:p>-7.44139</text:p>
          </table:table-cell>
          <table:table-cell office:value-type="float" office:value="252.441">
            <text:p>252.4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3.3537">
            <text:p>23.3537</text:p>
          </table:table-cell>
          <table:table-cell office:value-type="float" office:value="-7.6539">
            <text:p>-7.6539</text:p>
          </table:table-cell>
          <table:table-cell office:value-type="float" office:value="252.654">
            <text:p>252.6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3.4564">
            <text:p>23.4564</text:p>
          </table:table-cell>
          <table:table-cell office:value-type="float" office:value="-7.82863">
            <text:p>-7.82863</text:p>
          </table:table-cell>
          <table:table-cell office:value-type="float" office:value="252.829">
            <text:p>252.8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3.5646">
            <text:p>23.5646</text:p>
          </table:table-cell>
          <table:table-cell office:value-type="float" office:value="-7.98758">
            <text:p>-7.98758</text:p>
          </table:table-cell>
          <table:table-cell office:value-type="float" office:value="252.988">
            <text:p>252.9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3.6722">
            <text:p>23.6722</text:p>
          </table:table-cell>
          <table:table-cell office:value-type="float" office:value="-8.12074">
            <text:p>-8.12074</text:p>
          </table:table-cell>
          <table:table-cell office:value-type="float" office:value="253.121">
            <text:p>253.1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3.7806">
            <text:p>23.7806</text:p>
          </table:table-cell>
          <table:table-cell office:value-type="float" office:value="-8.23055">
            <text:p>-8.23055</text:p>
          </table:table-cell>
          <table:table-cell office:value-type="float" office:value="253.231">
            <text:p>253.2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3.903">
            <text:p>23.903</text:p>
          </table:table-cell>
          <table:table-cell office:value-type="float" office:value="-8.32643">
            <text:p>-8.32643</text:p>
          </table:table-cell>
          <table:table-cell office:value-type="float" office:value="253.326">
            <text:p>253.3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4.0135">
            <text:p>24.0135</text:p>
          </table:table-cell>
          <table:table-cell office:value-type="float" office:value="-8.3884">
            <text:p>-8.3884</text:p>
          </table:table-cell>
          <table:table-cell office:value-type="float" office:value="253.388">
            <text:p>253.3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4.1194">
            <text:p>24.1194</text:p>
          </table:table-cell>
          <table:table-cell office:value-type="float" office:value="-8.42708">
            <text:p>-8.42708</text:p>
          </table:table-cell>
          <table:table-cell office:value-type="float" office:value="253.427">
            <text:p>253.4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4.225">
            <text:p>24.225</text:p>
          </table:table-cell>
          <table:table-cell office:value-type="float" office:value="-8.4465">
            <text:p>-8.4465</text:p>
          </table:table-cell>
          <table:table-cell office:value-type="float" office:value="253.447">
            <text:p>253.4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4.329">
            <text:p>24.329</text:p>
          </table:table-cell>
          <table:table-cell office:value-type="float" office:value="-8.44794">
            <text:p>-8.44794</text:p>
          </table:table-cell>
          <table:table-cell office:value-type="float" office:value="253.448">
            <text:p>253.4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4.4305">
            <text:p>24.4305</text:p>
          </table:table-cell>
          <table:table-cell office:value-type="float" office:value="-8.43343">
            <text:p>-8.43343</text:p>
          </table:table-cell>
          <table:table-cell office:value-type="float" office:value="253.433">
            <text:p>253.4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4.5314">
            <text:p>24.5314</text:p>
          </table:table-cell>
          <table:table-cell office:value-type="float" office:value="-8.40422">
            <text:p>-8.40422</text:p>
          </table:table-cell>
          <table:table-cell office:value-type="float" office:value="253.404">
            <text:p>253.4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4.6353">
            <text:p>24.6353</text:p>
          </table:table-cell>
          <table:table-cell office:value-type="float" office:value="-8.35971">
            <text:p>-8.35971</text:p>
          </table:table-cell>
          <table:table-cell office:value-type="float" office:value="253.36">
            <text:p>253.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4.7386">
            <text:p>24.7386</text:p>
          </table:table-cell>
          <table:table-cell office:value-type="float" office:value="-8.302">
            <text:p>-8.302</text:p>
          </table:table-cell>
          <table:table-cell office:value-type="float" office:value="253.302">
            <text:p>253.3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4.8455">
            <text:p>24.8455</text:p>
          </table:table-cell>
          <table:table-cell office:value-type="float" office:value="-8.22919">
            <text:p>-8.22919</text:p>
          </table:table-cell>
          <table:table-cell office:value-type="float" office:value="253.229">
            <text:p>253.2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4.9699">
            <text:p>24.9699</text:p>
          </table:table-cell>
          <table:table-cell office:value-type="float" office:value="-8.12868">
            <text:p>-8.12868</text:p>
          </table:table-cell>
          <table:table-cell office:value-type="float" office:value="253.129">
            <text:p>253.1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5.0878">
            <text:p>25.0878</text:p>
          </table:table-cell>
          <table:table-cell office:value-type="float" office:value="-8.0191">
            <text:p>-8.0191</text:p>
          </table:table-cell>
          <table:table-cell office:value-type="float" office:value="253.019">
            <text:p>253.0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5.2098">
            <text:p>25.2098</text:p>
          </table:table-cell>
          <table:table-cell office:value-type="float" office:value="-7.89246">
            <text:p>-7.89246</text:p>
          </table:table-cell>
          <table:table-cell office:value-type="float" office:value="252.892">
            <text:p>252.8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5.3275">
            <text:p>25.3275</text:p>
          </table:table-cell>
          <table:table-cell office:value-type="float" office:value="-7.75876">
            <text:p>-7.75876</text:p>
          </table:table-cell>
          <table:table-cell office:value-type="float" office:value="252.759">
            <text:p>252.7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5.4514">
            <text:p>25.4514</text:p>
          </table:table-cell>
          <table:table-cell office:value-type="float" office:value="-7.60669">
            <text:p>-7.60669</text:p>
          </table:table-cell>
          <table:table-cell office:value-type="float" office:value="252.607">
            <text:p>252.6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5.5602">
            <text:p>25.5602</text:p>
          </table:table-cell>
          <table:table-cell office:value-type="float" office:value="-7.46463">
            <text:p>-7.46463</text:p>
          </table:table-cell>
          <table:table-cell office:value-type="float" office:value="252.465">
            <text:p>252.4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5.6634">
            <text:p>25.6634</text:p>
          </table:table-cell>
          <table:table-cell office:value-type="float" office:value="-7.32347">
            <text:p>-7.32347</text:p>
          </table:table-cell>
          <table:table-cell office:value-type="float" office:value="252.323">
            <text:p>252.3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5.7734">
            <text:p>25.7734</text:p>
          </table:table-cell>
          <table:table-cell office:value-type="float" office:value="-7.16656">
            <text:p>-7.16656</text:p>
          </table:table-cell>
          <table:table-cell office:value-type="float" office:value="252.167">
            <text:p>252.1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5.8897">
            <text:p>25.8897</text:p>
          </table:table-cell>
          <table:table-cell office:value-type="float" office:value="-6.99455">
            <text:p>-6.99455</text:p>
          </table:table-cell>
          <table:table-cell office:value-type="float" office:value="251.995">
            <text:p>251.9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5.9909">
            <text:p>25.9909</text:p>
          </table:table-cell>
          <table:table-cell office:value-type="float" office:value="-6.83969">
            <text:p>-6.83969</text:p>
          </table:table-cell>
          <table:table-cell office:value-type="float" office:value="251.84">
            <text:p>251.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6.1089">
            <text:p>26.1089</text:p>
          </table:table-cell>
          <table:table-cell office:value-type="float" office:value="-6.6544">
            <text:p>-6.6544</text:p>
          </table:table-cell>
          <table:table-cell office:value-type="float" office:value="251.654">
            <text:p>251.6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6.2318">
            <text:p>26.2318</text:p>
          </table:table-cell>
          <table:table-cell office:value-type="float" office:value="-6.45671">
            <text:p>-6.45671</text:p>
          </table:table-cell>
          <table:table-cell office:value-type="float" office:value="251.457">
            <text:p>251.4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6.3479">
            <text:p>26.3479</text:p>
          </table:table-cell>
          <table:table-cell office:value-type="float" office:value="-6.26579">
            <text:p>-6.26579</text:p>
          </table:table-cell>
          <table:table-cell office:value-type="float" office:value="251.266">
            <text:p>251.2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6.4554">
            <text:p>26.4554</text:p>
          </table:table-cell>
          <table:table-cell office:value-type="float" office:value="-6.08615">
            <text:p>-6.08615</text:p>
          </table:table-cell>
          <table:table-cell office:value-type="float" office:value="251.086">
            <text:p>251.0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6.5652">
            <text:p>26.5652</text:p>
          </table:table-cell>
          <table:table-cell office:value-type="float" office:value="-5.90024">
            <text:p>-5.90024</text:p>
          </table:table-cell>
          <table:table-cell office:value-type="float" office:value="250.9">
            <text:p>250.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6.68">
            <text:p>26.68</text:p>
          </table:table-cell>
          <table:table-cell office:value-type="float" office:value="-5.70366">
            <text:p>-5.70366</text:p>
          </table:table-cell>
          <table:table-cell office:value-type="float" office:value="250.704">
            <text:p>250.7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6.7859">
            <text:p>26.7859</text:p>
          </table:table-cell>
          <table:table-cell office:value-type="float" office:value="-5.52049">
            <text:p>-5.52049</text:p>
          </table:table-cell>
          <table:table-cell office:value-type="float" office:value="250.52">
            <text:p>250.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6.8955">
            <text:p>26.8955</text:p>
          </table:table-cell>
          <table:table-cell office:value-type="float" office:value="-5.32973">
            <text:p>-5.32973</text:p>
          </table:table-cell>
          <table:table-cell office:value-type="float" office:value="250.33">
            <text:p>250.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7.0067">
            <text:p>27.0067</text:p>
          </table:table-cell>
          <table:table-cell office:value-type="float" office:value="-5.13515">
            <text:p>-5.13515</text:p>
          </table:table-cell>
          <table:table-cell office:value-type="float" office:value="250.135">
            <text:p>250.1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7.1127">
            <text:p>27.1127</text:p>
          </table:table-cell>
          <table:table-cell office:value-type="float" office:value="-4.94879">
            <text:p>-4.94879</text:p>
          </table:table-cell>
          <table:table-cell office:value-type="float" office:value="249.949">
            <text:p>249.9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7.2188">
            <text:p>27.2188</text:p>
          </table:table-cell>
          <table:table-cell office:value-type="float" office:value="-4.76173">
            <text:p>-4.76173</text:p>
          </table:table-cell>
          <table:table-cell office:value-type="float" office:value="249.762">
            <text:p>249.7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7.3314">
            <text:p>27.3314</text:p>
          </table:table-cell>
          <table:table-cell office:value-type="float" office:value="-4.5629">
            <text:p>-4.5629</text:p>
          </table:table-cell>
          <table:table-cell office:value-type="float" office:value="249.563">
            <text:p>249.5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7.4486">
            <text:p>27.4486</text:p>
          </table:table-cell>
          <table:table-cell office:value-type="float" office:value="-4.35565">
            <text:p>-4.35565</text:p>
          </table:table-cell>
          <table:table-cell office:value-type="float" office:value="249.356">
            <text:p>249.3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7.5531">
            <text:p>27.5531</text:p>
          </table:table-cell>
          <table:table-cell office:value-type="float" office:value="-4.17134">
            <text:p>-4.17134</text:p>
          </table:table-cell>
          <table:table-cell office:value-type="float" office:value="249.171">
            <text:p>249.1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7.6553">
            <text:p>27.6553</text:p>
          </table:table-cell>
          <table:table-cell office:value-type="float" office:value="-3.99126">
            <text:p>-3.99126</text:p>
          </table:table-cell>
          <table:table-cell office:value-type="float" office:value="248.991">
            <text:p>248.9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7.7646">
            <text:p>27.7646</text:p>
          </table:table-cell>
          <table:table-cell office:value-type="float" office:value="-3.799">
            <text:p>-3.799</text:p>
          </table:table-cell>
          <table:table-cell office:value-type="float" office:value="248.799">
            <text:p>248.7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7.8715">
            <text:p>27.8715</text:p>
          </table:table-cell>
          <table:table-cell office:value-type="float" office:value="-3.61174">
            <text:p>-3.61174</text:p>
          </table:table-cell>
          <table:table-cell office:value-type="float" office:value="248.612">
            <text:p>248.6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7.981">
            <text:p>27.981</text:p>
          </table:table-cell>
          <table:table-cell office:value-type="float" office:value="-3.42065">
            <text:p>-3.42065</text:p>
          </table:table-cell>
          <table:table-cell office:value-type="float" office:value="248.421">
            <text:p>248.4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8.0858">
            <text:p>28.0858</text:p>
          </table:table-cell>
          <table:table-cell office:value-type="float" office:value="-3.23853">
            <text:p>-3.23853</text:p>
          </table:table-cell>
          <table:table-cell office:value-type="float" office:value="248.239">
            <text:p>248.2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8.1911">
            <text:p>28.1911</text:p>
          </table:table-cell>
          <table:table-cell office:value-type="float" office:value="-3.05647">
            <text:p>-3.05647</text:p>
          </table:table-cell>
          <table:table-cell office:value-type="float" office:value="248.056">
            <text:p>248.0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8.307">
            <text:p>28.307</text:p>
          </table:table-cell>
          <table:table-cell office:value-type="float" office:value="-2.85719">
            <text:p>-2.85719</text:p>
          </table:table-cell>
          <table:table-cell office:value-type="float" office:value="247.857">
            <text:p>247.8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8.4172">
            <text:p>28.4172</text:p>
          </table:table-cell>
          <table:table-cell office:value-type="float" office:value="-2.66904">
            <text:p>-2.66904</text:p>
          </table:table-cell>
          <table:table-cell office:value-type="float" office:value="247.669">
            <text:p>247.6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8.5237">
            <text:p>28.5237</text:p>
          </table:table-cell>
          <table:table-cell office:value-type="float" office:value="-2.4883">
            <text:p>-2.4883</text:p>
          </table:table-cell>
          <table:table-cell office:value-type="float" office:value="247.488">
            <text:p>247.4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8.631">
            <text:p>28.631</text:p>
          </table:table-cell>
          <table:table-cell office:value-type="float" office:value="-2.30763">
            <text:p>-2.30763</text:p>
          </table:table-cell>
          <table:table-cell office:value-type="float" office:value="247.308">
            <text:p>247.3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8.739">
            <text:p>28.739</text:p>
          </table:table-cell>
          <table:table-cell office:value-type="float" office:value="-2.12692">
            <text:p>-2.12692</text:p>
          </table:table-cell>
          <table:table-cell office:value-type="float" office:value="247.127">
            <text:p>247.1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8.8501">
            <text:p>28.8501</text:p>
          </table:table-cell>
          <table:table-cell office:value-type="float" office:value="-1.94266">
            <text:p>-1.94266</text:p>
          </table:table-cell>
          <table:table-cell office:value-type="float" office:value="246.943">
            <text:p>246.9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8.959">
            <text:p>28.959</text:p>
          </table:table-cell>
          <table:table-cell office:value-type="float" office:value="-1.76337">
            <text:p>-1.76337</text:p>
          </table:table-cell>
          <table:table-cell office:value-type="float" office:value="246.763">
            <text:p>246.7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9.0622">
            <text:p>29.0622</text:p>
          </table:table-cell>
          <table:table-cell office:value-type="float" office:value="-1.59505">
            <text:p>-1.59505</text:p>
          </table:table-cell>
          <table:table-cell office:value-type="float" office:value="246.595">
            <text:p>246.5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9.168">
            <text:p>29.168</text:p>
          </table:table-cell>
          <table:table-cell office:value-type="float" office:value="-1.42371">
            <text:p>-1.42371</text:p>
          </table:table-cell>
          <table:table-cell office:value-type="float" office:value="246.424">
            <text:p>246.4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9.276">
            <text:p>29.276</text:p>
          </table:table-cell>
          <table:table-cell office:value-type="float" office:value="-1.25032">
            <text:p>-1.25032</text:p>
          </table:table-cell>
          <table:table-cell office:value-type="float" office:value="246.25">
            <text:p>246.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9.3826">
            <text:p>29.3826</text:p>
          </table:table-cell>
          <table:table-cell office:value-type="float" office:value="-1.08086">
            <text:p>-1.08086</text:p>
          </table:table-cell>
          <table:table-cell office:value-type="float" office:value="246.081">
            <text:p>246.0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9.4869">
            <text:p>29.4869</text:p>
          </table:table-cell>
          <table:table-cell office:value-type="float" office:value="-0.916245">
            <text:p>-0.916245</text:p>
          </table:table-cell>
          <table:table-cell office:value-type="float" office:value="245.916">
            <text:p>245.9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9.5901">
            <text:p>29.5901</text:p>
          </table:table-cell>
          <table:table-cell office:value-type="float" office:value="-0.755005">
            <text:p>-0.755005</text:p>
          </table:table-cell>
          <table:table-cell office:value-type="float" office:value="245.755">
            <text:p>245.7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9.6954">
            <text:p>29.6954</text:p>
          </table:table-cell>
          <table:table-cell office:value-type="float" office:value="-0.591858">
            <text:p>-0.591858</text:p>
          </table:table-cell>
          <table:table-cell office:value-type="float" office:value="245.592">
            <text:p>245.5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9.803">
            <text:p>29.803</text:p>
          </table:table-cell>
          <table:table-cell office:value-type="float" office:value="-0.426651">
            <text:p>-0.426651</text:p>
          </table:table-cell>
          <table:table-cell office:value-type="float" office:value="245.427">
            <text:p>245.4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9.9073">
            <text:p>29.9073</text:p>
          </table:table-cell>
          <table:table-cell office:value-type="float" office:value="-0.268051">
            <text:p>-0.268051</text:p>
          </table:table-cell>
          <table:table-cell office:value-type="float" office:value="245.268">
            <text:p>245.268</text:p>
          </table:table-cell>
          <table:table-cell office:value-type="float" office:value="-0.943126">
            <text:p>-0.943126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0.0162">
            <text:p>30.0162</text:p>
          </table:table-cell>
          <table:table-cell office:value-type="float" office:value="-0.103821">
            <text:p>-0.103821</text:p>
          </table:table-cell>
          <table:table-cell office:value-type="float" office:value="245.104">
            <text:p>245.104</text:p>
          </table:table-cell>
          <table:table-cell office:value-type="float" office:value="-0.619302">
            <text:p>-0.619302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0.1215">
            <text:p>30.1215</text:p>
          </table:table-cell>
          <table:table-cell office:value-type="float" office:value="0.0534668">
            <text:p>0.0534668</text:p>
          </table:table-cell>
          <table:table-cell office:value-type="float" office:value="244.947">
            <text:p>244.947</text:p>
          </table:table-cell>
          <table:table-cell office:value-type="float" office:value="-0.300346">
            <text:p>-0.300346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0.2258">
            <text:p>30.2258</text:p>
          </table:table-cell>
          <table:table-cell office:value-type="float" office:value="0.207962">
            <text:p>0.207962</text:p>
          </table:table-cell>
          <table:table-cell office:value-type="float" office:value="244.792">
            <text:p>244.792</text:p>
          </table:table-cell>
          <table:table-cell office:value-type="float" office:value="0.0138075">
            <text:p>0.013807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0.3412">
            <text:p>30.3412</text:p>
          </table:table-cell>
          <table:table-cell office:value-type="float" office:value="0.37735">
            <text:p>0.37735</text:p>
          </table:table-cell>
          <table:table-cell office:value-type="float" office:value="244.623">
            <text:p>244.623</text:p>
          </table:table-cell>
          <table:table-cell office:value-type="float" office:value="0.367355">
            <text:p>0.36735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0.4479">
            <text:p>30.4479</text:p>
          </table:table-cell>
          <table:table-cell office:value-type="float" office:value="0.532455">
            <text:p>0.532455</text:p>
          </table:table-cell>
          <table:table-cell office:value-type="float" office:value="244.468">
            <text:p>244.468</text:p>
          </table:table-cell>
          <table:table-cell office:value-type="float" office:value="0.683124">
            <text:p>0.68312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0.5498">
            <text:p>30.5498</text:p>
          </table:table-cell>
          <table:table-cell office:value-type="float" office:value="0.679184">
            <text:p>0.679184</text:p>
          </table:table-cell>
          <table:table-cell office:value-type="float" office:value="244.321">
            <text:p>244.3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0.6572">
            <text:p>30.6572</text:p>
          </table:table-cell>
          <table:table-cell office:value-type="float" office:value="0.832565">
            <text:p>0.832565</text:p>
          </table:table-cell>
          <table:table-cell office:value-type="float" office:value="244.167">
            <text:p>244.1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0.7657">
            <text:p>30.7657</text:p>
          </table:table-cell>
          <table:table-cell office:value-type="float" office:value="0.986252">
            <text:p>0.986252</text:p>
          </table:table-cell>
          <table:table-cell office:value-type="float" office:value="244.014">
            <text:p>244.0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0.8756">
            <text:p>30.8756</text:p>
          </table:table-cell>
          <table:table-cell office:value-type="float" office:value="1.14046">
            <text:p>1.14046</text:p>
          </table:table-cell>
          <table:table-cell office:value-type="float" office:value="243.86">
            <text:p>243.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0.9843">
            <text:p>30.9843</text:p>
          </table:table-cell>
          <table:table-cell office:value-type="float" office:value="1.29175">
            <text:p>1.29175</text:p>
          </table:table-cell>
          <table:table-cell office:value-type="float" office:value="243.708">
            <text:p>243.7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1.0957">
            <text:p>31.0957</text:p>
          </table:table-cell>
          <table:table-cell office:value-type="float" office:value="1.44543">
            <text:p>1.44543</text:p>
          </table:table-cell>
          <table:table-cell office:value-type="float" office:value="243.555">
            <text:p>243.5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1.2046">
            <text:p>31.2046</text:p>
          </table:table-cell>
          <table:table-cell office:value-type="float" office:value="1.59418">
            <text:p>1.59418</text:p>
          </table:table-cell>
          <table:table-cell office:value-type="float" office:value="243.406">
            <text:p>243.4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1.3135">
            <text:p>31.3135</text:p>
          </table:table-cell>
          <table:table-cell office:value-type="float" office:value="1.74139">
            <text:p>1.74139</text:p>
          </table:table-cell>
          <table:table-cell office:value-type="float" office:value="243.259">
            <text:p>243.2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1.4247">
            <text:p>31.4247</text:p>
          </table:table-cell>
          <table:table-cell office:value-type="float" office:value="1.89029">
            <text:p>1.89029</text:p>
          </table:table-cell>
          <table:table-cell office:value-type="float" office:value="243.11">
            <text:p>243.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1.5306">
            <text:p>31.5306</text:p>
          </table:table-cell>
          <table:table-cell office:value-type="float" office:value="2.03032">
            <text:p>2.03032</text:p>
          </table:table-cell>
          <table:table-cell office:value-type="float" office:value="242.97">
            <text:p>242.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1.6388">
            <text:p>31.6388</text:p>
          </table:table-cell>
          <table:table-cell office:value-type="float" office:value="2.17128">
            <text:p>2.17128</text:p>
          </table:table-cell>
          <table:table-cell office:value-type="float" office:value="242.829">
            <text:p>242.8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1.748">
            <text:p>31.748</text:p>
          </table:table-cell>
          <table:table-cell office:value-type="float" office:value="2.31142">
            <text:p>2.31142</text:p>
          </table:table-cell>
          <table:table-cell office:value-type="float" office:value="242.689">
            <text:p>242.6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1.8576">
            <text:p>31.8576</text:p>
          </table:table-cell>
          <table:table-cell office:value-type="float" office:value="2.44917">
            <text:p>2.44917</text:p>
          </table:table-cell>
          <table:table-cell office:value-type="float" office:value="242.551">
            <text:p>242.5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1.9623">
            <text:p>31.9623</text:p>
          </table:table-cell>
          <table:table-cell office:value-type="float" office:value="2.5777">
            <text:p>2.5777</text:p>
          </table:table-cell>
          <table:table-cell office:value-type="float" office:value="242.422">
            <text:p>242.4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2.0681">
            <text:p>32.0681</text:p>
          </table:table-cell>
          <table:table-cell office:value-type="float" office:value="2.70428">
            <text:p>2.70428</text:p>
          </table:table-cell>
          <table:table-cell office:value-type="float" office:value="242.296">
            <text:p>242.2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2.1705">
            <text:p>32.1705</text:p>
          </table:table-cell>
          <table:table-cell office:value-type="float" office:value="2.82338">
            <text:p>2.82338</text:p>
          </table:table-cell>
          <table:table-cell office:value-type="float" office:value="242.177">
            <text:p>242.1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2.2738">
            <text:p>32.2738</text:p>
          </table:table-cell>
          <table:table-cell office:value-type="float" office:value="2.93953">
            <text:p>2.93953</text:p>
          </table:table-cell>
          <table:table-cell office:value-type="float" office:value="242.06">
            <text:p>242.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2.3791">
            <text:p>32.3791</text:p>
          </table:table-cell>
          <table:table-cell office:value-type="float" office:value="3.05371">
            <text:p>3.05371</text:p>
          </table:table-cell>
          <table:table-cell office:value-type="float" office:value="241.946">
            <text:p>241.9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2.4807">
            <text:p>32.4807</text:p>
          </table:table-cell>
          <table:table-cell office:value-type="float" office:value="3.15944">
            <text:p>3.15944</text:p>
          </table:table-cell>
          <table:table-cell office:value-type="float" office:value="241.841">
            <text:p>241.8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2.5903">
            <text:p>32.5903</text:p>
          </table:table-cell>
          <table:table-cell office:value-type="float" office:value="3.26805">
            <text:p>3.26805</text:p>
          </table:table-cell>
          <table:table-cell office:value-type="float" office:value="241.732">
            <text:p>241.7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2.6967">
            <text:p>32.6967</text:p>
          </table:table-cell>
          <table:table-cell office:value-type="float" office:value="3.36797">
            <text:p>3.36797</text:p>
          </table:table-cell>
          <table:table-cell office:value-type="float" office:value="241.632">
            <text:p>241.6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2.8195">
            <text:p>32.8195</text:p>
          </table:table-cell>
          <table:table-cell office:value-type="float" office:value="3.47589">
            <text:p>3.47589</text:p>
          </table:table-cell>
          <table:table-cell office:value-type="float" office:value="241.524">
            <text:p>241.5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2.9219">
            <text:p>32.9219</text:p>
          </table:table-cell>
          <table:table-cell office:value-type="float" office:value="3.55931">
            <text:p>3.55931</text:p>
          </table:table-cell>
          <table:table-cell office:value-type="float" office:value="241.441">
            <text:p>241.4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3.023">
            <text:p>33.023</text:p>
          </table:table-cell>
          <table:table-cell office:value-type="float" office:value="3.6357">
            <text:p>3.6357</text:p>
          </table:table-cell>
          <table:table-cell office:value-type="float" office:value="241.364">
            <text:p>241.3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3.1404">
            <text:p>33.1404</text:p>
          </table:table-cell>
          <table:table-cell office:value-type="float" office:value="3.71606">
            <text:p>3.71606</text:p>
          </table:table-cell>
          <table:table-cell office:value-type="float" office:value="241.284">
            <text:p>241.2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3.2516">
            <text:p>33.2516</text:p>
          </table:table-cell>
          <table:table-cell office:value-type="float" office:value="3.78369">
            <text:p>3.78369</text:p>
          </table:table-cell>
          <table:table-cell office:value-type="float" office:value="241.216">
            <text:p>241.2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3.3651">
            <text:p>33.3651</text:p>
          </table:table-cell>
          <table:table-cell office:value-type="float" office:value="3.84312">
            <text:p>3.84312</text:p>
          </table:table-cell>
          <table:table-cell office:value-type="float" office:value="241.157">
            <text:p>241.1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3.4722">
            <text:p>33.4722</text:p>
          </table:table-cell>
          <table:table-cell office:value-type="float" office:value="3.89014">
            <text:p>3.89014</text:p>
          </table:table-cell>
          <table:table-cell office:value-type="float" office:value="241.11">
            <text:p>241.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3.5738">
            <text:p>33.5738</text:p>
          </table:table-cell>
          <table:table-cell office:value-type="float" office:value="3.92641">
            <text:p>3.92641</text:p>
          </table:table-cell>
          <table:table-cell office:value-type="float" office:value="241.074">
            <text:p>241.0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3.683">
            <text:p>33.683</text:p>
          </table:table-cell>
          <table:table-cell office:value-type="float" office:value="3.95544">
            <text:p>3.95544</text:p>
          </table:table-cell>
          <table:table-cell office:value-type="float" office:value="241.045">
            <text:p>241.0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3.8038">
            <text:p>33.8038</text:p>
          </table:table-cell>
          <table:table-cell office:value-type="float" office:value="3.97504">
            <text:p>3.97504</text:p>
          </table:table-cell>
          <table:table-cell office:value-type="float" office:value="241.025">
            <text:p>241.0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3.9086">
            <text:p>33.9086</text:p>
          </table:table-cell>
          <table:table-cell office:value-type="float" office:value="3.98105">
            <text:p>3.98105</text:p>
          </table:table-cell>
          <table:table-cell office:value-type="float" office:value="241.019">
            <text:p>241.0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4.0269">
            <text:p>34.0269</text:p>
          </table:table-cell>
          <table:table-cell office:value-type="float" office:value="3.97475">
            <text:p>3.97475</text:p>
          </table:table-cell>
          <table:table-cell office:value-type="float" office:value="241.025">
            <text:p>241.0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4.1373">
            <text:p>34.1373</text:p>
          </table:table-cell>
          <table:table-cell office:value-type="float" office:value="3.95578">
            <text:p>3.95578</text:p>
          </table:table-cell>
          <table:table-cell office:value-type="float" office:value="241.044">
            <text:p>241.0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4.2462">
            <text:p>34.2462</text:p>
          </table:table-cell>
          <table:table-cell office:value-type="float" office:value="3.92403">
            <text:p>3.92403</text:p>
          </table:table-cell>
          <table:table-cell office:value-type="float" office:value="241.076">
            <text:p>241.0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4.3566">
            <text:p>34.3566</text:p>
          </table:table-cell>
          <table:table-cell office:value-type="float" office:value="3.87807">
            <text:p>3.87807</text:p>
          </table:table-cell>
          <table:table-cell office:value-type="float" office:value="241.122">
            <text:p>241.1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4.4736">
            <text:p>34.4736</text:p>
          </table:table-cell>
          <table:table-cell office:value-type="float" office:value="3.81384">
            <text:p>3.81384</text:p>
          </table:table-cell>
          <table:table-cell office:value-type="float" office:value="241.186">
            <text:p>241.1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4.5793">
            <text:p>34.5793</text:p>
          </table:table-cell>
          <table:table-cell office:value-type="float" office:value="3.74159">
            <text:p>3.74159</text:p>
          </table:table-cell>
          <table:table-cell office:value-type="float" office:value="241.258">
            <text:p>241.2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4.6843">
            <text:p>34.6843</text:p>
          </table:table-cell>
          <table:table-cell office:value-type="float" office:value="3.65581">
            <text:p>3.65581</text:p>
          </table:table-cell>
          <table:table-cell office:value-type="float" office:value="241.344">
            <text:p>241.3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4.7921">
            <text:p>34.7921</text:p>
          </table:table-cell>
          <table:table-cell office:value-type="float" office:value="3.5528">
            <text:p>3.5528</text:p>
          </table:table-cell>
          <table:table-cell office:value-type="float" office:value="241.447">
            <text:p>241.4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4.9013">
            <text:p>34.9013</text:p>
          </table:table-cell>
          <table:table-cell office:value-type="float" office:value="3.43265">
            <text:p>3.43265</text:p>
          </table:table-cell>
          <table:table-cell office:value-type="float" office:value="241.567">
            <text:p>241.5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5.0042">
            <text:p>35.0042</text:p>
          </table:table-cell>
          <table:table-cell office:value-type="float" office:value="3.30469">
            <text:p>3.30469</text:p>
          </table:table-cell>
          <table:table-cell office:value-type="float" office:value="241.695">
            <text:p>241.6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5.1105">
            <text:p>35.1105</text:p>
          </table:table-cell>
          <table:table-cell office:value-type="float" office:value="3.15703">
            <text:p>3.15703</text:p>
          </table:table-cell>
          <table:table-cell office:value-type="float" office:value="241.843">
            <text:p>241.8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5.218">
            <text:p>35.218</text:p>
          </table:table-cell>
          <table:table-cell office:value-type="float" office:value="2.9913">
            <text:p>2.9913</text:p>
          </table:table-cell>
          <table:table-cell office:value-type="float" office:value="242.009">
            <text:p>242.0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5.3218">
            <text:p>35.3218</text:p>
          </table:table-cell>
          <table:table-cell office:value-type="float" office:value="2.81532">
            <text:p>2.81532</text:p>
          </table:table-cell>
          <table:table-cell office:value-type="float" office:value="242.185">
            <text:p>242.1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5.4226">
            <text:p>35.4226</text:p>
          </table:table-cell>
          <table:table-cell office:value-type="float" office:value="2.62949">
            <text:p>2.62949</text:p>
          </table:table-cell>
          <table:table-cell office:value-type="float" office:value="242.371">
            <text:p>242.3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5.5481">
            <text:p>35.5481</text:p>
          </table:table-cell>
          <table:table-cell office:value-type="float" office:value="2.37708">
            <text:p>2.37708</text:p>
          </table:table-cell>
          <table:table-cell office:value-type="float" office:value="242.623">
            <text:p>242.6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5.6483">
            <text:p>35.6483</text:p>
          </table:table-cell>
          <table:table-cell office:value-type="float" office:value="2.15868">
            <text:p>2.15868</text:p>
          </table:table-cell>
          <table:table-cell office:value-type="float" office:value="242.841">
            <text:p>242.8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5.7563">
            <text:p>35.7563</text:p>
          </table:table-cell>
          <table:table-cell office:value-type="float" office:value="1.9061">
            <text:p>1.9061</text:p>
          </table:table-cell>
          <table:table-cell office:value-type="float" office:value="243.094">
            <text:p>243.0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5.8659">
            <text:p>35.8659</text:p>
          </table:table-cell>
          <table:table-cell office:value-type="float" office:value="1.63197">
            <text:p>1.63197</text:p>
          </table:table-cell>
          <table:table-cell office:value-type="float" office:value="243.368">
            <text:p>243.3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5.9855">
            <text:p>35.9855</text:p>
          </table:table-cell>
          <table:table-cell office:value-type="float" office:value="1.31256">
            <text:p>1.31256</text:p>
          </table:table-cell>
          <table:table-cell office:value-type="float" office:value="243.687">
            <text:p>243.6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6.0862">
            <text:p>36.0862</text:p>
          </table:table-cell>
          <table:table-cell office:value-type="float" office:value="1.02715">
            <text:p>1.02715</text:p>
          </table:table-cell>
          <table:table-cell office:value-type="float" office:value="243.973">
            <text:p>243.9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6.1884">
            <text:p>36.1884</text:p>
          </table:table-cell>
          <table:table-cell office:value-type="float" office:value="0.722244">
            <text:p>0.722244</text:p>
          </table:table-cell>
          <table:table-cell office:value-type="float" office:value="244.278">
            <text:p>244.2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6.2932">
            <text:p>36.2932</text:p>
          </table:table-cell>
          <table:table-cell office:value-type="float" office:value="0.393265">
            <text:p>0.393265</text:p>
          </table:table-cell>
          <table:table-cell office:value-type="float" office:value="244.607">
            <text:p>244.6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6.3972">
            <text:p>36.3972</text:p>
          </table:table-cell>
          <table:table-cell office:value-type="float" office:value="0.051178">
            <text:p>0.051178</text:p>
          </table:table-cell>
          <table:table-cell office:value-type="float" office:value="244.949">
            <text:p>244.949</text:p>
          </table:table-cell>
          <table:table-cell office:value-type="float" office:value="0.461925">
            <text:p>0.46192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6.5016">
            <text:p>36.5016</text:p>
          </table:table-cell>
          <table:table-cell office:value-type="float" office:value="-0.307571">
            <text:p>-0.307571</text:p>
          </table:table-cell>
          <table:table-cell office:value-type="float" office:value="245.308">
            <text:p>245.308</text:p>
          </table:table-cell>
          <table:table-cell office:value-type="float" office:value="-0.260851">
            <text:p>-0.260851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6.6043">
            <text:p>36.6043</text:p>
          </table:table-cell>
          <table:table-cell office:value-type="float" office:value="-0.675354">
            <text:p>-0.675354</text:p>
          </table:table-cell>
          <table:table-cell office:value-type="float" office:value="245.675">
            <text:p>245.6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6.7059">
            <text:p>36.7059</text:p>
          </table:table-cell>
          <table:table-cell office:value-type="float" office:value="-1.05363">
            <text:p>-1.05363</text:p>
          </table:table-cell>
          <table:table-cell office:value-type="float" office:value="246.054">
            <text:p>246.0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6.826">
            <text:p>36.826</text:p>
          </table:table-cell>
          <table:table-cell office:value-type="float" office:value="-1.51782">
            <text:p>-1.51782</text:p>
          </table:table-cell>
          <table:table-cell office:value-type="float" office:value="246.518">
            <text:p>246.5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6.949">
            <text:p>36.949</text:p>
          </table:table-cell>
          <table:table-cell office:value-type="float" office:value="-2.0101">
            <text:p>-2.0101</text:p>
          </table:table-cell>
          <table:table-cell office:value-type="float" office:value="247.01">
            <text:p>247.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7.0493">
            <text:p>37.0493</text:p>
          </table:table-cell>
          <table:table-cell office:value-type="float" office:value="-2.42232">
            <text:p>-2.42232</text:p>
          </table:table-cell>
          <table:table-cell office:value-type="float" office:value="247.422">
            <text:p>247.4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7.1723">
            <text:p>37.1723</text:p>
          </table:table-cell>
          <table:table-cell office:value-type="float" office:value="-2.93674">
            <text:p>-2.93674</text:p>
          </table:table-cell>
          <table:table-cell office:value-type="float" office:value="247.937">
            <text:p>247.9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7.2956">
            <text:p>37.2956</text:p>
          </table:table-cell>
          <table:table-cell office:value-type="float" office:value="-3.45674">
            <text:p>-3.45674</text:p>
          </table:table-cell>
          <table:table-cell office:value-type="float" office:value="248.457">
            <text:p>248.4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7.3989">
            <text:p>37.3989</text:p>
          </table:table-cell>
          <table:table-cell office:value-type="float" office:value="-3.8913">
            <text:p>-3.8913</text:p>
          </table:table-cell>
          <table:table-cell office:value-type="float" office:value="248.891">
            <text:p>248.8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7.5038">
            <text:p>37.5038</text:p>
          </table:table-cell>
          <table:table-cell office:value-type="float" office:value="-4.32719">
            <text:p>-4.32719</text:p>
          </table:table-cell>
          <table:table-cell office:value-type="float" office:value="249.327">
            <text:p>249.3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7.6175">
            <text:p>37.6175</text:p>
          </table:table-cell>
          <table:table-cell office:value-type="float" office:value="-4.78877">
            <text:p>-4.78877</text:p>
          </table:table-cell>
          <table:table-cell office:value-type="float" office:value="249.789">
            <text:p>249.7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7.735">
            <text:p>37.735</text:p>
          </table:table-cell>
          <table:table-cell office:value-type="float" office:value="-5.24992">
            <text:p>-5.24992</text:p>
          </table:table-cell>
          <table:table-cell office:value-type="float" office:value="250.25">
            <text:p>250.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7.8423">
            <text:p>37.8423</text:p>
          </table:table-cell>
          <table:table-cell office:value-type="float" office:value="-5.6521">
            <text:p>-5.6521</text:p>
          </table:table-cell>
          <table:table-cell office:value-type="float" office:value="250.652">
            <text:p>250.6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7.9537">
            <text:p>37.9537</text:p>
          </table:table-cell>
          <table:table-cell office:value-type="float" office:value="-6.04799">
            <text:p>-6.04799</text:p>
          </table:table-cell>
          <table:table-cell office:value-type="float" office:value="251.048">
            <text:p>251.0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8.0645">
            <text:p>38.0645</text:p>
          </table:table-cell>
          <table:table-cell office:value-type="float" office:value="-6.41756">
            <text:p>-6.41756</text:p>
          </table:table-cell>
          <table:table-cell office:value-type="float" office:value="251.418">
            <text:p>251.4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8.1691">
            <text:p>38.1691</text:p>
          </table:table-cell>
          <table:table-cell office:value-type="float" office:value="-6.74222">
            <text:p>-6.74222</text:p>
          </table:table-cell>
          <table:table-cell office:value-type="float" office:value="251.742">
            <text:p>251.7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8.2715">
            <text:p>38.2715</text:p>
          </table:table-cell>
          <table:table-cell office:value-type="float" office:value="-7.03683">
            <text:p>-7.03683</text:p>
          </table:table-cell>
          <table:table-cell office:value-type="float" office:value="252.037">
            <text:p>252.0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8.3755">
            <text:p>38.3755</text:p>
          </table:table-cell>
          <table:table-cell office:value-type="float" office:value="-7.31104">
            <text:p>-7.31104</text:p>
          </table:table-cell>
          <table:table-cell office:value-type="float" office:value="252.311">
            <text:p>252.3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8.4765">
            <text:p>38.4765</text:p>
          </table:table-cell>
          <table:table-cell office:value-type="float" office:value="-7.55324">
            <text:p>-7.55324</text:p>
          </table:table-cell>
          <table:table-cell office:value-type="float" office:value="252.553">
            <text:p>252.5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8.5817">
            <text:p>38.5817</text:p>
          </table:table-cell>
          <table:table-cell office:value-type="float" office:value="-7.78035">
            <text:p>-7.78035</text:p>
          </table:table-cell>
          <table:table-cell office:value-type="float" office:value="252.78">
            <text:p>252.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8.7061">
            <text:p>38.7061</text:p>
          </table:table-cell>
          <table:table-cell office:value-type="float" office:value="-8.01538">
            <text:p>-8.01538</text:p>
          </table:table-cell>
          <table:table-cell office:value-type="float" office:value="253.015">
            <text:p>253.0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8.8307">
            <text:p>38.8307</text:p>
          </table:table-cell>
          <table:table-cell office:value-type="float" office:value="-8.21536">
            <text:p>-8.21536</text:p>
          </table:table-cell>
          <table:table-cell office:value-type="float" office:value="253.215">
            <text:p>253.2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8.9412">
            <text:p>38.9412</text:p>
          </table:table-cell>
          <table:table-cell office:value-type="float" office:value="-8.36371">
            <text:p>-8.36371</text:p>
          </table:table-cell>
          <table:table-cell office:value-type="float" office:value="253.364">
            <text:p>253.3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9.0439">
            <text:p>39.0439</text:p>
          </table:table-cell>
          <table:table-cell office:value-type="float" office:value="-8.47806">
            <text:p>-8.47806</text:p>
          </table:table-cell>
          <table:table-cell office:value-type="float" office:value="253.478">
            <text:p>253.4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9.1514">
            <text:p>39.1514</text:p>
          </table:table-cell>
          <table:table-cell office:value-type="float" office:value="-8.5743">
            <text:p>-8.5743</text:p>
          </table:table-cell>
          <table:table-cell office:value-type="float" office:value="253.574">
            <text:p>253.5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9.2554">
            <text:p>39.2554</text:p>
          </table:table-cell>
          <table:table-cell office:value-type="float" office:value="-8.64549">
            <text:p>-8.64549</text:p>
          </table:table-cell>
          <table:table-cell office:value-type="float" office:value="253.645">
            <text:p>253.6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9.3589">
            <text:p>39.3589</text:p>
          </table:table-cell>
          <table:table-cell office:value-type="float" office:value="-8.69589">
            <text:p>-8.69589</text:p>
          </table:table-cell>
          <table:table-cell office:value-type="float" office:value="253.696">
            <text:p>253.6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9.468">
            <text:p>39.468</text:p>
          </table:table-cell>
          <table:table-cell office:value-type="float" office:value="-8.72826">
            <text:p>-8.72826</text:p>
          </table:table-cell>
          <table:table-cell office:value-type="float" office:value="253.728">
            <text:p>253.7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9.5763">
            <text:p>39.5763</text:p>
          </table:table-cell>
          <table:table-cell office:value-type="float" office:value="-8.74007">
            <text:p>-8.74007</text:p>
          </table:table-cell>
          <table:table-cell office:value-type="float" office:value="253.74">
            <text:p>253.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9.7013">
            <text:p>39.7013</text:p>
          </table:table-cell>
          <table:table-cell office:value-type="float" office:value="-8.73047">
            <text:p>-8.73047</text:p>
          </table:table-cell>
          <table:table-cell office:value-type="float" office:value="253.73">
            <text:p>253.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9.826">
            <text:p>39.826</text:p>
          </table:table-cell>
          <table:table-cell office:value-type="float" office:value="-8.69757">
            <text:p>-8.69757</text:p>
          </table:table-cell>
          <table:table-cell office:value-type="float" office:value="253.698">
            <text:p>253.6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39.9361">
            <text:p>39.9361</text:p>
          </table:table-cell>
          <table:table-cell office:value-type="float" office:value="-8.65044">
            <text:p>-8.65044</text:p>
          </table:table-cell>
          <table:table-cell office:value-type="float" office:value="253.65">
            <text:p>253.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0.0588">
            <text:p>40.0588</text:p>
          </table:table-cell>
          <table:table-cell office:value-type="float" office:value="-8.57962">
            <text:p>-8.57962</text:p>
          </table:table-cell>
          <table:table-cell office:value-type="float" office:value="253.58">
            <text:p>253.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0.1845">
            <text:p>40.1845</text:p>
          </table:table-cell>
          <table:table-cell office:value-type="float" office:value="-8.48877">
            <text:p>-8.48877</text:p>
          </table:table-cell>
          <table:table-cell office:value-type="float" office:value="253.489">
            <text:p>253.4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0.2873">
            <text:p>40.2873</text:p>
          </table:table-cell>
          <table:table-cell office:value-type="float" office:value="-8.40167">
            <text:p>-8.40167</text:p>
          </table:table-cell>
          <table:table-cell office:value-type="float" office:value="253.402">
            <text:p>253.4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0.3942">
            <text:p>40.3942</text:p>
          </table:table-cell>
          <table:table-cell office:value-type="float" office:value="-8.29985">
            <text:p>-8.29985</text:p>
          </table:table-cell>
          <table:table-cell office:value-type="float" office:value="253.3">
            <text:p>253.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0.4968">
            <text:p>40.4968</text:p>
          </table:table-cell>
          <table:table-cell office:value-type="float" office:value="-8.19235">
            <text:p>-8.19235</text:p>
          </table:table-cell>
          <table:table-cell office:value-type="float" office:value="253.192">
            <text:p>253.1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0.6026">
            <text:p>40.6026</text:p>
          </table:table-cell>
          <table:table-cell office:value-type="float" office:value="-8.07207">
            <text:p>-8.07207</text:p>
          </table:table-cell>
          <table:table-cell office:value-type="float" office:value="253.072">
            <text:p>253.0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0.7079">
            <text:p>40.7079</text:p>
          </table:table-cell>
          <table:table-cell office:value-type="float" office:value="-7.94377">
            <text:p>-7.94377</text:p>
          </table:table-cell>
          <table:table-cell office:value-type="float" office:value="252.944">
            <text:p>252.9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0.8102">
            <text:p>40.8102</text:p>
          </table:table-cell>
          <table:table-cell office:value-type="float" office:value="-7.81198">
            <text:p>-7.81198</text:p>
          </table:table-cell>
          <table:table-cell office:value-type="float" office:value="252.812">
            <text:p>252.8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0.9182">
            <text:p>40.9182</text:p>
          </table:table-cell>
          <table:table-cell office:value-type="float" office:value="-7.66522">
            <text:p>-7.66522</text:p>
          </table:table-cell>
          <table:table-cell office:value-type="float" office:value="252.665">
            <text:p>252.6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1.0203">
            <text:p>41.0203</text:p>
          </table:table-cell>
          <table:table-cell office:value-type="float" office:value="-7.52019">
            <text:p>-7.52019</text:p>
          </table:table-cell>
          <table:table-cell office:value-type="float" office:value="252.52">
            <text:p>252.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1.1206">
            <text:p>41.1206</text:p>
          </table:table-cell>
          <table:table-cell office:value-type="float" office:value="-7.37276">
            <text:p>-7.37276</text:p>
          </table:table-cell>
          <table:table-cell office:value-type="float" office:value="252.373">
            <text:p>252.3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1.2228">
            <text:p>41.2228</text:p>
          </table:table-cell>
          <table:table-cell office:value-type="float" office:value="-7.21745">
            <text:p>-7.21745</text:p>
          </table:table-cell>
          <table:table-cell office:value-type="float" office:value="252.217">
            <text:p>252.2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1.3259">
            <text:p>41.3259</text:p>
          </table:table-cell>
          <table:table-cell office:value-type="float" office:value="-7.05649">
            <text:p>-7.05649</text:p>
          </table:table-cell>
          <table:table-cell office:value-type="float" office:value="252.056">
            <text:p>252.0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1.4324">
            <text:p>41.4324</text:p>
          </table:table-cell>
          <table:table-cell office:value-type="float" office:value="-6.88606">
            <text:p>-6.88606</text:p>
          </table:table-cell>
          <table:table-cell office:value-type="float" office:value="251.886">
            <text:p>251.8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1.5334">
            <text:p>41.5334</text:p>
          </table:table-cell>
          <table:table-cell office:value-type="float" office:value="-6.72079">
            <text:p>-6.72079</text:p>
          </table:table-cell>
          <table:table-cell office:value-type="float" office:value="251.721">
            <text:p>251.7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1.6577">
            <text:p>41.6577</text:p>
          </table:table-cell>
          <table:table-cell office:value-type="float" office:value="-6.51398">
            <text:p>-6.51398</text:p>
          </table:table-cell>
          <table:table-cell office:value-type="float" office:value="251.514">
            <text:p>251.5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1.7612">
            <text:p>41.7612</text:p>
          </table:table-cell>
          <table:table-cell office:value-type="float" office:value="-6.33855">
            <text:p>-6.33855</text:p>
          </table:table-cell>
          <table:table-cell office:value-type="float" office:value="251.339">
            <text:p>251.3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1.8724">
            <text:p>41.8724</text:p>
          </table:table-cell>
          <table:table-cell office:value-type="float" office:value="-6.14745">
            <text:p>-6.14745</text:p>
          </table:table-cell>
          <table:table-cell office:value-type="float" office:value="251.147">
            <text:p>251.1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1.9737">
            <text:p>41.9737</text:p>
          </table:table-cell>
          <table:table-cell office:value-type="float" office:value="-5.97166">
            <text:p>-5.97166</text:p>
          </table:table-cell>
          <table:table-cell office:value-type="float" office:value="250.972">
            <text:p>250.9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2.0979">
            <text:p>42.0979</text:p>
          </table:table-cell>
          <table:table-cell office:value-type="float" office:value="-5.75421">
            <text:p>-5.75421</text:p>
          </table:table-cell>
          <table:table-cell office:value-type="float" office:value="250.754">
            <text:p>250.7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2.1998">
            <text:p>42.1998</text:p>
          </table:table-cell>
          <table:table-cell office:value-type="float" office:value="-5.57423">
            <text:p>-5.57423</text:p>
          </table:table-cell>
          <table:table-cell office:value-type="float" office:value="250.574">
            <text:p>250.5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2.3008">
            <text:p>42.3008</text:p>
          </table:table-cell>
          <table:table-cell office:value-type="float" office:value="-5.3952">
            <text:p>-5.3952</text:p>
          </table:table-cell>
          <table:table-cell office:value-type="float" office:value="250.395">
            <text:p>250.3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2.4251">
            <text:p>42.4251</text:p>
          </table:table-cell>
          <table:table-cell office:value-type="float" office:value="-5.17378">
            <text:p>-5.17378</text:p>
          </table:table-cell>
          <table:table-cell office:value-type="float" office:value="250.174">
            <text:p>250.1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2.5267">
            <text:p>42.5267</text:p>
          </table:table-cell>
          <table:table-cell office:value-type="float" office:value="-4.99239">
            <text:p>-4.99239</text:p>
          </table:table-cell>
          <table:table-cell office:value-type="float" office:value="249.992">
            <text:p>249.9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2.6283">
            <text:p>42.6283</text:p>
          </table:table-cell>
          <table:table-cell office:value-type="float" office:value="-4.81065">
            <text:p>-4.81065</text:p>
          </table:table-cell>
          <table:table-cell office:value-type="float" office:value="249.811">
            <text:p>249.8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2.7515">
            <text:p>42.7515</text:p>
          </table:table-cell>
          <table:table-cell office:value-type="float" office:value="-4.59029">
            <text:p>-4.59029</text:p>
          </table:table-cell>
          <table:table-cell office:value-type="float" office:value="249.59">
            <text:p>249.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2.8556">
            <text:p>42.8556</text:p>
          </table:table-cell>
          <table:table-cell office:value-type="float" office:value="-4.40431">
            <text:p>-4.40431</text:p>
          </table:table-cell>
          <table:table-cell office:value-type="float" office:value="249.404">
            <text:p>249.4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2.9769">
            <text:p>42.9769</text:p>
          </table:table-cell>
          <table:table-cell office:value-type="float" office:value="-4.18803">
            <text:p>-4.18803</text:p>
          </table:table-cell>
          <table:table-cell office:value-type="float" office:value="249.188">
            <text:p>249.1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3.0968">
            <text:p>43.0968</text:p>
          </table:table-cell>
          <table:table-cell office:value-type="float" office:value="-3.97488">
            <text:p>-3.97488</text:p>
          </table:table-cell>
          <table:table-cell office:value-type="float" office:value="248.975">
            <text:p>248.9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3.1998">
            <text:p>43.1998</text:p>
          </table:table-cell>
          <table:table-cell office:value-type="float" office:value="-3.79245">
            <text:p>-3.79245</text:p>
          </table:table-cell>
          <table:table-cell office:value-type="float" office:value="248.792">
            <text:p>248.7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3.304">
            <text:p>43.304</text:p>
          </table:table-cell>
          <table:table-cell office:value-type="float" office:value="-3.60864">
            <text:p>-3.60864</text:p>
          </table:table-cell>
          <table:table-cell office:value-type="float" office:value="248.609">
            <text:p>248.6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3.4086">
            <text:p>43.4086</text:p>
          </table:table-cell>
          <table:table-cell office:value-type="float" office:value="-3.4248">
            <text:p>-3.4248</text:p>
          </table:table-cell>
          <table:table-cell office:value-type="float" office:value="248.425">
            <text:p>248.4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3.5177">
            <text:p>43.5177</text:p>
          </table:table-cell>
          <table:table-cell office:value-type="float" office:value="-3.23422">
            <text:p>-3.23422</text:p>
          </table:table-cell>
          <table:table-cell office:value-type="float" office:value="248.234">
            <text:p>248.2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3.622">
            <text:p>43.622</text:p>
          </table:table-cell>
          <table:table-cell office:value-type="float" office:value="-3.05321">
            <text:p>-3.05321</text:p>
          </table:table-cell>
          <table:table-cell office:value-type="float" office:value="248.053">
            <text:p>248.0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3.7233">
            <text:p>43.7233</text:p>
          </table:table-cell>
          <table:table-cell office:value-type="float" office:value="-2.87851">
            <text:p>-2.87851</text:p>
          </table:table-cell>
          <table:table-cell office:value-type="float" office:value="247.879">
            <text:p>247.8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3.8475">
            <text:p>43.8475</text:p>
          </table:table-cell>
          <table:table-cell office:value-type="float" office:value="-2.66608">
            <text:p>-2.66608</text:p>
          </table:table-cell>
          <table:table-cell office:value-type="float" office:value="247.666">
            <text:p>247.6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3.9543">
            <text:p>43.9543</text:p>
          </table:table-cell>
          <table:table-cell office:value-type="float" office:value="-2.48448">
            <text:p>-2.48448</text:p>
          </table:table-cell>
          <table:table-cell office:value-type="float" office:value="247.484">
            <text:p>247.4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4.0781">
            <text:p>44.0781</text:p>
          </table:table-cell>
          <table:table-cell office:value-type="float" office:value="-2.27592">
            <text:p>-2.27592</text:p>
          </table:table-cell>
          <table:table-cell office:value-type="float" office:value="247.276">
            <text:p>247.2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4.1797">
            <text:p>44.1797</text:p>
          </table:table-cell>
          <table:table-cell office:value-type="float" office:value="-2.1059">
            <text:p>-2.1059</text:p>
          </table:table-cell>
          <table:table-cell office:value-type="float" office:value="247.106">
            <text:p>247.1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4.3047">
            <text:p>44.3047</text:p>
          </table:table-cell>
          <table:table-cell office:value-type="float" office:value="-1.89888">
            <text:p>-1.89888</text:p>
          </table:table-cell>
          <table:table-cell office:value-type="float" office:value="246.899">
            <text:p>246.8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4.428">
            <text:p>44.428</text:p>
          </table:table-cell>
          <table:table-cell office:value-type="float" office:value="-1.69673">
            <text:p>-1.69673</text:p>
          </table:table-cell>
          <table:table-cell office:value-type="float" office:value="246.697">
            <text:p>246.6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4.5317">
            <text:p>44.5317</text:p>
          </table:table-cell>
          <table:table-cell office:value-type="float" office:value="-1.52824">
            <text:p>-1.52824</text:p>
          </table:table-cell>
          <table:table-cell office:value-type="float" office:value="246.528">
            <text:p>246.5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4.6319">
            <text:p>44.6319</text:p>
          </table:table-cell>
          <table:table-cell office:value-type="float" office:value="-1.36685">
            <text:p>-1.36685</text:p>
          </table:table-cell>
          <table:table-cell office:value-type="float" office:value="246.367">
            <text:p>246.3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4.7571">
            <text:p>44.7571</text:p>
          </table:table-cell>
          <table:table-cell office:value-type="float" office:value="-1.16689">
            <text:p>-1.16689</text:p>
          </table:table-cell>
          <table:table-cell office:value-type="float" office:value="246.167">
            <text:p>246.1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4.8591">
            <text:p>44.8591</text:p>
          </table:table-cell>
          <table:table-cell office:value-type="float" office:value="-1.0056">
            <text:p>-1.0056</text:p>
          </table:table-cell>
          <table:table-cell office:value-type="float" office:value="246.006">
            <text:p>246.0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4.9625">
            <text:p>44.9625</text:p>
          </table:table-cell>
          <table:table-cell office:value-type="float" office:value="-0.843399">
            <text:p>-0.843399</text:p>
          </table:table-cell>
          <table:table-cell office:value-type="float" office:value="245.843">
            <text:p>245.8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5.0844">
            <text:p>45.0844</text:p>
          </table:table-cell>
          <table:table-cell office:value-type="float" office:value="-0.654358">
            <text:p>-0.654358</text:p>
          </table:table-cell>
          <table:table-cell office:value-type="float" office:value="245.654">
            <text:p>245.6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5.185">
            <text:p>45.185</text:p>
          </table:table-cell>
          <table:table-cell office:value-type="float" office:value="-0.499832">
            <text:p>-0.499832</text:p>
          </table:table-cell>
          <table:table-cell office:value-type="float" office:value="245.5">
            <text:p>245.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5.3049">
            <text:p>45.3049</text:p>
          </table:table-cell>
          <table:table-cell office:value-type="float" office:value="-0.317596">
            <text:p>-0.317596</text:p>
          </table:table-cell>
          <table:table-cell office:value-type="float" office:value="245.318">
            <text:p>245.3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5.4241">
            <text:p>45.4241</text:p>
          </table:table-cell>
          <table:table-cell office:value-type="float" office:value="-0.138138">
            <text:p>-0.138138</text:p>
          </table:table-cell>
          <table:table-cell office:value-type="float" office:value="245.138">
            <text:p>245.138</text:p>
          </table:table-cell>
          <table:table-cell office:value-type="float" office:value="-0.687146">
            <text:p>-0.687146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5.5356">
            <text:p>45.5356</text:p>
          </table:table-cell>
          <table:table-cell office:value-type="float" office:value="0.0283051">
            <text:p>0.0283051</text:p>
          </table:table-cell>
          <table:table-cell office:value-type="float" office:value="244.972">
            <text:p>244.972</text:p>
          </table:table-cell>
          <table:table-cell office:value-type="float" office:value="-0.339148">
            <text:p>-0.339148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5.6594">
            <text:p>45.6594</text:p>
          </table:table-cell>
          <table:table-cell office:value-type="float" office:value="0.210968">
            <text:p>0.210968</text:p>
          </table:table-cell>
          <table:table-cell office:value-type="float" office:value="244.789">
            <text:p>244.789</text:p>
          </table:table-cell>
          <table:table-cell office:value-type="float" office:value="0.0157489">
            <text:p>0.0157489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5.7792">
            <text:p>45.7792</text:p>
          </table:table-cell>
          <table:table-cell office:value-type="float" office:value="0.386017">
            <text:p>0.386017</text:p>
          </table:table-cell>
          <table:table-cell office:value-type="float" office:value="244.614">
            <text:p>244.614</text:p>
          </table:table-cell>
          <table:table-cell office:value-type="float" office:value="0.373427">
            <text:p>0.373427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5.9019">
            <text:p>45.9019</text:p>
          </table:table-cell>
          <table:table-cell office:value-type="float" office:value="0.563263">
            <text:p>0.563263</text:p>
          </table:table-cell>
          <table:table-cell office:value-type="float" office:value="244.437">
            <text:p>244.437</text:p>
          </table:table-cell>
          <table:table-cell office:value-type="float" office:value="0.745944">
            <text:p>0.74594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6.024">
            <text:p>46.024</text:p>
          </table:table-cell>
          <table:table-cell office:value-type="float" office:value="0.738083">
            <text:p>0.738083</text:p>
          </table:table-cell>
          <table:table-cell office:value-type="float" office:value="244.262">
            <text:p>244.2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6.1263">
            <text:p>46.1263</text:p>
          </table:table-cell>
          <table:table-cell office:value-type="float" office:value="0.883148">
            <text:p>0.883148</text:p>
          </table:table-cell>
          <table:table-cell office:value-type="float" office:value="244.117">
            <text:p>244.1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6.2305">
            <text:p>46.2305</text:p>
          </table:table-cell>
          <table:table-cell office:value-type="float" office:value="1.02963">
            <text:p>1.02963</text:p>
          </table:table-cell>
          <table:table-cell office:value-type="float" office:value="243.97">
            <text:p>243.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6.3317">
            <text:p>46.3317</text:p>
          </table:table-cell>
          <table:table-cell office:value-type="float" office:value="1.17085">
            <text:p>1.17085</text:p>
          </table:table-cell>
          <table:table-cell office:value-type="float" office:value="243.829">
            <text:p>243.8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6.448">
            <text:p>46.448</text:p>
          </table:table-cell>
          <table:table-cell office:value-type="float" office:value="1.33154">
            <text:p>1.33154</text:p>
          </table:table-cell>
          <table:table-cell office:value-type="float" office:value="243.668">
            <text:p>243.6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6.5501">
            <text:p>46.5501</text:p>
          </table:table-cell>
          <table:table-cell office:value-type="float" office:value="1.47133">
            <text:p>1.47133</text:p>
          </table:table-cell>
          <table:table-cell office:value-type="float" office:value="243.529">
            <text:p>243.5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6.6729">
            <text:p>46.6729</text:p>
          </table:table-cell>
          <table:table-cell office:value-type="float" office:value="1.63789">
            <text:p>1.63789</text:p>
          </table:table-cell>
          <table:table-cell office:value-type="float" office:value="243.362">
            <text:p>243.3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6.7903">
            <text:p>46.7903</text:p>
          </table:table-cell>
          <table:table-cell office:value-type="float" office:value="1.79556">
            <text:p>1.79556</text:p>
          </table:table-cell>
          <table:table-cell office:value-type="float" office:value="243.204">
            <text:p>243.2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6.8971">
            <text:p>46.8971</text:p>
          </table:table-cell>
          <table:table-cell office:value-type="float" office:value="1.93742">
            <text:p>1.93742</text:p>
          </table:table-cell>
          <table:table-cell office:value-type="float" office:value="243.063">
            <text:p>243.0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7.0135">
            <text:p>47.0135</text:p>
          </table:table-cell>
          <table:table-cell office:value-type="float" office:value="2.08995">
            <text:p>2.08995</text:p>
          </table:table-cell>
          <table:table-cell office:value-type="float" office:value="242.91">
            <text:p>242.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7.1342">
            <text:p>47.1342</text:p>
          </table:table-cell>
          <table:table-cell office:value-type="float" office:value="2.24548">
            <text:p>2.24548</text:p>
          </table:table-cell>
          <table:table-cell office:value-type="float" office:value="242.755">
            <text:p>242.7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7.235">
            <text:p>47.235</text:p>
          </table:table-cell>
          <table:table-cell office:value-type="float" office:value="2.37299">
            <text:p>2.37299</text:p>
          </table:table-cell>
          <table:table-cell office:value-type="float" office:value="242.627">
            <text:p>242.6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7.3386">
            <text:p>47.3386</text:p>
          </table:table-cell>
          <table:table-cell office:value-type="float" office:value="2.50156">
            <text:p>2.50156</text:p>
          </table:table-cell>
          <table:table-cell office:value-type="float" office:value="242.498">
            <text:p>242.4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7.4523">
            <text:p>47.4523</text:p>
          </table:table-cell>
          <table:table-cell office:value-type="float" office:value="2.6389">
            <text:p>2.6389</text:p>
          </table:table-cell>
          <table:table-cell office:value-type="float" office:value="242.361">
            <text:p>242.3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7.5659">
            <text:p>47.5659</text:p>
          </table:table-cell>
          <table:table-cell office:value-type="float" office:value="2.77225">
            <text:p>2.77225</text:p>
          </table:table-cell>
          <table:table-cell office:value-type="float" office:value="242.228">
            <text:p>242.2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7.6861">
            <text:p>47.6861</text:p>
          </table:table-cell>
          <table:table-cell office:value-type="float" office:value="2.90858">
            <text:p>2.90858</text:p>
          </table:table-cell>
          <table:table-cell office:value-type="float" office:value="242.091">
            <text:p>242.0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7.8068">
            <text:p>47.8068</text:p>
          </table:table-cell>
          <table:table-cell office:value-type="float" office:value="3.03992">
            <text:p>3.03992</text:p>
          </table:table-cell>
          <table:table-cell office:value-type="float" office:value="241.96">
            <text:p>241.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7.9317">
            <text:p>47.9317</text:p>
          </table:table-cell>
          <table:table-cell office:value-type="float" office:value="3.16917">
            <text:p>3.16917</text:p>
          </table:table-cell>
          <table:table-cell office:value-type="float" office:value="241.831">
            <text:p>241.8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8.0443">
            <text:p>48.0443</text:p>
          </table:table-cell>
          <table:table-cell office:value-type="float" office:value="3.27977">
            <text:p>3.27977</text:p>
          </table:table-cell>
          <table:table-cell office:value-type="float" office:value="241.72">
            <text:p>241.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8.16">
            <text:p>48.16</text:p>
          </table:table-cell>
          <table:table-cell office:value-type="float" office:value="3.38681">
            <text:p>3.38681</text:p>
          </table:table-cell>
          <table:table-cell office:value-type="float" office:value="241.613">
            <text:p>241.6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8.2869">
            <text:p>48.2869</text:p>
          </table:table-cell>
          <table:table-cell office:value-type="float" office:value="3.49603">
            <text:p>3.49603</text:p>
          </table:table-cell>
          <table:table-cell office:value-type="float" office:value="241.504">
            <text:p>241.5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8.411">
            <text:p>48.411</text:p>
          </table:table-cell>
          <table:table-cell office:value-type="float" office:value="3.59377">
            <text:p>3.59377</text:p>
          </table:table-cell>
          <table:table-cell office:value-type="float" office:value="241.406">
            <text:p>241.4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8.5303">
            <text:p>48.5303</text:p>
          </table:table-cell>
          <table:table-cell office:value-type="float" office:value="3.67896">
            <text:p>3.67896</text:p>
          </table:table-cell>
          <table:table-cell office:value-type="float" office:value="241.321">
            <text:p>241.3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8.6438">
            <text:p>48.6438</text:p>
          </table:table-cell>
          <table:table-cell office:value-type="float" office:value="3.75107">
            <text:p>3.75107</text:p>
          </table:table-cell>
          <table:table-cell office:value-type="float" office:value="241.249">
            <text:p>241.2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8.7598">
            <text:p>48.7598</text:p>
          </table:table-cell>
          <table:table-cell office:value-type="float" office:value="3.81548">
            <text:p>3.81548</text:p>
          </table:table-cell>
          <table:table-cell office:value-type="float" office:value="241.185">
            <text:p>241.1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8.8764">
            <text:p>48.8764</text:p>
          </table:table-cell>
          <table:table-cell office:value-type="float" office:value="3.87004">
            <text:p>3.87004</text:p>
          </table:table-cell>
          <table:table-cell office:value-type="float" office:value="241.13">
            <text:p>241.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8.9893">
            <text:p>48.9893</text:p>
          </table:table-cell>
          <table:table-cell office:value-type="float" office:value="3.91267">
            <text:p>3.91267</text:p>
          </table:table-cell>
          <table:table-cell office:value-type="float" office:value="241.087">
            <text:p>241.0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9.0942">
            <text:p>49.0942</text:p>
          </table:table-cell>
          <table:table-cell office:value-type="float" office:value="3.94272">
            <text:p>3.94272</text:p>
          </table:table-cell>
          <table:table-cell office:value-type="float" office:value="241.057">
            <text:p>241.0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9.2057">
            <text:p>49.2057</text:p>
          </table:table-cell>
          <table:table-cell office:value-type="float" office:value="3.964">
            <text:p>3.964</text:p>
          </table:table-cell>
          <table:table-cell office:value-type="float" office:value="241.036">
            <text:p>241.0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9.316">
            <text:p>49.316</text:p>
          </table:table-cell>
          <table:table-cell office:value-type="float" office:value="3.97363">
            <text:p>3.97363</text:p>
          </table:table-cell>
          <table:table-cell office:value-type="float" office:value="241.026">
            <text:p>241.0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9.4278">
            <text:p>49.4278</text:p>
          </table:table-cell>
          <table:table-cell office:value-type="float" office:value="3.97137">
            <text:p>3.97137</text:p>
          </table:table-cell>
          <table:table-cell office:value-type="float" office:value="241.029">
            <text:p>241.0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9.5289">
            <text:p>49.5289</text:p>
          </table:table-cell>
          <table:table-cell office:value-type="float" office:value="3.95813">
            <text:p>3.95813</text:p>
          </table:table-cell>
          <table:table-cell office:value-type="float" office:value="241.042">
            <text:p>241.0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9.642">
            <text:p>49.642</text:p>
          </table:table-cell>
          <table:table-cell office:value-type="float" office:value="3.93066">
            <text:p>3.93066</text:p>
          </table:table-cell>
          <table:table-cell office:value-type="float" office:value="241.069">
            <text:p>241.0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9.7504">
            <text:p>49.7504</text:p>
          </table:table-cell>
          <table:table-cell office:value-type="float" office:value="3.89108">
            <text:p>3.89108</text:p>
          </table:table-cell>
          <table:table-cell office:value-type="float" office:value="241.109">
            <text:p>241.1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9.8701">
            <text:p>49.8701</text:p>
          </table:table-cell>
          <table:table-cell office:value-type="float" office:value="3.8317">
            <text:p>3.8317</text:p>
          </table:table-cell>
          <table:table-cell office:value-type="float" office:value="241.168">
            <text:p>241.1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49.9909">
            <text:p>49.9909</text:p>
          </table:table-cell>
          <table:table-cell office:value-type="float" office:value="3.75407">
            <text:p>3.75407</text:p>
          </table:table-cell>
          <table:table-cell office:value-type="float" office:value="241.246">
            <text:p>241.2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0.0937">
            <text:p>50.0937</text:p>
          </table:table-cell>
          <table:table-cell office:value-type="float" office:value="3.67355">
            <text:p>3.67355</text:p>
          </table:table-cell>
          <table:table-cell office:value-type="float" office:value="241.326">
            <text:p>241.3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0.215">
            <text:p>50.215</text:p>
          </table:table-cell>
          <table:table-cell office:value-type="float" office:value="3.5614">
            <text:p>3.5614</text:p>
          </table:table-cell>
          <table:table-cell office:value-type="float" office:value="241.439">
            <text:p>241.4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0.3401">
            <text:p>50.3401</text:p>
          </table:table-cell>
          <table:table-cell office:value-type="float" office:value="3.42502">
            <text:p>3.42502</text:p>
          </table:table-cell>
          <table:table-cell office:value-type="float" office:value="241.575">
            <text:p>241.5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0.4633">
            <text:p>50.4633</text:p>
          </table:table-cell>
          <table:table-cell office:value-type="float" office:value="3.2699">
            <text:p>3.2699</text:p>
          </table:table-cell>
          <table:table-cell office:value-type="float" office:value="241.73">
            <text:p>241.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0.5837">
            <text:p>50.5837</text:p>
          </table:table-cell>
          <table:table-cell office:value-type="float" office:value="3.09763">
            <text:p>3.09763</text:p>
          </table:table-cell>
          <table:table-cell office:value-type="float" office:value="241.902">
            <text:p>241.9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0.7016">
            <text:p>50.7016</text:p>
          </table:table-cell>
          <table:table-cell office:value-type="float" office:value="2.90895">
            <text:p>2.90895</text:p>
          </table:table-cell>
          <table:table-cell office:value-type="float" office:value="242.091">
            <text:p>242.0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0.8087">
            <text:p>50.8087</text:p>
          </table:table-cell>
          <table:table-cell office:value-type="float" office:value="2.72028">
            <text:p>2.72028</text:p>
          </table:table-cell>
          <table:table-cell office:value-type="float" office:value="242.28">
            <text:p>242.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0.9177">
            <text:p>50.9177</text:p>
          </table:table-cell>
          <table:table-cell office:value-type="float" office:value="2.5108">
            <text:p>2.5108</text:p>
          </table:table-cell>
          <table:table-cell office:value-type="float" office:value="242.489">
            <text:p>242.4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1.0316">
            <text:p>51.0316</text:p>
          </table:table-cell>
          <table:table-cell office:value-type="float" office:value="2.27309">
            <text:p>2.27309</text:p>
          </table:table-cell>
          <table:table-cell office:value-type="float" office:value="242.727">
            <text:p>242.7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1.139">
            <text:p>51.139</text:p>
          </table:table-cell>
          <table:table-cell office:value-type="float" office:value="2.0312">
            <text:p>2.0312</text:p>
          </table:table-cell>
          <table:table-cell office:value-type="float" office:value="242.969">
            <text:p>242.9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1.2566">
            <text:p>51.2566</text:p>
          </table:table-cell>
          <table:table-cell office:value-type="float" office:value="1.7466">
            <text:p>1.7466</text:p>
          </table:table-cell>
          <table:table-cell office:value-type="float" office:value="243.253">
            <text:p>243.2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1.3649">
            <text:p>51.3649</text:p>
          </table:table-cell>
          <table:table-cell office:value-type="float" office:value="1.46593">
            <text:p>1.46593</text:p>
          </table:table-cell>
          <table:table-cell office:value-type="float" office:value="243.534">
            <text:p>243.5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1.4844">
            <text:p>51.4844</text:p>
          </table:table-cell>
          <table:table-cell office:value-type="float" office:value="1.13599">
            <text:p>1.13599</text:p>
          </table:table-cell>
          <table:table-cell office:value-type="float" office:value="243.864">
            <text:p>243.8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1.5939">
            <text:p>51.5939</text:p>
          </table:table-cell>
          <table:table-cell office:value-type="float" office:value="0.814575">
            <text:p>0.814575</text:p>
          </table:table-cell>
          <table:table-cell office:value-type="float" office:value="244.185">
            <text:p>244.1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1.7019">
            <text:p>51.7019</text:p>
          </table:table-cell>
          <table:table-cell office:value-type="float" office:value="0.481049">
            <text:p>0.481049</text:p>
          </table:table-cell>
          <table:table-cell office:value-type="float" office:value="244.519">
            <text:p>244.5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1.8076">
            <text:p>51.8076</text:p>
          </table:table-cell>
          <table:table-cell office:value-type="float" office:value="0.138275">
            <text:p>0.138275</text:p>
          </table:table-cell>
          <table:table-cell office:value-type="float" office:value="244.862">
            <text:p>244.862</text:p>
          </table:table-cell>
          <table:table-cell office:value-type="float" office:value="0.651221">
            <text:p>0.651221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1.9135">
            <text:p>51.9135</text:p>
          </table:table-cell>
          <table:table-cell office:value-type="float" office:value="-0.221634">
            <text:p>-0.221634</text:p>
          </table:table-cell>
          <table:table-cell office:value-type="float" office:value="245.222">
            <text:p>245.222</text:p>
          </table:table-cell>
          <table:table-cell office:value-type="float" office:value="-0.0675961">
            <text:p>-0.0675961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2.0242">
            <text:p>52.0242</text:p>
          </table:table-cell>
          <table:table-cell office:value-type="float" office:value="-0.614273">
            <text:p>-0.614273</text:p>
          </table:table-cell>
          <table:table-cell office:value-type="float" office:value="245.614">
            <text:p>245.614</text:p>
          </table:table-cell>
          <table:table-cell office:value-type="float" office:value="-0.877542">
            <text:p>-0.877542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2.1271">
            <text:p>52.1271</text:p>
          </table:table-cell>
          <table:table-cell office:value-type="float" office:value="-0.99469">
            <text:p>-0.99469</text:p>
          </table:table-cell>
          <table:table-cell office:value-type="float" office:value="245.995">
            <text:p>245.9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2.2416">
            <text:p>52.2416</text:p>
          </table:table-cell>
          <table:table-cell office:value-type="float" office:value="-1.43442">
            <text:p>-1.43442</text:p>
          </table:table-cell>
          <table:table-cell office:value-type="float" office:value="246.434">
            <text:p>246.4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2.359">
            <text:p>52.359</text:p>
          </table:table-cell>
          <table:table-cell office:value-type="float" office:value="-1.90137">
            <text:p>-1.90137</text:p>
          </table:table-cell>
          <table:table-cell office:value-type="float" office:value="246.901">
            <text:p>246.9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2.4636">
            <text:p>52.4636</text:p>
          </table:table-cell>
          <table:table-cell office:value-type="float" office:value="-2.32854">
            <text:p>-2.32854</text:p>
          </table:table-cell>
          <table:table-cell office:value-type="float" office:value="247.329">
            <text:p>247.3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2.5797">
            <text:p>52.5797</text:p>
          </table:table-cell>
          <table:table-cell office:value-type="float" office:value="-2.81235">
            <text:p>-2.81235</text:p>
          </table:table-cell>
          <table:table-cell office:value-type="float" office:value="247.812">
            <text:p>247.8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2.6918">
            <text:p>52.6918</text:p>
          </table:table-cell>
          <table:table-cell office:value-type="float" office:value="-3.28503">
            <text:p>-3.28503</text:p>
          </table:table-cell>
          <table:table-cell office:value-type="float" office:value="248.285">
            <text:p>248.2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2.8009">
            <text:p>52.8009</text:p>
          </table:table-cell>
          <table:table-cell office:value-type="float" office:value="-3.74451">
            <text:p>-3.74451</text:p>
          </table:table-cell>
          <table:table-cell office:value-type="float" office:value="248.745">
            <text:p>248.7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2.912">
            <text:p>52.912</text:p>
          </table:table-cell>
          <table:table-cell office:value-type="float" office:value="-4.2083">
            <text:p>-4.2083</text:p>
          </table:table-cell>
          <table:table-cell office:value-type="float" office:value="249.208">
            <text:p>249.2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3.0195">
            <text:p>53.0195</text:p>
          </table:table-cell>
          <table:table-cell office:value-type="float" office:value="-4.64841">
            <text:p>-4.64841</text:p>
          </table:table-cell>
          <table:table-cell office:value-type="float" office:value="249.648">
            <text:p>249.6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3.1251">
            <text:p>53.1251</text:p>
          </table:table-cell>
          <table:table-cell office:value-type="float" office:value="-5.06779">
            <text:p>-5.06779</text:p>
          </table:table-cell>
          <table:table-cell office:value-type="float" office:value="250.068">
            <text:p>250.0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3.2327">
            <text:p>53.2327</text:p>
          </table:table-cell>
          <table:table-cell office:value-type="float" office:value="-5.47971">
            <text:p>-5.47971</text:p>
          </table:table-cell>
          <table:table-cell office:value-type="float" office:value="250.48">
            <text:p>250.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3.3499">
            <text:p>53.3499</text:p>
          </table:table-cell>
          <table:table-cell office:value-type="float" office:value="-5.90613">
            <text:p>-5.90613</text:p>
          </table:table-cell>
          <table:table-cell office:value-type="float" office:value="250.906">
            <text:p>250.9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3.4608">
            <text:p>53.4608</text:p>
          </table:table-cell>
          <table:table-cell office:value-type="float" office:value="-6.28543">
            <text:p>-6.28543</text:p>
          </table:table-cell>
          <table:table-cell office:value-type="float" office:value="251.285">
            <text:p>251.2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3.5743">
            <text:p>53.5743</text:p>
          </table:table-cell>
          <table:table-cell office:value-type="float" office:value="-6.64757">
            <text:p>-6.64757</text:p>
          </table:table-cell>
          <table:table-cell office:value-type="float" office:value="251.648">
            <text:p>251.6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3.6868">
            <text:p>53.6868</text:p>
          </table:table-cell>
          <table:table-cell office:value-type="float" office:value="-6.97856">
            <text:p>-6.97856</text:p>
          </table:table-cell>
          <table:table-cell office:value-type="float" office:value="251.979">
            <text:p>251.9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3.7998">
            <text:p>53.7998</text:p>
          </table:table-cell>
          <table:table-cell office:value-type="float" office:value="-7.28156">
            <text:p>-7.28156</text:p>
          </table:table-cell>
          <table:table-cell office:value-type="float" office:value="252.282">
            <text:p>252.2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3.9135">
            <text:p>53.9135</text:p>
          </table:table-cell>
          <table:table-cell office:value-type="float" office:value="-7.55655">
            <text:p>-7.55655</text:p>
          </table:table-cell>
          <table:table-cell office:value-type="float" office:value="252.557">
            <text:p>252.5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4.037">
            <text:p>54.037</text:p>
          </table:table-cell>
          <table:table-cell office:value-type="float" office:value="-7.82111">
            <text:p>-7.82111</text:p>
          </table:table-cell>
          <table:table-cell office:value-type="float" office:value="252.821">
            <text:p>252.8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4.1491">
            <text:p>54.1491</text:p>
          </table:table-cell>
          <table:table-cell office:value-type="float" office:value="-8.03035">
            <text:p>-8.03035</text:p>
          </table:table-cell>
          <table:table-cell office:value-type="float" office:value="253.03">
            <text:p>253.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4.2605">
            <text:p>54.2605</text:p>
          </table:table-cell>
          <table:table-cell office:value-type="float" office:value="-8.20961">
            <text:p>-8.20961</text:p>
          </table:table-cell>
          <table:table-cell office:value-type="float" office:value="253.21">
            <text:p>253.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4.3706">
            <text:p>54.3706</text:p>
          </table:table-cell>
          <table:table-cell office:value-type="float" office:value="-8.3597">
            <text:p>-8.3597</text:p>
          </table:table-cell>
          <table:table-cell office:value-type="float" office:value="253.36">
            <text:p>253.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4.48">
            <text:p>54.48</text:p>
          </table:table-cell>
          <table:table-cell office:value-type="float" office:value="-8.48274">
            <text:p>-8.48274</text:p>
          </table:table-cell>
          <table:table-cell office:value-type="float" office:value="253.483">
            <text:p>253.4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4.594">
            <text:p>54.594</text:p>
          </table:table-cell>
          <table:table-cell office:value-type="float" office:value="-8.58444">
            <text:p>-8.58444</text:p>
          </table:table-cell>
          <table:table-cell office:value-type="float" office:value="253.584">
            <text:p>253.5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4.7092">
            <text:p>54.7092</text:p>
          </table:table-cell>
          <table:table-cell office:value-type="float" office:value="-8.66093">
            <text:p>-8.66093</text:p>
          </table:table-cell>
          <table:table-cell office:value-type="float" office:value="253.661">
            <text:p>253.6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4.8294">
            <text:p>54.8294</text:p>
          </table:table-cell>
          <table:table-cell office:value-type="float" office:value="-8.71413">
            <text:p>-8.71413</text:p>
          </table:table-cell>
          <table:table-cell office:value-type="float" office:value="253.714">
            <text:p>253.7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4.9387">
            <text:p>54.9387</text:p>
          </table:table-cell>
          <table:table-cell office:value-type="float" office:value="-8.74017">
            <text:p>-8.74017</text:p>
          </table:table-cell>
          <table:table-cell office:value-type="float" office:value="253.74">
            <text:p>253.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5.0497">
            <text:p>55.0497</text:p>
          </table:table-cell>
          <table:table-cell office:value-type="float" office:value="-8.7459">
            <text:p>-8.7459</text:p>
          </table:table-cell>
          <table:table-cell office:value-type="float" office:value="253.746">
            <text:p>253.7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5.1658">
            <text:p>55.1658</text:p>
          </table:table-cell>
          <table:table-cell office:value-type="float" office:value="-8.73114">
            <text:p>-8.73114</text:p>
          </table:table-cell>
          <table:table-cell office:value-type="float" office:value="253.731">
            <text:p>253.7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5.2708">
            <text:p>55.2708</text:p>
          </table:table-cell>
          <table:table-cell office:value-type="float" office:value="-8.7007">
            <text:p>-8.7007</text:p>
          </table:table-cell>
          <table:table-cell office:value-type="float" office:value="253.701">
            <text:p>253.7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5.3831">
            <text:p>55.3831</text:p>
          </table:table-cell>
          <table:table-cell office:value-type="float" office:value="-8.65121">
            <text:p>-8.65121</text:p>
          </table:table-cell>
          <table:table-cell office:value-type="float" office:value="253.651">
            <text:p>253.6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5.4926">
            <text:p>55.4926</text:p>
          </table:table-cell>
          <table:table-cell office:value-type="float" office:value="-8.58745">
            <text:p>-8.58745</text:p>
          </table:table-cell>
          <table:table-cell office:value-type="float" office:value="253.587">
            <text:p>253.5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5.6055">
            <text:p>55.6055</text:p>
          </table:table-cell>
          <table:table-cell office:value-type="float" office:value="-8.50661">
            <text:p>-8.50661</text:p>
          </table:table-cell>
          <table:table-cell office:value-type="float" office:value="253.507">
            <text:p>253.5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5.7123">
            <text:p>55.7123</text:p>
          </table:table-cell>
          <table:table-cell office:value-type="float" office:value="-8.41734">
            <text:p>-8.41734</text:p>
          </table:table-cell>
          <table:table-cell office:value-type="float" office:value="253.417">
            <text:p>253.4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5.8184">
            <text:p>55.8184</text:p>
          </table:table-cell>
          <table:table-cell office:value-type="float" office:value="-8.31729">
            <text:p>-8.31729</text:p>
          </table:table-cell>
          <table:table-cell office:value-type="float" office:value="253.317">
            <text:p>253.3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5.9283">
            <text:p>55.9283</text:p>
          </table:table-cell>
          <table:table-cell office:value-type="float" office:value="-8.2025">
            <text:p>-8.2025</text:p>
          </table:table-cell>
          <table:table-cell office:value-type="float" office:value="253.202">
            <text:p>253.2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6.0439">
            <text:p>56.0439</text:p>
          </table:table-cell>
          <table:table-cell office:value-type="float" office:value="-8.07063">
            <text:p>-8.07063</text:p>
          </table:table-cell>
          <table:table-cell office:value-type="float" office:value="253.071">
            <text:p>253.0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6.1502">
            <text:p>56.1502</text:p>
          </table:table-cell>
          <table:table-cell office:value-type="float" office:value="-7.94057">
            <text:p>-7.94057</text:p>
          </table:table-cell>
          <table:table-cell office:value-type="float" office:value="252.941">
            <text:p>252.9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6.2617">
            <text:p>56.2617</text:p>
          </table:table-cell>
          <table:table-cell office:value-type="float" office:value="-7.79549">
            <text:p>-7.79549</text:p>
          </table:table-cell>
          <table:table-cell office:value-type="float" office:value="252.795">
            <text:p>252.7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6.364">
            <text:p>56.364</text:p>
          </table:table-cell>
          <table:table-cell office:value-type="float" office:value="-7.65543">
            <text:p>-7.65543</text:p>
          </table:table-cell>
          <table:table-cell office:value-type="float" office:value="252.655">
            <text:p>252.6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6.4743">
            <text:p>56.4743</text:p>
          </table:table-cell>
          <table:table-cell office:value-type="float" office:value="-7.49753">
            <text:p>-7.49753</text:p>
          </table:table-cell>
          <table:table-cell office:value-type="float" office:value="252.498">
            <text:p>252.4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6.5903">
            <text:p>56.5903</text:p>
          </table:table-cell>
          <table:table-cell office:value-type="float" office:value="-7.32483">
            <text:p>-7.32483</text:p>
          </table:table-cell>
          <table:table-cell office:value-type="float" office:value="252.325">
            <text:p>252.3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6.6987">
            <text:p>56.6987</text:p>
          </table:table-cell>
          <table:table-cell office:value-type="float" office:value="-7.15808">
            <text:p>-7.15808</text:p>
          </table:table-cell>
          <table:table-cell office:value-type="float" office:value="252.158">
            <text:p>252.1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6.811">
            <text:p>56.811</text:p>
          </table:table-cell>
          <table:table-cell office:value-type="float" office:value="-6.98032">
            <text:p>-6.98032</text:p>
          </table:table-cell>
          <table:table-cell office:value-type="float" office:value="251.98">
            <text:p>251.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6.9197">
            <text:p>56.9197</text:p>
          </table:table-cell>
          <table:table-cell office:value-type="float" office:value="-6.80397">
            <text:p>-6.80397</text:p>
          </table:table-cell>
          <table:table-cell office:value-type="float" office:value="251.804">
            <text:p>251.8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7.0312">
            <text:p>57.0312</text:p>
          </table:table-cell>
          <table:table-cell office:value-type="float" office:value="-6.61934">
            <text:p>-6.61934</text:p>
          </table:table-cell>
          <table:table-cell office:value-type="float" office:value="251.619">
            <text:p>251.6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7.1359">
            <text:p>57.1359</text:p>
          </table:table-cell>
          <table:table-cell office:value-type="float" office:value="-6.44302">
            <text:p>-6.44302</text:p>
          </table:table-cell>
          <table:table-cell office:value-type="float" office:value="251.443">
            <text:p>251.4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7.241">
            <text:p>57.241</text:p>
          </table:table-cell>
          <table:table-cell office:value-type="float" office:value="-6.26352">
            <text:p>-6.26352</text:p>
          </table:table-cell>
          <table:table-cell office:value-type="float" office:value="251.264">
            <text:p>251.2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7.347">
            <text:p>57.347</text:p>
          </table:table-cell>
          <table:table-cell office:value-type="float" office:value="-6.08032">
            <text:p>-6.08032</text:p>
          </table:table-cell>
          <table:table-cell office:value-type="float" office:value="251.08">
            <text:p>251.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7.4592">
            <text:p>57.4592</text:p>
          </table:table-cell>
          <table:table-cell office:value-type="float" office:value="-5.88435">
            <text:p>-5.88435</text:p>
          </table:table-cell>
          <table:table-cell office:value-type="float" office:value="250.884">
            <text:p>250.8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7.5714">
            <text:p>57.5714</text:p>
          </table:table-cell>
          <table:table-cell office:value-type="float" office:value="-5.6868">
            <text:p>-5.6868</text:p>
          </table:table-cell>
          <table:table-cell office:value-type="float" office:value="250.687">
            <text:p>250.6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7.6724">
            <text:p>57.6724</text:p>
          </table:table-cell>
          <table:table-cell office:value-type="float" office:value="-5.50784">
            <text:p>-5.50784</text:p>
          </table:table-cell>
          <table:table-cell office:value-type="float" office:value="250.508">
            <text:p>250.5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7.7955">
            <text:p>57.7955</text:p>
          </table:table-cell>
          <table:table-cell office:value-type="float" office:value="-5.28838">
            <text:p>-5.28838</text:p>
          </table:table-cell>
          <table:table-cell office:value-type="float" office:value="250.288">
            <text:p>250.2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7.9156">
            <text:p>57.9156</text:p>
          </table:table-cell>
          <table:table-cell office:value-type="float" office:value="-5.07362">
            <text:p>-5.07362</text:p>
          </table:table-cell>
          <table:table-cell office:value-type="float" office:value="250.074">
            <text:p>250.0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8.0227">
            <text:p>58.0227</text:p>
          </table:table-cell>
          <table:table-cell office:value-type="float" office:value="-4.8817">
            <text:p>-4.8817</text:p>
          </table:table-cell>
          <table:table-cell office:value-type="float" office:value="249.882">
            <text:p>249.8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8.1464">
            <text:p>58.1464</text:p>
          </table:table-cell>
          <table:table-cell office:value-type="float" office:value="-4.66006">
            <text:p>-4.66006</text:p>
          </table:table-cell>
          <table:table-cell office:value-type="float" office:value="249.66">
            <text:p>249.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8.2625">
            <text:p>58.2625</text:p>
          </table:table-cell>
          <table:table-cell office:value-type="float" office:value="-4.45193">
            <text:p>-4.45193</text:p>
          </table:table-cell>
          <table:table-cell office:value-type="float" office:value="249.452">
            <text:p>249.4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8.3721">
            <text:p>58.3721</text:p>
          </table:table-cell>
          <table:table-cell office:value-type="float" office:value="-4.25583">
            <text:p>-4.25583</text:p>
          </table:table-cell>
          <table:table-cell office:value-type="float" office:value="249.256">
            <text:p>249.2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8.4808">
            <text:p>58.4808</text:p>
          </table:table-cell>
          <table:table-cell office:value-type="float" office:value="-4.06206">
            <text:p>-4.06206</text:p>
          </table:table-cell>
          <table:table-cell office:value-type="float" office:value="249.062">
            <text:p>249.0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8.5913">
            <text:p>58.5913</text:p>
          </table:table-cell>
          <table:table-cell office:value-type="float" office:value="-3.8656">
            <text:p>-3.8656</text:p>
          </table:table-cell>
          <table:table-cell office:value-type="float" office:value="248.866">
            <text:p>248.8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8.7003">
            <text:p>58.7003</text:p>
          </table:table-cell>
          <table:table-cell office:value-type="float" office:value="-3.67256">
            <text:p>-3.67256</text:p>
          </table:table-cell>
          <table:table-cell office:value-type="float" office:value="248.673">
            <text:p>248.6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8.8043">
            <text:p>58.8043</text:p>
          </table:table-cell>
          <table:table-cell office:value-type="float" office:value="-3.48933">
            <text:p>-3.48933</text:p>
          </table:table-cell>
          <table:table-cell office:value-type="float" office:value="248.489">
            <text:p>248.4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8.9153">
            <text:p>58.9153</text:p>
          </table:table-cell>
          <table:table-cell office:value-type="float" office:value="-3.29482">
            <text:p>-3.29482</text:p>
          </table:table-cell>
          <table:table-cell office:value-type="float" office:value="248.295">
            <text:p>248.2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9.0159">
            <text:p>59.0159</text:p>
          </table:table-cell>
          <table:table-cell office:value-type="float" office:value="-3.11945">
            <text:p>-3.11945</text:p>
          </table:table-cell>
          <table:table-cell office:value-type="float" office:value="248.119">
            <text:p>248.1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9.119">
            <text:p>59.119</text:p>
          </table:table-cell>
          <table:table-cell office:value-type="float" office:value="-2.94096">
            <text:p>-2.94096</text:p>
          </table:table-cell>
          <table:table-cell office:value-type="float" office:value="247.941">
            <text:p>247.9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9.2257">
            <text:p>59.2257</text:p>
          </table:table-cell>
          <table:table-cell office:value-type="float" office:value="-2.75706">
            <text:p>-2.75706</text:p>
          </table:table-cell>
          <table:table-cell office:value-type="float" office:value="247.757">
            <text:p>247.7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9.3337">
            <text:p>59.3337</text:p>
          </table:table-cell>
          <table:table-cell office:value-type="float" office:value="-2.57245">
            <text:p>-2.57245</text:p>
          </table:table-cell>
          <table:table-cell office:value-type="float" office:value="247.572">
            <text:p>247.5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9.4415">
            <text:p>59.4415</text:p>
          </table:table-cell>
          <table:table-cell office:value-type="float" office:value="-2.38974">
            <text:p>-2.38974</text:p>
          </table:table-cell>
          <table:table-cell office:value-type="float" office:value="247.39">
            <text:p>247.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9.549">
            <text:p>59.549</text:p>
          </table:table-cell>
          <table:table-cell office:value-type="float" office:value="-2.20892">
            <text:p>-2.20892</text:p>
          </table:table-cell>
          <table:table-cell office:value-type="float" office:value="247.209">
            <text:p>247.2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9.6609">
            <text:p>59.6609</text:p>
          </table:table-cell>
          <table:table-cell office:value-type="float" office:value="-2.02211">
            <text:p>-2.02211</text:p>
          </table:table-cell>
          <table:table-cell office:value-type="float" office:value="247.022">
            <text:p>247.0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9.774">
            <text:p>59.774</text:p>
          </table:table-cell>
          <table:table-cell office:value-type="float" office:value="-1.83504">
            <text:p>-1.83504</text:p>
          </table:table-cell>
          <table:table-cell office:value-type="float" office:value="246.835">
            <text:p>246.8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9.8804">
            <text:p>59.8804</text:p>
          </table:table-cell>
          <table:table-cell office:value-type="float" office:value="-1.66061">
            <text:p>-1.66061</text:p>
          </table:table-cell>
          <table:table-cell office:value-type="float" office:value="246.661">
            <text:p>246.6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59.9915">
            <text:p>59.9915</text:p>
          </table:table-cell>
          <table:table-cell office:value-type="float" office:value="-1.48001">
            <text:p>-1.48001</text:p>
          </table:table-cell>
          <table:table-cell office:value-type="float" office:value="246.48">
            <text:p>246.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0.1075">
            <text:p>60.1075</text:p>
          </table:table-cell>
          <table:table-cell office:value-type="float" office:value="-1.29337">
            <text:p>-1.29337</text:p>
          </table:table-cell>
          <table:table-cell office:value-type="float" office:value="246.293">
            <text:p>246.2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0.2148">
            <text:p>60.2148</text:p>
          </table:table-cell>
          <table:table-cell office:value-type="float" office:value="-1.12241">
            <text:p>-1.12241</text:p>
          </table:table-cell>
          <table:table-cell office:value-type="float" office:value="246.122">
            <text:p>246.1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0.3221">
            <text:p>60.3221</text:p>
          </table:table-cell>
          <table:table-cell office:value-type="float" office:value="-0.95282">
            <text:p>-0.95282</text:p>
          </table:table-cell>
          <table:table-cell office:value-type="float" office:value="245.953">
            <text:p>245.9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0.4301">
            <text:p>60.4301</text:p>
          </table:table-cell>
          <table:table-cell office:value-type="float" office:value="-0.783936">
            <text:p>-0.783936</text:p>
          </table:table-cell>
          <table:table-cell office:value-type="float" office:value="245.784">
            <text:p>245.7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0.5363">
            <text:p>60.5363</text:p>
          </table:table-cell>
          <table:table-cell office:value-type="float" office:value="-0.6194">
            <text:p>-0.6194</text:p>
          </table:table-cell>
          <table:table-cell office:value-type="float" office:value="245.619">
            <text:p>245.6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0.6456">
            <text:p>60.6456</text:p>
          </table:table-cell>
          <table:table-cell office:value-type="float" office:value="-0.451385">
            <text:p>-0.451385</text:p>
          </table:table-cell>
          <table:table-cell office:value-type="float" office:value="245.451">
            <text:p>245.4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0.7548">
            <text:p>60.7548</text:p>
          </table:table-cell>
          <table:table-cell office:value-type="float" office:value="-0.285446">
            <text:p>-0.285446</text:p>
          </table:table-cell>
          <table:table-cell office:value-type="float" office:value="245.285">
            <text:p>245.2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0.8675">
            <text:p>60.8675</text:p>
          </table:table-cell>
          <table:table-cell office:value-type="float" office:value="-0.115601">
            <text:p>-0.115601</text:p>
          </table:table-cell>
          <table:table-cell office:value-type="float" office:value="245.116">
            <text:p>245.116</text:p>
          </table:table-cell>
          <table:table-cell office:value-type="float" office:value="-0.644374">
            <text:p>-0.64437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0.974">
            <text:p>60.974</text:p>
          </table:table-cell>
          <table:table-cell office:value-type="float" office:value="0.0432129">
            <text:p>0.0432129</text:p>
          </table:table-cell>
          <table:table-cell office:value-type="float" office:value="244.957">
            <text:p>244.957</text:p>
          </table:table-cell>
          <table:table-cell office:value-type="float" office:value="-0.328695">
            <text:p>-0.3286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1.082">
            <text:p>61.082</text:p>
          </table:table-cell>
          <table:table-cell office:value-type="float" office:value="0.202805">
            <text:p>0.202805</text:p>
          </table:table-cell>
          <table:table-cell office:value-type="float" office:value="244.797">
            <text:p>244.797</text:p>
          </table:table-cell>
          <table:table-cell office:value-type="float" office:value="-0.00623393">
            <text:p>-0.00623393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1.1893">
            <text:p>61.1893</text:p>
          </table:table-cell>
          <table:table-cell office:value-type="float" office:value="0.35994">
            <text:p>0.35994</text:p>
          </table:table-cell>
          <table:table-cell office:value-type="float" office:value="244.64">
            <text:p>244.64</text:p>
          </table:table-cell>
          <table:table-cell office:value-type="float" office:value="0.31457">
            <text:p>0.31457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1.2963">
            <text:p>61.2963</text:p>
          </table:table-cell>
          <table:table-cell office:value-type="float" office:value="0.515137">
            <text:p>0.515137</text:p>
          </table:table-cell>
          <table:table-cell office:value-type="float" office:value="244.485">
            <text:p>244.485</text:p>
          </table:table-cell>
          <table:table-cell office:value-type="float" office:value="0.636872">
            <text:p>0.636872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1.4022">
            <text:p>61.4022</text:p>
          </table:table-cell>
          <table:table-cell office:value-type="float" office:value="0.667358">
            <text:p>0.667358</text:p>
          </table:table-cell>
          <table:table-cell office:value-type="float" office:value="244.333">
            <text:p>244.3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1.5109">
            <text:p>61.5109</text:p>
          </table:table-cell>
          <table:table-cell office:value-type="float" office:value="0.822433">
            <text:p>0.822433</text:p>
          </table:table-cell>
          <table:table-cell office:value-type="float" office:value="244.178">
            <text:p>244.1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1.6212">
            <text:p>61.6212</text:p>
          </table:table-cell>
          <table:table-cell office:value-type="float" office:value="0.978226">
            <text:p>0.978226</text:p>
          </table:table-cell>
          <table:table-cell office:value-type="float" office:value="244.022">
            <text:p>244.0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1.7281">
            <text:p>61.7281</text:p>
          </table:table-cell>
          <table:table-cell office:value-type="float" office:value="1.12802">
            <text:p>1.12802</text:p>
          </table:table-cell>
          <table:table-cell office:value-type="float" office:value="243.872">
            <text:p>243.8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1.8391">
            <text:p>61.8391</text:p>
          </table:table-cell>
          <table:table-cell office:value-type="float" office:value="1.282">
            <text:p>1.282</text:p>
          </table:table-cell>
          <table:table-cell office:value-type="float" office:value="243.718">
            <text:p>243.7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1.9485">
            <text:p>61.9485</text:p>
          </table:table-cell>
          <table:table-cell office:value-type="float" office:value="1.43259">
            <text:p>1.43259</text:p>
          </table:table-cell>
          <table:table-cell office:value-type="float" office:value="243.567">
            <text:p>243.5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2.0699">
            <text:p>62.0699</text:p>
          </table:table-cell>
          <table:table-cell office:value-type="float" office:value="1.59831">
            <text:p>1.59831</text:p>
          </table:table-cell>
          <table:table-cell office:value-type="float" office:value="243.402">
            <text:p>243.4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2.1775">
            <text:p>62.1775</text:p>
          </table:table-cell>
          <table:table-cell office:value-type="float" office:value="1.74356">
            <text:p>1.74356</text:p>
          </table:table-cell>
          <table:table-cell office:value-type="float" office:value="243.256">
            <text:p>243.2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2.285">
            <text:p>62.285</text:p>
          </table:table-cell>
          <table:table-cell office:value-type="float" office:value="1.88719">
            <text:p>1.88719</text:p>
          </table:table-cell>
          <table:table-cell office:value-type="float" office:value="243.113">
            <text:p>243.1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2.3923">
            <text:p>62.3923</text:p>
          </table:table-cell>
          <table:table-cell office:value-type="float" office:value="2.02895">
            <text:p>2.02895</text:p>
          </table:table-cell>
          <table:table-cell office:value-type="float" office:value="242.971">
            <text:p>242.9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2.5031">
            <text:p>62.5031</text:p>
          </table:table-cell>
          <table:table-cell office:value-type="float" office:value="2.17331">
            <text:p>2.17331</text:p>
          </table:table-cell>
          <table:table-cell office:value-type="float" office:value="242.827">
            <text:p>242.8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2.6129">
            <text:p>62.6129</text:p>
          </table:table-cell>
          <table:table-cell office:value-type="float" office:value="2.31401">
            <text:p>2.31401</text:p>
          </table:table-cell>
          <table:table-cell office:value-type="float" office:value="242.686">
            <text:p>242.6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2.7137">
            <text:p>62.7137</text:p>
          </table:table-cell>
          <table:table-cell office:value-type="float" office:value="2.44069">
            <text:p>2.44069</text:p>
          </table:table-cell>
          <table:table-cell office:value-type="float" office:value="242.559">
            <text:p>242.5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2.832">
            <text:p>62.832</text:p>
          </table:table-cell>
          <table:table-cell office:value-type="float" office:value="2.58589">
            <text:p>2.58589</text:p>
          </table:table-cell>
          <table:table-cell office:value-type="float" office:value="242.414">
            <text:p>242.4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2.9407">
            <text:p>62.9407</text:p>
          </table:table-cell>
          <table:table-cell office:value-type="float" office:value="2.71577">
            <text:p>2.71577</text:p>
          </table:table-cell>
          <table:table-cell office:value-type="float" office:value="242.284">
            <text:p>242.2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3.0565">
            <text:p>63.0565</text:p>
          </table:table-cell>
          <table:table-cell office:value-type="float" office:value="2.84996">
            <text:p>2.84996</text:p>
          </table:table-cell>
          <table:table-cell office:value-type="float" office:value="242.15">
            <text:p>242.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3.1642">
            <text:p>63.1642</text:p>
          </table:table-cell>
          <table:table-cell office:value-type="float" office:value="2.97061">
            <text:p>2.97061</text:p>
          </table:table-cell>
          <table:table-cell office:value-type="float" office:value="242.029">
            <text:p>242.0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3.2731">
            <text:p>63.2731</text:p>
          </table:table-cell>
          <table:table-cell office:value-type="float" office:value="3.08795">
            <text:p>3.08795</text:p>
          </table:table-cell>
          <table:table-cell office:value-type="float" office:value="241.912">
            <text:p>241.9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3.3803">
            <text:p>63.3803</text:p>
          </table:table-cell>
          <table:table-cell office:value-type="float" office:value="3.19852">
            <text:p>3.19852</text:p>
          </table:table-cell>
          <table:table-cell office:value-type="float" office:value="241.801">
            <text:p>241.8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3.4863">
            <text:p>63.4863</text:p>
          </table:table-cell>
          <table:table-cell office:value-type="float" office:value="3.3024">
            <text:p>3.3024</text:p>
          </table:table-cell>
          <table:table-cell office:value-type="float" office:value="241.698">
            <text:p>241.6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3.5955">
            <text:p>63.5955</text:p>
          </table:table-cell>
          <table:table-cell office:value-type="float" office:value="3.40373">
            <text:p>3.40373</text:p>
          </table:table-cell>
          <table:table-cell office:value-type="float" office:value="241.596">
            <text:p>241.5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3.7068">
            <text:p>63.7068</text:p>
          </table:table-cell>
          <table:table-cell office:value-type="float" office:value="3.50047">
            <text:p>3.50047</text:p>
          </table:table-cell>
          <table:table-cell office:value-type="float" office:value="241.5">
            <text:p>241.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3.8148">
            <text:p>63.8148</text:p>
          </table:table-cell>
          <table:table-cell office:value-type="float" office:value="3.58772">
            <text:p>3.58772</text:p>
          </table:table-cell>
          <table:table-cell office:value-type="float" office:value="241.412">
            <text:p>241.4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3.9169">
            <text:p>63.9169</text:p>
          </table:table-cell>
          <table:table-cell office:value-type="float" office:value="3.66373">
            <text:p>3.66373</text:p>
          </table:table-cell>
          <table:table-cell office:value-type="float" office:value="241.336">
            <text:p>241.3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4.0223">
            <text:p>64.0223</text:p>
          </table:table-cell>
          <table:table-cell office:value-type="float" office:value="3.73523">
            <text:p>3.73523</text:p>
          </table:table-cell>
          <table:table-cell office:value-type="float" office:value="241.265">
            <text:p>241.2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4.1355">
            <text:p>64.1355</text:p>
          </table:table-cell>
          <table:table-cell office:value-type="float" office:value="3.80356">
            <text:p>3.80356</text:p>
          </table:table-cell>
          <table:table-cell office:value-type="float" office:value="241.196">
            <text:p>241.1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4.2542">
            <text:p>64.2542</text:p>
          </table:table-cell>
          <table:table-cell office:value-type="float" office:value="3.86536">
            <text:p>3.86536</text:p>
          </table:table-cell>
          <table:table-cell office:value-type="float" office:value="241.135">
            <text:p>241.1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4.3612">
            <text:p>64.3612</text:p>
          </table:table-cell>
          <table:table-cell office:value-type="float" office:value="3.91185">
            <text:p>3.91185</text:p>
          </table:table-cell>
          <table:table-cell office:value-type="float" office:value="241.088">
            <text:p>241.0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4.4795">
            <text:p>64.4795</text:p>
          </table:table-cell>
          <table:table-cell office:value-type="float" office:value="3.95239">
            <text:p>3.95239</text:p>
          </table:table-cell>
          <table:table-cell office:value-type="float" office:value="241.048">
            <text:p>241.0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4.5881">
            <text:p>64.5881</text:p>
          </table:table-cell>
          <table:table-cell office:value-type="float" office:value="3.97894">
            <text:p>3.97894</text:p>
          </table:table-cell>
          <table:table-cell office:value-type="float" office:value="241.021">
            <text:p>241.0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4.6964">
            <text:p>64.6964</text:p>
          </table:table-cell>
          <table:table-cell office:value-type="float" office:value="3.99478">
            <text:p>3.99478</text:p>
          </table:table-cell>
          <table:table-cell office:value-type="float" office:value="241.005">
            <text:p>241.0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4.8076">
            <text:p>64.8076</text:p>
          </table:table-cell>
          <table:table-cell office:value-type="float" office:value="3.99962">
            <text:p>3.99962</text:p>
          </table:table-cell>
          <table:table-cell office:value-type="float" office:value="241">
            <text:p>2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4.9219">
            <text:p>64.9219</text:p>
          </table:table-cell>
          <table:table-cell office:value-type="float" office:value="3.9917">
            <text:p>3.9917</text:p>
          </table:table-cell>
          <table:table-cell office:value-type="float" office:value="241.008">
            <text:p>241.0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5.0298">
            <text:p>65.0298</text:p>
          </table:table-cell>
          <table:table-cell office:value-type="float" office:value="3.97169">
            <text:p>3.97169</text:p>
          </table:table-cell>
          <table:table-cell office:value-type="float" office:value="241.028">
            <text:p>241.0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5.1359">
            <text:p>65.1359</text:p>
          </table:table-cell>
          <table:table-cell office:value-type="float" office:value="3.93982">
            <text:p>3.93982</text:p>
          </table:table-cell>
          <table:table-cell office:value-type="float" office:value="241.06">
            <text:p>241.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5.2436">
            <text:p>65.2436</text:p>
          </table:table-cell>
          <table:table-cell office:value-type="float" office:value="3.89453">
            <text:p>3.89453</text:p>
          </table:table-cell>
          <table:table-cell office:value-type="float" office:value="241.105">
            <text:p>241.1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5.3511">
            <text:p>65.3511</text:p>
          </table:table-cell>
          <table:table-cell office:value-type="float" office:value="3.83556">
            <text:p>3.83556</text:p>
          </table:table-cell>
          <table:table-cell office:value-type="float" office:value="241.164">
            <text:p>241.1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5.459">
            <text:p>65.459</text:p>
          </table:table-cell>
          <table:table-cell office:value-type="float" office:value="3.76218">
            <text:p>3.76218</text:p>
          </table:table-cell>
          <table:table-cell office:value-type="float" office:value="241.238">
            <text:p>241.2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5.562">
            <text:p>65.562</text:p>
          </table:table-cell>
          <table:table-cell office:value-type="float" office:value="3.6785">
            <text:p>3.6785</text:p>
          </table:table-cell>
          <table:table-cell office:value-type="float" office:value="241.322">
            <text:p>241.3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5.6759">
            <text:p>65.6759</text:p>
          </table:table-cell>
          <table:table-cell office:value-type="float" office:value="3.56996">
            <text:p>3.56996</text:p>
          </table:table-cell>
          <table:table-cell office:value-type="float" office:value="241.43">
            <text:p>241.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5.7835">
            <text:p>65.7835</text:p>
          </table:table-cell>
          <table:table-cell office:value-type="float" office:value="3.45164">
            <text:p>3.45164</text:p>
          </table:table-cell>
          <table:table-cell office:value-type="float" office:value="241.548">
            <text:p>241.5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5.8891">
            <text:p>65.8891</text:p>
          </table:table-cell>
          <table:table-cell office:value-type="float" office:value="3.32005">
            <text:p>3.32005</text:p>
          </table:table-cell>
          <table:table-cell office:value-type="float" office:value="241.68">
            <text:p>241.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5.9897">
            <text:p>65.9897</text:p>
          </table:table-cell>
          <table:table-cell office:value-type="float" office:value="3.18028">
            <text:p>3.18028</text:p>
          </table:table-cell>
          <table:table-cell office:value-type="float" office:value="241.82">
            <text:p>241.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6.1003">
            <text:p>66.1003</text:p>
          </table:table-cell>
          <table:table-cell office:value-type="float" office:value="3.00981">
            <text:p>3.00981</text:p>
          </table:table-cell>
          <table:table-cell office:value-type="float" office:value="241.99">
            <text:p>241.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6.2087">
            <text:p>66.2087</text:p>
          </table:table-cell>
          <table:table-cell office:value-type="float" office:value="2.82564">
            <text:p>2.82564</text:p>
          </table:table-cell>
          <table:table-cell office:value-type="float" office:value="242.174">
            <text:p>242.1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6.3217">
            <text:p>66.3217</text:p>
          </table:table-cell>
          <table:table-cell office:value-type="float" office:value="2.61536">
            <text:p>2.61536</text:p>
          </table:table-cell>
          <table:table-cell office:value-type="float" office:value="242.385">
            <text:p>242.3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6.4327">
            <text:p>66.4327</text:p>
          </table:table-cell>
          <table:table-cell office:value-type="float" office:value="2.39034">
            <text:p>2.39034</text:p>
          </table:table-cell>
          <table:table-cell office:value-type="float" office:value="242.61">
            <text:p>242.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6.5343">
            <text:p>66.5343</text:p>
          </table:table-cell>
          <table:table-cell office:value-type="float" office:value="2.16838">
            <text:p>2.16838</text:p>
          </table:table-cell>
          <table:table-cell office:value-type="float" office:value="242.832">
            <text:p>242.8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6.6443">
            <text:p>66.6443</text:p>
          </table:table-cell>
          <table:table-cell office:value-type="float" office:value="1.91048">
            <text:p>1.91048</text:p>
          </table:table-cell>
          <table:table-cell office:value-type="float" office:value="243.09">
            <text:p>243.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6.7531">
            <text:p>66.7531</text:p>
          </table:table-cell>
          <table:table-cell office:value-type="float" office:value="1.63789">
            <text:p>1.63789</text:p>
          </table:table-cell>
          <table:table-cell office:value-type="float" office:value="243.362">
            <text:p>243.3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6.8765">
            <text:p>66.8765</text:p>
          </table:table-cell>
          <table:table-cell office:value-type="float" office:value="1.30705">
            <text:p>1.30705</text:p>
          </table:table-cell>
          <table:table-cell office:value-type="float" office:value="243.693">
            <text:p>243.6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6.9825">
            <text:p>66.9825</text:p>
          </table:table-cell>
          <table:table-cell office:value-type="float" office:value="1.00456">
            <text:p>1.00456</text:p>
          </table:table-cell>
          <table:table-cell office:value-type="float" office:value="243.995">
            <text:p>243.9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7.0961">
            <text:p>67.0961</text:p>
          </table:table-cell>
          <table:table-cell office:value-type="float" office:value="0.662018">
            <text:p>0.662018</text:p>
          </table:table-cell>
          <table:table-cell office:value-type="float" office:value="244.338">
            <text:p>244.3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7.2039">
            <text:p>67.2039</text:p>
          </table:table-cell>
          <table:table-cell office:value-type="float" office:value="0.319763">
            <text:p>0.319763</text:p>
          </table:table-cell>
          <table:table-cell office:value-type="float" office:value="244.68">
            <text:p>244.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7.3124">
            <text:p>67.3124</text:p>
          </table:table-cell>
          <table:table-cell office:value-type="float" office:value="-0.0417786">
            <text:p>-0.0417786</text:p>
          </table:table-cell>
          <table:table-cell office:value-type="float" office:value="245.042">
            <text:p>245.042</text:p>
          </table:table-cell>
          <table:table-cell office:value-type="float" office:value="0.289306">
            <text:p>0.289306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7.4212">
            <text:p>67.4212</text:p>
          </table:table-cell>
          <table:table-cell office:value-type="float" office:value="-0.421112">
            <text:p>-0.421112</text:p>
          </table:table-cell>
          <table:table-cell office:value-type="float" office:value="245.421">
            <text:p>245.421</text:p>
          </table:table-cell>
          <table:table-cell office:value-type="float" office:value="-0.481459">
            <text:p>-0.481459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7.5298">
            <text:p>67.5298</text:p>
          </table:table-cell>
          <table:table-cell office:value-type="float" office:value="-0.816193">
            <text:p>-0.816193</text:p>
          </table:table-cell>
          <table:table-cell office:value-type="float" office:value="245.816">
            <text:p>245.8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7.6389">
            <text:p>67.6389</text:p>
          </table:table-cell>
          <table:table-cell office:value-type="float" office:value="-1.22876">
            <text:p>-1.22876</text:p>
          </table:table-cell>
          <table:table-cell office:value-type="float" office:value="246.229">
            <text:p>246.2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7.7457">
            <text:p>67.7457</text:p>
          </table:table-cell>
          <table:table-cell office:value-type="float" office:value="-1.64708">
            <text:p>-1.64708</text:p>
          </table:table-cell>
          <table:table-cell office:value-type="float" office:value="246.647">
            <text:p>246.6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7.8531">
            <text:p>67.8531</text:p>
          </table:table-cell>
          <table:table-cell office:value-type="float" office:value="-2.0808">
            <text:p>-2.0808</text:p>
          </table:table-cell>
          <table:table-cell office:value-type="float" office:value="247.081">
            <text:p>247.0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7.973">
            <text:p>67.973</text:p>
          </table:table-cell>
          <table:table-cell office:value-type="float" office:value="-2.57582">
            <text:p>-2.57582</text:p>
          </table:table-cell>
          <table:table-cell office:value-type="float" office:value="247.576">
            <text:p>247.5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8.0793">
            <text:p>68.0793</text:p>
          </table:table-cell>
          <table:table-cell office:value-type="float" office:value="-3.02165">
            <text:p>-3.02165</text:p>
          </table:table-cell>
          <table:table-cell office:value-type="float" office:value="248.022">
            <text:p>248.0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8.2091">
            <text:p>68.2091</text:p>
          </table:table-cell>
          <table:table-cell office:value-type="float" office:value="-3.56882">
            <text:p>-3.56882</text:p>
          </table:table-cell>
          <table:table-cell office:value-type="float" office:value="248.569">
            <text:p>248.5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8.3181">
            <text:p>68.3181</text:p>
          </table:table-cell>
          <table:table-cell office:value-type="float" office:value="-4.02512">
            <text:p>-4.02512</text:p>
          </table:table-cell>
          <table:table-cell office:value-type="float" office:value="249.025">
            <text:p>249.0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8.4248">
            <text:p>68.4248</text:p>
          </table:table-cell>
          <table:table-cell office:value-type="float" office:value="-4.46481">
            <text:p>-4.46481</text:p>
          </table:table-cell>
          <table:table-cell office:value-type="float" office:value="249.465">
            <text:p>249.4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8.5323">
            <text:p>68.5323</text:p>
          </table:table-cell>
          <table:table-cell office:value-type="float" office:value="-4.89618">
            <text:p>-4.89618</text:p>
          </table:table-cell>
          <table:table-cell office:value-type="float" office:value="249.896">
            <text:p>249.8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8.6401">
            <text:p>68.6401</text:p>
          </table:table-cell>
          <table:table-cell office:value-type="float" office:value="-5.31367">
            <text:p>-5.31367</text:p>
          </table:table-cell>
          <table:table-cell office:value-type="float" office:value="250.314">
            <text:p>250.3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8.748">
            <text:p>68.748</text:p>
          </table:table-cell>
          <table:table-cell office:value-type="float" office:value="-5.71295">
            <text:p>-5.71295</text:p>
          </table:table-cell>
          <table:table-cell office:value-type="float" office:value="250.713">
            <text:p>250.7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8.8541">
            <text:p>68.8541</text:p>
          </table:table-cell>
          <table:table-cell office:value-type="float" office:value="-6.08539">
            <text:p>-6.08539</text:p>
          </table:table-cell>
          <table:table-cell office:value-type="float" office:value="251.085">
            <text:p>251.0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8.9669">
            <text:p>68.9669</text:p>
          </table:table-cell>
          <table:table-cell office:value-type="float" office:value="-6.45575">
            <text:p>-6.45575</text:p>
          </table:table-cell>
          <table:table-cell office:value-type="float" office:value="251.456">
            <text:p>251.4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9.0738">
            <text:p>69.0738</text:p>
          </table:table-cell>
          <table:table-cell office:value-type="float" office:value="-6.7821">
            <text:p>-6.7821</text:p>
          </table:table-cell>
          <table:table-cell office:value-type="float" office:value="251.782">
            <text:p>251.7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9.1928">
            <text:p>69.1928</text:p>
          </table:table-cell>
          <table:table-cell office:value-type="float" office:value="-7.11494">
            <text:p>-7.11494</text:p>
          </table:table-cell>
          <table:table-cell office:value-type="float" office:value="252.115">
            <text:p>252.1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9.2993">
            <text:p>69.2993</text:p>
          </table:table-cell>
          <table:table-cell office:value-type="float" office:value="-7.38493">
            <text:p>-7.38493</text:p>
          </table:table-cell>
          <table:table-cell office:value-type="float" office:value="252.385">
            <text:p>252.3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9.4065">
            <text:p>69.4065</text:p>
          </table:table-cell>
          <table:table-cell office:value-type="float" office:value="-7.62982">
            <text:p>-7.62982</text:p>
          </table:table-cell>
          <table:table-cell office:value-type="float" office:value="252.63">
            <text:p>252.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9.5133">
            <text:p>69.5133</text:p>
          </table:table-cell>
          <table:table-cell office:value-type="float" office:value="-7.84709">
            <text:p>-7.84709</text:p>
          </table:table-cell>
          <table:table-cell office:value-type="float" office:value="252.847">
            <text:p>252.8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9.62">
            <text:p>69.62</text:p>
          </table:table-cell>
          <table:table-cell office:value-type="float" office:value="-8.03775">
            <text:p>-8.03775</text:p>
          </table:table-cell>
          <table:table-cell office:value-type="float" office:value="253.038">
            <text:p>253.0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9.7384">
            <text:p>69.7384</text:p>
          </table:table-cell>
          <table:table-cell office:value-type="float" office:value="-8.21893">
            <text:p>-8.21893</text:p>
          </table:table-cell>
          <table:table-cell office:value-type="float" office:value="253.219">
            <text:p>253.2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9.849">
            <text:p>69.849</text:p>
          </table:table-cell>
          <table:table-cell office:value-type="float" office:value="-8.36018">
            <text:p>-8.36018</text:p>
          </table:table-cell>
          <table:table-cell office:value-type="float" office:value="253.36">
            <text:p>253.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69.9498">
            <text:p>69.9498</text:p>
          </table:table-cell>
          <table:table-cell office:value-type="float" office:value="-8.46628">
            <text:p>-8.46628</text:p>
          </table:table-cell>
          <table:table-cell office:value-type="float" office:value="253.466">
            <text:p>253.4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0.0599">
            <text:p>70.0599</text:p>
          </table:table-cell>
          <table:table-cell office:value-type="float" office:value="-8.55838">
            <text:p>-8.55838</text:p>
          </table:table-cell>
          <table:table-cell office:value-type="float" office:value="253.558">
            <text:p>253.5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0.1635">
            <text:p>70.1635</text:p>
          </table:table-cell>
          <table:table-cell office:value-type="float" office:value="-8.62308">
            <text:p>-8.62308</text:p>
          </table:table-cell>
          <table:table-cell office:value-type="float" office:value="253.623">
            <text:p>253.6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0.2699">
            <text:p>70.2699</text:p>
          </table:table-cell>
          <table:table-cell office:value-type="float" office:value="-8.66852">
            <text:p>-8.66852</text:p>
          </table:table-cell>
          <table:table-cell office:value-type="float" office:value="253.669">
            <text:p>253.6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0.3752">
            <text:p>70.3752</text:p>
          </table:table-cell>
          <table:table-cell office:value-type="float" office:value="-8.69377">
            <text:p>-8.69377</text:p>
          </table:table-cell>
          <table:table-cell office:value-type="float" office:value="253.694">
            <text:p>253.6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0.4818">
            <text:p>70.4818</text:p>
          </table:table-cell>
          <table:table-cell office:value-type="float" office:value="-8.70024">
            <text:p>-8.70024</text:p>
          </table:table-cell>
          <table:table-cell office:value-type="float" office:value="253.7">
            <text:p>253.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0.5912">
            <text:p>70.5912</text:p>
          </table:table-cell>
          <table:table-cell office:value-type="float" office:value="-8.6882">
            <text:p>-8.6882</text:p>
          </table:table-cell>
          <table:table-cell office:value-type="float" office:value="253.688">
            <text:p>253.6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0.6982">
            <text:p>70.6982</text:p>
          </table:table-cell>
          <table:table-cell office:value-type="float" office:value="-8.65923">
            <text:p>-8.65923</text:p>
          </table:table-cell>
          <table:table-cell office:value-type="float" office:value="253.659">
            <text:p>253.6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0.804">
            <text:p>70.804</text:p>
          </table:table-cell>
          <table:table-cell office:value-type="float" office:value="-8.61481">
            <text:p>-8.61481</text:p>
          </table:table-cell>
          <table:table-cell office:value-type="float" office:value="253.615">
            <text:p>253.6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0.9188">
            <text:p>70.9188</text:p>
          </table:table-cell>
          <table:table-cell office:value-type="float" office:value="-8.55022">
            <text:p>-8.55022</text:p>
          </table:table-cell>
          <table:table-cell office:value-type="float" office:value="253.55">
            <text:p>253.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1.0239">
            <text:p>71.0239</text:p>
          </table:table-cell>
          <table:table-cell office:value-type="float" office:value="-8.47717">
            <text:p>-8.47717</text:p>
          </table:table-cell>
          <table:table-cell office:value-type="float" office:value="253.477">
            <text:p>253.4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1.1326">
            <text:p>71.1326</text:p>
          </table:table-cell>
          <table:table-cell office:value-type="float" office:value="-8.38864">
            <text:p>-8.38864</text:p>
          </table:table-cell>
          <table:table-cell office:value-type="float" office:value="253.389">
            <text:p>253.3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1.2437">
            <text:p>71.2437</text:p>
          </table:table-cell>
          <table:table-cell office:value-type="float" office:value="-8.28575">
            <text:p>-8.28575</text:p>
          </table:table-cell>
          <table:table-cell office:value-type="float" office:value="253.286">
            <text:p>253.2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1.3511">
            <text:p>71.3511</text:p>
          </table:table-cell>
          <table:table-cell office:value-type="float" office:value="-8.17491">
            <text:p>-8.17491</text:p>
          </table:table-cell>
          <table:table-cell office:value-type="float" office:value="253.175">
            <text:p>253.1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1.46">
            <text:p>71.46</text:p>
          </table:table-cell>
          <table:table-cell office:value-type="float" office:value="-8.0527">
            <text:p>-8.0527</text:p>
          </table:table-cell>
          <table:table-cell office:value-type="float" office:value="253.053">
            <text:p>253.0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1.5671">
            <text:p>71.5671</text:p>
          </table:table-cell>
          <table:table-cell office:value-type="float" office:value="-7.92348">
            <text:p>-7.92348</text:p>
          </table:table-cell>
          <table:table-cell office:value-type="float" office:value="252.923">
            <text:p>252.9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1.6754">
            <text:p>71.6754</text:p>
          </table:table-cell>
          <table:table-cell office:value-type="float" office:value="-7.78423">
            <text:p>-7.78423</text:p>
          </table:table-cell>
          <table:table-cell office:value-type="float" office:value="252.784">
            <text:p>252.7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1.7876">
            <text:p>71.7876</text:p>
          </table:table-cell>
          <table:table-cell office:value-type="float" office:value="-7.63203">
            <text:p>-7.63203</text:p>
          </table:table-cell>
          <table:table-cell office:value-type="float" office:value="252.632">
            <text:p>252.6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1.8876">
            <text:p>71.8876</text:p>
          </table:table-cell>
          <table:table-cell office:value-type="float" office:value="-7.49023">
            <text:p>-7.49023</text:p>
          </table:table-cell>
          <table:table-cell office:value-type="float" office:value="252.49">
            <text:p>252.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2.0073">
            <text:p>72.0073</text:p>
          </table:table-cell>
          <table:table-cell office:value-type="float" office:value="-7.31384">
            <text:p>-7.31384</text:p>
          </table:table-cell>
          <table:table-cell office:value-type="float" office:value="252.314">
            <text:p>252.3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2.1188">
            <text:p>72.1188</text:p>
          </table:table-cell>
          <table:table-cell office:value-type="float" office:value="-7.1432">
            <text:p>-7.1432</text:p>
          </table:table-cell>
          <table:table-cell office:value-type="float" office:value="252.143">
            <text:p>252.1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2.2245">
            <text:p>72.2245</text:p>
          </table:table-cell>
          <table:table-cell office:value-type="float" office:value="-6.97672">
            <text:p>-6.97672</text:p>
          </table:table-cell>
          <table:table-cell office:value-type="float" office:value="251.977">
            <text:p>251.9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2.3314">
            <text:p>72.3314</text:p>
          </table:table-cell>
          <table:table-cell office:value-type="float" office:value="-6.80441">
            <text:p>-6.80441</text:p>
          </table:table-cell>
          <table:table-cell office:value-type="float" office:value="251.804">
            <text:p>251.8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2.4369">
            <text:p>72.4369</text:p>
          </table:table-cell>
          <table:table-cell office:value-type="float" office:value="-6.63063">
            <text:p>-6.63063</text:p>
          </table:table-cell>
          <table:table-cell office:value-type="float" office:value="251.631">
            <text:p>251.6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2.5447">
            <text:p>72.5447</text:p>
          </table:table-cell>
          <table:table-cell office:value-type="float" office:value="-6.44981">
            <text:p>-6.44981</text:p>
          </table:table-cell>
          <table:table-cell office:value-type="float" office:value="251.45">
            <text:p>251.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2.6559">
            <text:p>72.6559</text:p>
          </table:table-cell>
          <table:table-cell office:value-type="float" office:value="-6.26033">
            <text:p>-6.26033</text:p>
          </table:table-cell>
          <table:table-cell office:value-type="float" office:value="251.26">
            <text:p>251.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2.7607">
            <text:p>72.7607</text:p>
          </table:table-cell>
          <table:table-cell office:value-type="float" office:value="-6.07967">
            <text:p>-6.07967</text:p>
          </table:table-cell>
          <table:table-cell office:value-type="float" office:value="251.08">
            <text:p>251.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2.8689">
            <text:p>72.8689</text:p>
          </table:table-cell>
          <table:table-cell office:value-type="float" office:value="-5.89096">
            <text:p>-5.89096</text:p>
          </table:table-cell>
          <table:table-cell office:value-type="float" office:value="250.891">
            <text:p>250.8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2.9974">
            <text:p>72.9974</text:p>
          </table:table-cell>
          <table:table-cell office:value-type="float" office:value="-5.66493">
            <text:p>-5.66493</text:p>
          </table:table-cell>
          <table:table-cell office:value-type="float" office:value="250.665">
            <text:p>250.6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3.1122">
            <text:p>73.1122</text:p>
          </table:table-cell>
          <table:table-cell office:value-type="float" office:value="-5.46146">
            <text:p>-5.46146</text:p>
          </table:table-cell>
          <table:table-cell office:value-type="float" office:value="250.461">
            <text:p>250.4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3.2186">
            <text:p>73.2186</text:p>
          </table:table-cell>
          <table:table-cell office:value-type="float" office:value="-5.27196">
            <text:p>-5.27196</text:p>
          </table:table-cell>
          <table:table-cell office:value-type="float" office:value="250.272">
            <text:p>250.2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3.3387">
            <text:p>73.3387</text:p>
          </table:table-cell>
          <table:table-cell office:value-type="float" office:value="-5.05705">
            <text:p>-5.05705</text:p>
          </table:table-cell>
          <table:table-cell office:value-type="float" office:value="250.057">
            <text:p>250.0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3.4437">
            <text:p>73.4437</text:p>
          </table:table-cell>
          <table:table-cell office:value-type="float" office:value="-4.86905">
            <text:p>-4.86905</text:p>
          </table:table-cell>
          <table:table-cell office:value-type="float" office:value="249.869">
            <text:p>249.8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3.5524">
            <text:p>73.5524</text:p>
          </table:table-cell>
          <table:table-cell office:value-type="float" office:value="-4.67413">
            <text:p>-4.67413</text:p>
          </table:table-cell>
          <table:table-cell office:value-type="float" office:value="249.674">
            <text:p>249.6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3.6626">
            <text:p>73.6626</text:p>
          </table:table-cell>
          <table:table-cell office:value-type="float" office:value="-4.47658">
            <text:p>-4.47658</text:p>
          </table:table-cell>
          <table:table-cell office:value-type="float" office:value="249.477">
            <text:p>249.4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3.7687">
            <text:p>73.7687</text:p>
          </table:table-cell>
          <table:table-cell office:value-type="float" office:value="-4.28664">
            <text:p>-4.28664</text:p>
          </table:table-cell>
          <table:table-cell office:value-type="float" office:value="249.287">
            <text:p>249.2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3.8755">
            <text:p>73.8755</text:p>
          </table:table-cell>
          <table:table-cell office:value-type="float" office:value="-4.09581">
            <text:p>-4.09581</text:p>
          </table:table-cell>
          <table:table-cell office:value-type="float" office:value="249.096">
            <text:p>249.0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3.9955">
            <text:p>73.9955</text:p>
          </table:table-cell>
          <table:table-cell office:value-type="float" office:value="-3.88237">
            <text:p>-3.88237</text:p>
          </table:table-cell>
          <table:table-cell office:value-type="float" office:value="248.882">
            <text:p>248.8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4.1343">
            <text:p>74.1343</text:p>
          </table:table-cell>
          <table:table-cell office:value-type="float" office:value="-3.63454">
            <text:p>-3.63454</text:p>
          </table:table-cell>
          <table:table-cell office:value-type="float" office:value="248.635">
            <text:p>248.6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4.2421">
            <text:p>74.2421</text:p>
          </table:table-cell>
          <table:table-cell office:value-type="float" office:value="-3.44466">
            <text:p>-3.44466</text:p>
          </table:table-cell>
          <table:table-cell office:value-type="float" office:value="248.445">
            <text:p>248.4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4.3467">
            <text:p>74.3467</text:p>
          </table:table-cell>
          <table:table-cell office:value-type="float" office:value="-3.26164">
            <text:p>-3.26164</text:p>
          </table:table-cell>
          <table:table-cell office:value-type="float" office:value="248.262">
            <text:p>248.2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4.4648">
            <text:p>74.4648</text:p>
          </table:table-cell>
          <table:table-cell office:value-type="float" office:value="-3.05614">
            <text:p>-3.05614</text:p>
          </table:table-cell>
          <table:table-cell office:value-type="float" office:value="248.056">
            <text:p>248.0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4.5802">
            <text:p>74.5802</text:p>
          </table:table-cell>
          <table:table-cell office:value-type="float" office:value="-2.85678">
            <text:p>-2.85678</text:p>
          </table:table-cell>
          <table:table-cell office:value-type="float" office:value="247.857">
            <text:p>247.8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4.6911">
            <text:p>74.6911</text:p>
          </table:table-cell>
          <table:table-cell office:value-type="float" office:value="-2.66635">
            <text:p>-2.66635</text:p>
          </table:table-cell>
          <table:table-cell office:value-type="float" office:value="247.666">
            <text:p>247.6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4.8189">
            <text:p>74.8189</text:p>
          </table:table-cell>
          <table:table-cell office:value-type="float" office:value="-2.44862">
            <text:p>-2.44862</text:p>
          </table:table-cell>
          <table:table-cell office:value-type="float" office:value="247.449">
            <text:p>247.4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4.9293">
            <text:p>74.9293</text:p>
          </table:table-cell>
          <table:table-cell office:value-type="float" office:value="-2.26212">
            <text:p>-2.26212</text:p>
          </table:table-cell>
          <table:table-cell office:value-type="float" office:value="247.262">
            <text:p>247.2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5.0422">
            <text:p>75.0422</text:p>
          </table:table-cell>
          <table:table-cell office:value-type="float" office:value="-2.07294">
            <text:p>-2.07294</text:p>
          </table:table-cell>
          <table:table-cell office:value-type="float" office:value="247.073">
            <text:p>247.0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5.1513">
            <text:p>75.1513</text:p>
          </table:table-cell>
          <table:table-cell office:value-type="float" office:value="-1.89177">
            <text:p>-1.89177</text:p>
          </table:table-cell>
          <table:table-cell office:value-type="float" office:value="246.892">
            <text:p>246.8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5.265">
            <text:p>75.265</text:p>
          </table:table-cell>
          <table:table-cell office:value-type="float" office:value="-1.70454">
            <text:p>-1.70454</text:p>
          </table:table-cell>
          <table:table-cell office:value-type="float" office:value="246.705">
            <text:p>246.7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5.3707">
            <text:p>75.3707</text:p>
          </table:table-cell>
          <table:table-cell office:value-type="float" office:value="-1.53201">
            <text:p>-1.53201</text:p>
          </table:table-cell>
          <table:table-cell office:value-type="float" office:value="246.532">
            <text:p>246.5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5.478">
            <text:p>75.478</text:p>
          </table:table-cell>
          <table:table-cell office:value-type="float" office:value="-1.3584">
            <text:p>-1.3584</text:p>
          </table:table-cell>
          <table:table-cell office:value-type="float" office:value="246.358">
            <text:p>246.3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5.5851">
            <text:p>75.5851</text:p>
          </table:table-cell>
          <table:table-cell office:value-type="float" office:value="-1.18666">
            <text:p>-1.18666</text:p>
          </table:table-cell>
          <table:table-cell office:value-type="float" office:value="246.187">
            <text:p>246.1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5.6945">
            <text:p>75.6945</text:p>
          </table:table-cell>
          <table:table-cell office:value-type="float" office:value="-1.01266">
            <text:p>-1.01266</text:p>
          </table:table-cell>
          <table:table-cell office:value-type="float" office:value="246.013">
            <text:p>246.0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5.7994">
            <text:p>75.7994</text:p>
          </table:table-cell>
          <table:table-cell office:value-type="float" office:value="-0.847351">
            <text:p>-0.847351</text:p>
          </table:table-cell>
          <table:table-cell office:value-type="float" office:value="245.847">
            <text:p>245.8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5.9051">
            <text:p>75.9051</text:p>
          </table:table-cell>
          <table:table-cell office:value-type="float" office:value="-0.682693">
            <text:p>-0.682693</text:p>
          </table:table-cell>
          <table:table-cell office:value-type="float" office:value="245.683">
            <text:p>245.6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6.0051">
            <text:p>76.0051</text:p>
          </table:table-cell>
          <table:table-cell office:value-type="float" office:value="-0.527954">
            <text:p>-0.527954</text:p>
          </table:table-cell>
          <table:table-cell office:value-type="float" office:value="245.528">
            <text:p>245.5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6.1171">
            <text:p>76.1171</text:p>
          </table:table-cell>
          <table:table-cell office:value-type="float" office:value="-0.356491">
            <text:p>-0.356491</text:p>
          </table:table-cell>
          <table:table-cell office:value-type="float" office:value="245.356">
            <text:p>245.3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6.2264">
            <text:p>76.2264</text:p>
          </table:table-cell>
          <table:table-cell office:value-type="float" office:value="-0.190704">
            <text:p>-0.190704</text:p>
          </table:table-cell>
          <table:table-cell office:value-type="float" office:value="245.191">
            <text:p>245.191</text:p>
          </table:table-cell>
          <table:table-cell office:value-type="float" office:value="-0.784169">
            <text:p>-0.784169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6.3394">
            <text:p>76.3394</text:p>
          </table:table-cell>
          <table:table-cell office:value-type="float" office:value="-0.0210571">
            <text:p>-0.0210571</text:p>
          </table:table-cell>
          <table:table-cell office:value-type="float" office:value="245.021">
            <text:p>245.021</text:p>
          </table:table-cell>
          <table:table-cell office:value-type="float" office:value="-0.44707">
            <text:p>-0.44707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6.4547">
            <text:p>76.4547</text:p>
          </table:table-cell>
          <table:table-cell office:value-type="float" office:value="0.150375">
            <text:p>0.150375</text:p>
          </table:table-cell>
          <table:table-cell office:value-type="float" office:value="244.85">
            <text:p>244.85</text:p>
          </table:table-cell>
          <table:table-cell office:value-type="float" office:value="-0.111657">
            <text:p>-0.111657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6.5749">
            <text:p>76.5749</text:p>
          </table:table-cell>
          <table:table-cell office:value-type="float" office:value="0.327499">
            <text:p>0.327499</text:p>
          </table:table-cell>
          <table:table-cell office:value-type="float" office:value="244.673">
            <text:p>244.673</text:p>
          </table:table-cell>
          <table:table-cell office:value-type="float" office:value="0.252782">
            <text:p>0.252782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6.6924">
            <text:p>76.6924</text:p>
          </table:table-cell>
          <table:table-cell office:value-type="float" office:value="0.498856">
            <text:p>0.498856</text:p>
          </table:table-cell>
          <table:table-cell office:value-type="float" office:value="244.501">
            <text:p>244.501</text:p>
          </table:table-cell>
          <table:table-cell office:value-type="float" office:value="0.603274">
            <text:p>0.60327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6.8102">
            <text:p>76.8102</text:p>
          </table:table-cell>
          <table:table-cell office:value-type="float" office:value="0.668655">
            <text:p>0.668655</text:p>
          </table:table-cell>
          <table:table-cell office:value-type="float" office:value="244.331">
            <text:p>244.3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6.9187">
            <text:p>76.9187</text:p>
          </table:table-cell>
          <table:table-cell office:value-type="float" office:value="0.823868">
            <text:p>0.823868</text:p>
          </table:table-cell>
          <table:table-cell office:value-type="float" office:value="244.176">
            <text:p>244.1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7.0281">
            <text:p>77.0281</text:p>
          </table:table-cell>
          <table:table-cell office:value-type="float" office:value="0.978973">
            <text:p>0.978973</text:p>
          </table:table-cell>
          <table:table-cell office:value-type="float" office:value="244.021">
            <text:p>244.0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7.1325">
            <text:p>77.1325</text:p>
          </table:table-cell>
          <table:table-cell office:value-type="float" office:value="1.12567">
            <text:p>1.12567</text:p>
          </table:table-cell>
          <table:table-cell office:value-type="float" office:value="243.874">
            <text:p>243.8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7.2403">
            <text:p>77.2403</text:p>
          </table:table-cell>
          <table:table-cell office:value-type="float" office:value="1.2758">
            <text:p>1.2758</text:p>
          </table:table-cell>
          <table:table-cell office:value-type="float" office:value="243.724">
            <text:p>243.7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7.3476">
            <text:p>77.3476</text:p>
          </table:table-cell>
          <table:table-cell office:value-type="float" office:value="1.42397">
            <text:p>1.42397</text:p>
          </table:table-cell>
          <table:table-cell office:value-type="float" office:value="243.576">
            <text:p>243.5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7.4523">
            <text:p>77.4523</text:p>
          </table:table-cell>
          <table:table-cell office:value-type="float" office:value="1.56726">
            <text:p>1.56726</text:p>
          </table:table-cell>
          <table:table-cell office:value-type="float" office:value="243.433">
            <text:p>243.4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7.5623">
            <text:p>77.5623</text:p>
          </table:table-cell>
          <table:table-cell office:value-type="float" office:value="1.71657">
            <text:p>1.71657</text:p>
          </table:table-cell>
          <table:table-cell office:value-type="float" office:value="243.283">
            <text:p>243.2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7.6793">
            <text:p>77.6793</text:p>
          </table:table-cell>
          <table:table-cell office:value-type="float" office:value="1.87354">
            <text:p>1.87354</text:p>
          </table:table-cell>
          <table:table-cell office:value-type="float" office:value="243.126">
            <text:p>243.1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7.7871">
            <text:p>77.7871</text:p>
          </table:table-cell>
          <table:table-cell office:value-type="float" office:value="2.01662">
            <text:p>2.01662</text:p>
          </table:table-cell>
          <table:table-cell office:value-type="float" office:value="242.983">
            <text:p>242.9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7.8984">
            <text:p>77.8984</text:p>
          </table:table-cell>
          <table:table-cell office:value-type="float" office:value="2.16212">
            <text:p>2.16212</text:p>
          </table:table-cell>
          <table:table-cell office:value-type="float" office:value="242.838">
            <text:p>242.8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8.0056">
            <text:p>78.0056</text:p>
          </table:table-cell>
          <table:table-cell office:value-type="float" office:value="2.29974">
            <text:p>2.29974</text:p>
          </table:table-cell>
          <table:table-cell office:value-type="float" office:value="242.7">
            <text:p>242.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8.1136">
            <text:p>78.1136</text:p>
          </table:table-cell>
          <table:table-cell office:value-type="float" office:value="2.43626">
            <text:p>2.43626</text:p>
          </table:table-cell>
          <table:table-cell office:value-type="float" office:value="242.564">
            <text:p>242.5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8.2201">
            <text:p>78.2201</text:p>
          </table:table-cell>
          <table:table-cell office:value-type="float" office:value="2.56752">
            <text:p>2.56752</text:p>
          </table:table-cell>
          <table:table-cell office:value-type="float" office:value="242.432">
            <text:p>242.4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8.3369">
            <text:p>78.3369</text:p>
          </table:table-cell>
          <table:table-cell office:value-type="float" office:value="2.70776">
            <text:p>2.70776</text:p>
          </table:table-cell>
          <table:table-cell office:value-type="float" office:value="242.292">
            <text:p>242.2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8.4393">
            <text:p>78.4393</text:p>
          </table:table-cell>
          <table:table-cell office:value-type="float" office:value="2.82721">
            <text:p>2.82721</text:p>
          </table:table-cell>
          <table:table-cell office:value-type="float" office:value="242.173">
            <text:p>242.1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8.545">
            <text:p>78.545</text:p>
          </table:table-cell>
          <table:table-cell office:value-type="float" office:value="2.94646">
            <text:p>2.94646</text:p>
          </table:table-cell>
          <table:table-cell office:value-type="float" office:value="242.054">
            <text:p>242.0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8.6524">
            <text:p>78.6524</text:p>
          </table:table-cell>
          <table:table-cell office:value-type="float" office:value="3.06331">
            <text:p>3.06331</text:p>
          </table:table-cell>
          <table:table-cell office:value-type="float" office:value="241.937">
            <text:p>241.9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8.7592">
            <text:p>78.7592</text:p>
          </table:table-cell>
          <table:table-cell office:value-type="float" office:value="3.17462">
            <text:p>3.17462</text:p>
          </table:table-cell>
          <table:table-cell office:value-type="float" office:value="241.825">
            <text:p>241.8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8.8807">
            <text:p>78.8807</text:p>
          </table:table-cell>
          <table:table-cell office:value-type="float" office:value="3.29489">
            <text:p>3.29489</text:p>
          </table:table-cell>
          <table:table-cell office:value-type="float" office:value="241.705">
            <text:p>241.7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8.9998">
            <text:p>78.9998</text:p>
          </table:table-cell>
          <table:table-cell office:value-type="float" office:value="3.40579">
            <text:p>3.40579</text:p>
          </table:table-cell>
          <table:table-cell office:value-type="float" office:value="241.594">
            <text:p>241.5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9.1064">
            <text:p>79.1064</text:p>
          </table:table-cell>
          <table:table-cell office:value-type="float" office:value="3.49869">
            <text:p>3.49869</text:p>
          </table:table-cell>
          <table:table-cell office:value-type="float" office:value="241.501">
            <text:p>241.5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9.2126">
            <text:p>79.2126</text:p>
          </table:table-cell>
          <table:table-cell office:value-type="float" office:value="3.58482">
            <text:p>3.58482</text:p>
          </table:table-cell>
          <table:table-cell office:value-type="float" office:value="241.415">
            <text:p>241.4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9.3286">
            <text:p>79.3286</text:p>
          </table:table-cell>
          <table:table-cell office:value-type="float" office:value="3.67114">
            <text:p>3.67114</text:p>
          </table:table-cell>
          <table:table-cell office:value-type="float" office:value="241.329">
            <text:p>241.3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9.4357">
            <text:p>79.4357</text:p>
          </table:table-cell>
          <table:table-cell office:value-type="float" office:value="3.74319">
            <text:p>3.74319</text:p>
          </table:table-cell>
          <table:table-cell office:value-type="float" office:value="241.257">
            <text:p>241.2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9.5434">
            <text:p>79.5434</text:p>
          </table:table-cell>
          <table:table-cell office:value-type="float" office:value="3.80762">
            <text:p>3.80762</text:p>
          </table:table-cell>
          <table:table-cell office:value-type="float" office:value="241.192">
            <text:p>241.1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9.6497">
            <text:p>79.6497</text:p>
          </table:table-cell>
          <table:table-cell office:value-type="float" office:value="3.86307">
            <text:p>3.86307</text:p>
          </table:table-cell>
          <table:table-cell office:value-type="float" office:value="241.137">
            <text:p>241.1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9.7589">
            <text:p>79.7589</text:p>
          </table:table-cell>
          <table:table-cell office:value-type="float" office:value="3.91096">
            <text:p>3.91096</text:p>
          </table:table-cell>
          <table:table-cell office:value-type="float" office:value="241.089">
            <text:p>241.0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9.8648">
            <text:p>79.8648</text:p>
          </table:table-cell>
          <table:table-cell office:value-type="float" office:value="3.94821">
            <text:p>3.94821</text:p>
          </table:table-cell>
          <table:table-cell office:value-type="float" office:value="241.052">
            <text:p>241.0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79.9708">
            <text:p>79.9708</text:p>
          </table:table-cell>
          <table:table-cell office:value-type="float" office:value="3.97581">
            <text:p>3.97581</text:p>
          </table:table-cell>
          <table:table-cell office:value-type="float" office:value="241.024">
            <text:p>241.0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0.0902">
            <text:p>80.0902</text:p>
          </table:table-cell>
          <table:table-cell office:value-type="float" office:value="3.99481">
            <text:p>3.99481</text:p>
          </table:table-cell>
          <table:table-cell office:value-type="float" office:value="241.005">
            <text:p>241.0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0.1928">
            <text:p>80.1928</text:p>
          </table:table-cell>
          <table:table-cell office:value-type="float" office:value="4.0004">
            <text:p>4.0004</text:p>
          </table:table-cell>
          <table:table-cell office:value-type="float" office:value="241">
            <text:p>2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0.3131">
            <text:p>80.3131</text:p>
          </table:table-cell>
          <table:table-cell office:value-type="float" office:value="3.99379">
            <text:p>3.99379</text:p>
          </table:table-cell>
          <table:table-cell office:value-type="float" office:value="241.006">
            <text:p>241.0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0.4191">
            <text:p>80.4191</text:p>
          </table:table-cell>
          <table:table-cell office:value-type="float" office:value="3.97543">
            <text:p>3.97543</text:p>
          </table:table-cell>
          <table:table-cell office:value-type="float" office:value="241.025">
            <text:p>241.0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0.5251">
            <text:p>80.5251</text:p>
          </table:table-cell>
          <table:table-cell office:value-type="float" office:value="3.94485">
            <text:p>3.94485</text:p>
          </table:table-cell>
          <table:table-cell office:value-type="float" office:value="241.055">
            <text:p>241.0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0.6317">
            <text:p>80.6317</text:p>
          </table:table-cell>
          <table:table-cell office:value-type="float" office:value="3.90129">
            <text:p>3.90129</text:p>
          </table:table-cell>
          <table:table-cell office:value-type="float" office:value="241.099">
            <text:p>241.0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0.739">
            <text:p>80.739</text:p>
          </table:table-cell>
          <table:table-cell office:value-type="float" office:value="3.84407">
            <text:p>3.84407</text:p>
          </table:table-cell>
          <table:table-cell office:value-type="float" office:value="241.156">
            <text:p>241.1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0.8442">
            <text:p>80.8442</text:p>
          </table:table-cell>
          <table:table-cell office:value-type="float" office:value="3.77431">
            <text:p>3.77431</text:p>
          </table:table-cell>
          <table:table-cell office:value-type="float" office:value="241.226">
            <text:p>241.2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0.9495">
            <text:p>80.9495</text:p>
          </table:table-cell>
          <table:table-cell office:value-type="float" office:value="3.69069">
            <text:p>3.69069</text:p>
          </table:table-cell>
          <table:table-cell office:value-type="float" office:value="241.309">
            <text:p>241.3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1.0713">
            <text:p>81.0713</text:p>
          </table:table-cell>
          <table:table-cell office:value-type="float" office:value="3.57611">
            <text:p>3.57611</text:p>
          </table:table-cell>
          <table:table-cell office:value-type="float" office:value="241.424">
            <text:p>241.4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1.1773">
            <text:p>81.1773</text:p>
          </table:table-cell>
          <table:table-cell office:value-type="float" office:value="3.46004">
            <text:p>3.46004</text:p>
          </table:table-cell>
          <table:table-cell office:value-type="float" office:value="241.54">
            <text:p>241.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1.2833">
            <text:p>81.2833</text:p>
          </table:table-cell>
          <table:table-cell office:value-type="float" office:value="3.32895">
            <text:p>3.32895</text:p>
          </table:table-cell>
          <table:table-cell office:value-type="float" office:value="241.671">
            <text:p>241.6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1.39">
            <text:p>81.39</text:p>
          </table:table-cell>
          <table:table-cell office:value-type="float" office:value="3.18111">
            <text:p>3.18111</text:p>
          </table:table-cell>
          <table:table-cell office:value-type="float" office:value="241.819">
            <text:p>241.8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1.5018">
            <text:p>81.5018</text:p>
          </table:table-cell>
          <table:table-cell office:value-type="float" office:value="3.00862">
            <text:p>3.00862</text:p>
          </table:table-cell>
          <table:table-cell office:value-type="float" office:value="241.991">
            <text:p>241.9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1.6179">
            <text:p>81.6179</text:p>
          </table:table-cell>
          <table:table-cell office:value-type="float" office:value="2.81049">
            <text:p>2.81049</text:p>
          </table:table-cell>
          <table:table-cell office:value-type="float" office:value="242.19">
            <text:p>242.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1.7368">
            <text:p>81.7368</text:p>
          </table:table-cell>
          <table:table-cell office:value-type="float" office:value="2.58733">
            <text:p>2.58733</text:p>
          </table:table-cell>
          <table:table-cell office:value-type="float" office:value="242.413">
            <text:p>242.4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1.8505">
            <text:p>81.8505</text:p>
          </table:table-cell>
          <table:table-cell office:value-type="float" office:value="2.35406">
            <text:p>2.35406</text:p>
          </table:table-cell>
          <table:table-cell office:value-type="float" office:value="242.646">
            <text:p>242.6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1.9574">
            <text:p>81.9574</text:p>
          </table:table-cell>
          <table:table-cell office:value-type="float" office:value="2.11705">
            <text:p>2.11705</text:p>
          </table:table-cell>
          <table:table-cell office:value-type="float" office:value="242.883">
            <text:p>242.8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2.0689">
            <text:p>82.0689</text:p>
          </table:table-cell>
          <table:table-cell office:value-type="float" office:value="1.8515">
            <text:p>1.8515</text:p>
          </table:table-cell>
          <table:table-cell office:value-type="float" office:value="243.148">
            <text:p>243.1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2.1843">
            <text:p>82.1843</text:p>
          </table:table-cell>
          <table:table-cell office:value-type="float" office:value="1.55696">
            <text:p>1.55696</text:p>
          </table:table-cell>
          <table:table-cell office:value-type="float" office:value="243.443">
            <text:p>243.4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2.2909">
            <text:p>82.2909</text:p>
          </table:table-cell>
          <table:table-cell office:value-type="float" office:value="1.26741">
            <text:p>1.26741</text:p>
          </table:table-cell>
          <table:table-cell office:value-type="float" office:value="243.733">
            <text:p>243.7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2.3973">
            <text:p>82.3973</text:p>
          </table:table-cell>
          <table:table-cell office:value-type="float" office:value="0.961746">
            <text:p>0.961746</text:p>
          </table:table-cell>
          <table:table-cell office:value-type="float" office:value="244.038">
            <text:p>244.0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2.5048">
            <text:p>82.5048</text:p>
          </table:table-cell>
          <table:table-cell office:value-type="float" office:value="0.63591">
            <text:p>0.63591</text:p>
          </table:table-cell>
          <table:table-cell office:value-type="float" office:value="244.364">
            <text:p>244.3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2.6102">
            <text:p>82.6102</text:p>
          </table:table-cell>
          <table:table-cell office:value-type="float" office:value="0.299561">
            <text:p>0.299561</text:p>
          </table:table-cell>
          <table:table-cell office:value-type="float" office:value="244.7">
            <text:p>244.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2.716">
            <text:p>82.716</text:p>
          </table:table-cell>
          <table:table-cell office:value-type="float" office:value="-0.0536346">
            <text:p>-0.0536346</text:p>
          </table:table-cell>
          <table:table-cell office:value-type="float" office:value="245.054">
            <text:p>245.054</text:p>
          </table:table-cell>
          <table:table-cell office:value-type="float" office:value="0.26595">
            <text:p>0.265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2.8267">
            <text:p>82.8267</text:p>
          </table:table-cell>
          <table:table-cell office:value-type="float" office:value="-0.440582">
            <text:p>-0.440582</text:p>
          </table:table-cell>
          <table:table-cell office:value-type="float" office:value="245.441">
            <text:p>245.441</text:p>
          </table:table-cell>
          <table:table-cell office:value-type="float" office:value="-0.523588">
            <text:p>-0.523588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2.9344">
            <text:p>82.9344</text:p>
          </table:table-cell>
          <table:table-cell office:value-type="float" office:value="-0.833374">
            <text:p>-0.833374</text:p>
          </table:table-cell>
          <table:table-cell office:value-type="float" office:value="245.833">
            <text:p>245.8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3.0422">
            <text:p>83.0422</text:p>
          </table:table-cell>
          <table:table-cell office:value-type="float" office:value="-1.24167">
            <text:p>-1.24167</text:p>
          </table:table-cell>
          <table:table-cell office:value-type="float" office:value="246.242">
            <text:p>246.2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3.1481">
            <text:p>83.1481</text:p>
          </table:table-cell>
          <table:table-cell office:value-type="float" office:value="-1.65689">
            <text:p>-1.65689</text:p>
          </table:table-cell>
          <table:table-cell office:value-type="float" office:value="246.657">
            <text:p>246.6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3.2628">
            <text:p>83.2628</text:p>
          </table:table-cell>
          <table:table-cell office:value-type="float" office:value="-2.12035">
            <text:p>-2.12035</text:p>
          </table:table-cell>
          <table:table-cell office:value-type="float" office:value="247.12">
            <text:p>247.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3.3905">
            <text:p>83.3905</text:p>
          </table:table-cell>
          <table:table-cell office:value-type="float" office:value="-2.64984">
            <text:p>-2.64984</text:p>
          </table:table-cell>
          <table:table-cell office:value-type="float" office:value="247.65">
            <text:p>247.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3.5181">
            <text:p>83.5181</text:p>
          </table:table-cell>
          <table:table-cell office:value-type="float" office:value="-3.18686">
            <text:p>-3.18686</text:p>
          </table:table-cell>
          <table:table-cell office:value-type="float" office:value="248.187">
            <text:p>248.1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3.6385">
            <text:p>83.6385</text:p>
          </table:table-cell>
          <table:table-cell office:value-type="float" office:value="-3.69511">
            <text:p>-3.69511</text:p>
          </table:table-cell>
          <table:table-cell office:value-type="float" office:value="248.695">
            <text:p>248.6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3.7459">
            <text:p>83.7459</text:p>
          </table:table-cell>
          <table:table-cell office:value-type="float" office:value="-4.14453">
            <text:p>-4.14453</text:p>
          </table:table-cell>
          <table:table-cell office:value-type="float" office:value="249.145">
            <text:p>249.1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3.8527">
            <text:p>83.8527</text:p>
          </table:table-cell>
          <table:table-cell office:value-type="float" office:value="-4.58322">
            <text:p>-4.58322</text:p>
          </table:table-cell>
          <table:table-cell office:value-type="float" office:value="249.583">
            <text:p>249.5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3.9593">
            <text:p>83.9593</text:p>
          </table:table-cell>
          <table:table-cell office:value-type="float" office:value="-5.00883">
            <text:p>-5.00883</text:p>
          </table:table-cell>
          <table:table-cell office:value-type="float" office:value="250.009">
            <text:p>250.0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4.0642">
            <text:p>84.0642</text:p>
          </table:table-cell>
          <table:table-cell office:value-type="float" office:value="-5.41301">
            <text:p>-5.41301</text:p>
          </table:table-cell>
          <table:table-cell office:value-type="float" office:value="250.413">
            <text:p>250.4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4.1818">
            <text:p>84.1818</text:p>
          </table:table-cell>
          <table:table-cell office:value-type="float" office:value="-5.84392">
            <text:p>-5.84392</text:p>
          </table:table-cell>
          <table:table-cell office:value-type="float" office:value="250.844">
            <text:p>250.8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4.2902">
            <text:p>84.2902</text:p>
          </table:table-cell>
          <table:table-cell office:value-type="float" office:value="-6.21863">
            <text:p>-6.21863</text:p>
          </table:table-cell>
          <table:table-cell office:value-type="float" office:value="251.219">
            <text:p>251.2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4.3953">
            <text:p>84.3953</text:p>
          </table:table-cell>
          <table:table-cell office:value-type="float" office:value="-6.55861">
            <text:p>-6.55861</text:p>
          </table:table-cell>
          <table:table-cell office:value-type="float" office:value="251.559">
            <text:p>251.5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4.5016">
            <text:p>84.5016</text:p>
          </table:table-cell>
          <table:table-cell office:value-type="float" office:value="-6.87811">
            <text:p>-6.87811</text:p>
          </table:table-cell>
          <table:table-cell office:value-type="float" office:value="251.878">
            <text:p>251.8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4.6081">
            <text:p>84.6081</text:p>
          </table:table-cell>
          <table:table-cell office:value-type="float" office:value="-7.17206">
            <text:p>-7.17206</text:p>
          </table:table-cell>
          <table:table-cell office:value-type="float" office:value="252.172">
            <text:p>252.1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4.7138">
            <text:p>84.7138</text:p>
          </table:table-cell>
          <table:table-cell office:value-type="float" office:value="-7.43813">
            <text:p>-7.43813</text:p>
          </table:table-cell>
          <table:table-cell office:value-type="float" office:value="252.438">
            <text:p>252.4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4.8207">
            <text:p>84.8207</text:p>
          </table:table-cell>
          <table:table-cell office:value-type="float" office:value="-7.68063">
            <text:p>-7.68063</text:p>
          </table:table-cell>
          <table:table-cell office:value-type="float" office:value="252.681">
            <text:p>252.6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4.9279">
            <text:p>84.9279</text:p>
          </table:table-cell>
          <table:table-cell office:value-type="float" office:value="-7.89682">
            <text:p>-7.89682</text:p>
          </table:table-cell>
          <table:table-cell office:value-type="float" office:value="252.897">
            <text:p>252.8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5.0357">
            <text:p>85.0357</text:p>
          </table:table-cell>
          <table:table-cell office:value-type="float" office:value="-8.08734">
            <text:p>-8.08734</text:p>
          </table:table-cell>
          <table:table-cell office:value-type="float" office:value="253.087">
            <text:p>253.0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5.1427">
            <text:p>85.1427</text:p>
          </table:table-cell>
          <table:table-cell office:value-type="float" office:value="-8.25043">
            <text:p>-8.25043</text:p>
          </table:table-cell>
          <table:table-cell office:value-type="float" office:value="253.25">
            <text:p>253.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5.2454">
            <text:p>85.2454</text:p>
          </table:table-cell>
          <table:table-cell office:value-type="float" office:value="-8.38306">
            <text:p>-8.38306</text:p>
          </table:table-cell>
          <table:table-cell office:value-type="float" office:value="253.383">
            <text:p>253.3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5.3497">
            <text:p>85.3497</text:p>
          </table:table-cell>
          <table:table-cell office:value-type="float" office:value="-8.49475">
            <text:p>-8.49475</text:p>
          </table:table-cell>
          <table:table-cell office:value-type="float" office:value="253.495">
            <text:p>253.4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5.4551">
            <text:p>85.4551</text:p>
          </table:table-cell>
          <table:table-cell office:value-type="float" office:value="-8.58461">
            <text:p>-8.58461</text:p>
          </table:table-cell>
          <table:table-cell office:value-type="float" office:value="253.585">
            <text:p>253.5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5.5601">
            <text:p>85.5601</text:p>
          </table:table-cell>
          <table:table-cell office:value-type="float" office:value="-8.65244">
            <text:p>-8.65244</text:p>
          </table:table-cell>
          <table:table-cell office:value-type="float" office:value="253.652">
            <text:p>253.6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5.6671">
            <text:p>85.6671</text:p>
          </table:table-cell>
          <table:table-cell office:value-type="float" office:value="-8.69995">
            <text:p>-8.69995</text:p>
          </table:table-cell>
          <table:table-cell office:value-type="float" office:value="253.7">
            <text:p>253.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5.7742">
            <text:p>85.7742</text:p>
          </table:table-cell>
          <table:table-cell office:value-type="float" office:value="-8.72714">
            <text:p>-8.72714</text:p>
          </table:table-cell>
          <table:table-cell office:value-type="float" office:value="253.727">
            <text:p>253.7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5.8819">
            <text:p>85.8819</text:p>
          </table:table-cell>
          <table:table-cell office:value-type="float" office:value="-8.73468">
            <text:p>-8.73468</text:p>
          </table:table-cell>
          <table:table-cell office:value-type="float" office:value="253.735">
            <text:p>253.7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5.9857">
            <text:p>85.9857</text:p>
          </table:table-cell>
          <table:table-cell office:value-type="float" office:value="-8.72461">
            <text:p>-8.72461</text:p>
          </table:table-cell>
          <table:table-cell office:value-type="float" office:value="253.725">
            <text:p>253.7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6.0931">
            <text:p>86.0931</text:p>
          </table:table-cell>
          <table:table-cell office:value-type="float" office:value="-8.69724">
            <text:p>-8.69724</text:p>
          </table:table-cell>
          <table:table-cell office:value-type="float" office:value="253.697">
            <text:p>253.6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6.2">
            <text:p>86.2</text:p>
          </table:table-cell>
          <table:table-cell office:value-type="float" office:value="-8.65373">
            <text:p>-8.65373</text:p>
          </table:table-cell>
          <table:table-cell office:value-type="float" office:value="253.654">
            <text:p>253.6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6.3206">
            <text:p>86.3206</text:p>
          </table:table-cell>
          <table:table-cell office:value-type="float" office:value="-8.5869">
            <text:p>-8.5869</text:p>
          </table:table-cell>
          <table:table-cell office:value-type="float" office:value="253.587">
            <text:p>253.5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6.4248">
            <text:p>86.4248</text:p>
          </table:table-cell>
          <table:table-cell office:value-type="float" office:value="-8.51494">
            <text:p>-8.51494</text:p>
          </table:table-cell>
          <table:table-cell office:value-type="float" office:value="253.515">
            <text:p>253.5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6.5297">
            <text:p>86.5297</text:p>
          </table:table-cell>
          <table:table-cell office:value-type="float" office:value="-8.43031">
            <text:p>-8.43031</text:p>
          </table:table-cell>
          <table:table-cell office:value-type="float" office:value="253.43">
            <text:p>253.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6.6357">
            <text:p>86.6357</text:p>
          </table:table-cell>
          <table:table-cell office:value-type="float" office:value="-8.33318">
            <text:p>-8.33318</text:p>
          </table:table-cell>
          <table:table-cell office:value-type="float" office:value="253.333">
            <text:p>253.3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6.7424">
            <text:p>86.7424</text:p>
          </table:table-cell>
          <table:table-cell office:value-type="float" office:value="-8.22456">
            <text:p>-8.22456</text:p>
          </table:table-cell>
          <table:table-cell office:value-type="float" office:value="253.225">
            <text:p>253.2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6.8495">
            <text:p>86.8495</text:p>
          </table:table-cell>
          <table:table-cell office:value-type="float" office:value="-8.10565">
            <text:p>-8.10565</text:p>
          </table:table-cell>
          <table:table-cell office:value-type="float" office:value="253.106">
            <text:p>253.1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6.9613">
            <text:p>86.9613</text:p>
          </table:table-cell>
          <table:table-cell office:value-type="float" office:value="-7.9715">
            <text:p>-7.9715</text:p>
          </table:table-cell>
          <table:table-cell office:value-type="float" office:value="252.971">
            <text:p>252.9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7.0803">
            <text:p>87.0803</text:p>
          </table:table-cell>
          <table:table-cell office:value-type="float" office:value="-7.81892">
            <text:p>-7.81892</text:p>
          </table:table-cell>
          <table:table-cell office:value-type="float" office:value="252.819">
            <text:p>252.8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7.1929">
            <text:p>87.1929</text:p>
          </table:table-cell>
          <table:table-cell office:value-type="float" office:value="-7.66626">
            <text:p>-7.66626</text:p>
          </table:table-cell>
          <table:table-cell office:value-type="float" office:value="252.666">
            <text:p>252.6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7.298">
            <text:p>87.298</text:p>
          </table:table-cell>
          <table:table-cell office:value-type="float" office:value="-7.51682">
            <text:p>-7.51682</text:p>
          </table:table-cell>
          <table:table-cell office:value-type="float" office:value="252.517">
            <text:p>252.5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7.4019">
            <text:p>87.4019</text:p>
          </table:table-cell>
          <table:table-cell office:value-type="float" office:value="-7.36359">
            <text:p>-7.36359</text:p>
          </table:table-cell>
          <table:table-cell office:value-type="float" office:value="252.364">
            <text:p>252.3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7.5063">
            <text:p>87.5063</text:p>
          </table:table-cell>
          <table:table-cell office:value-type="float" office:value="-7.20441">
            <text:p>-7.20441</text:p>
          </table:table-cell>
          <table:table-cell office:value-type="float" office:value="252.204">
            <text:p>252.2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7.6128">
            <text:p>87.6128</text:p>
          </table:table-cell>
          <table:table-cell office:value-type="float" office:value="-7.03734">
            <text:p>-7.03734</text:p>
          </table:table-cell>
          <table:table-cell office:value-type="float" office:value="252.037">
            <text:p>252.0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7.7183">
            <text:p>87.7183</text:p>
          </table:table-cell>
          <table:table-cell office:value-type="float" office:value="-6.86775">
            <text:p>-6.86775</text:p>
          </table:table-cell>
          <table:table-cell office:value-type="float" office:value="251.868">
            <text:p>251.8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7.8262">
            <text:p>87.8262</text:p>
          </table:table-cell>
          <table:table-cell office:value-type="float" office:value="-6.69044">
            <text:p>-6.69044</text:p>
          </table:table-cell>
          <table:table-cell office:value-type="float" office:value="251.69">
            <text:p>251.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7.9323">
            <text:p>87.9323</text:p>
          </table:table-cell>
          <table:table-cell office:value-type="float" office:value="-6.51308">
            <text:p>-6.51308</text:p>
          </table:table-cell>
          <table:table-cell office:value-type="float" office:value="251.513">
            <text:p>251.5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8.0378">
            <text:p>88.0378</text:p>
          </table:table-cell>
          <table:table-cell office:value-type="float" office:value="-6.33388">
            <text:p>-6.33388</text:p>
          </table:table-cell>
          <table:table-cell office:value-type="float" office:value="251.334">
            <text:p>251.3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8.158">
            <text:p>88.158</text:p>
          </table:table-cell>
          <table:table-cell office:value-type="float" office:value="-6.12708">
            <text:p>-6.12708</text:p>
          </table:table-cell>
          <table:table-cell office:value-type="float" office:value="251.127">
            <text:p>251.1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8.2606">
            <text:p>88.2606</text:p>
          </table:table-cell>
          <table:table-cell office:value-type="float" office:value="-5.94836">
            <text:p>-5.94836</text:p>
          </table:table-cell>
          <table:table-cell office:value-type="float" office:value="250.948">
            <text:p>250.9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8.3745">
            <text:p>88.3745</text:p>
          </table:table-cell>
          <table:table-cell office:value-type="float" office:value="-5.74828">
            <text:p>-5.74828</text:p>
          </table:table-cell>
          <table:table-cell office:value-type="float" office:value="250.748">
            <text:p>250.7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8.5021">
            <text:p>88.5021</text:p>
          </table:table-cell>
          <table:table-cell office:value-type="float" office:value="-5.52237">
            <text:p>-5.52237</text:p>
          </table:table-cell>
          <table:table-cell office:value-type="float" office:value="250.522">
            <text:p>250.5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8.6025">
            <text:p>88.6025</text:p>
          </table:table-cell>
          <table:table-cell office:value-type="float" office:value="-5.34335">
            <text:p>-5.34335</text:p>
          </table:table-cell>
          <table:table-cell office:value-type="float" office:value="250.343">
            <text:p>250.3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8.7078">
            <text:p>88.7078</text:p>
          </table:table-cell>
          <table:table-cell office:value-type="float" office:value="-5.15514">
            <text:p>-5.15514</text:p>
          </table:table-cell>
          <table:table-cell office:value-type="float" office:value="250.155">
            <text:p>250.1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8.813">
            <text:p>88.813</text:p>
          </table:table-cell>
          <table:table-cell office:value-type="float" office:value="-4.96657">
            <text:p>-4.96657</text:p>
          </table:table-cell>
          <table:table-cell office:value-type="float" office:value="249.967">
            <text:p>249.9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8.9178">
            <text:p>88.9178</text:p>
          </table:table-cell>
          <table:table-cell office:value-type="float" office:value="-4.77864">
            <text:p>-4.77864</text:p>
          </table:table-cell>
          <table:table-cell office:value-type="float" office:value="249.779">
            <text:p>249.7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9.0251">
            <text:p>89.0251</text:p>
          </table:table-cell>
          <table:table-cell office:value-type="float" office:value="-4.58627">
            <text:p>-4.58627</text:p>
          </table:table-cell>
          <table:table-cell office:value-type="float" office:value="249.586">
            <text:p>249.5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9.1454">
            <text:p>89.1454</text:p>
          </table:table-cell>
          <table:table-cell office:value-type="float" office:value="-4.37062">
            <text:p>-4.37062</text:p>
          </table:table-cell>
          <table:table-cell office:value-type="float" office:value="249.371">
            <text:p>249.3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9.2538">
            <text:p>89.2538</text:p>
          </table:table-cell>
          <table:table-cell office:value-type="float" office:value="-4.1768">
            <text:p>-4.1768</text:p>
          </table:table-cell>
          <table:table-cell office:value-type="float" office:value="249.177">
            <text:p>249.1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9.355">
            <text:p>89.355</text:p>
          </table:table-cell>
          <table:table-cell office:value-type="float" office:value="-3.99634">
            <text:p>-3.99634</text:p>
          </table:table-cell>
          <table:table-cell office:value-type="float" office:value="248.996">
            <text:p>248.9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9.4813">
            <text:p>89.4813</text:p>
          </table:table-cell>
          <table:table-cell office:value-type="float" office:value="-3.77205">
            <text:p>-3.77205</text:p>
          </table:table-cell>
          <table:table-cell office:value-type="float" office:value="248.772">
            <text:p>248.7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9.5957">
            <text:p>89.5957</text:p>
          </table:table-cell>
          <table:table-cell office:value-type="float" office:value="-3.56985">
            <text:p>-3.56985</text:p>
          </table:table-cell>
          <table:table-cell office:value-type="float" office:value="248.57">
            <text:p>248.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9.7168">
            <text:p>89.7168</text:p>
          </table:table-cell>
          <table:table-cell office:value-type="float" office:value="-3.35703">
            <text:p>-3.35703</text:p>
          </table:table-cell>
          <table:table-cell office:value-type="float" office:value="248.357">
            <text:p>248.3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9.8234">
            <text:p>89.8234</text:p>
          </table:table-cell>
          <table:table-cell office:value-type="float" office:value="-3.17062">
            <text:p>-3.17062</text:p>
          </table:table-cell>
          <table:table-cell office:value-type="float" office:value="248.171">
            <text:p>248.1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89.9316">
            <text:p>89.9316</text:p>
          </table:table-cell>
          <table:table-cell office:value-type="float" office:value="-2.98254">
            <text:p>-2.98254</text:p>
          </table:table-cell>
          <table:table-cell office:value-type="float" office:value="247.983">
            <text:p>247.9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0.0452">
            <text:p>90.0452</text:p>
          </table:table-cell>
          <table:table-cell office:value-type="float" office:value="-2.78658">
            <text:p>-2.78658</text:p>
          </table:table-cell>
          <table:table-cell office:value-type="float" office:value="247.787">
            <text:p>247.7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0.1644">
            <text:p>90.1644</text:p>
          </table:table-cell>
          <table:table-cell office:value-type="float" office:value="-2.58226">
            <text:p>-2.58226</text:p>
          </table:table-cell>
          <table:table-cell office:value-type="float" office:value="247.582">
            <text:p>247.5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0.2794">
            <text:p>90.2794</text:p>
          </table:table-cell>
          <table:table-cell office:value-type="float" office:value="-2.38719">
            <text:p>-2.38719</text:p>
          </table:table-cell>
          <table:table-cell office:value-type="float" office:value="247.387">
            <text:p>247.3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0.3851">
            <text:p>90.3851</text:p>
          </table:table-cell>
          <table:table-cell office:value-type="float" office:value="-2.20903">
            <text:p>-2.20903</text:p>
          </table:table-cell>
          <table:table-cell office:value-type="float" office:value="247.209">
            <text:p>247.2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0.4899">
            <text:p>90.4899</text:p>
          </table:table-cell>
          <table:table-cell office:value-type="float" office:value="-2.03375">
            <text:p>-2.03375</text:p>
          </table:table-cell>
          <table:table-cell office:value-type="float" office:value="247.034">
            <text:p>247.0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0.597">
            <text:p>90.597</text:p>
          </table:table-cell>
          <table:table-cell office:value-type="float" office:value="-1.85616">
            <text:p>-1.85616</text:p>
          </table:table-cell>
          <table:table-cell office:value-type="float" office:value="246.856">
            <text:p>246.8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0.7015">
            <text:p>90.7015</text:p>
          </table:table-cell>
          <table:table-cell office:value-type="float" office:value="-1.68446">
            <text:p>-1.68446</text:p>
          </table:table-cell>
          <table:table-cell office:value-type="float" office:value="246.684">
            <text:p>246.6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0.8071">
            <text:p>90.8071</text:p>
          </table:table-cell>
          <table:table-cell office:value-type="float" office:value="-1.5125">
            <text:p>-1.5125</text:p>
          </table:table-cell>
          <table:table-cell office:value-type="float" office:value="246.512">
            <text:p>246.5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0.9113">
            <text:p>90.9113</text:p>
          </table:table-cell>
          <table:table-cell office:value-type="float" office:value="-1.34427">
            <text:p>-1.34427</text:p>
          </table:table-cell>
          <table:table-cell office:value-type="float" office:value="246.344">
            <text:p>246.3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1.0178">
            <text:p>91.0178</text:p>
          </table:table-cell>
          <table:table-cell office:value-type="float" office:value="-1.17377">
            <text:p>-1.17377</text:p>
          </table:table-cell>
          <table:table-cell office:value-type="float" office:value="246.174">
            <text:p>246.1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1.1235">
            <text:p>91.1235</text:p>
          </table:table-cell>
          <table:table-cell office:value-type="float" office:value="-1.00594">
            <text:p>-1.00594</text:p>
          </table:table-cell>
          <table:table-cell office:value-type="float" office:value="246.006">
            <text:p>246.0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1.2353">
            <text:p>91.2353</text:p>
          </table:table-cell>
          <table:table-cell office:value-type="float" office:value="-0.830383">
            <text:p>-0.830383</text:p>
          </table:table-cell>
          <table:table-cell office:value-type="float" office:value="245.83">
            <text:p>245.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1.3408">
            <text:p>91.3408</text:p>
          </table:table-cell>
          <table:table-cell office:value-type="float" office:value="-0.666107">
            <text:p>-0.666107</text:p>
          </table:table-cell>
          <table:table-cell office:value-type="float" office:value="245.666">
            <text:p>245.6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1.4449">
            <text:p>91.4449</text:p>
          </table:table-cell>
          <table:table-cell office:value-type="float" office:value="-0.505386">
            <text:p>-0.505386</text:p>
          </table:table-cell>
          <table:table-cell office:value-type="float" office:value="245.505">
            <text:p>245.5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1.55">
            <text:p>91.55</text:p>
          </table:table-cell>
          <table:table-cell office:value-type="float" office:value="-0.344894">
            <text:p>-0.344894</text:p>
          </table:table-cell>
          <table:table-cell office:value-type="float" office:value="245.345">
            <text:p>245.3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1.6553">
            <text:p>91.6553</text:p>
          </table:table-cell>
          <table:table-cell office:value-type="float" office:value="-0.185226">
            <text:p>-0.185226</text:p>
          </table:table-cell>
          <table:table-cell office:value-type="float" office:value="245.185">
            <text:p>245.185</text:p>
          </table:table-cell>
          <table:table-cell office:value-type="float" office:value="-0.786774">
            <text:p>-0.78677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1.761">
            <text:p>91.761</text:p>
          </table:table-cell>
          <table:table-cell office:value-type="float" office:value="-0.0266876">
            <text:p>-0.0266876</text:p>
          </table:table-cell>
          <table:table-cell office:value-type="float" office:value="245.027">
            <text:p>245.027</text:p>
          </table:table-cell>
          <table:table-cell office:value-type="float" office:value="-0.468871">
            <text:p>-0.468871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1.8659">
            <text:p>91.8659</text:p>
          </table:table-cell>
          <table:table-cell office:value-type="float" office:value="0.129333">
            <text:p>0.129333</text:p>
          </table:table-cell>
          <table:table-cell office:value-type="float" office:value="244.871">
            <text:p>244.871</text:p>
          </table:table-cell>
          <table:table-cell office:value-type="float" office:value="-0.154725">
            <text:p>-0.15472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1.9709">
            <text:p>91.9709</text:p>
          </table:table-cell>
          <table:table-cell office:value-type="float" office:value="0.284027">
            <text:p>0.284027</text:p>
          </table:table-cell>
          <table:table-cell office:value-type="float" office:value="244.716">
            <text:p>244.716</text:p>
          </table:table-cell>
          <table:table-cell office:value-type="float" office:value="0.159215">
            <text:p>0.15921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2.0765">
            <text:p>92.0765</text:p>
          </table:table-cell>
          <table:table-cell office:value-type="float" office:value="0.438324">
            <text:p>0.438324</text:p>
          </table:table-cell>
          <table:table-cell office:value-type="float" office:value="244.562">
            <text:p>244.562</text:p>
          </table:table-cell>
          <table:table-cell office:value-type="float" office:value="0.478584">
            <text:p>0.47858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2.189">
            <text:p>92.189</text:p>
          </table:table-cell>
          <table:table-cell office:value-type="float" office:value="0.601074">
            <text:p>0.601074</text:p>
          </table:table-cell>
          <table:table-cell office:value-type="float" office:value="244.399">
            <text:p>244.399</text:p>
          </table:table-cell>
          <table:table-cell office:value-type="float" office:value="0.830239">
            <text:p>0.830239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2.2925">
            <text:p>92.2925</text:p>
          </table:table-cell>
          <table:table-cell office:value-type="float" office:value="0.749664">
            <text:p>0.749664</text:p>
          </table:table-cell>
          <table:table-cell office:value-type="float" office:value="244.25">
            <text:p>244.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2.4073">
            <text:p>92.4073</text:p>
          </table:table-cell>
          <table:table-cell office:value-type="float" office:value="0.91275">
            <text:p>0.91275</text:p>
          </table:table-cell>
          <table:table-cell office:value-type="float" office:value="244.087">
            <text:p>244.0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2.5126">
            <text:p>92.5126</text:p>
          </table:table-cell>
          <table:table-cell office:value-type="float" office:value="1.06102">
            <text:p>1.06102</text:p>
          </table:table-cell>
          <table:table-cell office:value-type="float" office:value="243.939">
            <text:p>243.9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2.6185">
            <text:p>92.6185</text:p>
          </table:table-cell>
          <table:table-cell office:value-type="float" office:value="1.20901">
            <text:p>1.20901</text:p>
          </table:table-cell>
          <table:table-cell office:value-type="float" office:value="243.791">
            <text:p>243.7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2.7228">
            <text:p>92.7228</text:p>
          </table:table-cell>
          <table:table-cell office:value-type="float" office:value="1.35344">
            <text:p>1.35344</text:p>
          </table:table-cell>
          <table:table-cell office:value-type="float" office:value="243.647">
            <text:p>243.6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2.8287">
            <text:p>92.8287</text:p>
          </table:table-cell>
          <table:table-cell office:value-type="float" office:value="1.49878">
            <text:p>1.49878</text:p>
          </table:table-cell>
          <table:table-cell office:value-type="float" office:value="243.501">
            <text:p>243.5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2.9435">
            <text:p>92.9435</text:p>
          </table:table-cell>
          <table:table-cell office:value-type="float" office:value="1.65503">
            <text:p>1.65503</text:p>
          </table:table-cell>
          <table:table-cell office:value-type="float" office:value="243.345">
            <text:p>243.3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3.0567">
            <text:p>93.0567</text:p>
          </table:table-cell>
          <table:table-cell office:value-type="float" office:value="1.80731">
            <text:p>1.80731</text:p>
          </table:table-cell>
          <table:table-cell office:value-type="float" office:value="243.193">
            <text:p>243.1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3.1648">
            <text:p>93.1648</text:p>
          </table:table-cell>
          <table:table-cell office:value-type="float" office:value="1.95134">
            <text:p>1.95134</text:p>
          </table:table-cell>
          <table:table-cell office:value-type="float" office:value="243.049">
            <text:p>243.0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3.2841">
            <text:p>93.2841</text:p>
          </table:table-cell>
          <table:table-cell office:value-type="float" office:value="2.10796">
            <text:p>2.10796</text:p>
          </table:table-cell>
          <table:table-cell office:value-type="float" office:value="242.892">
            <text:p>242.8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3.3881">
            <text:p>93.3881</text:p>
          </table:table-cell>
          <table:table-cell office:value-type="float" office:value="2.24245">
            <text:p>2.24245</text:p>
          </table:table-cell>
          <table:table-cell office:value-type="float" office:value="242.758">
            <text:p>242.7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3.4938">
            <text:p>93.4938</text:p>
          </table:table-cell>
          <table:table-cell office:value-type="float" office:value="2.3768">
            <text:p>2.3768</text:p>
          </table:table-cell>
          <table:table-cell office:value-type="float" office:value="242.623">
            <text:p>242.6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3.6066">
            <text:p>93.6066</text:p>
          </table:table-cell>
          <table:table-cell office:value-type="float" office:value="2.51714">
            <text:p>2.51714</text:p>
          </table:table-cell>
          <table:table-cell office:value-type="float" office:value="242.483">
            <text:p>242.4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3.707">
            <text:p>93.707</text:p>
          </table:table-cell>
          <table:table-cell office:value-type="float" office:value="2.63911">
            <text:p>2.63911</text:p>
          </table:table-cell>
          <table:table-cell office:value-type="float" office:value="242.361">
            <text:p>242.3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3.8157">
            <text:p>93.8157</text:p>
          </table:table-cell>
          <table:table-cell office:value-type="float" office:value="2.76773">
            <text:p>2.76773</text:p>
          </table:table-cell>
          <table:table-cell office:value-type="float" office:value="242.232">
            <text:p>242.2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3.9208">
            <text:p>93.9208</text:p>
          </table:table-cell>
          <table:table-cell office:value-type="float" office:value="2.88809">
            <text:p>2.88809</text:p>
          </table:table-cell>
          <table:table-cell office:value-type="float" office:value="242.112">
            <text:p>242.1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4.0402">
            <text:p>94.0402</text:p>
          </table:table-cell>
          <table:table-cell office:value-type="float" office:value="3.0202">
            <text:p>3.0202</text:p>
          </table:table-cell>
          <table:table-cell office:value-type="float" office:value="241.98">
            <text:p>241.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4.1614">
            <text:p>94.1614</text:p>
          </table:table-cell>
          <table:table-cell office:value-type="float" office:value="3.1483">
            <text:p>3.1483</text:p>
          </table:table-cell>
          <table:table-cell office:value-type="float" office:value="241.852">
            <text:p>241.8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4.2682">
            <text:p>94.2682</text:p>
          </table:table-cell>
          <table:table-cell office:value-type="float" office:value="3.25568">
            <text:p>3.25568</text:p>
          </table:table-cell>
          <table:table-cell office:value-type="float" office:value="241.744">
            <text:p>241.7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4.3749">
            <text:p>94.3749</text:p>
          </table:table-cell>
          <table:table-cell office:value-type="float" office:value="3.35732">
            <text:p>3.35732</text:p>
          </table:table-cell>
          <table:table-cell office:value-type="float" office:value="241.643">
            <text:p>241.6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4.4814">
            <text:p>94.4814</text:p>
          </table:table-cell>
          <table:table-cell office:value-type="float" office:value="3.45293">
            <text:p>3.45293</text:p>
          </table:table-cell>
          <table:table-cell office:value-type="float" office:value="241.547">
            <text:p>241.5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4.5865">
            <text:p>94.5865</text:p>
          </table:table-cell>
          <table:table-cell office:value-type="float" office:value="3.54117">
            <text:p>3.54117</text:p>
          </table:table-cell>
          <table:table-cell office:value-type="float" office:value="241.459">
            <text:p>241.4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4.6923">
            <text:p>94.6923</text:p>
          </table:table-cell>
          <table:table-cell office:value-type="float" office:value="3.6235">
            <text:p>3.6235</text:p>
          </table:table-cell>
          <table:table-cell office:value-type="float" office:value="241.376">
            <text:p>241.3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4.8217">
            <text:p>94.8217</text:p>
          </table:table-cell>
          <table:table-cell office:value-type="float" office:value="3.71451">
            <text:p>3.71451</text:p>
          </table:table-cell>
          <table:table-cell office:value-type="float" office:value="241.285">
            <text:p>241.2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4.942">
            <text:p>94.942</text:p>
          </table:table-cell>
          <table:table-cell office:value-type="float" office:value="3.78929">
            <text:p>3.78929</text:p>
          </table:table-cell>
          <table:table-cell office:value-type="float" office:value="241.211">
            <text:p>241.2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5.0475">
            <text:p>95.0475</text:p>
          </table:table-cell>
          <table:table-cell office:value-type="float" office:value="3.84642">
            <text:p>3.84642</text:p>
          </table:table-cell>
          <table:table-cell office:value-type="float" office:value="241.154">
            <text:p>241.1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5.1507">
            <text:p>95.1507</text:p>
          </table:table-cell>
          <table:table-cell office:value-type="float" office:value="3.89413">
            <text:p>3.89413</text:p>
          </table:table-cell>
          <table:table-cell office:value-type="float" office:value="241.106">
            <text:p>241.1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5.2725">
            <text:p>95.2725</text:p>
          </table:table-cell>
          <table:table-cell office:value-type="float" office:value="3.93938">
            <text:p>3.93938</text:p>
          </table:table-cell>
          <table:table-cell office:value-type="float" office:value="241.061">
            <text:p>241.0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5.3793">
            <text:p>95.3793</text:p>
          </table:table-cell>
          <table:table-cell office:value-type="float" office:value="3.96884">
            <text:p>3.96884</text:p>
          </table:table-cell>
          <table:table-cell office:value-type="float" office:value="241.031">
            <text:p>241.0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5.5053">
            <text:p>95.5053</text:p>
          </table:table-cell>
          <table:table-cell office:value-type="float" office:value="3.99042">
            <text:p>3.99042</text:p>
          </table:table-cell>
          <table:table-cell office:value-type="float" office:value="241.01">
            <text:p>241.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5.616">
            <text:p>95.616</text:p>
          </table:table-cell>
          <table:table-cell office:value-type="float" office:value="3.99715">
            <text:p>3.99715</text:p>
          </table:table-cell>
          <table:table-cell office:value-type="float" office:value="241.003">
            <text:p>241.0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5.7202">
            <text:p>95.7202</text:p>
          </table:table-cell>
          <table:table-cell office:value-type="float" office:value="3.99248">
            <text:p>3.99248</text:p>
          </table:table-cell>
          <table:table-cell office:value-type="float" office:value="241.008">
            <text:p>241.0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5.8297">
            <text:p>95.8297</text:p>
          </table:table-cell>
          <table:table-cell office:value-type="float" office:value="3.97536">
            <text:p>3.97536</text:p>
          </table:table-cell>
          <table:table-cell office:value-type="float" office:value="241.025">
            <text:p>241.0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5.947">
            <text:p>95.947</text:p>
          </table:table-cell>
          <table:table-cell office:value-type="float" office:value="3.94276">
            <text:p>3.94276</text:p>
          </table:table-cell>
          <table:table-cell office:value-type="float" office:value="241.057">
            <text:p>241.0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6.0566">
            <text:p>96.0566</text:p>
          </table:table-cell>
          <table:table-cell office:value-type="float" office:value="3.89821">
            <text:p>3.89821</text:p>
          </table:table-cell>
          <table:table-cell office:value-type="float" office:value="241.102">
            <text:p>241.1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6.1652">
            <text:p>96.1652</text:p>
          </table:table-cell>
          <table:table-cell office:value-type="float" office:value="3.84016">
            <text:p>3.84016</text:p>
          </table:table-cell>
          <table:table-cell office:value-type="float" office:value="241.16">
            <text:p>241.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6.2678">
            <text:p>96.2678</text:p>
          </table:table-cell>
          <table:table-cell office:value-type="float" office:value="3.7722">
            <text:p>3.7722</text:p>
          </table:table-cell>
          <table:table-cell office:value-type="float" office:value="241.228">
            <text:p>241.2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6.3794">
            <text:p>96.3794</text:p>
          </table:table-cell>
          <table:table-cell office:value-type="float" office:value="3.68333">
            <text:p>3.68333</text:p>
          </table:table-cell>
          <table:table-cell office:value-type="float" office:value="241.317">
            <text:p>241.3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6.4911">
            <text:p>96.4911</text:p>
          </table:table-cell>
          <table:table-cell office:value-type="float" office:value="3.57828">
            <text:p>3.57828</text:p>
          </table:table-cell>
          <table:table-cell office:value-type="float" office:value="241.422">
            <text:p>241.4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6.61">
            <text:p>96.61</text:p>
          </table:table-cell>
          <table:table-cell office:value-type="float" office:value="3.44804">
            <text:p>3.44804</text:p>
          </table:table-cell>
          <table:table-cell office:value-type="float" office:value="241.552">
            <text:p>241.5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6.7281">
            <text:p>96.7281</text:p>
          </table:table-cell>
          <table:table-cell office:value-type="float" office:value="3.29984">
            <text:p>3.29984</text:p>
          </table:table-cell>
          <table:table-cell office:value-type="float" office:value="241.7">
            <text:p>241.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6.8383">
            <text:p>96.8383</text:p>
          </table:table-cell>
          <table:table-cell office:value-type="float" office:value="3.14397">
            <text:p>3.14397</text:p>
          </table:table-cell>
          <table:table-cell office:value-type="float" office:value="241.856">
            <text:p>241.8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6.943">
            <text:p>96.943</text:p>
          </table:table-cell>
          <table:table-cell office:value-type="float" office:value="2.97966">
            <text:p>2.97966</text:p>
          </table:table-cell>
          <table:table-cell office:value-type="float" office:value="242.02">
            <text:p>242.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7.0509">
            <text:p>97.0509</text:p>
          </table:table-cell>
          <table:table-cell office:value-type="float" office:value="2.7937">
            <text:p>2.7937</text:p>
          </table:table-cell>
          <table:table-cell office:value-type="float" office:value="242.206">
            <text:p>242.2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7.1566">
            <text:p>97.1566</text:p>
          </table:table-cell>
          <table:table-cell office:value-type="float" office:value="2.59483">
            <text:p>2.59483</text:p>
          </table:table-cell>
          <table:table-cell office:value-type="float" office:value="242.405">
            <text:p>242.4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7.2824">
            <text:p>97.2824</text:p>
          </table:table-cell>
          <table:table-cell office:value-type="float" office:value="2.33685">
            <text:p>2.33685</text:p>
          </table:table-cell>
          <table:table-cell office:value-type="float" office:value="242.663">
            <text:p>242.6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7.383">
            <text:p>97.383</text:p>
          </table:table-cell>
          <table:table-cell office:value-type="float" office:value="2.1134">
            <text:p>2.1134</text:p>
          </table:table-cell>
          <table:table-cell office:value-type="float" office:value="242.887">
            <text:p>242.8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7.4869">
            <text:p>97.4869</text:p>
          </table:table-cell>
          <table:table-cell office:value-type="float" office:value="1.86673">
            <text:p>1.86673</text:p>
          </table:table-cell>
          <table:table-cell office:value-type="float" office:value="243.133">
            <text:p>243.1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7.5911">
            <text:p>97.5911</text:p>
          </table:table-cell>
          <table:table-cell office:value-type="float" office:value="1.6028">
            <text:p>1.6028</text:p>
          </table:table-cell>
          <table:table-cell office:value-type="float" office:value="243.397">
            <text:p>243.3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7.6947">
            <text:p>97.6947</text:p>
          </table:table-cell>
          <table:table-cell office:value-type="float" office:value="1.32462">
            <text:p>1.32462</text:p>
          </table:table-cell>
          <table:table-cell office:value-type="float" office:value="243.675">
            <text:p>243.6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7.8017">
            <text:p>97.8017</text:p>
          </table:table-cell>
          <table:table-cell office:value-type="float" office:value="1.02016">
            <text:p>1.02016</text:p>
          </table:table-cell>
          <table:table-cell office:value-type="float" office:value="243.98">
            <text:p>243.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7.9055">
            <text:p>97.9055</text:p>
          </table:table-cell>
          <table:table-cell office:value-type="float" office:value="0.708878">
            <text:p>0.708878</text:p>
          </table:table-cell>
          <table:table-cell office:value-type="float" office:value="244.291">
            <text:p>244.2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8.011">
            <text:p>98.011</text:p>
          </table:table-cell>
          <table:table-cell office:value-type="float" office:value="0.375946">
            <text:p>0.375946</text:p>
          </table:table-cell>
          <table:table-cell office:value-type="float" office:value="244.624">
            <text:p>244.6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8.1198">
            <text:p>98.1198</text:p>
          </table:table-cell>
          <table:table-cell office:value-type="float" office:value="0.0161438">
            <text:p>0.0161438</text:p>
          </table:table-cell>
          <table:table-cell office:value-type="float" office:value="244.984">
            <text:p>244.984</text:p>
          </table:table-cell>
          <table:table-cell office:value-type="float" office:value="0.406324">
            <text:p>0.40632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8.2454">
            <text:p>98.2454</text:p>
          </table:table-cell>
          <table:table-cell office:value-type="float" office:value="-0.420471">
            <text:p>-0.420471</text:p>
          </table:table-cell>
          <table:table-cell office:value-type="float" office:value="245.42">
            <text:p>245.42</text:p>
          </table:table-cell>
          <table:table-cell office:value-type="float" office:value="-0.509634">
            <text:p>-0.50963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8.3521">
            <text:p>98.3521</text:p>
          </table:table-cell>
          <table:table-cell office:value-type="float" office:value="-0.808609">
            <text:p>-0.808609</text:p>
          </table:table-cell>
          <table:table-cell office:value-type="float" office:value="245.809">
            <text:p>245.8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8.4662">
            <text:p>98.4662</text:p>
          </table:table-cell>
          <table:table-cell office:value-type="float" office:value="-1.24042">
            <text:p>-1.24042</text:p>
          </table:table-cell>
          <table:table-cell office:value-type="float" office:value="246.24">
            <text:p>246.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8.581">
            <text:p>98.581</text:p>
          </table:table-cell>
          <table:table-cell office:value-type="float" office:value="-1.6911">
            <text:p>-1.6911</text:p>
          </table:table-cell>
          <table:table-cell office:value-type="float" office:value="246.691">
            <text:p>246.6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8.6862">
            <text:p>98.6862</text:p>
          </table:table-cell>
          <table:table-cell office:value-type="float" office:value="-2.11676">
            <text:p>-2.11676</text:p>
          </table:table-cell>
          <table:table-cell office:value-type="float" office:value="247.117">
            <text:p>247.1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8.7927">
            <text:p>98.7927</text:p>
          </table:table-cell>
          <table:table-cell office:value-type="float" office:value="-2.55743">
            <text:p>-2.55743</text:p>
          </table:table-cell>
          <table:table-cell office:value-type="float" office:value="247.557">
            <text:p>247.5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8.9109">
            <text:p>98.9109</text:p>
          </table:table-cell>
          <table:table-cell office:value-type="float" office:value="-3.05367">
            <text:p>-3.05367</text:p>
          </table:table-cell>
          <table:table-cell office:value-type="float" office:value="248.054">
            <text:p>248.0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9.0192">
            <text:p>99.0192</text:p>
          </table:table-cell>
          <table:table-cell office:value-type="float" office:value="-3.51039">
            <text:p>-3.51039</text:p>
          </table:table-cell>
          <table:table-cell office:value-type="float" office:value="248.51">
            <text:p>248.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9.1239">
            <text:p>99.1239</text:p>
          </table:table-cell>
          <table:table-cell office:value-type="float" office:value="-3.9503">
            <text:p>-3.9503</text:p>
          </table:table-cell>
          <table:table-cell office:value-type="float" office:value="248.95">
            <text:p>248.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9.2357">
            <text:p>99.2357</text:p>
          </table:table-cell>
          <table:table-cell office:value-type="float" office:value="-4.4129">
            <text:p>-4.4129</text:p>
          </table:table-cell>
          <table:table-cell office:value-type="float" office:value="249.413">
            <text:p>249.4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9.3358">
            <text:p>99.3358</text:p>
          </table:table-cell>
          <table:table-cell office:value-type="float" office:value="-4.81778">
            <text:p>-4.81778</text:p>
          </table:table-cell>
          <table:table-cell office:value-type="float" office:value="249.818">
            <text:p>249.8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9.4523">
            <text:p>99.4523</text:p>
          </table:table-cell>
          <table:table-cell office:value-type="float" office:value="-5.27254">
            <text:p>-5.27254</text:p>
          </table:table-cell>
          <table:table-cell office:value-type="float" office:value="250.273">
            <text:p>250.2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9.5603">
            <text:p>99.5603</text:p>
          </table:table-cell>
          <table:table-cell office:value-type="float" office:value="-5.6758">
            <text:p>-5.6758</text:p>
          </table:table-cell>
          <table:table-cell office:value-type="float" office:value="250.676">
            <text:p>250.6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9.6669">
            <text:p>99.6669</text:p>
          </table:table-cell>
          <table:table-cell office:value-type="float" office:value="-6.05327">
            <text:p>-6.05327</text:p>
          </table:table-cell>
          <table:table-cell office:value-type="float" office:value="251.053">
            <text:p>251.0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9.7823">
            <text:p>99.7823</text:p>
          </table:table-cell>
          <table:table-cell office:value-type="float" office:value="-6.43646">
            <text:p>-6.43646</text:p>
          </table:table-cell>
          <table:table-cell office:value-type="float" office:value="251.436">
            <text:p>251.4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99.899">
            <text:p>99.899</text:p>
          </table:table-cell>
          <table:table-cell office:value-type="float" office:value="-6.7948">
            <text:p>-6.7948</text:p>
          </table:table-cell>
          <table:table-cell office:value-type="float" office:value="251.795">
            <text:p>251.7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0.004">
            <text:p>100.004</text:p>
          </table:table-cell>
          <table:table-cell office:value-type="float" office:value="-7.09027">
            <text:p>-7.09027</text:p>
          </table:table-cell>
          <table:table-cell office:value-type="float" office:value="252.09">
            <text:p>252.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0.111">
            <text:p>100.111</text:p>
          </table:table-cell>
          <table:table-cell office:value-type="float" office:value="-7.36664">
            <text:p>-7.36664</text:p>
          </table:table-cell>
          <table:table-cell office:value-type="float" office:value="252.367">
            <text:p>252.3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0.213">
            <text:p>100.213</text:p>
          </table:table-cell>
          <table:table-cell office:value-type="float" office:value="-7.60541">
            <text:p>-7.60541</text:p>
          </table:table-cell>
          <table:table-cell office:value-type="float" office:value="252.605">
            <text:p>252.6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0.326">
            <text:p>100.326</text:p>
          </table:table-cell>
          <table:table-cell office:value-type="float" office:value="-7.83977">
            <text:p>-7.83977</text:p>
          </table:table-cell>
          <table:table-cell office:value-type="float" office:value="252.84">
            <text:p>252.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0.453">
            <text:p>100.453</text:p>
          </table:table-cell>
          <table:table-cell office:value-type="float" office:value="-8.06865">
            <text:p>-8.06865</text:p>
          </table:table-cell>
          <table:table-cell office:value-type="float" office:value="253.069">
            <text:p>253.0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0.566">
            <text:p>100.566</text:p>
          </table:table-cell>
          <table:table-cell office:value-type="float" office:value="-8.24187">
            <text:p>-8.24187</text:p>
          </table:table-cell>
          <table:table-cell office:value-type="float" office:value="253.242">
            <text:p>253.2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0.671">
            <text:p>100.671</text:p>
          </table:table-cell>
          <table:table-cell office:value-type="float" office:value="-8.37729">
            <text:p>-8.37729</text:p>
          </table:table-cell>
          <table:table-cell office:value-type="float" office:value="253.377">
            <text:p>253.3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0.778">
            <text:p>100.778</text:p>
          </table:table-cell>
          <table:table-cell office:value-type="float" office:value="-8.49037">
            <text:p>-8.49037</text:p>
          </table:table-cell>
          <table:table-cell office:value-type="float" office:value="253.49">
            <text:p>253.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0.883">
            <text:p>100.883</text:p>
          </table:table-cell>
          <table:table-cell office:value-type="float" office:value="-8.57889">
            <text:p>-8.57889</text:p>
          </table:table-cell>
          <table:table-cell office:value-type="float" office:value="253.579">
            <text:p>253.5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0.989">
            <text:p>100.989</text:p>
          </table:table-cell>
          <table:table-cell office:value-type="float" office:value="-8.64639">
            <text:p>-8.64639</text:p>
          </table:table-cell>
          <table:table-cell office:value-type="float" office:value="253.646">
            <text:p>253.6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1.094">
            <text:p>101.094</text:p>
          </table:table-cell>
          <table:table-cell office:value-type="float" office:value="-8.69194">
            <text:p>-8.69194</text:p>
          </table:table-cell>
          <table:table-cell office:value-type="float" office:value="253.692">
            <text:p>253.6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1.203">
            <text:p>101.203</text:p>
          </table:table-cell>
          <table:table-cell office:value-type="float" office:value="-8.71844">
            <text:p>-8.71844</text:p>
          </table:table-cell>
          <table:table-cell office:value-type="float" office:value="253.718">
            <text:p>253.7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1.323">
            <text:p>101.323</text:p>
          </table:table-cell>
          <table:table-cell office:value-type="float" office:value="-8.72453">
            <text:p>-8.72453</text:p>
          </table:table-cell>
          <table:table-cell office:value-type="float" office:value="253.725">
            <text:p>253.7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1.436">
            <text:p>101.436</text:p>
          </table:table-cell>
          <table:table-cell office:value-type="float" office:value="-8.70946">
            <text:p>-8.70946</text:p>
          </table:table-cell>
          <table:table-cell office:value-type="float" office:value="253.709">
            <text:p>253.7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1.555">
            <text:p>101.555</text:p>
          </table:table-cell>
          <table:table-cell office:value-type="float" office:value="-8.67329">
            <text:p>-8.67329</text:p>
          </table:table-cell>
          <table:table-cell office:value-type="float" office:value="253.673">
            <text:p>253.6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1.665">
            <text:p>101.665</text:p>
          </table:table-cell>
          <table:table-cell office:value-type="float" office:value="-8.62289">
            <text:p>-8.62289</text:p>
          </table:table-cell>
          <table:table-cell office:value-type="float" office:value="253.623">
            <text:p>253.6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1.791">
            <text:p>101.791</text:p>
          </table:table-cell>
          <table:table-cell office:value-type="float" office:value="-8.54543">
            <text:p>-8.54543</text:p>
          </table:table-cell>
          <table:table-cell office:value-type="float" office:value="253.545">
            <text:p>253.5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1.907">
            <text:p>101.907</text:p>
          </table:table-cell>
          <table:table-cell office:value-type="float" office:value="-8.45874">
            <text:p>-8.45874</text:p>
          </table:table-cell>
          <table:table-cell office:value-type="float" office:value="253.459">
            <text:p>253.4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2.011">
            <text:p>102.011</text:p>
          </table:table-cell>
          <table:table-cell office:value-type="float" office:value="-8.36803">
            <text:p>-8.36803</text:p>
          </table:table-cell>
          <table:table-cell office:value-type="float" office:value="253.368">
            <text:p>253.3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2.121">
            <text:p>102.121</text:p>
          </table:table-cell>
          <table:table-cell office:value-type="float" office:value="-8.26041">
            <text:p>-8.26041</text:p>
          </table:table-cell>
          <table:table-cell office:value-type="float" office:value="253.26">
            <text:p>253.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2.224">
            <text:p>102.224</text:p>
          </table:table-cell>
          <table:table-cell office:value-type="float" office:value="-8.15057">
            <text:p>-8.15057</text:p>
          </table:table-cell>
          <table:table-cell office:value-type="float" office:value="253.151">
            <text:p>253.1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2.336">
            <text:p>102.336</text:p>
          </table:table-cell>
          <table:table-cell office:value-type="float" office:value="-8.01949">
            <text:p>-8.01949</text:p>
          </table:table-cell>
          <table:table-cell office:value-type="float" office:value="253.019">
            <text:p>253.0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2.453">
            <text:p>102.453</text:p>
          </table:table-cell>
          <table:table-cell office:value-type="float" office:value="-7.87341">
            <text:p>-7.87341</text:p>
          </table:table-cell>
          <table:table-cell office:value-type="float" office:value="252.873">
            <text:p>252.8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2.557">
            <text:p>102.557</text:p>
          </table:table-cell>
          <table:table-cell office:value-type="float" office:value="-7.73524">
            <text:p>-7.73524</text:p>
          </table:table-cell>
          <table:table-cell office:value-type="float" office:value="252.735">
            <text:p>252.7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2.684">
            <text:p>102.684</text:p>
          </table:table-cell>
          <table:table-cell office:value-type="float" office:value="-7.55913">
            <text:p>-7.55913</text:p>
          </table:table-cell>
          <table:table-cell office:value-type="float" office:value="252.559">
            <text:p>252.5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2.789">
            <text:p>102.789</text:p>
          </table:table-cell>
          <table:table-cell office:value-type="float" office:value="-7.40622">
            <text:p>-7.40622</text:p>
          </table:table-cell>
          <table:table-cell office:value-type="float" office:value="252.406">
            <text:p>252.4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2.904">
            <text:p>102.904</text:p>
          </table:table-cell>
          <table:table-cell office:value-type="float" office:value="-7.23293">
            <text:p>-7.23293</text:p>
          </table:table-cell>
          <table:table-cell office:value-type="float" office:value="252.233">
            <text:p>252.2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3.01">
            <text:p>103.01</text:p>
          </table:table-cell>
          <table:table-cell office:value-type="float" office:value="-7.06693">
            <text:p>-7.06693</text:p>
          </table:table-cell>
          <table:table-cell office:value-type="float" office:value="252.067">
            <text:p>252.0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3.128">
            <text:p>103.128</text:p>
          </table:table-cell>
          <table:table-cell office:value-type="float" office:value="-6.87769">
            <text:p>-6.87769</text:p>
          </table:table-cell>
          <table:table-cell office:value-type="float" office:value="251.878">
            <text:p>251.8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3.229">
            <text:p>103.229</text:p>
          </table:table-cell>
          <table:table-cell office:value-type="float" office:value="-6.71344">
            <text:p>-6.71344</text:p>
          </table:table-cell>
          <table:table-cell office:value-type="float" office:value="251.713">
            <text:p>251.7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3.33">
            <text:p>103.33</text:p>
          </table:table-cell>
          <table:table-cell office:value-type="float" office:value="-6.54413">
            <text:p>-6.54413</text:p>
          </table:table-cell>
          <table:table-cell office:value-type="float" office:value="251.544">
            <text:p>251.5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3.433">
            <text:p>103.433</text:p>
          </table:table-cell>
          <table:table-cell office:value-type="float" office:value="-6.37025">
            <text:p>-6.37025</text:p>
          </table:table-cell>
          <table:table-cell office:value-type="float" office:value="251.37">
            <text:p>251.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3.535">
            <text:p>103.535</text:p>
          </table:table-cell>
          <table:table-cell office:value-type="float" office:value="-6.19421">
            <text:p>-6.19421</text:p>
          </table:table-cell>
          <table:table-cell office:value-type="float" office:value="251.194">
            <text:p>251.1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3.644">
            <text:p>103.644</text:p>
          </table:table-cell>
          <table:table-cell office:value-type="float" office:value="-6.00516">
            <text:p>-6.00516</text:p>
          </table:table-cell>
          <table:table-cell office:value-type="float" office:value="251.005">
            <text:p>251.0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3.755">
            <text:p>103.755</text:p>
          </table:table-cell>
          <table:table-cell office:value-type="float" office:value="-5.81082">
            <text:p>-5.81082</text:p>
          </table:table-cell>
          <table:table-cell office:value-type="float" office:value="250.811">
            <text:p>250.8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3.867">
            <text:p>103.867</text:p>
          </table:table-cell>
          <table:table-cell office:value-type="float" office:value="-5.61331">
            <text:p>-5.61331</text:p>
          </table:table-cell>
          <table:table-cell office:value-type="float" office:value="250.613">
            <text:p>250.6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3.972">
            <text:p>103.972</text:p>
          </table:table-cell>
          <table:table-cell office:value-type="float" office:value="-5.42751">
            <text:p>-5.42751</text:p>
          </table:table-cell>
          <table:table-cell office:value-type="float" office:value="250.428">
            <text:p>250.4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4.082">
            <text:p>104.082</text:p>
          </table:table-cell>
          <table:table-cell office:value-type="float" office:value="-5.23145">
            <text:p>-5.23145</text:p>
          </table:table-cell>
          <table:table-cell office:value-type="float" office:value="250.231">
            <text:p>250.2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4.19">
            <text:p>104.19</text:p>
          </table:table-cell>
          <table:table-cell office:value-type="float" office:value="-5.03687">
            <text:p>-5.03687</text:p>
          </table:table-cell>
          <table:table-cell office:value-type="float" office:value="250.037">
            <text:p>250.0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4.314">
            <text:p>104.314</text:p>
          </table:table-cell>
          <table:table-cell office:value-type="float" office:value="-4.81555">
            <text:p>-4.81555</text:p>
          </table:table-cell>
          <table:table-cell office:value-type="float" office:value="249.816">
            <text:p>249.8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4.416">
            <text:p>104.416</text:p>
          </table:table-cell>
          <table:table-cell office:value-type="float" office:value="-4.63298">
            <text:p>-4.63298</text:p>
          </table:table-cell>
          <table:table-cell office:value-type="float" office:value="249.633">
            <text:p>249.6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4.527">
            <text:p>104.527</text:p>
          </table:table-cell>
          <table:table-cell office:value-type="float" office:value="-4.43303">
            <text:p>-4.43303</text:p>
          </table:table-cell>
          <table:table-cell office:value-type="float" office:value="249.433">
            <text:p>249.4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4.631">
            <text:p>104.631</text:p>
          </table:table-cell>
          <table:table-cell office:value-type="float" office:value="-4.24687">
            <text:p>-4.24687</text:p>
          </table:table-cell>
          <table:table-cell office:value-type="float" office:value="249.247">
            <text:p>249.2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4.737">
            <text:p>104.737</text:p>
          </table:table-cell>
          <table:table-cell office:value-type="float" office:value="-4.05783">
            <text:p>-4.05783</text:p>
          </table:table-cell>
          <table:table-cell office:value-type="float" office:value="249.058">
            <text:p>249.0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4.844">
            <text:p>104.844</text:p>
          </table:table-cell>
          <table:table-cell office:value-type="float" office:value="-3.86775">
            <text:p>-3.86775</text:p>
          </table:table-cell>
          <table:table-cell office:value-type="float" office:value="248.868">
            <text:p>248.8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4.95">
            <text:p>104.95</text:p>
          </table:table-cell>
          <table:table-cell office:value-type="float" office:value="-3.67984">
            <text:p>-3.67984</text:p>
          </table:table-cell>
          <table:table-cell office:value-type="float" office:value="248.68">
            <text:p>248.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5.056">
            <text:p>105.056</text:p>
          </table:table-cell>
          <table:table-cell office:value-type="float" office:value="-3.49255">
            <text:p>-3.49255</text:p>
          </table:table-cell>
          <table:table-cell office:value-type="float" office:value="248.493">
            <text:p>248.4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5.161">
            <text:p>105.161</text:p>
          </table:table-cell>
          <table:table-cell office:value-type="float" office:value="-3.30789">
            <text:p>-3.30789</text:p>
          </table:table-cell>
          <table:table-cell office:value-type="float" office:value="248.308">
            <text:p>248.3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5.267">
            <text:p>105.267</text:p>
          </table:table-cell>
          <table:table-cell office:value-type="float" office:value="-3.12291">
            <text:p>-3.12291</text:p>
          </table:table-cell>
          <table:table-cell office:value-type="float" office:value="248.123">
            <text:p>248.1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5.374">
            <text:p>105.374</text:p>
          </table:table-cell>
          <table:table-cell office:value-type="float" office:value="-2.93689">
            <text:p>-2.93689</text:p>
          </table:table-cell>
          <table:table-cell office:value-type="float" office:value="247.937">
            <text:p>247.9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5.481">
            <text:p>105.481</text:p>
          </table:table-cell>
          <table:table-cell office:value-type="float" office:value="-2.75392">
            <text:p>-2.75392</text:p>
          </table:table-cell>
          <table:table-cell office:value-type="float" office:value="247.754">
            <text:p>247.7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5.592">
            <text:p>105.592</text:p>
          </table:table-cell>
          <table:table-cell office:value-type="float" office:value="-2.5639">
            <text:p>-2.5639</text:p>
          </table:table-cell>
          <table:table-cell office:value-type="float" office:value="247.564">
            <text:p>247.5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5.695">
            <text:p>105.695</text:p>
          </table:table-cell>
          <table:table-cell office:value-type="float" office:value="-2.38744">
            <text:p>-2.38744</text:p>
          </table:table-cell>
          <table:table-cell office:value-type="float" office:value="247.387">
            <text:p>247.3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5.799">
            <text:p>105.799</text:p>
          </table:table-cell>
          <table:table-cell office:value-type="float" office:value="-2.21274">
            <text:p>-2.21274</text:p>
          </table:table-cell>
          <table:table-cell office:value-type="float" office:value="247.213">
            <text:p>247.2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5.914">
            <text:p>105.914</text:p>
          </table:table-cell>
          <table:table-cell office:value-type="float" office:value="-2.02141">
            <text:p>-2.02141</text:p>
          </table:table-cell>
          <table:table-cell office:value-type="float" office:value="247.021">
            <text:p>247.0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6.018">
            <text:p>106.018</text:p>
          </table:table-cell>
          <table:table-cell office:value-type="float" office:value="-1.84839">
            <text:p>-1.84839</text:p>
          </table:table-cell>
          <table:table-cell office:value-type="float" office:value="246.848">
            <text:p>246.8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6.13">
            <text:p>106.13</text:p>
          </table:table-cell>
          <table:table-cell office:value-type="float" office:value="-1.66408">
            <text:p>-1.66408</text:p>
          </table:table-cell>
          <table:table-cell office:value-type="float" office:value="246.664">
            <text:p>246.6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6.234">
            <text:p>106.234</text:p>
          </table:table-cell>
          <table:table-cell office:value-type="float" office:value="-1.49496">
            <text:p>-1.49496</text:p>
          </table:table-cell>
          <table:table-cell office:value-type="float" office:value="246.495">
            <text:p>246.4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6.343">
            <text:p>106.343</text:p>
          </table:table-cell>
          <table:table-cell office:value-type="float" office:value="-1.31958">
            <text:p>-1.31958</text:p>
          </table:table-cell>
          <table:table-cell office:value-type="float" office:value="246.32">
            <text:p>246.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6.478">
            <text:p>106.478</text:p>
          </table:table-cell>
          <table:table-cell office:value-type="float" office:value="-1.1037">
            <text:p>-1.1037</text:p>
          </table:table-cell>
          <table:table-cell office:value-type="float" office:value="246.104">
            <text:p>246.1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6.583">
            <text:p>106.583</text:p>
          </table:table-cell>
          <table:table-cell office:value-type="float" office:value="-0.937271">
            <text:p>-0.937271</text:p>
          </table:table-cell>
          <table:table-cell office:value-type="float" office:value="245.937">
            <text:p>245.9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6.704">
            <text:p>106.704</text:p>
          </table:table-cell>
          <table:table-cell office:value-type="float" office:value="-0.74736">
            <text:p>-0.74736</text:p>
          </table:table-cell>
          <table:table-cell office:value-type="float" office:value="245.747">
            <text:p>245.7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6.81">
            <text:p>106.81</text:p>
          </table:table-cell>
          <table:table-cell office:value-type="float" office:value="-0.583344">
            <text:p>-0.583344</text:p>
          </table:table-cell>
          <table:table-cell office:value-type="float" office:value="245.583">
            <text:p>245.5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6.929">
            <text:p>106.929</text:p>
          </table:table-cell>
          <table:table-cell office:value-type="float" office:value="-0.400406">
            <text:p>-0.400406</text:p>
          </table:table-cell>
          <table:table-cell office:value-type="float" office:value="245.4">
            <text:p>245.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7.033">
            <text:p>107.033</text:p>
          </table:table-cell>
          <table:table-cell office:value-type="float" office:value="-0.24202">
            <text:p>-0.24202</text:p>
          </table:table-cell>
          <table:table-cell office:value-type="float" office:value="245.242">
            <text:p>245.242</text:p>
          </table:table-cell>
          <table:table-cell office:value-type="float" office:value="-0.902916">
            <text:p>-0.902916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7.134">
            <text:p>107.134</text:p>
          </table:table-cell>
          <table:table-cell office:value-type="float" office:value="-0.0905304">
            <text:p>-0.0905304</text:p>
          </table:table-cell>
          <table:table-cell office:value-type="float" office:value="245.091">
            <text:p>245.091</text:p>
          </table:table-cell>
          <table:table-cell office:value-type="float" office:value="-0.594596">
            <text:p>-0.594596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7.238">
            <text:p>107.238</text:p>
          </table:table-cell>
          <table:table-cell office:value-type="float" office:value="0.0648499">
            <text:p>0.0648499</text:p>
          </table:table-cell>
          <table:table-cell office:value-type="float" office:value="244.935">
            <text:p>244.935</text:p>
          </table:table-cell>
          <table:table-cell office:value-type="float" office:value="-0.288088">
            <text:p>-0.288088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7.352">
            <text:p>107.352</text:p>
          </table:table-cell>
          <table:table-cell office:value-type="float" office:value="0.233887">
            <text:p>0.233887</text:p>
          </table:table-cell>
          <table:table-cell office:value-type="float" office:value="244.766">
            <text:p>244.766</text:p>
          </table:table-cell>
          <table:table-cell office:value-type="float" office:value="0.0725865">
            <text:p>0.072586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7.458">
            <text:p>107.458</text:p>
          </table:table-cell>
          <table:table-cell office:value-type="float" office:value="0.388092">
            <text:p>0.388092</text:p>
          </table:table-cell>
          <table:table-cell office:value-type="float" office:value="244.612">
            <text:p>244.612</text:p>
          </table:table-cell>
          <table:table-cell office:value-type="float" office:value="0.371758">
            <text:p>0.371758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7.562">
            <text:p>107.562</text:p>
          </table:table-cell>
          <table:table-cell office:value-type="float" office:value="0.539932">
            <text:p>0.539932</text:p>
          </table:table-cell>
          <table:table-cell office:value-type="float" office:value="244.46">
            <text:p>244.46</text:p>
          </table:table-cell>
          <table:table-cell office:value-type="float" office:value="0.688732">
            <text:p>0.688732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7.68">
            <text:p>107.68</text:p>
          </table:table-cell>
          <table:table-cell office:value-type="float" office:value="0.710205">
            <text:p>0.710205</text:p>
          </table:table-cell>
          <table:table-cell office:value-type="float" office:value="244.29">
            <text:p>244.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7.8">
            <text:p>107.8</text:p>
          </table:table-cell>
          <table:table-cell office:value-type="float" office:value="0.88089">
            <text:p>0.88089</text:p>
          </table:table-cell>
          <table:table-cell office:value-type="float" office:value="244.119">
            <text:p>244.1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7.911">
            <text:p>107.911</text:p>
          </table:table-cell>
          <table:table-cell office:value-type="float" office:value="1.03705">
            <text:p>1.03705</text:p>
          </table:table-cell>
          <table:table-cell office:value-type="float" office:value="243.963">
            <text:p>243.9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8.016">
            <text:p>108.016</text:p>
          </table:table-cell>
          <table:table-cell office:value-type="float" office:value="1.18431">
            <text:p>1.18431</text:p>
          </table:table-cell>
          <table:table-cell office:value-type="float" office:value="243.816">
            <text:p>243.8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8.122">
            <text:p>108.122</text:p>
          </table:table-cell>
          <table:table-cell office:value-type="float" office:value="1.3318">
            <text:p>1.3318</text:p>
          </table:table-cell>
          <table:table-cell office:value-type="float" office:value="243.668">
            <text:p>243.6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8.227">
            <text:p>108.227</text:p>
          </table:table-cell>
          <table:table-cell office:value-type="float" office:value="1.47549">
            <text:p>1.47549</text:p>
          </table:table-cell>
          <table:table-cell office:value-type="float" office:value="243.525">
            <text:p>243.5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8.349">
            <text:p>108.349</text:p>
          </table:table-cell>
          <table:table-cell office:value-type="float" office:value="1.64214">
            <text:p>1.64214</text:p>
          </table:table-cell>
          <table:table-cell office:value-type="float" office:value="243.358">
            <text:p>243.3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8.477">
            <text:p>108.477</text:p>
          </table:table-cell>
          <table:table-cell office:value-type="float" office:value="1.81412">
            <text:p>1.81412</text:p>
          </table:table-cell>
          <table:table-cell office:value-type="float" office:value="243.186">
            <text:p>243.1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8.605">
            <text:p>108.605</text:p>
          </table:table-cell>
          <table:table-cell office:value-type="float" office:value="1.98413">
            <text:p>1.98413</text:p>
          </table:table-cell>
          <table:table-cell office:value-type="float" office:value="243.016">
            <text:p>243.0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8.718">
            <text:p>108.718</text:p>
          </table:table-cell>
          <table:table-cell office:value-type="float" office:value="2.13277">
            <text:p>2.13277</text:p>
          </table:table-cell>
          <table:table-cell office:value-type="float" office:value="242.867">
            <text:p>242.8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8.822">
            <text:p>108.822</text:p>
          </table:table-cell>
          <table:table-cell office:value-type="float" office:value="2.2679">
            <text:p>2.2679</text:p>
          </table:table-cell>
          <table:table-cell office:value-type="float" office:value="242.732">
            <text:p>242.7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8.928">
            <text:p>108.928</text:p>
          </table:table-cell>
          <table:table-cell office:value-type="float" office:value="2.40157">
            <text:p>2.40157</text:p>
          </table:table-cell>
          <table:table-cell office:value-type="float" office:value="242.598">
            <text:p>242.5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9.036">
            <text:p>109.036</text:p>
          </table:table-cell>
          <table:table-cell office:value-type="float" office:value="2.53543">
            <text:p>2.53543</text:p>
          </table:table-cell>
          <table:table-cell office:value-type="float" office:value="242.465">
            <text:p>242.4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9.141">
            <text:p>109.141</text:p>
          </table:table-cell>
          <table:table-cell office:value-type="float" office:value="2.66331">
            <text:p>2.66331</text:p>
          </table:table-cell>
          <table:table-cell office:value-type="float" office:value="242.337">
            <text:p>242.3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9.245">
            <text:p>109.245</text:p>
          </table:table-cell>
          <table:table-cell office:value-type="float" office:value="2.78683">
            <text:p>2.78683</text:p>
          </table:table-cell>
          <table:table-cell office:value-type="float" office:value="242.213">
            <text:p>242.2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9.358">
            <text:p>109.358</text:p>
          </table:table-cell>
          <table:table-cell office:value-type="float" office:value="2.91541">
            <text:p>2.91541</text:p>
          </table:table-cell>
          <table:table-cell office:value-type="float" office:value="242.085">
            <text:p>242.0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9.475">
            <text:p>109.475</text:p>
          </table:table-cell>
          <table:table-cell office:value-type="float" office:value="3.04382">
            <text:p>3.04382</text:p>
          </table:table-cell>
          <table:table-cell office:value-type="float" office:value="241.956">
            <text:p>241.9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9.582">
            <text:p>109.582</text:p>
          </table:table-cell>
          <table:table-cell office:value-type="float" office:value="3.15683">
            <text:p>3.15683</text:p>
          </table:table-cell>
          <table:table-cell office:value-type="float" office:value="241.843">
            <text:p>241.8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9.689">
            <text:p>109.689</text:p>
          </table:table-cell>
          <table:table-cell office:value-type="float" office:value="3.2641">
            <text:p>3.2641</text:p>
          </table:table-cell>
          <table:table-cell office:value-type="float" office:value="241.736">
            <text:p>241.7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9.795">
            <text:p>109.795</text:p>
          </table:table-cell>
          <table:table-cell office:value-type="float" office:value="3.36549">
            <text:p>3.36549</text:p>
          </table:table-cell>
          <table:table-cell office:value-type="float" office:value="241.635">
            <text:p>241.6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09.913">
            <text:p>109.913</text:p>
          </table:table-cell>
          <table:table-cell office:value-type="float" office:value="3.47151">
            <text:p>3.47151</text:p>
          </table:table-cell>
          <table:table-cell office:value-type="float" office:value="241.528">
            <text:p>241.5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0.016">
            <text:p>110.016</text:p>
          </table:table-cell>
          <table:table-cell office:value-type="float" office:value="3.55759">
            <text:p>3.55759</text:p>
          </table:table-cell>
          <table:table-cell office:value-type="float" office:value="241.442">
            <text:p>241.4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0.119">
            <text:p>110.119</text:p>
          </table:table-cell>
          <table:table-cell office:value-type="float" office:value="3.63777">
            <text:p>3.63777</text:p>
          </table:table-cell>
          <table:table-cell office:value-type="float" office:value="241.362">
            <text:p>241.3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0.23">
            <text:p>110.23</text:p>
          </table:table-cell>
          <table:table-cell office:value-type="float" office:value="3.71645">
            <text:p>3.71645</text:p>
          </table:table-cell>
          <table:table-cell office:value-type="float" office:value="241.284">
            <text:p>241.2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0.337">
            <text:p>110.337</text:p>
          </table:table-cell>
          <table:table-cell office:value-type="float" office:value="3.7843">
            <text:p>3.7843</text:p>
          </table:table-cell>
          <table:table-cell office:value-type="float" office:value="241.216">
            <text:p>241.2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0.463">
            <text:p>110.463</text:p>
          </table:table-cell>
          <table:table-cell office:value-type="float" office:value="3.8541">
            <text:p>3.8541</text:p>
          </table:table-cell>
          <table:table-cell office:value-type="float" office:value="241.146">
            <text:p>241.1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0.573">
            <text:p>110.573</text:p>
          </table:table-cell>
          <table:table-cell office:value-type="float" office:value="3.90512">
            <text:p>3.90512</text:p>
          </table:table-cell>
          <table:table-cell office:value-type="float" office:value="241.095">
            <text:p>241.0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0.681">
            <text:p>110.681</text:p>
          </table:table-cell>
          <table:table-cell office:value-type="float" office:value="3.94615">
            <text:p>3.94615</text:p>
          </table:table-cell>
          <table:table-cell office:value-type="float" office:value="241.054">
            <text:p>241.0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0.788">
            <text:p>110.788</text:p>
          </table:table-cell>
          <table:table-cell office:value-type="float" office:value="3.97688">
            <text:p>3.97688</text:p>
          </table:table-cell>
          <table:table-cell office:value-type="float" office:value="241.023">
            <text:p>241.0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0.9">
            <text:p>110.9</text:p>
          </table:table-cell>
          <table:table-cell office:value-type="float" office:value="3.9984">
            <text:p>3.9984</text:p>
          </table:table-cell>
          <table:table-cell office:value-type="float" office:value="241.002">
            <text:p>241.0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1.004">
            <text:p>111.004</text:p>
          </table:table-cell>
          <table:table-cell office:value-type="float" office:value="4.00774">
            <text:p>4.00774</text:p>
          </table:table-cell>
          <table:table-cell office:value-type="float" office:value="240.992">
            <text:p>240.9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1.11">
            <text:p>111.11</text:p>
          </table:table-cell>
          <table:table-cell office:value-type="float" office:value="4.00659">
            <text:p>4.00659</text:p>
          </table:table-cell>
          <table:table-cell office:value-type="float" office:value="240.993">
            <text:p>240.9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1.236">
            <text:p>111.236</text:p>
          </table:table-cell>
          <table:table-cell office:value-type="float" office:value="3.99031">
            <text:p>3.99031</text:p>
          </table:table-cell>
          <table:table-cell office:value-type="float" office:value="241.01">
            <text:p>241.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1.341">
            <text:p>111.341</text:p>
          </table:table-cell>
          <table:table-cell office:value-type="float" office:value="3.96378">
            <text:p>3.96378</text:p>
          </table:table-cell>
          <table:table-cell office:value-type="float" office:value="241.036">
            <text:p>241.0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1.458">
            <text:p>111.458</text:p>
          </table:table-cell>
          <table:table-cell office:value-type="float" office:value="3.91956">
            <text:p>3.91956</text:p>
          </table:table-cell>
          <table:table-cell office:value-type="float" office:value="241.08">
            <text:p>241.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1.568">
            <text:p>111.568</text:p>
          </table:table-cell>
          <table:table-cell office:value-type="float" office:value="3.86357">
            <text:p>3.86357</text:p>
          </table:table-cell>
          <table:table-cell office:value-type="float" office:value="241.136">
            <text:p>241.1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1.671">
            <text:p>111.671</text:p>
          </table:table-cell>
          <table:table-cell office:value-type="float" office:value="3.79765">
            <text:p>3.79765</text:p>
          </table:table-cell>
          <table:table-cell office:value-type="float" office:value="241.202">
            <text:p>241.2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1.791">
            <text:p>111.791</text:p>
          </table:table-cell>
          <table:table-cell office:value-type="float" office:value="3.70493">
            <text:p>3.70493</text:p>
          </table:table-cell>
          <table:table-cell office:value-type="float" office:value="241.295">
            <text:p>241.2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1.899">
            <text:p>111.899</text:p>
          </table:table-cell>
          <table:table-cell office:value-type="float" office:value="3.60544">
            <text:p>3.60544</text:p>
          </table:table-cell>
          <table:table-cell office:value-type="float" office:value="241.395">
            <text:p>241.3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2.016">
            <text:p>112.016</text:p>
          </table:table-cell>
          <table:table-cell office:value-type="float" office:value="3.479">
            <text:p>3.479</text:p>
          </table:table-cell>
          <table:table-cell office:value-type="float" office:value="241.521">
            <text:p>241.5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2.124">
            <text:p>112.124</text:p>
          </table:table-cell>
          <table:table-cell office:value-type="float" office:value="3.34735">
            <text:p>3.34735</text:p>
          </table:table-cell>
          <table:table-cell office:value-type="float" office:value="241.653">
            <text:p>241.6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2.231">
            <text:p>112.231</text:p>
          </table:table-cell>
          <table:table-cell office:value-type="float" office:value="3.19949">
            <text:p>3.19949</text:p>
          </table:table-cell>
          <table:table-cell office:value-type="float" office:value="241.801">
            <text:p>241.8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2.335">
            <text:p>112.335</text:p>
          </table:table-cell>
          <table:table-cell office:value-type="float" office:value="3.04202">
            <text:p>3.04202</text:p>
          </table:table-cell>
          <table:table-cell office:value-type="float" office:value="241.958">
            <text:p>241.9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2.458">
            <text:p>112.458</text:p>
          </table:table-cell>
          <table:table-cell office:value-type="float" office:value="2.83383">
            <text:p>2.83383</text:p>
          </table:table-cell>
          <table:table-cell office:value-type="float" office:value="242.166">
            <text:p>242.1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2.569">
            <text:p>112.569</text:p>
          </table:table-cell>
          <table:table-cell office:value-type="float" office:value="2.62743">
            <text:p>2.62743</text:p>
          </table:table-cell>
          <table:table-cell office:value-type="float" office:value="242.373">
            <text:p>242.3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2.673">
            <text:p>112.673</text:p>
          </table:table-cell>
          <table:table-cell office:value-type="float" office:value="2.41772">
            <text:p>2.41772</text:p>
          </table:table-cell>
          <table:table-cell office:value-type="float" office:value="242.582">
            <text:p>242.5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2.779">
            <text:p>112.779</text:p>
          </table:table-cell>
          <table:table-cell office:value-type="float" office:value="2.18562">
            <text:p>2.18562</text:p>
          </table:table-cell>
          <table:table-cell office:value-type="float" office:value="242.814">
            <text:p>242.8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2.884">
            <text:p>112.884</text:p>
          </table:table-cell>
          <table:table-cell office:value-type="float" office:value="1.94064">
            <text:p>1.94064</text:p>
          </table:table-cell>
          <table:table-cell office:value-type="float" office:value="243.059">
            <text:p>243.0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2.987">
            <text:p>112.987</text:p>
          </table:table-cell>
          <table:table-cell office:value-type="float" office:value="1.68375">
            <text:p>1.68375</text:p>
          </table:table-cell>
          <table:table-cell office:value-type="float" office:value="243.316">
            <text:p>243.3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3.093">
            <text:p>113.093</text:p>
          </table:table-cell>
          <table:table-cell office:value-type="float" office:value="1.40349">
            <text:p>1.40349</text:p>
          </table:table-cell>
          <table:table-cell office:value-type="float" office:value="243.597">
            <text:p>243.5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3.198">
            <text:p>113.198</text:p>
          </table:table-cell>
          <table:table-cell office:value-type="float" office:value="1.10831">
            <text:p>1.10831</text:p>
          </table:table-cell>
          <table:table-cell office:value-type="float" office:value="243.892">
            <text:p>243.8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3.303">
            <text:p>113.303</text:p>
          </table:table-cell>
          <table:table-cell office:value-type="float" office:value="0.798096">
            <text:p>0.798096</text:p>
          </table:table-cell>
          <table:table-cell office:value-type="float" office:value="244.202">
            <text:p>244.2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3.415">
            <text:p>113.415</text:p>
          </table:table-cell>
          <table:table-cell office:value-type="float" office:value="0.447556">
            <text:p>0.447556</text:p>
          </table:table-cell>
          <table:table-cell office:value-type="float" office:value="244.552">
            <text:p>244.5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3.521">
            <text:p>113.521</text:p>
          </table:table-cell>
          <table:table-cell office:value-type="float" office:value="0.102417">
            <text:p>0.102417</text:p>
          </table:table-cell>
          <table:table-cell office:value-type="float" office:value="244.898">
            <text:p>244.898</text:p>
          </table:table-cell>
          <table:table-cell office:value-type="float" office:value="0.580422">
            <text:p>0.580422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3.626">
            <text:p>113.626</text:p>
          </table:table-cell>
          <table:table-cell office:value-type="float" office:value="-0.260864">
            <text:p>-0.260864</text:p>
          </table:table-cell>
          <table:table-cell office:value-type="float" office:value="245.261">
            <text:p>245.261</text:p>
          </table:table-cell>
          <table:table-cell office:value-type="float" office:value="-0.154264">
            <text:p>-0.15426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3.733">
            <text:p>113.733</text:p>
          </table:table-cell>
          <table:table-cell office:value-type="float" office:value="-0.640732">
            <text:p>-0.640732</text:p>
          </table:table-cell>
          <table:table-cell office:value-type="float" office:value="245.641">
            <text:p>245.641</text:p>
          </table:table-cell>
          <table:table-cell office:value-type="float" office:value="-0.92883">
            <text:p>-0.92883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3.838">
            <text:p>113.838</text:p>
          </table:table-cell>
          <table:table-cell office:value-type="float" office:value="-1.03262">
            <text:p>-1.03262</text:p>
          </table:table-cell>
          <table:table-cell office:value-type="float" office:value="246.033">
            <text:p>246.0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3.945">
            <text:p>113.945</text:p>
          </table:table-cell>
          <table:table-cell office:value-type="float" office:value="-1.44649">
            <text:p>-1.44649</text:p>
          </table:table-cell>
          <table:table-cell office:value-type="float" office:value="246.446">
            <text:p>246.4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4.065">
            <text:p>114.065</text:p>
          </table:table-cell>
          <table:table-cell office:value-type="float" office:value="-1.92596">
            <text:p>-1.92596</text:p>
          </table:table-cell>
          <table:table-cell office:value-type="float" office:value="246.926">
            <text:p>246.9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4.182">
            <text:p>114.182</text:p>
          </table:table-cell>
          <table:table-cell office:value-type="float" office:value="-2.40715">
            <text:p>-2.40715</text:p>
          </table:table-cell>
          <table:table-cell office:value-type="float" office:value="247.407">
            <text:p>247.4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4.292">
            <text:p>114.292</text:p>
          </table:table-cell>
          <table:table-cell office:value-type="float" office:value="-2.86629">
            <text:p>-2.86629</text:p>
          </table:table-cell>
          <table:table-cell office:value-type="float" office:value="247.866">
            <text:p>247.8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4.399">
            <text:p>114.399</text:p>
          </table:table-cell>
          <table:table-cell office:value-type="float" office:value="-3.31639">
            <text:p>-3.31639</text:p>
          </table:table-cell>
          <table:table-cell office:value-type="float" office:value="248.316">
            <text:p>248.3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4.52">
            <text:p>114.52</text:p>
          </table:table-cell>
          <table:table-cell office:value-type="float" office:value="-3.8289">
            <text:p>-3.8289</text:p>
          </table:table-cell>
          <table:table-cell office:value-type="float" office:value="248.829">
            <text:p>248.8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4.639">
            <text:p>114.639</text:p>
          </table:table-cell>
          <table:table-cell office:value-type="float" office:value="-4.32489">
            <text:p>-4.32489</text:p>
          </table:table-cell>
          <table:table-cell office:value-type="float" office:value="249.325">
            <text:p>249.3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4.755">
            <text:p>114.755</text:p>
          </table:table-cell>
          <table:table-cell office:value-type="float" office:value="-4.79309">
            <text:p>-4.79309</text:p>
          </table:table-cell>
          <table:table-cell office:value-type="float" office:value="249.793">
            <text:p>249.7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4.862">
            <text:p>114.862</text:p>
          </table:table-cell>
          <table:table-cell office:value-type="float" office:value="-5.21178">
            <text:p>-5.21178</text:p>
          </table:table-cell>
          <table:table-cell office:value-type="float" office:value="250.212">
            <text:p>250.2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4.97">
            <text:p>114.97</text:p>
          </table:table-cell>
          <table:table-cell office:value-type="float" office:value="-5.61955">
            <text:p>-5.61955</text:p>
          </table:table-cell>
          <table:table-cell office:value-type="float" office:value="250.62">
            <text:p>250.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5.078">
            <text:p>115.078</text:p>
          </table:table-cell>
          <table:table-cell office:value-type="float" office:value="-6.00536">
            <text:p>-6.00536</text:p>
          </table:table-cell>
          <table:table-cell office:value-type="float" office:value="251.005">
            <text:p>251.0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5.186">
            <text:p>115.186</text:p>
          </table:table-cell>
          <table:table-cell office:value-type="float" office:value="-6.36606">
            <text:p>-6.36606</text:p>
          </table:table-cell>
          <table:table-cell office:value-type="float" office:value="251.366">
            <text:p>251.3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5.312">
            <text:p>115.312</text:p>
          </table:table-cell>
          <table:table-cell office:value-type="float" office:value="-6.75757">
            <text:p>-6.75757</text:p>
          </table:table-cell>
          <table:table-cell office:value-type="float" office:value="251.758">
            <text:p>251.7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5.419">
            <text:p>115.419</text:p>
          </table:table-cell>
          <table:table-cell office:value-type="float" office:value="-7.06366">
            <text:p>-7.06366</text:p>
          </table:table-cell>
          <table:table-cell office:value-type="float" office:value="252.064">
            <text:p>252.0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5.531">
            <text:p>115.531</text:p>
          </table:table-cell>
          <table:table-cell office:value-type="float" office:value="-7.35423">
            <text:p>-7.35423</text:p>
          </table:table-cell>
          <table:table-cell office:value-type="float" office:value="252.354">
            <text:p>252.3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5.645">
            <text:p>115.645</text:p>
          </table:table-cell>
          <table:table-cell office:value-type="float" office:value="-7.61961">
            <text:p>-7.61961</text:p>
          </table:table-cell>
          <table:table-cell office:value-type="float" office:value="252.62">
            <text:p>252.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5.749">
            <text:p>115.749</text:p>
          </table:table-cell>
          <table:table-cell office:value-type="float" office:value="-7.83424">
            <text:p>-7.83424</text:p>
          </table:table-cell>
          <table:table-cell office:value-type="float" office:value="252.834">
            <text:p>252.8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5.854">
            <text:p>115.854</text:p>
          </table:table-cell>
          <table:table-cell office:value-type="float" office:value="-8.02681">
            <text:p>-8.02681</text:p>
          </table:table-cell>
          <table:table-cell office:value-type="float" office:value="253.027">
            <text:p>253.0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5.961">
            <text:p>115.961</text:p>
          </table:table-cell>
          <table:table-cell office:value-type="float" office:value="-8.19618">
            <text:p>-8.19618</text:p>
          </table:table-cell>
          <table:table-cell office:value-type="float" office:value="253.196">
            <text:p>253.1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6.082">
            <text:p>116.082</text:p>
          </table:table-cell>
          <table:table-cell office:value-type="float" office:value="-8.35809">
            <text:p>-8.35809</text:p>
          </table:table-cell>
          <table:table-cell office:value-type="float" office:value="253.358">
            <text:p>253.3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6.187">
            <text:p>116.187</text:p>
          </table:table-cell>
          <table:table-cell office:value-type="float" office:value="-8.4724">
            <text:p>-8.4724</text:p>
          </table:table-cell>
          <table:table-cell office:value-type="float" office:value="253.472">
            <text:p>253.4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6.314">
            <text:p>116.314</text:p>
          </table:table-cell>
          <table:table-cell office:value-type="float" office:value="-8.58046">
            <text:p>-8.58046</text:p>
          </table:table-cell>
          <table:table-cell office:value-type="float" office:value="253.58">
            <text:p>253.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6.423">
            <text:p>116.423</text:p>
          </table:table-cell>
          <table:table-cell office:value-type="float" office:value="-8.64772">
            <text:p>-8.64772</text:p>
          </table:table-cell>
          <table:table-cell office:value-type="float" office:value="253.648">
            <text:p>253.6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6.529">
            <text:p>116.529</text:p>
          </table:table-cell>
          <table:table-cell office:value-type="float" office:value="-8.69211">
            <text:p>-8.69211</text:p>
          </table:table-cell>
          <table:table-cell office:value-type="float" office:value="253.692">
            <text:p>253.6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6.636">
            <text:p>116.636</text:p>
          </table:table-cell>
          <table:table-cell office:value-type="float" office:value="-8.71643">
            <text:p>-8.71643</text:p>
          </table:table-cell>
          <table:table-cell office:value-type="float" office:value="253.716">
            <text:p>253.7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6.74">
            <text:p>116.74</text:p>
          </table:table-cell>
          <table:table-cell office:value-type="float" office:value="-8.72157">
            <text:p>-8.72157</text:p>
          </table:table-cell>
          <table:table-cell office:value-type="float" office:value="253.722">
            <text:p>253.7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6.842">
            <text:p>116.842</text:p>
          </table:table-cell>
          <table:table-cell office:value-type="float" office:value="-8.71002">
            <text:p>-8.71002</text:p>
          </table:table-cell>
          <table:table-cell office:value-type="float" office:value="253.71">
            <text:p>253.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6.948">
            <text:p>116.948</text:p>
          </table:table-cell>
          <table:table-cell office:value-type="float" office:value="-8.68178">
            <text:p>-8.68178</text:p>
          </table:table-cell>
          <table:table-cell office:value-type="float" office:value="253.682">
            <text:p>253.6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7.052">
            <text:p>117.052</text:p>
          </table:table-cell>
          <table:table-cell office:value-type="float" office:value="-8.63829">
            <text:p>-8.63829</text:p>
          </table:table-cell>
          <table:table-cell office:value-type="float" office:value="253.638">
            <text:p>253.6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7.155">
            <text:p>117.155</text:p>
          </table:table-cell>
          <table:table-cell office:value-type="float" office:value="-8.58167">
            <text:p>-8.58167</text:p>
          </table:table-cell>
          <table:table-cell office:value-type="float" office:value="253.582">
            <text:p>253.5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7.261">
            <text:p>117.261</text:p>
          </table:table-cell>
          <table:table-cell office:value-type="float" office:value="-8.50989">
            <text:p>-8.50989</text:p>
          </table:table-cell>
          <table:table-cell office:value-type="float" office:value="253.51">
            <text:p>253.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7.363">
            <text:p>117.363</text:p>
          </table:table-cell>
          <table:table-cell office:value-type="float" office:value="-8.42883">
            <text:p>-8.42883</text:p>
          </table:table-cell>
          <table:table-cell office:value-type="float" office:value="253.429">
            <text:p>253.4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7.475">
            <text:p>117.475</text:p>
          </table:table-cell>
          <table:table-cell office:value-type="float" office:value="-8.32722">
            <text:p>-8.32722</text:p>
          </table:table-cell>
          <table:table-cell office:value-type="float" office:value="253.327">
            <text:p>253.3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7.579">
            <text:p>117.579</text:p>
          </table:table-cell>
          <table:table-cell office:value-type="float" office:value="-8.22255">
            <text:p>-8.22255</text:p>
          </table:table-cell>
          <table:table-cell office:value-type="float" office:value="253.223">
            <text:p>253.2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7.694">
            <text:p>117.694</text:p>
          </table:table-cell>
          <table:table-cell office:value-type="float" office:value="-8.09459">
            <text:p>-8.09459</text:p>
          </table:table-cell>
          <table:table-cell office:value-type="float" office:value="253.095">
            <text:p>253.0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7.802">
            <text:p>117.802</text:p>
          </table:table-cell>
          <table:table-cell office:value-type="float" office:value="-7.9662">
            <text:p>-7.9662</text:p>
          </table:table-cell>
          <table:table-cell office:value-type="float" office:value="252.966">
            <text:p>252.9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7.912">
            <text:p>117.912</text:p>
          </table:table-cell>
          <table:table-cell office:value-type="float" office:value="-7.8264">
            <text:p>-7.8264</text:p>
          </table:table-cell>
          <table:table-cell office:value-type="float" office:value="252.826">
            <text:p>252.8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8.022">
            <text:p>118.022</text:p>
          </table:table-cell>
          <table:table-cell office:value-type="float" office:value="-7.67798">
            <text:p>-7.67798</text:p>
          </table:table-cell>
          <table:table-cell office:value-type="float" office:value="252.678">
            <text:p>252.6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8.131">
            <text:p>118.131</text:p>
          </table:table-cell>
          <table:table-cell office:value-type="float" office:value="-7.52303">
            <text:p>-7.52303</text:p>
          </table:table-cell>
          <table:table-cell office:value-type="float" office:value="252.523">
            <text:p>252.5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8.235">
            <text:p>118.235</text:p>
          </table:table-cell>
          <table:table-cell office:value-type="float" office:value="-7.37109">
            <text:p>-7.37109</text:p>
          </table:table-cell>
          <table:table-cell office:value-type="float" office:value="252.371">
            <text:p>252.3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8.338">
            <text:p>118.338</text:p>
          </table:table-cell>
          <table:table-cell office:value-type="float" office:value="-7.21458">
            <text:p>-7.21458</text:p>
          </table:table-cell>
          <table:table-cell office:value-type="float" office:value="252.215">
            <text:p>252.2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8.443">
            <text:p>118.443</text:p>
          </table:table-cell>
          <table:table-cell office:value-type="float" office:value="-7.0504">
            <text:p>-7.0504</text:p>
          </table:table-cell>
          <table:table-cell office:value-type="float" office:value="252.05">
            <text:p>252.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8.556">
            <text:p>118.556</text:p>
          </table:table-cell>
          <table:table-cell office:value-type="float" office:value="-6.86929">
            <text:p>-6.86929</text:p>
          </table:table-cell>
          <table:table-cell office:value-type="float" office:value="251.869">
            <text:p>251.8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8.671">
            <text:p>118.671</text:p>
          </table:table-cell>
          <table:table-cell office:value-type="float" office:value="-6.68031">
            <text:p>-6.68031</text:p>
          </table:table-cell>
          <table:table-cell office:value-type="float" office:value="251.68">
            <text:p>251.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8.799">
            <text:p>118.799</text:p>
          </table:table-cell>
          <table:table-cell office:value-type="float" office:value="-6.46588">
            <text:p>-6.46588</text:p>
          </table:table-cell>
          <table:table-cell office:value-type="float" office:value="251.466">
            <text:p>251.4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8.907">
            <text:p>118.907</text:p>
          </table:table-cell>
          <table:table-cell office:value-type="float" office:value="-6.28197">
            <text:p>-6.28197</text:p>
          </table:table-cell>
          <table:table-cell office:value-type="float" office:value="251.282">
            <text:p>251.2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9.019">
            <text:p>119.019</text:p>
          </table:table-cell>
          <table:table-cell office:value-type="float" office:value="-6.08859">
            <text:p>-6.08859</text:p>
          </table:table-cell>
          <table:table-cell office:value-type="float" office:value="251.089">
            <text:p>251.0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9.123">
            <text:p>119.123</text:p>
          </table:table-cell>
          <table:table-cell office:value-type="float" office:value="-5.90758">
            <text:p>-5.90758</text:p>
          </table:table-cell>
          <table:table-cell office:value-type="float" office:value="250.908">
            <text:p>250.9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9.226">
            <text:p>119.226</text:p>
          </table:table-cell>
          <table:table-cell office:value-type="float" office:value="-5.72646">
            <text:p>-5.72646</text:p>
          </table:table-cell>
          <table:table-cell office:value-type="float" office:value="250.726">
            <text:p>250.7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9.332">
            <text:p>119.332</text:p>
          </table:table-cell>
          <table:table-cell office:value-type="float" office:value="-5.5379">
            <text:p>-5.5379</text:p>
          </table:table-cell>
          <table:table-cell office:value-type="float" office:value="250.538">
            <text:p>250.5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9.453">
            <text:p>119.453</text:p>
          </table:table-cell>
          <table:table-cell office:value-type="float" office:value="-5.32227">
            <text:p>-5.32227</text:p>
          </table:table-cell>
          <table:table-cell office:value-type="float" office:value="250.322">
            <text:p>250.3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9.559">
            <text:p>119.559</text:p>
          </table:table-cell>
          <table:table-cell office:value-type="float" office:value="-5.1335">
            <text:p>-5.1335</text:p>
          </table:table-cell>
          <table:table-cell office:value-type="float" office:value="250.133">
            <text:p>250.1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9.664">
            <text:p>119.664</text:p>
          </table:table-cell>
          <table:table-cell office:value-type="float" office:value="-4.94615">
            <text:p>-4.94615</text:p>
          </table:table-cell>
          <table:table-cell office:value-type="float" office:value="249.946">
            <text:p>249.9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9.77">
            <text:p>119.77</text:p>
          </table:table-cell>
          <table:table-cell office:value-type="float" office:value="-4.75574">
            <text:p>-4.75574</text:p>
          </table:table-cell>
          <table:table-cell office:value-type="float" office:value="249.756">
            <text:p>249.7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9.876">
            <text:p>119.876</text:p>
          </table:table-cell>
          <table:table-cell office:value-type="float" office:value="-4.565">
            <text:p>-4.565</text:p>
          </table:table-cell>
          <table:table-cell office:value-type="float" office:value="249.565">
            <text:p>249.5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19.99">
            <text:p>119.99</text:p>
          </table:table-cell>
          <table:table-cell office:value-type="float" office:value="-4.36032">
            <text:p>-4.36032</text:p>
          </table:table-cell>
          <table:table-cell office:value-type="float" office:value="249.36">
            <text:p>249.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0.095">
            <text:p>120.095</text:p>
          </table:table-cell>
          <table:table-cell office:value-type="float" office:value="-4.17392">
            <text:p>-4.17392</text:p>
          </table:table-cell>
          <table:table-cell office:value-type="float" office:value="249.174">
            <text:p>249.1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0.199">
            <text:p>120.199</text:p>
          </table:table-cell>
          <table:table-cell office:value-type="float" office:value="-3.98718">
            <text:p>-3.98718</text:p>
          </table:table-cell>
          <table:table-cell office:value-type="float" office:value="248.987">
            <text:p>248.9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0.302">
            <text:p>120.302</text:p>
          </table:table-cell>
          <table:table-cell office:value-type="float" office:value="-3.80383">
            <text:p>-3.80383</text:p>
          </table:table-cell>
          <table:table-cell office:value-type="float" office:value="248.804">
            <text:p>248.8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0.405">
            <text:p>120.405</text:p>
          </table:table-cell>
          <table:table-cell office:value-type="float" office:value="-3.62267">
            <text:p>-3.62267</text:p>
          </table:table-cell>
          <table:table-cell office:value-type="float" office:value="248.623">
            <text:p>248.6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0.52">
            <text:p>120.52</text:p>
          </table:table-cell>
          <table:table-cell office:value-type="float" office:value="-3.41858">
            <text:p>-3.41858</text:p>
          </table:table-cell>
          <table:table-cell office:value-type="float" office:value="248.419">
            <text:p>248.4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0.625">
            <text:p>120.625</text:p>
          </table:table-cell>
          <table:table-cell office:value-type="float" office:value="-3.2357">
            <text:p>-3.2357</text:p>
          </table:table-cell>
          <table:table-cell office:value-type="float" office:value="248.236">
            <text:p>248.2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0.751">
            <text:p>120.751</text:p>
          </table:table-cell>
          <table:table-cell office:value-type="float" office:value="-3.01686">
            <text:p>-3.01686</text:p>
          </table:table-cell>
          <table:table-cell office:value-type="float" office:value="248.017">
            <text:p>248.0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0.867">
            <text:p>120.867</text:p>
          </table:table-cell>
          <table:table-cell office:value-type="float" office:value="-2.81496">
            <text:p>-2.81496</text:p>
          </table:table-cell>
          <table:table-cell office:value-type="float" office:value="247.815">
            <text:p>247.8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0.979">
            <text:p>120.979</text:p>
          </table:table-cell>
          <table:table-cell office:value-type="float" office:value="-2.6241">
            <text:p>-2.6241</text:p>
          </table:table-cell>
          <table:table-cell office:value-type="float" office:value="247.624">
            <text:p>247.6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1.087">
            <text:p>121.087</text:p>
          </table:table-cell>
          <table:table-cell office:value-type="float" office:value="-2.43867">
            <text:p>-2.43867</text:p>
          </table:table-cell>
          <table:table-cell office:value-type="float" office:value="247.439">
            <text:p>247.4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1.194">
            <text:p>121.194</text:p>
          </table:table-cell>
          <table:table-cell office:value-type="float" office:value="-2.25919">
            <text:p>-2.25919</text:p>
          </table:table-cell>
          <table:table-cell office:value-type="float" office:value="247.259">
            <text:p>247.2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1.296">
            <text:p>121.296</text:p>
          </table:table-cell>
          <table:table-cell office:value-type="float" office:value="-2.0878">
            <text:p>-2.0878</text:p>
          </table:table-cell>
          <table:table-cell office:value-type="float" office:value="247.088">
            <text:p>247.0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1.401">
            <text:p>121.401</text:p>
          </table:table-cell>
          <table:table-cell office:value-type="float" office:value="-1.91318">
            <text:p>-1.91318</text:p>
          </table:table-cell>
          <table:table-cell office:value-type="float" office:value="246.913">
            <text:p>246.9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1.529">
            <text:p>121.529</text:p>
          </table:table-cell>
          <table:table-cell office:value-type="float" office:value="-1.70186">
            <text:p>-1.70186</text:p>
          </table:table-cell>
          <table:table-cell office:value-type="float" office:value="246.702">
            <text:p>246.7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1.643">
            <text:p>121.643</text:p>
          </table:table-cell>
          <table:table-cell office:value-type="float" office:value="-1.5155">
            <text:p>-1.5155</text:p>
          </table:table-cell>
          <table:table-cell office:value-type="float" office:value="246.516">
            <text:p>246.5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1.766">
            <text:p>121.766</text:p>
          </table:table-cell>
          <table:table-cell office:value-type="float" office:value="-1.31793">
            <text:p>-1.31793</text:p>
          </table:table-cell>
          <table:table-cell office:value-type="float" office:value="246.318">
            <text:p>246.3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1.885">
            <text:p>121.885</text:p>
          </table:table-cell>
          <table:table-cell office:value-type="float" office:value="-1.12671">
            <text:p>-1.12671</text:p>
          </table:table-cell>
          <table:table-cell office:value-type="float" office:value="246.127">
            <text:p>246.1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1.998">
            <text:p>121.998</text:p>
          </table:table-cell>
          <table:table-cell office:value-type="float" office:value="-0.948654">
            <text:p>-0.948654</text:p>
          </table:table-cell>
          <table:table-cell office:value-type="float" office:value="245.949">
            <text:p>245.9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2.099">
            <text:p>122.099</text:p>
          </table:table-cell>
          <table:table-cell office:value-type="float" office:value="-0.79007">
            <text:p>-0.79007</text:p>
          </table:table-cell>
          <table:table-cell office:value-type="float" office:value="245.79">
            <text:p>245.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2.207">
            <text:p>122.207</text:p>
          </table:table-cell>
          <table:table-cell office:value-type="float" office:value="-0.621841">
            <text:p>-0.621841</text:p>
          </table:table-cell>
          <table:table-cell office:value-type="float" office:value="245.622">
            <text:p>245.6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2.323">
            <text:p>122.323</text:p>
          </table:table-cell>
          <table:table-cell office:value-type="float" office:value="-0.442535">
            <text:p>-0.442535</text:p>
          </table:table-cell>
          <table:table-cell office:value-type="float" office:value="245.443">
            <text:p>245.4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2.426">
            <text:p>122.426</text:p>
          </table:table-cell>
          <table:table-cell office:value-type="float" office:value="-0.286942">
            <text:p>-0.286942</text:p>
          </table:table-cell>
          <table:table-cell office:value-type="float" office:value="245.287">
            <text:p>245.2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2.551">
            <text:p>122.551</text:p>
          </table:table-cell>
          <table:table-cell office:value-type="float" office:value="-0.0969696">
            <text:p>-0.0969696</text:p>
          </table:table-cell>
          <table:table-cell office:value-type="float" office:value="245.097">
            <text:p>245.097</text:p>
          </table:table-cell>
          <table:table-cell office:value-type="float" office:value="-0.598276">
            <text:p>-0.598276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2.661">
            <text:p>122.661</text:p>
          </table:table-cell>
          <table:table-cell office:value-type="float" office:value="0.0675659">
            <text:p>0.0675659</text:p>
          </table:table-cell>
          <table:table-cell office:value-type="float" office:value="244.932">
            <text:p>244.932</text:p>
          </table:table-cell>
          <table:table-cell office:value-type="float" office:value="-0.265833">
            <text:p>-0.265833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2.779">
            <text:p>122.779</text:p>
          </table:table-cell>
          <table:table-cell office:value-type="float" office:value="0.24144">
            <text:p>0.24144</text:p>
          </table:table-cell>
          <table:table-cell office:value-type="float" office:value="244.759">
            <text:p>244.759</text:p>
          </table:table-cell>
          <table:table-cell office:value-type="float" office:value="0.0855301">
            <text:p>0.0855301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2.887">
            <text:p>122.887</text:p>
          </table:table-cell>
          <table:table-cell office:value-type="float" office:value="0.399597">
            <text:p>0.399597</text:p>
          </table:table-cell>
          <table:table-cell office:value-type="float" office:value="244.6">
            <text:p>244.6</text:p>
          </table:table-cell>
          <table:table-cell office:value-type="float" office:value="0.408715">
            <text:p>0.40871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3.015">
            <text:p>123.015</text:p>
          </table:table-cell>
          <table:table-cell office:value-type="float" office:value="0.585144">
            <text:p>0.585144</text:p>
          </table:table-cell>
          <table:table-cell office:value-type="float" office:value="244.415">
            <text:p>244.415</text:p>
          </table:table-cell>
          <table:table-cell office:value-type="float" office:value="0.797223">
            <text:p>0.797223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3.126">
            <text:p>123.126</text:p>
          </table:table-cell>
          <table:table-cell office:value-type="float" office:value="0.744507">
            <text:p>0.744507</text:p>
          </table:table-cell>
          <table:table-cell office:value-type="float" office:value="244.255">
            <text:p>244.2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3.232">
            <text:p>123.232</text:p>
          </table:table-cell>
          <table:table-cell office:value-type="float" office:value="0.894806">
            <text:p>0.894806</text:p>
          </table:table-cell>
          <table:table-cell office:value-type="float" office:value="244.105">
            <text:p>244.1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3.336">
            <text:p>123.336</text:p>
          </table:table-cell>
          <table:table-cell office:value-type="float" office:value="1.04228">
            <text:p>1.04228</text:p>
          </table:table-cell>
          <table:table-cell office:value-type="float" office:value="243.958">
            <text:p>243.9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3.44">
            <text:p>123.44</text:p>
          </table:table-cell>
          <table:table-cell office:value-type="float" office:value="1.18739">
            <text:p>1.18739</text:p>
          </table:table-cell>
          <table:table-cell office:value-type="float" office:value="243.813">
            <text:p>243.8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3.553">
            <text:p>123.553</text:p>
          </table:table-cell>
          <table:table-cell office:value-type="float" office:value="1.34447">
            <text:p>1.34447</text:p>
          </table:table-cell>
          <table:table-cell office:value-type="float" office:value="243.656">
            <text:p>243.6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3.664">
            <text:p>123.664</text:p>
          </table:table-cell>
          <table:table-cell office:value-type="float" office:value="1.49678">
            <text:p>1.49678</text:p>
          </table:table-cell>
          <table:table-cell office:value-type="float" office:value="243.503">
            <text:p>243.5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3.777">
            <text:p>123.777</text:p>
          </table:table-cell>
          <table:table-cell office:value-type="float" office:value="1.65125">
            <text:p>1.65125</text:p>
          </table:table-cell>
          <table:table-cell office:value-type="float" office:value="243.349">
            <text:p>243.3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3.887">
            <text:p>123.887</text:p>
          </table:table-cell>
          <table:table-cell office:value-type="float" office:value="1.79979">
            <text:p>1.79979</text:p>
          </table:table-cell>
          <table:table-cell office:value-type="float" office:value="243.2">
            <text:p>243.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3.992">
            <text:p>123.992</text:p>
          </table:table-cell>
          <table:table-cell office:value-type="float" office:value="1.93979">
            <text:p>1.93979</text:p>
          </table:table-cell>
          <table:table-cell office:value-type="float" office:value="243.06">
            <text:p>243.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4.11">
            <text:p>124.11</text:p>
          </table:table-cell>
          <table:table-cell office:value-type="float" office:value="2.09514">
            <text:p>2.09514</text:p>
          </table:table-cell>
          <table:table-cell office:value-type="float" office:value="242.905">
            <text:p>242.9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4.227">
            <text:p>124.227</text:p>
          </table:table-cell>
          <table:table-cell office:value-type="float" office:value="2.2477">
            <text:p>2.2477</text:p>
          </table:table-cell>
          <table:table-cell office:value-type="float" office:value="242.752">
            <text:p>242.7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4.346">
            <text:p>124.346</text:p>
          </table:table-cell>
          <table:table-cell office:value-type="float" office:value="2.39818">
            <text:p>2.39818</text:p>
          </table:table-cell>
          <table:table-cell office:value-type="float" office:value="242.602">
            <text:p>242.6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4.46">
            <text:p>124.46</text:p>
          </table:table-cell>
          <table:table-cell office:value-type="float" office:value="2.54024">
            <text:p>2.54024</text:p>
          </table:table-cell>
          <table:table-cell office:value-type="float" office:value="242.46">
            <text:p>242.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4.58">
            <text:p>124.58</text:p>
          </table:table-cell>
          <table:table-cell office:value-type="float" office:value="2.68549">
            <text:p>2.68549</text:p>
          </table:table-cell>
          <table:table-cell office:value-type="float" office:value="242.315">
            <text:p>242.3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4.684">
            <text:p>124.684</text:p>
          </table:table-cell>
          <table:table-cell office:value-type="float" office:value="2.80843">
            <text:p>2.80843</text:p>
          </table:table-cell>
          <table:table-cell office:value-type="float" office:value="242.192">
            <text:p>242.1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4.809">
            <text:p>124.809</text:p>
          </table:table-cell>
          <table:table-cell office:value-type="float" office:value="2.95003">
            <text:p>2.95003</text:p>
          </table:table-cell>
          <table:table-cell office:value-type="float" office:value="242.05">
            <text:p>242.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4.938">
            <text:p>124.938</text:p>
          </table:table-cell>
          <table:table-cell office:value-type="float" office:value="3.08998">
            <text:p>3.08998</text:p>
          </table:table-cell>
          <table:table-cell office:value-type="float" office:value="241.91">
            <text:p>241.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5.041">
            <text:p>125.041</text:p>
          </table:table-cell>
          <table:table-cell office:value-type="float" office:value="3.19681">
            <text:p>3.19681</text:p>
          </table:table-cell>
          <table:table-cell office:value-type="float" office:value="241.803">
            <text:p>241.8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5.154">
            <text:p>125.154</text:p>
          </table:table-cell>
          <table:table-cell office:value-type="float" office:value="3.30832">
            <text:p>3.30832</text:p>
          </table:table-cell>
          <table:table-cell office:value-type="float" office:value="241.692">
            <text:p>241.6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5.255">
            <text:p>125.255</text:p>
          </table:table-cell>
          <table:table-cell office:value-type="float" office:value="3.40282">
            <text:p>3.40282</text:p>
          </table:table-cell>
          <table:table-cell office:value-type="float" office:value="241.597">
            <text:p>241.5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5.367">
            <text:p>125.367</text:p>
          </table:table-cell>
          <table:table-cell office:value-type="float" office:value="3.50186">
            <text:p>3.50186</text:p>
          </table:table-cell>
          <table:table-cell office:value-type="float" office:value="241.498">
            <text:p>241.4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5.471">
            <text:p>125.471</text:p>
          </table:table-cell>
          <table:table-cell office:value-type="float" office:value="3.58702">
            <text:p>3.58702</text:p>
          </table:table-cell>
          <table:table-cell office:value-type="float" office:value="241.413">
            <text:p>241.4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5.578">
            <text:p>125.578</text:p>
          </table:table-cell>
          <table:table-cell office:value-type="float" office:value="3.6683">
            <text:p>3.6683</text:p>
          </table:table-cell>
          <table:table-cell office:value-type="float" office:value="241.332">
            <text:p>241.3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5.682">
            <text:p>125.682</text:p>
          </table:table-cell>
          <table:table-cell office:value-type="float" office:value="3.74022">
            <text:p>3.74022</text:p>
          </table:table-cell>
          <table:table-cell office:value-type="float" office:value="241.26">
            <text:p>241.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5.8">
            <text:p>125.8</text:p>
          </table:table-cell>
          <table:table-cell office:value-type="float" office:value="3.81276">
            <text:p>3.81276</text:p>
          </table:table-cell>
          <table:table-cell office:value-type="float" office:value="241.187">
            <text:p>241.1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5.922">
            <text:p>125.922</text:p>
          </table:table-cell>
          <table:table-cell office:value-type="float" office:value="3.87726">
            <text:p>3.87726</text:p>
          </table:table-cell>
          <table:table-cell office:value-type="float" office:value="241.123">
            <text:p>241.1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6.038">
            <text:p>126.038</text:p>
          </table:table-cell>
          <table:table-cell office:value-type="float" office:value="3.92821">
            <text:p>3.92821</text:p>
          </table:table-cell>
          <table:table-cell office:value-type="float" office:value="241.072">
            <text:p>241.0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6.152">
            <text:p>126.152</text:p>
          </table:table-cell>
          <table:table-cell office:value-type="float" office:value="3.96756">
            <text:p>3.96756</text:p>
          </table:table-cell>
          <table:table-cell office:value-type="float" office:value="241.032">
            <text:p>241.0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6.26">
            <text:p>126.26</text:p>
          </table:table-cell>
          <table:table-cell office:value-type="float" office:value="3.99438">
            <text:p>3.99438</text:p>
          </table:table-cell>
          <table:table-cell office:value-type="float" office:value="241.006">
            <text:p>241.0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6.372">
            <text:p>126.372</text:p>
          </table:table-cell>
          <table:table-cell office:value-type="float" office:value="4.01114">
            <text:p>4.01114</text:p>
          </table:table-cell>
          <table:table-cell office:value-type="float" office:value="240.989">
            <text:p>240.9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6.474">
            <text:p>126.474</text:p>
          </table:table-cell>
          <table:table-cell office:value-type="float" office:value="4.01601">
            <text:p>4.01601</text:p>
          </table:table-cell>
          <table:table-cell office:value-type="float" office:value="240.984">
            <text:p>240.9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6.577">
            <text:p>126.577</text:p>
          </table:table-cell>
          <table:table-cell office:value-type="float" office:value="4.01059">
            <text:p>4.01059</text:p>
          </table:table-cell>
          <table:table-cell office:value-type="float" office:value="240.989">
            <text:p>240.9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6.681">
            <text:p>126.681</text:p>
          </table:table-cell>
          <table:table-cell office:value-type="float" office:value="3.99393">
            <text:p>3.99393</text:p>
          </table:table-cell>
          <table:table-cell office:value-type="float" office:value="241.006">
            <text:p>241.0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6.783">
            <text:p>126.783</text:p>
          </table:table-cell>
          <table:table-cell office:value-type="float" office:value="3.96609">
            <text:p>3.96609</text:p>
          </table:table-cell>
          <table:table-cell office:value-type="float" office:value="241.034">
            <text:p>241.0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6.89">
            <text:p>126.89</text:p>
          </table:table-cell>
          <table:table-cell office:value-type="float" office:value="3.92464">
            <text:p>3.92464</text:p>
          </table:table-cell>
          <table:table-cell office:value-type="float" office:value="241.075">
            <text:p>241.0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6.993">
            <text:p>126.993</text:p>
          </table:table-cell>
          <table:table-cell office:value-type="float" office:value="3.87175">
            <text:p>3.87175</text:p>
          </table:table-cell>
          <table:table-cell office:value-type="float" office:value="241.128">
            <text:p>241.1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7.096">
            <text:p>127.096</text:p>
          </table:table-cell>
          <table:table-cell office:value-type="float" office:value="3.80617">
            <text:p>3.80617</text:p>
          </table:table-cell>
          <table:table-cell office:value-type="float" office:value="241.194">
            <text:p>241.1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7.2">
            <text:p>127.2</text:p>
          </table:table-cell>
          <table:table-cell office:value-type="float" office:value="3.72714">
            <text:p>3.72714</text:p>
          </table:table-cell>
          <table:table-cell office:value-type="float" office:value="241.273">
            <text:p>241.2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7.304">
            <text:p>127.304</text:p>
          </table:table-cell>
          <table:table-cell office:value-type="float" office:value="3.63332">
            <text:p>3.63332</text:p>
          </table:table-cell>
          <table:table-cell office:value-type="float" office:value="241.367">
            <text:p>241.3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7.427">
            <text:p>127.427</text:p>
          </table:table-cell>
          <table:table-cell office:value-type="float" office:value="3.50455">
            <text:p>3.50455</text:p>
          </table:table-cell>
          <table:table-cell office:value-type="float" office:value="241.495">
            <text:p>241.4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7.546">
            <text:p>127.546</text:p>
          </table:table-cell>
          <table:table-cell office:value-type="float" office:value="3.36047">
            <text:p>3.36047</text:p>
          </table:table-cell>
          <table:table-cell office:value-type="float" office:value="241.64">
            <text:p>241.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7.671">
            <text:p>127.671</text:p>
          </table:table-cell>
          <table:table-cell office:value-type="float" office:value="3.18773">
            <text:p>3.18773</text:p>
          </table:table-cell>
          <table:table-cell office:value-type="float" office:value="241.812">
            <text:p>241.8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7.785">
            <text:p>127.785</text:p>
          </table:table-cell>
          <table:table-cell office:value-type="float" office:value="3.01015">
            <text:p>3.01015</text:p>
          </table:table-cell>
          <table:table-cell office:value-type="float" office:value="241.99">
            <text:p>241.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7.89">
            <text:p>127.89</text:p>
          </table:table-cell>
          <table:table-cell office:value-type="float" office:value="2.83064">
            <text:p>2.83064</text:p>
          </table:table-cell>
          <table:table-cell office:value-type="float" office:value="242.169">
            <text:p>242.1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8.004">
            <text:p>128.004</text:p>
          </table:table-cell>
          <table:table-cell office:value-type="float" office:value="2.61685">
            <text:p>2.61685</text:p>
          </table:table-cell>
          <table:table-cell office:value-type="float" office:value="242.383">
            <text:p>242.3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8.109">
            <text:p>128.109</text:p>
          </table:table-cell>
          <table:table-cell office:value-type="float" office:value="2.40411">
            <text:p>2.40411</text:p>
          </table:table-cell>
          <table:table-cell office:value-type="float" office:value="242.596">
            <text:p>242.5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8.221">
            <text:p>128.221</text:p>
          </table:table-cell>
          <table:table-cell office:value-type="float" office:value="2.15878">
            <text:p>2.15878</text:p>
          </table:table-cell>
          <table:table-cell office:value-type="float" office:value="242.841">
            <text:p>242.8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8.339">
            <text:p>128.339</text:p>
          </table:table-cell>
          <table:table-cell office:value-type="float" office:value="1.87804">
            <text:p>1.87804</text:p>
          </table:table-cell>
          <table:table-cell office:value-type="float" office:value="243.122">
            <text:p>243.1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8.445">
            <text:p>128.445</text:p>
          </table:table-cell>
          <table:table-cell office:value-type="float" office:value="1.6078">
            <text:p>1.6078</text:p>
          </table:table-cell>
          <table:table-cell office:value-type="float" office:value="243.392">
            <text:p>243.3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8.549">
            <text:p>128.549</text:p>
          </table:table-cell>
          <table:table-cell office:value-type="float" office:value="1.32872">
            <text:p>1.32872</text:p>
          </table:table-cell>
          <table:table-cell office:value-type="float" office:value="243.671">
            <text:p>243.6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8.65">
            <text:p>128.65</text:p>
          </table:table-cell>
          <table:table-cell office:value-type="float" office:value="1.04059">
            <text:p>1.04059</text:p>
          </table:table-cell>
          <table:table-cell office:value-type="float" office:value="243.959">
            <text:p>243.9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8.753">
            <text:p>128.753</text:p>
          </table:table-cell>
          <table:table-cell office:value-type="float" office:value="0.73201">
            <text:p>0.73201</text:p>
          </table:table-cell>
          <table:table-cell office:value-type="float" office:value="244.268">
            <text:p>244.2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8.856">
            <text:p>128.856</text:p>
          </table:table-cell>
          <table:table-cell office:value-type="float" office:value="0.408936">
            <text:p>0.408936</text:p>
          </table:table-cell>
          <table:table-cell office:value-type="float" office:value="244.591">
            <text:p>244.5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8.973">
            <text:p>128.973</text:p>
          </table:table-cell>
          <table:table-cell office:value-type="float" office:value="0.0199432">
            <text:p>0.0199432</text:p>
          </table:table-cell>
          <table:table-cell office:value-type="float" office:value="244.98">
            <text:p>244.98</text:p>
          </table:table-cell>
          <table:table-cell office:value-type="float" office:value="0.390476">
            <text:p>0.390476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9.094">
            <text:p>129.094</text:p>
          </table:table-cell>
          <table:table-cell office:value-type="float" office:value="-0.399368">
            <text:p>-0.399368</text:p>
          </table:table-cell>
          <table:table-cell office:value-type="float" office:value="245.399">
            <text:p>245.399</text:p>
          </table:table-cell>
          <table:table-cell office:value-type="float" office:value="-0.446831">
            <text:p>-0.446831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9.208">
            <text:p>129.208</text:p>
          </table:table-cell>
          <table:table-cell office:value-type="float" office:value="-0.814423">
            <text:p>-0.814423</text:p>
          </table:table-cell>
          <table:table-cell office:value-type="float" office:value="245.814">
            <text:p>245.8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9.326">
            <text:p>129.326</text:p>
          </table:table-cell>
          <table:table-cell office:value-type="float" office:value="-1.26367">
            <text:p>-1.26367</text:p>
          </table:table-cell>
          <table:table-cell office:value-type="float" office:value="246.264">
            <text:p>246.2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9.431">
            <text:p>129.431</text:p>
          </table:table-cell>
          <table:table-cell office:value-type="float" office:value="-1.67528">
            <text:p>-1.67528</text:p>
          </table:table-cell>
          <table:table-cell office:value-type="float" office:value="246.675">
            <text:p>246.6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9.543">
            <text:p>129.543</text:p>
          </table:table-cell>
          <table:table-cell office:value-type="float" office:value="-2.13235">
            <text:p>-2.13235</text:p>
          </table:table-cell>
          <table:table-cell office:value-type="float" office:value="247.132">
            <text:p>247.1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9.657">
            <text:p>129.657</text:p>
          </table:table-cell>
          <table:table-cell office:value-type="float" office:value="-2.6039">
            <text:p>-2.6039</text:p>
          </table:table-cell>
          <table:table-cell office:value-type="float" office:value="247.604">
            <text:p>247.6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9.773">
            <text:p>129.773</text:p>
          </table:table-cell>
          <table:table-cell office:value-type="float" office:value="-3.09027">
            <text:p>-3.09027</text:p>
          </table:table-cell>
          <table:table-cell office:value-type="float" office:value="248.09">
            <text:p>248.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9.875">
            <text:p>129.875</text:p>
          </table:table-cell>
          <table:table-cell office:value-type="float" office:value="-3.5213">
            <text:p>-3.5213</text:p>
          </table:table-cell>
          <table:table-cell office:value-type="float" office:value="248.521">
            <text:p>248.5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29.993">
            <text:p>129.993</text:p>
          </table:table-cell>
          <table:table-cell office:value-type="float" office:value="-4.01566">
            <text:p>-4.01566</text:p>
          </table:table-cell>
          <table:table-cell office:value-type="float" office:value="249.016">
            <text:p>249.0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0.1">
            <text:p>130.1</text:p>
          </table:table-cell>
          <table:table-cell office:value-type="float" office:value="-4.45573">
            <text:p>-4.45573</text:p>
          </table:table-cell>
          <table:table-cell office:value-type="float" office:value="249.456">
            <text:p>249.4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0.204">
            <text:p>130.204</text:p>
          </table:table-cell>
          <table:table-cell office:value-type="float" office:value="-4.87448">
            <text:p>-4.87448</text:p>
          </table:table-cell>
          <table:table-cell office:value-type="float" office:value="249.874">
            <text:p>249.8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0.311">
            <text:p>130.311</text:p>
          </table:table-cell>
          <table:table-cell office:value-type="float" office:value="-5.28856">
            <text:p>-5.28856</text:p>
          </table:table-cell>
          <table:table-cell office:value-type="float" office:value="250.289">
            <text:p>250.2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0.418">
            <text:p>130.418</text:p>
          </table:table-cell>
          <table:table-cell office:value-type="float" office:value="-5.6873">
            <text:p>-5.6873</text:p>
          </table:table-cell>
          <table:table-cell office:value-type="float" office:value="250.687">
            <text:p>250.6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0.529">
            <text:p>130.529</text:p>
          </table:table-cell>
          <table:table-cell office:value-type="float" office:value="-6.07654">
            <text:p>-6.07654</text:p>
          </table:table-cell>
          <table:table-cell office:value-type="float" office:value="251.077">
            <text:p>251.0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0.633">
            <text:p>130.633</text:p>
          </table:table-cell>
          <table:table-cell office:value-type="float" office:value="-6.4171">
            <text:p>-6.4171</text:p>
          </table:table-cell>
          <table:table-cell office:value-type="float" office:value="251.417">
            <text:p>251.4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0.752">
            <text:p>130.752</text:p>
          </table:table-cell>
          <table:table-cell office:value-type="float" office:value="-6.78232">
            <text:p>-6.78232</text:p>
          </table:table-cell>
          <table:table-cell office:value-type="float" office:value="251.782">
            <text:p>251.7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0.863">
            <text:p>130.863</text:p>
          </table:table-cell>
          <table:table-cell office:value-type="float" office:value="-7.092">
            <text:p>-7.092</text:p>
          </table:table-cell>
          <table:table-cell office:value-type="float" office:value="252.092">
            <text:p>252.0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0.969">
            <text:p>130.969</text:p>
          </table:table-cell>
          <table:table-cell office:value-type="float" office:value="-7.36159">
            <text:p>-7.36159</text:p>
          </table:table-cell>
          <table:table-cell office:value-type="float" office:value="252.362">
            <text:p>252.3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1.077">
            <text:p>131.077</text:p>
          </table:table-cell>
          <table:table-cell office:value-type="float" office:value="-7.60995">
            <text:p>-7.60995</text:p>
          </table:table-cell>
          <table:table-cell office:value-type="float" office:value="252.61">
            <text:p>252.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1.179">
            <text:p>131.179</text:p>
          </table:table-cell>
          <table:table-cell office:value-type="float" office:value="-7.81859">
            <text:p>-7.81859</text:p>
          </table:table-cell>
          <table:table-cell office:value-type="float" office:value="252.819">
            <text:p>252.8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1.284">
            <text:p>131.284</text:p>
          </table:table-cell>
          <table:table-cell office:value-type="float" office:value="-8.00896">
            <text:p>-8.00896</text:p>
          </table:table-cell>
          <table:table-cell office:value-type="float" office:value="253.009">
            <text:p>253.0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1.389">
            <text:p>131.389</text:p>
          </table:table-cell>
          <table:table-cell office:value-type="float" office:value="-8.17317">
            <text:p>-8.17317</text:p>
          </table:table-cell>
          <table:table-cell office:value-type="float" office:value="253.173">
            <text:p>253.1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1.49">
            <text:p>131.49</text:p>
          </table:table-cell>
          <table:table-cell office:value-type="float" office:value="-8.30766">
            <text:p>-8.30766</text:p>
          </table:table-cell>
          <table:table-cell office:value-type="float" office:value="253.308">
            <text:p>253.3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1.609">
            <text:p>131.609</text:p>
          </table:table-cell>
          <table:table-cell office:value-type="float" office:value="-8.43866">
            <text:p>-8.43866</text:p>
          </table:table-cell>
          <table:table-cell office:value-type="float" office:value="253.439">
            <text:p>253.4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1.728">
            <text:p>131.728</text:p>
          </table:table-cell>
          <table:table-cell office:value-type="float" office:value="-8.54044">
            <text:p>-8.54044</text:p>
          </table:table-cell>
          <table:table-cell office:value-type="float" office:value="253.54">
            <text:p>253.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1.83">
            <text:p>131.83</text:p>
          </table:table-cell>
          <table:table-cell office:value-type="float" office:value="-8.6058">
            <text:p>-8.6058</text:p>
          </table:table-cell>
          <table:table-cell office:value-type="float" office:value="253.606">
            <text:p>253.6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1.934">
            <text:p>131.934</text:p>
          </table:table-cell>
          <table:table-cell office:value-type="float" office:value="-8.6517">
            <text:p>-8.6517</text:p>
          </table:table-cell>
          <table:table-cell office:value-type="float" office:value="253.652">
            <text:p>253.6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2.039">
            <text:p>132.039</text:p>
          </table:table-cell>
          <table:table-cell office:value-type="float" office:value="-8.67845">
            <text:p>-8.67845</text:p>
          </table:table-cell>
          <table:table-cell office:value-type="float" office:value="253.678">
            <text:p>253.6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2.142">
            <text:p>132.142</text:p>
          </table:table-cell>
          <table:table-cell office:value-type="float" office:value="-8.68651">
            <text:p>-8.68651</text:p>
          </table:table-cell>
          <table:table-cell office:value-type="float" office:value="253.687">
            <text:p>253.6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2.243">
            <text:p>132.243</text:p>
          </table:table-cell>
          <table:table-cell office:value-type="float" office:value="-8.67793">
            <text:p>-8.67793</text:p>
          </table:table-cell>
          <table:table-cell office:value-type="float" office:value="253.678">
            <text:p>253.6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2.355">
            <text:p>132.355</text:p>
          </table:table-cell>
          <table:table-cell office:value-type="float" office:value="-8.65044">
            <text:p>-8.65044</text:p>
          </table:table-cell>
          <table:table-cell office:value-type="float" office:value="253.65">
            <text:p>253.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2.459">
            <text:p>132.459</text:p>
          </table:table-cell>
          <table:table-cell office:value-type="float" office:value="-8.60951">
            <text:p>-8.60951</text:p>
          </table:table-cell>
          <table:table-cell office:value-type="float" office:value="253.61">
            <text:p>253.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2.574">
            <text:p>132.574</text:p>
          </table:table-cell>
          <table:table-cell office:value-type="float" office:value="-8.54692">
            <text:p>-8.54692</text:p>
          </table:table-cell>
          <table:table-cell office:value-type="float" office:value="253.547">
            <text:p>253.5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2.689">
            <text:p>132.689</text:p>
          </table:table-cell>
          <table:table-cell office:value-type="float" office:value="-8.46883">
            <text:p>-8.46883</text:p>
          </table:table-cell>
          <table:table-cell office:value-type="float" office:value="253.469">
            <text:p>253.4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2.816">
            <text:p>132.816</text:p>
          </table:table-cell>
          <table:table-cell office:value-type="float" office:value="-8.36526">
            <text:p>-8.36526</text:p>
          </table:table-cell>
          <table:table-cell office:value-type="float" office:value="253.365">
            <text:p>253.3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2.931">
            <text:p>132.931</text:p>
          </table:table-cell>
          <table:table-cell office:value-type="float" office:value="-8.25742">
            <text:p>-8.25742</text:p>
          </table:table-cell>
          <table:table-cell office:value-type="float" office:value="253.257">
            <text:p>253.2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3.034">
            <text:p>133.034</text:p>
          </table:table-cell>
          <table:table-cell office:value-type="float" office:value="-8.14941">
            <text:p>-8.14941</text:p>
          </table:table-cell>
          <table:table-cell office:value-type="float" office:value="253.149">
            <text:p>253.1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3.138">
            <text:p>133.138</text:p>
          </table:table-cell>
          <table:table-cell office:value-type="float" office:value="-8.03224">
            <text:p>-8.03224</text:p>
          </table:table-cell>
          <table:table-cell office:value-type="float" office:value="253.032">
            <text:p>253.0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3.243">
            <text:p>133.243</text:p>
          </table:table-cell>
          <table:table-cell office:value-type="float" office:value="-7.90405">
            <text:p>-7.90405</text:p>
          </table:table-cell>
          <table:table-cell office:value-type="float" office:value="252.904">
            <text:p>252.9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3.346">
            <text:p>133.346</text:p>
          </table:table-cell>
          <table:table-cell office:value-type="float" office:value="-7.77206">
            <text:p>-7.77206</text:p>
          </table:table-cell>
          <table:table-cell office:value-type="float" office:value="252.772">
            <text:p>252.7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3.462">
            <text:p>133.462</text:p>
          </table:table-cell>
          <table:table-cell office:value-type="float" office:value="-7.61511">
            <text:p>-7.61511</text:p>
          </table:table-cell>
          <table:table-cell office:value-type="float" office:value="252.615">
            <text:p>252.6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3.565">
            <text:p>133.565</text:p>
          </table:table-cell>
          <table:table-cell office:value-type="float" office:value="-7.46883">
            <text:p>-7.46883</text:p>
          </table:table-cell>
          <table:table-cell office:value-type="float" office:value="252.469">
            <text:p>252.4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3.67">
            <text:p>133.67</text:p>
          </table:table-cell>
          <table:table-cell office:value-type="float" office:value="-7.31398">
            <text:p>-7.31398</text:p>
          </table:table-cell>
          <table:table-cell office:value-type="float" office:value="252.314">
            <text:p>252.3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3.77">
            <text:p>133.77</text:p>
          </table:table-cell>
          <table:table-cell office:value-type="float" office:value="-7.1609">
            <text:p>-7.1609</text:p>
          </table:table-cell>
          <table:table-cell office:value-type="float" office:value="252.161">
            <text:p>252.1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3.889">
            <text:p>133.889</text:p>
          </table:table-cell>
          <table:table-cell office:value-type="float" office:value="-6.9747">
            <text:p>-6.9747</text:p>
          </table:table-cell>
          <table:table-cell office:value-type="float" office:value="251.975">
            <text:p>251.9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4.008">
            <text:p>134.008</text:p>
          </table:table-cell>
          <table:table-cell office:value-type="float" office:value="-6.78224">
            <text:p>-6.78224</text:p>
          </table:table-cell>
          <table:table-cell office:value-type="float" office:value="251.782">
            <text:p>251.7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4.129">
            <text:p>134.129</text:p>
          </table:table-cell>
          <table:table-cell office:value-type="float" office:value="-6.58215">
            <text:p>-6.58215</text:p>
          </table:table-cell>
          <table:table-cell office:value-type="float" office:value="251.582">
            <text:p>251.5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4.23">
            <text:p>134.23</text:p>
          </table:table-cell>
          <table:table-cell office:value-type="float" office:value="-6.41202">
            <text:p>-6.41202</text:p>
          </table:table-cell>
          <table:table-cell office:value-type="float" office:value="251.412">
            <text:p>251.4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4.339">
            <text:p>134.339</text:p>
          </table:table-cell>
          <table:table-cell office:value-type="float" office:value="-6.22624">
            <text:p>-6.22624</text:p>
          </table:table-cell>
          <table:table-cell office:value-type="float" office:value="251.226">
            <text:p>251.2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4.454">
            <text:p>134.454</text:p>
          </table:table-cell>
          <table:table-cell office:value-type="float" office:value="-6.0274">
            <text:p>-6.0274</text:p>
          </table:table-cell>
          <table:table-cell office:value-type="float" office:value="251.027">
            <text:p>251.0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4.569">
            <text:p>134.569</text:p>
          </table:table-cell>
          <table:table-cell office:value-type="float" office:value="-5.82643">
            <text:p>-5.82643</text:p>
          </table:table-cell>
          <table:table-cell office:value-type="float" office:value="250.826">
            <text:p>250.8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4.669">
            <text:p>134.669</text:p>
          </table:table-cell>
          <table:table-cell office:value-type="float" office:value="-5.64877">
            <text:p>-5.64877</text:p>
          </table:table-cell>
          <table:table-cell office:value-type="float" office:value="250.649">
            <text:p>250.6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4.788">
            <text:p>134.788</text:p>
          </table:table-cell>
          <table:table-cell office:value-type="float" office:value="-5.43832">
            <text:p>-5.43832</text:p>
          </table:table-cell>
          <table:table-cell office:value-type="float" office:value="250.438">
            <text:p>250.4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4.891">
            <text:p>134.891</text:p>
          </table:table-cell>
          <table:table-cell office:value-type="float" office:value="-5.25612">
            <text:p>-5.25612</text:p>
          </table:table-cell>
          <table:table-cell office:value-type="float" office:value="250.256">
            <text:p>250.2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4.995">
            <text:p>134.995</text:p>
          </table:table-cell>
          <table:table-cell office:value-type="float" office:value="-5.06938">
            <text:p>-5.06938</text:p>
          </table:table-cell>
          <table:table-cell office:value-type="float" office:value="250.069">
            <text:p>250.0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5.107">
            <text:p>135.107</text:p>
          </table:table-cell>
          <table:table-cell office:value-type="float" office:value="-4.86868">
            <text:p>-4.86868</text:p>
          </table:table-cell>
          <table:table-cell office:value-type="float" office:value="249.869">
            <text:p>249.8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5.23">
            <text:p>135.23</text:p>
          </table:table-cell>
          <table:table-cell office:value-type="float" office:value="-4.64886">
            <text:p>-4.64886</text:p>
          </table:table-cell>
          <table:table-cell office:value-type="float" office:value="249.649">
            <text:p>249.6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5.342">
            <text:p>135.342</text:p>
          </table:table-cell>
          <table:table-cell office:value-type="float" office:value="-4.44771">
            <text:p>-4.44771</text:p>
          </table:table-cell>
          <table:table-cell office:value-type="float" office:value="249.448">
            <text:p>249.4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5.462">
            <text:p>135.462</text:p>
          </table:table-cell>
          <table:table-cell office:value-type="float" office:value="-4.23203">
            <text:p>-4.23203</text:p>
          </table:table-cell>
          <table:table-cell office:value-type="float" office:value="249.232">
            <text:p>249.2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5.575">
            <text:p>135.575</text:p>
          </table:table-cell>
          <table:table-cell office:value-type="float" office:value="-4.03046">
            <text:p>-4.03046</text:p>
          </table:table-cell>
          <table:table-cell office:value-type="float" office:value="249.03">
            <text:p>249.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5.694">
            <text:p>135.694</text:p>
          </table:table-cell>
          <table:table-cell office:value-type="float" office:value="-3.81938">
            <text:p>-3.81938</text:p>
          </table:table-cell>
          <table:table-cell office:value-type="float" office:value="248.819">
            <text:p>248.8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5.8">
            <text:p>135.8</text:p>
          </table:table-cell>
          <table:table-cell office:value-type="float" office:value="-3.63155">
            <text:p>-3.63155</text:p>
          </table:table-cell>
          <table:table-cell office:value-type="float" office:value="248.632">
            <text:p>248.6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5.914">
            <text:p>135.914</text:p>
          </table:table-cell>
          <table:table-cell office:value-type="float" office:value="-3.43004">
            <text:p>-3.43004</text:p>
          </table:table-cell>
          <table:table-cell office:value-type="float" office:value="248.43">
            <text:p>248.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6.019">
            <text:p>136.019</text:p>
          </table:table-cell>
          <table:table-cell office:value-type="float" office:value="-3.24568">
            <text:p>-3.24568</text:p>
          </table:table-cell>
          <table:table-cell office:value-type="float" office:value="248.246">
            <text:p>248.2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6.123">
            <text:p>136.123</text:p>
          </table:table-cell>
          <table:table-cell office:value-type="float" office:value="-3.06461">
            <text:p>-3.06461</text:p>
          </table:table-cell>
          <table:table-cell office:value-type="float" office:value="248.065">
            <text:p>248.0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6.235">
            <text:p>136.235</text:p>
          </table:table-cell>
          <table:table-cell office:value-type="float" office:value="-2.87033">
            <text:p>-2.87033</text:p>
          </table:table-cell>
          <table:table-cell office:value-type="float" office:value="247.87">
            <text:p>247.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6.337">
            <text:p>136.337</text:p>
          </table:table-cell>
          <table:table-cell office:value-type="float" office:value="-2.69537">
            <text:p>-2.69537</text:p>
          </table:table-cell>
          <table:table-cell office:value-type="float" office:value="247.695">
            <text:p>247.6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6.438">
            <text:p>136.438</text:p>
          </table:table-cell>
          <table:table-cell office:value-type="float" office:value="-2.5218">
            <text:p>-2.5218</text:p>
          </table:table-cell>
          <table:table-cell office:value-type="float" office:value="247.522">
            <text:p>247.5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6.541">
            <text:p>136.541</text:p>
          </table:table-cell>
          <table:table-cell office:value-type="float" office:value="-2.34772">
            <text:p>-2.34772</text:p>
          </table:table-cell>
          <table:table-cell office:value-type="float" office:value="247.348">
            <text:p>247.3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6.647">
            <text:p>136.647</text:p>
          </table:table-cell>
          <table:table-cell office:value-type="float" office:value="-2.16844">
            <text:p>-2.16844</text:p>
          </table:table-cell>
          <table:table-cell office:value-type="float" office:value="247.168">
            <text:p>247.1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6.766">
            <text:p>136.766</text:p>
          </table:table-cell>
          <table:table-cell office:value-type="float" office:value="-1.96902">
            <text:p>-1.96902</text:p>
          </table:table-cell>
          <table:table-cell office:value-type="float" office:value="246.969">
            <text:p>246.9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6.877">
            <text:p>136.877</text:p>
          </table:table-cell>
          <table:table-cell office:value-type="float" office:value="-1.78477">
            <text:p>-1.78477</text:p>
          </table:table-cell>
          <table:table-cell office:value-type="float" office:value="246.785">
            <text:p>246.7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6.981">
            <text:p>136.981</text:p>
          </table:table-cell>
          <table:table-cell office:value-type="float" office:value="-1.6145">
            <text:p>-1.6145</text:p>
          </table:table-cell>
          <table:table-cell office:value-type="float" office:value="246.615">
            <text:p>246.6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7.087">
            <text:p>137.087</text:p>
          </table:table-cell>
          <table:table-cell office:value-type="float" office:value="-1.44159">
            <text:p>-1.44159</text:p>
          </table:table-cell>
          <table:table-cell office:value-type="float" office:value="246.442">
            <text:p>246.4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7.201">
            <text:p>137.201</text:p>
          </table:table-cell>
          <table:table-cell office:value-type="float" office:value="-1.25772">
            <text:p>-1.25772</text:p>
          </table:table-cell>
          <table:table-cell office:value-type="float" office:value="246.258">
            <text:p>246.2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7.321">
            <text:p>137.321</text:p>
          </table:table-cell>
          <table:table-cell office:value-type="float" office:value="-1.06653">
            <text:p>-1.06653</text:p>
          </table:table-cell>
          <table:table-cell office:value-type="float" office:value="246.067">
            <text:p>246.0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7.424">
            <text:p>137.424</text:p>
          </table:table-cell>
          <table:table-cell office:value-type="float" office:value="-0.9039">
            <text:p>-0.9039</text:p>
          </table:table-cell>
          <table:table-cell office:value-type="float" office:value="245.904">
            <text:p>245.9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7.537">
            <text:p>137.537</text:p>
          </table:table-cell>
          <table:table-cell office:value-type="float" office:value="-0.727493">
            <text:p>-0.727493</text:p>
          </table:table-cell>
          <table:table-cell office:value-type="float" office:value="245.727">
            <text:p>245.7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7.648">
            <text:p>137.648</text:p>
          </table:table-cell>
          <table:table-cell office:value-type="float" office:value="-0.554306">
            <text:p>-0.554306</text:p>
          </table:table-cell>
          <table:table-cell office:value-type="float" office:value="245.554">
            <text:p>245.5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7.753">
            <text:p>137.753</text:p>
          </table:table-cell>
          <table:table-cell office:value-type="float" office:value="-0.392822">
            <text:p>-0.392822</text:p>
          </table:table-cell>
          <table:table-cell office:value-type="float" office:value="245.393">
            <text:p>245.3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7.864">
            <text:p>137.864</text:p>
          </table:table-cell>
          <table:table-cell office:value-type="float" office:value="-0.224106">
            <text:p>-0.224106</text:p>
          </table:table-cell>
          <table:table-cell office:value-type="float" office:value="245.224">
            <text:p>245.224</text:p>
          </table:table-cell>
          <table:table-cell office:value-type="float" office:value="-0.864143">
            <text:p>-0.864143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7.977">
            <text:p>137.977</text:p>
          </table:table-cell>
          <table:table-cell office:value-type="float" office:value="-0.0537872">
            <text:p>-0.0537872</text:p>
          </table:table-cell>
          <table:table-cell office:value-type="float" office:value="245.054">
            <text:p>245.054</text:p>
          </table:table-cell>
          <table:table-cell office:value-type="float" office:value="-0.524059">
            <text:p>-0.524059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8.081">
            <text:p>138.081</text:p>
          </table:table-cell>
          <table:table-cell office:value-type="float" office:value="0.101837">
            <text:p>0.101837</text:p>
          </table:table-cell>
          <table:table-cell office:value-type="float" office:value="244.898">
            <text:p>244.898</text:p>
          </table:table-cell>
          <table:table-cell office:value-type="float" office:value="-0.212164">
            <text:p>-0.212164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8.203">
            <text:p>138.203</text:p>
          </table:table-cell>
          <table:table-cell office:value-type="float" office:value="0.281799">
            <text:p>0.281799</text:p>
          </table:table-cell>
          <table:table-cell office:value-type="float" office:value="244.718">
            <text:p>244.718</text:p>
          </table:table-cell>
          <table:table-cell office:value-type="float" office:value="0.165195">
            <text:p>0.1651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8.318">
            <text:p>138.318</text:p>
          </table:table-cell>
          <table:table-cell office:value-type="float" office:value="0.449951">
            <text:p>0.449951</text:p>
          </table:table-cell>
          <table:table-cell office:value-type="float" office:value="244.55">
            <text:p>244.55</text:p>
          </table:table-cell>
          <table:table-cell office:value-type="float" office:value="0.511722">
            <text:p>0.511722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8.432">
            <text:p>138.432</text:p>
          </table:table-cell>
          <table:table-cell office:value-type="float" office:value="0.616348">
            <text:p>0.616348</text:p>
          </table:table-cell>
          <table:table-cell office:value-type="float" office:value="244.384">
            <text:p>244.384</text:p>
          </table:table-cell>
          <table:table-cell office:value-type="float" office:value="0.859335">
            <text:p>0.85933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8.546">
            <text:p>138.546</text:p>
          </table:table-cell>
          <table:table-cell office:value-type="float" office:value="0.779892">
            <text:p>0.779892</text:p>
          </table:table-cell>
          <table:table-cell office:value-type="float" office:value="244.22">
            <text:p>244.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8.665">
            <text:p>138.665</text:p>
          </table:table-cell>
          <table:table-cell office:value-type="float" office:value="0.949799">
            <text:p>0.949799</text:p>
          </table:table-cell>
          <table:table-cell office:value-type="float" office:value="244.05">
            <text:p>244.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8.769">
            <text:p>138.769</text:p>
          </table:table-cell>
          <table:table-cell office:value-type="float" office:value="1.09596">
            <text:p>1.09596</text:p>
          </table:table-cell>
          <table:table-cell office:value-type="float" office:value="243.904">
            <text:p>243.9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8.873">
            <text:p>138.873</text:p>
          </table:table-cell>
          <table:table-cell office:value-type="float" office:value="1.24117">
            <text:p>1.24117</text:p>
          </table:table-cell>
          <table:table-cell office:value-type="float" office:value="243.759">
            <text:p>243.7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8.976">
            <text:p>138.976</text:p>
          </table:table-cell>
          <table:table-cell office:value-type="float" office:value="1.38472">
            <text:p>1.38472</text:p>
          </table:table-cell>
          <table:table-cell office:value-type="float" office:value="243.615">
            <text:p>243.6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9.084">
            <text:p>139.084</text:p>
          </table:table-cell>
          <table:table-cell office:value-type="float" office:value="1.53271">
            <text:p>1.53271</text:p>
          </table:table-cell>
          <table:table-cell office:value-type="float" office:value="243.467">
            <text:p>243.4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9.186">
            <text:p>139.186</text:p>
          </table:table-cell>
          <table:table-cell office:value-type="float" office:value="1.67249">
            <text:p>1.67249</text:p>
          </table:table-cell>
          <table:table-cell office:value-type="float" office:value="243.328">
            <text:p>243.3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9.297">
            <text:p>139.297</text:p>
          </table:table-cell>
          <table:table-cell office:value-type="float" office:value="1.82191">
            <text:p>1.82191</text:p>
          </table:table-cell>
          <table:table-cell office:value-type="float" office:value="243.178">
            <text:p>243.1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9.41">
            <text:p>139.41</text:p>
          </table:table-cell>
          <table:table-cell office:value-type="float" office:value="1.97234">
            <text:p>1.97234</text:p>
          </table:table-cell>
          <table:table-cell office:value-type="float" office:value="243.028">
            <text:p>243.0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9.513">
            <text:p>139.513</text:p>
          </table:table-cell>
          <table:table-cell office:value-type="float" office:value="2.10902">
            <text:p>2.10902</text:p>
          </table:table-cell>
          <table:table-cell office:value-type="float" office:value="242.891">
            <text:p>242.8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9.62">
            <text:p>139.62</text:p>
          </table:table-cell>
          <table:table-cell office:value-type="float" office:value="2.24805">
            <text:p>2.24805</text:p>
          </table:table-cell>
          <table:table-cell office:value-type="float" office:value="242.752">
            <text:p>242.7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9.74">
            <text:p>139.74</text:p>
          </table:table-cell>
          <table:table-cell office:value-type="float" office:value="2.40094">
            <text:p>2.40094</text:p>
          </table:table-cell>
          <table:table-cell office:value-type="float" office:value="242.599">
            <text:p>242.5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9.857">
            <text:p>139.857</text:p>
          </table:table-cell>
          <table:table-cell office:value-type="float" office:value="2.54678">
            <text:p>2.54678</text:p>
          </table:table-cell>
          <table:table-cell office:value-type="float" office:value="242.453">
            <text:p>242.4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39.966">
            <text:p>139.966</text:p>
          </table:table-cell>
          <table:table-cell office:value-type="float" office:value="2.67859">
            <text:p>2.67859</text:p>
          </table:table-cell>
          <table:table-cell office:value-type="float" office:value="242.321">
            <text:p>242.3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0.074">
            <text:p>140.074</text:p>
          </table:table-cell>
          <table:table-cell office:value-type="float" office:value="2.80591">
            <text:p>2.80591</text:p>
          </table:table-cell>
          <table:table-cell office:value-type="float" office:value="242.194">
            <text:p>242.1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0.185">
            <text:p>140.185</text:p>
          </table:table-cell>
          <table:table-cell office:value-type="float" office:value="2.93265">
            <text:p>2.93265</text:p>
          </table:table-cell>
          <table:table-cell office:value-type="float" office:value="242.067">
            <text:p>242.0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0.294">
            <text:p>140.294</text:p>
          </table:table-cell>
          <table:table-cell office:value-type="float" office:value="3.05258">
            <text:p>3.05258</text:p>
          </table:table-cell>
          <table:table-cell office:value-type="float" office:value="241.947">
            <text:p>241.9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0.406">
            <text:p>140.406</text:p>
          </table:table-cell>
          <table:table-cell office:value-type="float" office:value="3.17082">
            <text:p>3.17082</text:p>
          </table:table-cell>
          <table:table-cell office:value-type="float" office:value="241.829">
            <text:p>241.8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0.507">
            <text:p>140.507</text:p>
          </table:table-cell>
          <table:table-cell office:value-type="float" office:value="3.2733">
            <text:p>3.2733</text:p>
          </table:table-cell>
          <table:table-cell office:value-type="float" office:value="241.727">
            <text:p>241.7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0.633">
            <text:p>140.633</text:p>
          </table:table-cell>
          <table:table-cell office:value-type="float" office:value="3.39326">
            <text:p>3.39326</text:p>
          </table:table-cell>
          <table:table-cell office:value-type="float" office:value="241.607">
            <text:p>241.6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0.74">
            <text:p>140.74</text:p>
          </table:table-cell>
          <table:table-cell office:value-type="float" office:value="3.48856">
            <text:p>3.48856</text:p>
          </table:table-cell>
          <table:table-cell office:value-type="float" office:value="241.511">
            <text:p>241.5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0.856">
            <text:p>140.856</text:p>
          </table:table-cell>
          <table:table-cell office:value-type="float" office:value="3.58519">
            <text:p>3.58519</text:p>
          </table:table-cell>
          <table:table-cell office:value-type="float" office:value="241.415">
            <text:p>241.4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0.97">
            <text:p>140.97</text:p>
          </table:table-cell>
          <table:table-cell office:value-type="float" office:value="3.67221">
            <text:p>3.67221</text:p>
          </table:table-cell>
          <table:table-cell office:value-type="float" office:value="241.328">
            <text:p>241.3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1.081">
            <text:p>141.081</text:p>
          </table:table-cell>
          <table:table-cell office:value-type="float" office:value="3.74841">
            <text:p>3.74841</text:p>
          </table:table-cell>
          <table:table-cell office:value-type="float" office:value="241.252">
            <text:p>241.2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1.196">
            <text:p>141.196</text:p>
          </table:table-cell>
          <table:table-cell office:value-type="float" office:value="3.81917">
            <text:p>3.81917</text:p>
          </table:table-cell>
          <table:table-cell office:value-type="float" office:value="241.181">
            <text:p>241.1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1.312">
            <text:p>141.312</text:p>
          </table:table-cell>
          <table:table-cell office:value-type="float" office:value="3.88078">
            <text:p>3.88078</text:p>
          </table:table-cell>
          <table:table-cell office:value-type="float" office:value="241.119">
            <text:p>241.1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1.415">
            <text:p>141.415</text:p>
          </table:table-cell>
          <table:table-cell office:value-type="float" office:value="3.92726">
            <text:p>3.92726</text:p>
          </table:table-cell>
          <table:table-cell office:value-type="float" office:value="241.073">
            <text:p>241.0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1.529">
            <text:p>141.529</text:p>
          </table:table-cell>
          <table:table-cell office:value-type="float" office:value="3.96808">
            <text:p>3.96808</text:p>
          </table:table-cell>
          <table:table-cell office:value-type="float" office:value="241.032">
            <text:p>241.0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1.638">
            <text:p>141.638</text:p>
          </table:table-cell>
          <table:table-cell office:value-type="float" office:value="3.9971">
            <text:p>3.9971</text:p>
          </table:table-cell>
          <table:table-cell office:value-type="float" office:value="241.003">
            <text:p>241.0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1.747">
            <text:p>141.747</text:p>
          </table:table-cell>
          <table:table-cell office:value-type="float" office:value="4.01534">
            <text:p>4.01534</text:p>
          </table:table-cell>
          <table:table-cell office:value-type="float" office:value="240.985">
            <text:p>240.9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1.863">
            <text:p>141.863</text:p>
          </table:table-cell>
          <table:table-cell office:value-type="float" office:value="4.02252">
            <text:p>4.02252</text:p>
          </table:table-cell>
          <table:table-cell office:value-type="float" office:value="240.977">
            <text:p>240.9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1.968">
            <text:p>141.968</text:p>
          </table:table-cell>
          <table:table-cell office:value-type="float" office:value="4.01741">
            <text:p>4.01741</text:p>
          </table:table-cell>
          <table:table-cell office:value-type="float" office:value="240.983">
            <text:p>240.9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2.071">
            <text:p>142.071</text:p>
          </table:table-cell>
          <table:table-cell office:value-type="float" office:value="4.00125">
            <text:p>4.00125</text:p>
          </table:table-cell>
          <table:table-cell office:value-type="float" office:value="240.999">
            <text:p>240.9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2.183">
            <text:p>142.183</text:p>
          </table:table-cell>
          <table:table-cell office:value-type="float" office:value="3.97101">
            <text:p>3.97101</text:p>
          </table:table-cell>
          <table:table-cell office:value-type="float" office:value="241.029">
            <text:p>241.0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2.297">
            <text:p>142.297</text:p>
          </table:table-cell>
          <table:table-cell office:value-type="float" office:value="3.92563">
            <text:p>3.92563</text:p>
          </table:table-cell>
          <table:table-cell office:value-type="float" office:value="241.074">
            <text:p>241.0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2.404">
            <text:p>142.404</text:p>
          </table:table-cell>
          <table:table-cell office:value-type="float" office:value="3.86938">
            <text:p>3.86938</text:p>
          </table:table-cell>
          <table:table-cell office:value-type="float" office:value="241.131">
            <text:p>241.1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2.512">
            <text:p>142.512</text:p>
          </table:table-cell>
          <table:table-cell office:value-type="float" office:value="3.79787">
            <text:p>3.79787</text:p>
          </table:table-cell>
          <table:table-cell office:value-type="float" office:value="241.202">
            <text:p>241.2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2.623">
            <text:p>142.623</text:p>
          </table:table-cell>
          <table:table-cell office:value-type="float" office:value="3.70966">
            <text:p>3.70966</text:p>
          </table:table-cell>
          <table:table-cell office:value-type="float" office:value="241.29">
            <text:p>241.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2.745">
            <text:p>142.745</text:p>
          </table:table-cell>
          <table:table-cell office:value-type="float" office:value="3.59399">
            <text:p>3.59399</text:p>
          </table:table-cell>
          <table:table-cell office:value-type="float" office:value="241.406">
            <text:p>241.4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2.847">
            <text:p>142.847</text:p>
          </table:table-cell>
          <table:table-cell office:value-type="float" office:value="3.4818">
            <text:p>3.4818</text:p>
          </table:table-cell>
          <table:table-cell office:value-type="float" office:value="241.518">
            <text:p>241.5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2.95">
            <text:p>142.95</text:p>
          </table:table-cell>
          <table:table-cell office:value-type="float" office:value="3.35539">
            <text:p>3.35539</text:p>
          </table:table-cell>
          <table:table-cell office:value-type="float" office:value="241.645">
            <text:p>241.6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3.06">
            <text:p>143.06</text:p>
          </table:table-cell>
          <table:table-cell office:value-type="float" office:value="3.20222">
            <text:p>3.20222</text:p>
          </table:table-cell>
          <table:table-cell office:value-type="float" office:value="241.798">
            <text:p>241.7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3.171">
            <text:p>143.171</text:p>
          </table:table-cell>
          <table:table-cell office:value-type="float" office:value="3.03151">
            <text:p>3.03151</text:p>
          </table:table-cell>
          <table:table-cell office:value-type="float" office:value="241.968">
            <text:p>241.9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3.282">
            <text:p>143.282</text:p>
          </table:table-cell>
          <table:table-cell office:value-type="float" office:value="2.84235">
            <text:p>2.84235</text:p>
          </table:table-cell>
          <table:table-cell office:value-type="float" office:value="242.158">
            <text:p>242.1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3.391">
            <text:p>143.391</text:p>
          </table:table-cell>
          <table:table-cell office:value-type="float" office:value="2.63829">
            <text:p>2.63829</text:p>
          </table:table-cell>
          <table:table-cell office:value-type="float" office:value="242.362">
            <text:p>242.3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3.503">
            <text:p>143.503</text:p>
          </table:table-cell>
          <table:table-cell office:value-type="float" office:value="2.41048">
            <text:p>2.41048</text:p>
          </table:table-cell>
          <table:table-cell office:value-type="float" office:value="242.59">
            <text:p>242.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3.619">
            <text:p>143.619</text:p>
          </table:table-cell>
          <table:table-cell office:value-type="float" office:value="2.15552">
            <text:p>2.15552</text:p>
          </table:table-cell>
          <table:table-cell office:value-type="float" office:value="242.844">
            <text:p>242.8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3.73">
            <text:p>143.73</text:p>
          </table:table-cell>
          <table:table-cell office:value-type="float" office:value="1.89174">
            <text:p>1.89174</text:p>
          </table:table-cell>
          <table:table-cell office:value-type="float" office:value="243.108">
            <text:p>243.1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3.846">
            <text:p>143.846</text:p>
          </table:table-cell>
          <table:table-cell office:value-type="float" office:value="1.59958">
            <text:p>1.59958</text:p>
          </table:table-cell>
          <table:table-cell office:value-type="float" office:value="243.4">
            <text:p>243.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3.965">
            <text:p>143.965</text:p>
          </table:table-cell>
          <table:table-cell office:value-type="float" office:value="1.27432">
            <text:p>1.27432</text:p>
          </table:table-cell>
          <table:table-cell office:value-type="float" office:value="243.726">
            <text:p>243.7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4.086">
            <text:p>144.086</text:p>
          </table:table-cell>
          <table:table-cell office:value-type="float" office:value="0.924454">
            <text:p>0.924454</text:p>
          </table:table-cell>
          <table:table-cell office:value-type="float" office:value="244.076">
            <text:p>244.0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4.204">
            <text:p>144.204</text:p>
          </table:table-cell>
          <table:table-cell office:value-type="float" office:value="0.562241">
            <text:p>0.562241</text:p>
          </table:table-cell>
          <table:table-cell office:value-type="float" office:value="244.438">
            <text:p>244.4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4.304">
            <text:p>144.304</text:p>
          </table:table-cell>
          <table:table-cell office:value-type="float" office:value="0.238861">
            <text:p>0.238861</text:p>
          </table:table-cell>
          <table:table-cell office:value-type="float" office:value="244.761">
            <text:p>244.761</text:p>
          </table:table-cell>
          <table:table-cell office:value-type="float" office:value="0.851093">
            <text:p>0.851093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4.416">
            <text:p>144.416</text:p>
          </table:table-cell>
          <table:table-cell office:value-type="float" office:value="-0.140594">
            <text:p>-0.140594</text:p>
          </table:table-cell>
          <table:table-cell office:value-type="float" office:value="245.141">
            <text:p>245.141</text:p>
          </table:table-cell>
          <table:table-cell office:value-type="float" office:value="0.0767926">
            <text:p>0.0767926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4.53">
            <text:p>144.53</text:p>
          </table:table-cell>
          <table:table-cell office:value-type="float" office:value="-0.542435">
            <text:p>-0.542435</text:p>
          </table:table-cell>
          <table:table-cell office:value-type="float" office:value="245.542">
            <text:p>245.542</text:p>
          </table:table-cell>
          <table:table-cell office:value-type="float" office:value="-0.73452">
            <text:p>-0.73452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4.643">
            <text:p>144.643</text:p>
          </table:table-cell>
          <table:table-cell office:value-type="float" office:value="-0.959915">
            <text:p>-0.959915</text:p>
          </table:table-cell>
          <table:table-cell office:value-type="float" office:value="245.96">
            <text:p>245.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4.758">
            <text:p>144.758</text:p>
          </table:table-cell>
          <table:table-cell office:value-type="float" office:value="-1.40459">
            <text:p>-1.40459</text:p>
          </table:table-cell>
          <table:table-cell office:value-type="float" office:value="246.405">
            <text:p>246.4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4.86">
            <text:p>144.86</text:p>
          </table:table-cell>
          <table:table-cell office:value-type="float" office:value="-1.81047">
            <text:p>-1.81047</text:p>
          </table:table-cell>
          <table:table-cell office:value-type="float" office:value="246.81">
            <text:p>246.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4.966">
            <text:p>144.966</text:p>
          </table:table-cell>
          <table:table-cell office:value-type="float" office:value="-2.24345">
            <text:p>-2.24345</text:p>
          </table:table-cell>
          <table:table-cell office:value-type="float" office:value="247.243">
            <text:p>247.2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5.079">
            <text:p>145.079</text:p>
          </table:table-cell>
          <table:table-cell office:value-type="float" office:value="-2.71556">
            <text:p>-2.71556</text:p>
          </table:table-cell>
          <table:table-cell office:value-type="float" office:value="247.716">
            <text:p>247.7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5.186">
            <text:p>145.186</text:p>
          </table:table-cell>
          <table:table-cell office:value-type="float" office:value="-3.16539">
            <text:p>-3.16539</text:p>
          </table:table-cell>
          <table:table-cell office:value-type="float" office:value="248.165">
            <text:p>248.1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5.301">
            <text:p>145.301</text:p>
          </table:table-cell>
          <table:table-cell office:value-type="float" office:value="-3.65245">
            <text:p>-3.65245</text:p>
          </table:table-cell>
          <table:table-cell office:value-type="float" office:value="248.652">
            <text:p>248.6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5.407">
            <text:p>145.407</text:p>
          </table:table-cell>
          <table:table-cell office:value-type="float" office:value="-4.09729">
            <text:p>-4.09729</text:p>
          </table:table-cell>
          <table:table-cell office:value-type="float" office:value="249.097">
            <text:p>249.0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5.512">
            <text:p>145.512</text:p>
          </table:table-cell>
          <table:table-cell office:value-type="float" office:value="-4.52831">
            <text:p>-4.52831</text:p>
          </table:table-cell>
          <table:table-cell office:value-type="float" office:value="249.528">
            <text:p>249.5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5.619">
            <text:p>145.619</text:p>
          </table:table-cell>
          <table:table-cell office:value-type="float" office:value="-4.9597">
            <text:p>-4.9597</text:p>
          </table:table-cell>
          <table:table-cell office:value-type="float" office:value="249.96">
            <text:p>249.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5.723">
            <text:p>145.723</text:p>
          </table:table-cell>
          <table:table-cell office:value-type="float" office:value="-5.36374">
            <text:p>-5.36374</text:p>
          </table:table-cell>
          <table:table-cell office:value-type="float" office:value="250.364">
            <text:p>250.3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5.829">
            <text:p>145.829</text:p>
          </table:table-cell>
          <table:table-cell office:value-type="float" office:value="-5.75574">
            <text:p>-5.75574</text:p>
          </table:table-cell>
          <table:table-cell office:value-type="float" office:value="250.756">
            <text:p>250.7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5.937">
            <text:p>145.937</text:p>
          </table:table-cell>
          <table:table-cell office:value-type="float" office:value="-6.13516">
            <text:p>-6.13516</text:p>
          </table:table-cell>
          <table:table-cell office:value-type="float" office:value="251.135">
            <text:p>251.1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6.051">
            <text:p>146.051</text:p>
          </table:table-cell>
          <table:table-cell office:value-type="float" office:value="-6.51109">
            <text:p>-6.51109</text:p>
          </table:table-cell>
          <table:table-cell office:value-type="float" office:value="251.511">
            <text:p>251.5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6.152">
            <text:p>146.152</text:p>
          </table:table-cell>
          <table:table-cell office:value-type="float" office:value="-6.81772">
            <text:p>-6.81772</text:p>
          </table:table-cell>
          <table:table-cell office:value-type="float" office:value="251.818">
            <text:p>251.8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6.265">
            <text:p>146.265</text:p>
          </table:table-cell>
          <table:table-cell office:value-type="float" office:value="-7.13531">
            <text:p>-7.13531</text:p>
          </table:table-cell>
          <table:table-cell office:value-type="float" office:value="252.135">
            <text:p>252.1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6.372">
            <text:p>146.372</text:p>
          </table:table-cell>
          <table:table-cell office:value-type="float" office:value="-7.40981">
            <text:p>-7.40981</text:p>
          </table:table-cell>
          <table:table-cell office:value-type="float" office:value="252.41">
            <text:p>252.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6.483">
            <text:p>146.483</text:p>
          </table:table-cell>
          <table:table-cell office:value-type="float" office:value="-7.66534">
            <text:p>-7.66534</text:p>
          </table:table-cell>
          <table:table-cell office:value-type="float" office:value="252.665">
            <text:p>252.6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6.596">
            <text:p>146.596</text:p>
          </table:table-cell>
          <table:table-cell office:value-type="float" office:value="-7.89597">
            <text:p>-7.89597</text:p>
          </table:table-cell>
          <table:table-cell office:value-type="float" office:value="252.896">
            <text:p>252.8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6.704">
            <text:p>146.704</text:p>
          </table:table-cell>
          <table:table-cell office:value-type="float" office:value="-8.088">
            <text:p>-8.088</text:p>
          </table:table-cell>
          <table:table-cell office:value-type="float" office:value="253.088">
            <text:p>253.0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6.831">
            <text:p>146.831</text:p>
          </table:table-cell>
          <table:table-cell office:value-type="float" office:value="-8.27928">
            <text:p>-8.27928</text:p>
          </table:table-cell>
          <table:table-cell office:value-type="float" office:value="253.279">
            <text:p>253.2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6.949">
            <text:p>146.949</text:p>
          </table:table-cell>
          <table:table-cell office:value-type="float" office:value="-8.42683">
            <text:p>-8.42683</text:p>
          </table:table-cell>
          <table:table-cell office:value-type="float" office:value="253.427">
            <text:p>253.4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7.053">
            <text:p>147.053</text:p>
          </table:table-cell>
          <table:table-cell office:value-type="float" office:value="-8.53165">
            <text:p>-8.53165</text:p>
          </table:table-cell>
          <table:table-cell office:value-type="float" office:value="253.532">
            <text:p>253.5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7.158">
            <text:p>147.158</text:p>
          </table:table-cell>
          <table:table-cell office:value-type="float" office:value="-8.61473">
            <text:p>-8.61473</text:p>
          </table:table-cell>
          <table:table-cell office:value-type="float" office:value="253.615">
            <text:p>253.6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7.265">
            <text:p>147.265</text:p>
          </table:table-cell>
          <table:table-cell office:value-type="float" office:value="-8.67702">
            <text:p>-8.67702</text:p>
          </table:table-cell>
          <table:table-cell office:value-type="float" office:value="253.677">
            <text:p>253.6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7.377">
            <text:p>147.377</text:p>
          </table:table-cell>
          <table:table-cell office:value-type="float" office:value="-8.71976">
            <text:p>-8.71976</text:p>
          </table:table-cell>
          <table:table-cell office:value-type="float" office:value="253.72">
            <text:p>253.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7.485">
            <text:p>147.485</text:p>
          </table:table-cell>
          <table:table-cell office:value-type="float" office:value="-8.74002">
            <text:p>-8.74002</text:p>
          </table:table-cell>
          <table:table-cell office:value-type="float" office:value="253.74">
            <text:p>253.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7.587">
            <text:p>147.587</text:p>
          </table:table-cell>
          <table:table-cell office:value-type="float" office:value="-8.74152">
            <text:p>-8.74152</text:p>
          </table:table-cell>
          <table:table-cell office:value-type="float" office:value="253.742">
            <text:p>253.7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7.69">
            <text:p>147.69</text:p>
          </table:table-cell>
          <table:table-cell office:value-type="float" office:value="-8.72646">
            <text:p>-8.72646</text:p>
          </table:table-cell>
          <table:table-cell office:value-type="float" office:value="253.726">
            <text:p>253.7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7.8">
            <text:p>147.8</text:p>
          </table:table-cell>
          <table:table-cell office:value-type="float" office:value="-8.69272">
            <text:p>-8.69272</text:p>
          </table:table-cell>
          <table:table-cell office:value-type="float" office:value="253.693">
            <text:p>253.6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7.908">
            <text:p>147.908</text:p>
          </table:table-cell>
          <table:table-cell office:value-type="float" office:value="-8.64392">
            <text:p>-8.64392</text:p>
          </table:table-cell>
          <table:table-cell office:value-type="float" office:value="253.644">
            <text:p>253.6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8.013">
            <text:p>148.013</text:p>
          </table:table-cell>
          <table:table-cell office:value-type="float" office:value="-8.58168">
            <text:p>-8.58168</text:p>
          </table:table-cell>
          <table:table-cell office:value-type="float" office:value="253.582">
            <text:p>253.5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8.119">
            <text:p>148.119</text:p>
          </table:table-cell>
          <table:table-cell office:value-type="float" office:value="-8.50621">
            <text:p>-8.50621</text:p>
          </table:table-cell>
          <table:table-cell office:value-type="float" office:value="253.506">
            <text:p>253.5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8.234">
            <text:p>148.234</text:p>
          </table:table-cell>
          <table:table-cell office:value-type="float" office:value="-8.41013">
            <text:p>-8.41013</text:p>
          </table:table-cell>
          <table:table-cell office:value-type="float" office:value="253.41">
            <text:p>253.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8.338">
            <text:p>148.338</text:p>
          </table:table-cell>
          <table:table-cell office:value-type="float" office:value="-8.31096">
            <text:p>-8.31096</text:p>
          </table:table-cell>
          <table:table-cell office:value-type="float" office:value="253.311">
            <text:p>253.3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8.441">
            <text:p>148.441</text:p>
          </table:table-cell>
          <table:table-cell office:value-type="float" office:value="-8.20419">
            <text:p>-8.20419</text:p>
          </table:table-cell>
          <table:table-cell office:value-type="float" office:value="253.204">
            <text:p>253.2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8.547">
            <text:p>148.547</text:p>
          </table:table-cell>
          <table:table-cell office:value-type="float" office:value="-8.08409">
            <text:p>-8.08409</text:p>
          </table:table-cell>
          <table:table-cell office:value-type="float" office:value="253.084">
            <text:p>253.0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148.653">
            <text:p>148.653</text:p>
          </table:table-cell>
          <table:table-cell office:value-type="float" office:value="-7.95392">
            <text:p>-7.95392</text:p>
          </table:table-cell>
          <table:table-cell office:value-type="float" office:value="252.954">
            <text:p>252.9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5">11/05/2023</text:date>, <text:time>00:27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5T00:27:07.09</dc:date>
    <dc:creator>Thorsten Kuypers</dc:creator>
    <meta:generator>OpenOffice/4.1.13$Win32 OpenOffice.org_project/4113m1$Build-9810</meta:generator>
    <meta:editing-duration>PT3M31S</meta:editing-duration>
    <meta:editing-cycles>1</meta:editing-cycles>
    <meta:document-statistic meta:table-count="1" meta:cell-count="67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4.188cm" style:legend-expansion="high" chart:style-name="ch2"/>
        <chart:plot-area chart:style-name="ch3" table:cell-range-address="Tabelle1.A10:Tabelle1.A1353 Tabelle1.D10:Tabelle1.D1353" chart:data-source-has-labels="both" svg:x="0.77cm" svg:y="0.855cm" svg:width="12.77cm" svg:height="7.545cm">
          <chartooo:coordinate-region svg:x="1.603cm" svg:y="1.067cm" svg:width="11.446cm" svg:height="7.121cm"/>
          <chart:axis chart:dimension="x" chart:name="primary-x" chart:style-name="ch4" chartooo:axis-type="auto">
            <chartooo:date-scale/>
            <chart:categories table:cell-range-address="Tabelle1.A11:Tabelle1.A13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D11:Tabelle1.D1353" chart:label-cell-address="Tabelle1.D10:Tabelle1.D10" chart:class="chart:line">
            <chart:data-point chart:repeated="13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Tabelle1.D10:Tabelle1.D10</svg:desc>
                </draw:g>
              </table:table-cell>
            </table:table-row>
          </table:table-header-rows>
          <table:table-rows>
            <table:table-row>
              <table:table-cell office:value-type="float" office:value="0.148071">
                <text:p>0</text:p>
                <draw:g>
                  <svg:desc>Tabelle1.A11:Tabelle1.A1353</svg:desc>
                </draw:g>
              </table:table-cell>
              <table:table-cell office:value-type="float" office:value="0.95">
                <text:p>0.95</text:p>
                <draw:g>
                  <svg:desc>Tabelle1.D11:Tabelle1.D1353</svg:desc>
                </draw:g>
              </table:table-cell>
            </table:table-row>
            <table:table-row>
              <table:table-cell office:value-type="float" office:value="0.267761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388733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511414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631348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7547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875244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996216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11719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2381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35785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4705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5864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70477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82385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9426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0629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180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30212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4230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53412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6452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74927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8546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95837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0687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1742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2803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391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50024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61359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7236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839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95477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0639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1721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29004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40631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5217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6362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75079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8668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98541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1043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2153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326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4351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5537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6690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77509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8883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00372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12146">
                <text:p>10</text:p>
              </table:table-cell>
              <table:table-cell office:value-type="float" office:value="0.387476">
                <text:p>0.387476</text:p>
              </table:table-cell>
            </table:table-row>
            <table:table-row>
              <table:table-cell office:value-type="float" office:value="6.23492">
                <text:p>10</text:p>
              </table:table-cell>
              <table:table-cell office:value-type="float" office:value="-0.63684">
                <text:p>-0.63684</text:p>
              </table:table-cell>
            </table:table-row>
            <table:table-row>
              <table:table-cell office:value-type="float" office:value="6.3520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.4672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.5827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.6998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.8165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.9326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.0509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.1689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.2794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.3895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.5045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.62097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.7284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.83734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.94928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.05981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.167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.27167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.37677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.4849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.5954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.7019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.818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.9328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.04871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.16797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.2801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.3884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.4950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.610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.71747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.8263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.9465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.056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.168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.2828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.4037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.528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.644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.760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.879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.993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.1134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.235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.355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.4768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.5988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.714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.83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.9557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07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1979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314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437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549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659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7687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8779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9908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100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21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3281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439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5584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680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7978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918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032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1534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263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37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494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6141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7298">
                <text:p>10</text:p>
              </table:table-cell>
              <table:table-cell office:value-type="float" office:value="-0.863359">
                <text:p>-0.863359</text:p>
              </table:table-cell>
            </table:table-row>
            <table:table-row>
              <table:table-cell office:value-type="float" office:value="14.8469">
                <text:p>10</text:p>
              </table:table-cell>
              <table:table-cell office:value-type="float" office:value="-0.550675">
                <text:p>-0.550675</text:p>
              </table:table-cell>
            </table:table-row>
            <table:table-row>
              <table:table-cell office:value-type="float" office:value="14.965">
                <text:p>10</text:p>
              </table:table-cell>
              <table:table-cell office:value-type="float" office:value="-0.236092">
                <text:p>-0.236092</text:p>
              </table:table-cell>
            </table:table-row>
            <table:table-row>
              <table:table-cell office:value-type="float" office:value="15.0818">
                <text:p>20</text:p>
              </table:table-cell>
              <table:table-cell office:value-type="float" office:value="0.0708974">
                <text:p>0.0708974</text:p>
              </table:table-cell>
            </table:table-row>
            <table:table-row>
              <table:table-cell office:value-type="float" office:value="15.2003">
                <text:p>20</text:p>
              </table:table-cell>
              <table:table-cell office:value-type="float" office:value="0.381991">
                <text:p>0.381991</text:p>
              </table:table-cell>
            </table:table-row>
            <table:table-row>
              <table:table-cell office:value-type="float" office:value="15.3098">
                <text:p>20</text:p>
              </table:table-cell>
              <table:table-cell office:value-type="float" office:value="0.678173">
                <text:p>0.678173</text:p>
              </table:table-cell>
            </table:table-row>
            <table:table-row>
              <table:table-cell office:value-type="float" office:value="15.4183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5.5383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5.660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5.762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5.876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5.993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6.1113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6.226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6.341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6.4493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6.556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6.670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6.781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6.891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7.0095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7.1235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7.23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7.352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7.46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7.571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7.6921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7.803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7.918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.034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.1511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.268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.380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.4941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.60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.725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.842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.96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9.081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9.202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9.3096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9.4183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9.531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9.6543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9.770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9.891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0.005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0.116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0.221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0.33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0.438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0.54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0.668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0.787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0.909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0292">
                <text:p>20</text:p>
              </table:table-cell>
              <table:table-cell office:value-type="float" office:value="0.772294">
                <text:p>0.772294</text:p>
              </table:table-cell>
            </table:table-row>
            <table:table-row>
              <table:table-cell office:value-type="float" office:value="21.1479">
                <text:p>20</text:p>
              </table:table-cell>
              <table:table-cell office:value-type="float" office:value="0.0185041">
                <text:p>0.0185041</text:p>
              </table:table-cell>
            </table:table-row>
            <table:table-row>
              <table:table-cell office:value-type="float" office:value="21.2646">
                <text:p>20</text:p>
              </table:table-cell>
              <table:table-cell office:value-type="float" office:value="-0.767443">
                <text:p>-0.767443</text:p>
              </table:table-cell>
            </table:table-row>
            <table:table-row>
              <table:table-cell office:value-type="float" office:value="21.380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1.494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1.6185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1.725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1.827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1.9451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2.055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2.1584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2.2701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2.380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2.4811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2.5815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2.7064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2.8174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2.918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3.0255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3.1348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3.2441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3.3537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3.4564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3.564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3.6722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3.780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3.90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4.0135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4.1194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4.225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4.32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4.4305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4.5314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4.635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4.738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4.8455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4.969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5.0878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5.2098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5.3275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5.4514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5.560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5.6634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5.7734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5.8897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5.990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6.108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6.2318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6.347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6.4554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6.565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6.68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6.785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6.8955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7.0067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7.1127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7.2188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7.3314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7.448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7.5531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7.655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7.764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7.8715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7.981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0858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1911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307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417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5237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631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73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8501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95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062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168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27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382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486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5901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6954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80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9073">
                <text:p>30</text:p>
              </table:table-cell>
              <table:table-cell office:value-type="float" office:value="-0.943126">
                <text:p>-0.943126</text:p>
              </table:table-cell>
            </table:table-row>
            <table:table-row>
              <table:table-cell office:value-type="float" office:value="30.0162">
                <text:p>30</text:p>
              </table:table-cell>
              <table:table-cell office:value-type="float" office:value="-0.619302">
                <text:p>-0.619302</text:p>
              </table:table-cell>
            </table:table-row>
            <table:table-row>
              <table:table-cell office:value-type="float" office:value="30.1215">
                <text:p>30</text:p>
              </table:table-cell>
              <table:table-cell office:value-type="float" office:value="-0.300346">
                <text:p>-0.300346</text:p>
              </table:table-cell>
            </table:table-row>
            <table:table-row>
              <table:table-cell office:value-type="float" office:value="30.2258">
                <text:p>30</text:p>
              </table:table-cell>
              <table:table-cell office:value-type="float" office:value="0.0138075">
                <text:p>0.0138075</text:p>
              </table:table-cell>
            </table:table-row>
            <table:table-row>
              <table:table-cell office:value-type="float" office:value="30.3412">
                <text:p>30</text:p>
              </table:table-cell>
              <table:table-cell office:value-type="float" office:value="0.367355">
                <text:p>0.367355</text:p>
              </table:table-cell>
            </table:table-row>
            <table:table-row>
              <table:table-cell office:value-type="float" office:value="30.4479">
                <text:p>30</text:p>
              </table:table-cell>
              <table:table-cell office:value-type="float" office:value="0.683124">
                <text:p>0.683124</text:p>
              </table:table-cell>
            </table:table-row>
            <table:table-row>
              <table:table-cell office:value-type="float" office:value="30.549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0.6572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0.765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0.875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0.984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1.095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1.204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1.3135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1.424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1.530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1.638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1.74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1.857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1.962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0681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1705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273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3791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480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590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696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8195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9219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02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1404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251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3651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4722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573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68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803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908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0269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137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2462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356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473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579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684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7921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901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0042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1105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21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321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4226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548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6483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7563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8659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9855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0862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188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2932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3972">
                <text:p>40</text:p>
              </table:table-cell>
              <table:table-cell office:value-type="float" office:value="0.461925">
                <text:p>0.461925</text:p>
              </table:table-cell>
            </table:table-row>
            <table:table-row>
              <table:table-cell office:value-type="float" office:value="36.5016">
                <text:p>40</text:p>
              </table:table-cell>
              <table:table-cell office:value-type="float" office:value="-0.260851">
                <text:p>-0.260851</text:p>
              </table:table-cell>
            </table:table-row>
            <table:table-row>
              <table:table-cell office:value-type="float" office:value="36.604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6.705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6.826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6.94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7.049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7.172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7.2956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7.398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7.503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7.6175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7.735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7.842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7.953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8.0645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8.1691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8.2715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8.3755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8.4765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8.581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8.7061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8.830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8.9412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9.043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9.151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9.255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9.358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9.46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9.576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9.701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9.826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9.9361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0.058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0.1845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0.287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0.3942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0.496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0.6026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0.707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0.8102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0.9182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1.020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1.1206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1.222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1.325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1.432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1.533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1.657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1.7612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1.872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1.973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097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199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300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4251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526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628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7515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8556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976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096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199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30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4086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517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622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723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8475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954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0781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179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304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42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531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631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7571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8591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9625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0844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185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3049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4241">
                <text:p>50</text:p>
              </table:table-cell>
              <table:table-cell office:value-type="float" office:value="-0.687146">
                <text:p>-0.687146</text:p>
              </table:table-cell>
            </table:table-row>
            <table:table-row>
              <table:table-cell office:value-type="float" office:value="45.5356">
                <text:p>50</text:p>
              </table:table-cell>
              <table:table-cell office:value-type="float" office:value="-0.339148">
                <text:p>-0.339148</text:p>
              </table:table-cell>
            </table:table-row>
            <table:table-row>
              <table:table-cell office:value-type="float" office:value="45.6594">
                <text:p>50</text:p>
              </table:table-cell>
              <table:table-cell office:value-type="float" office:value="0.0157489">
                <text:p>0.0157489</text:p>
              </table:table-cell>
            </table:table-row>
            <table:table-row>
              <table:table-cell office:value-type="float" office:value="45.7792">
                <text:p>50</text:p>
              </table:table-cell>
              <table:table-cell office:value-type="float" office:value="0.373427">
                <text:p>0.373427</text:p>
              </table:table-cell>
            </table:table-row>
            <table:table-row>
              <table:table-cell office:value-type="float" office:value="45.9019">
                <text:p>50</text:p>
              </table:table-cell>
              <table:table-cell office:value-type="float" office:value="0.745944">
                <text:p>0.745944</text:p>
              </table:table-cell>
            </table:table-row>
            <table:table-row>
              <table:table-cell office:value-type="float" office:value="46.02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126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2305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331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448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5501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672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790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8971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0135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1342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235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338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452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565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6861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8068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931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8.044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8.1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8.286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8.411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8.530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8.6438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8.7598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8.876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8.989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9.0942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9.205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9.31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9.4278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9.528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9.642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9.750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9.8701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9.990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0.093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0.215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0.3401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0.463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0.583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0.701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0.808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0.917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031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13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256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364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484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593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701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8076">
                <text:p>50</text:p>
              </table:table-cell>
              <table:table-cell office:value-type="float" office:value="0.651221">
                <text:p>0.651221</text:p>
              </table:table-cell>
            </table:table-row>
            <table:table-row>
              <table:table-cell office:value-type="float" office:value="51.9135">
                <text:p>50</text:p>
              </table:table-cell>
              <table:table-cell office:value-type="float" office:value="-0.0675961">
                <text:p>-0.0675961</text:p>
              </table:table-cell>
            </table:table-row>
            <table:table-row>
              <table:table-cell office:value-type="float" office:value="52.0242">
                <text:p>50</text:p>
              </table:table-cell>
              <table:table-cell office:value-type="float" office:value="-0.877542">
                <text:p>-0.877542</text:p>
              </table:table-cell>
            </table:table-row>
            <table:table-row>
              <table:table-cell office:value-type="float" office:value="52.1271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2.2416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2.359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2.4636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2.5797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2.6918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2.8009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2.912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3.0195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3.1251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3.2327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3.3499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3.4608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3.5743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3.6868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3.7998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3.9135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4.037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4.1491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4.2605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4.3706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4.48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4.594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4.7092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4.8294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4.9387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5.049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5.165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5.270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5.383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5.4926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5.605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5.712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5.818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5.928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6.043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6.1502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6.261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6.36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6.474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6.590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6.698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6.81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6.919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0312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135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24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34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4592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571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672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795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9156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022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146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262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372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480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591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700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804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915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015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11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225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333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441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54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660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77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880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991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107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214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322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430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536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6456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754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8675">
                <text:p>60</text:p>
              </table:table-cell>
              <table:table-cell office:value-type="float" office:value="-0.644374">
                <text:p>-0.644374</text:p>
              </table:table-cell>
            </table:table-row>
            <table:table-row>
              <table:table-cell office:value-type="float" office:value="60.974">
                <text:p>60</text:p>
              </table:table-cell>
              <table:table-cell office:value-type="float" office:value="-0.328695">
                <text:p>-0.328695</text:p>
              </table:table-cell>
            </table:table-row>
            <table:table-row>
              <table:table-cell office:value-type="float" office:value="61.082">
                <text:p>60</text:p>
              </table:table-cell>
              <table:table-cell office:value-type="float" office:value="-0.00623393">
                <text:p>-0.00623393</text:p>
              </table:table-cell>
            </table:table-row>
            <table:table-row>
              <table:table-cell office:value-type="float" office:value="61.1893">
                <text:p>60</text:p>
              </table:table-cell>
              <table:table-cell office:value-type="float" office:value="0.31457">
                <text:p>0.31457</text:p>
              </table:table-cell>
            </table:table-row>
            <table:table-row>
              <table:table-cell office:value-type="float" office:value="61.2963">
                <text:p>60</text:p>
              </table:table-cell>
              <table:table-cell office:value-type="float" office:value="0.636872">
                <text:p>0.636872</text:p>
              </table:table-cell>
            </table:table-row>
            <table:table-row>
              <table:table-cell office:value-type="float" office:value="61.402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1.510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1.621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1.728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1.839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1.9485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2.069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2.1775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2.285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2.3923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2.503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2.612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2.7137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2.83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2.9407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3.0565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3.164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3.273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3.3803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3.4863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3.5955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3.7068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3.8148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3.916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4.0223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4.1355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4.254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4.361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4.4795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4.588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4.6964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4.8076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4.921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0298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1359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2436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3511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459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562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6759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7835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8891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9897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1003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2087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3217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4327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5343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6443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7531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8765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9825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7.0961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7.2039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7.3124">
                <text:p>70</text:p>
              </table:table-cell>
              <table:table-cell office:value-type="float" office:value="0.289306">
                <text:p>0.289306</text:p>
              </table:table-cell>
            </table:table-row>
            <table:table-row>
              <table:table-cell office:value-type="float" office:value="67.4212">
                <text:p>70</text:p>
              </table:table-cell>
              <table:table-cell office:value-type="float" office:value="-0.481459">
                <text:p>-0.481459</text:p>
              </table:table-cell>
            </table:table-row>
            <table:table-row>
              <table:table-cell office:value-type="float" office:value="67.529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7.638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7.7457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7.853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7.97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8.079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8.209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8.318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8.424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8.532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8.640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8.74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8.854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8.966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9.073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9.192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9.299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9.4065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9.513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9.62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9.7384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9.84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9.949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0.059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0.1635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0.269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0.3752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0.481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0.5912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0.6982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0.804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0.918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023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1326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2437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351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46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567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6754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7876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8876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007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118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2245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3314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436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5447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655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7607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868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9974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1122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2186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3387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4437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5524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6626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7687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8755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9955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134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242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3467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464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5802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691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818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929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0422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1513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265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3707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478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5851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6945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7994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9051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6.0051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6.1171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6.2264">
                <text:p>80</text:p>
              </table:table-cell>
              <table:table-cell office:value-type="float" office:value="-0.784169">
                <text:p>-0.784169</text:p>
              </table:table-cell>
            </table:table-row>
            <table:table-row>
              <table:table-cell office:value-type="float" office:value="76.3394">
                <text:p>80</text:p>
              </table:table-cell>
              <table:table-cell office:value-type="float" office:value="-0.44707">
                <text:p>-0.44707</text:p>
              </table:table-cell>
            </table:table-row>
            <table:table-row>
              <table:table-cell office:value-type="float" office:value="76.4547">
                <text:p>80</text:p>
              </table:table-cell>
              <table:table-cell office:value-type="float" office:value="-0.111657">
                <text:p>-0.111657</text:p>
              </table:table-cell>
            </table:table-row>
            <table:table-row>
              <table:table-cell office:value-type="float" office:value="76.5749">
                <text:p>80</text:p>
              </table:table-cell>
              <table:table-cell office:value-type="float" office:value="0.252782">
                <text:p>0.252782</text:p>
              </table:table-cell>
            </table:table-row>
            <table:table-row>
              <table:table-cell office:value-type="float" office:value="76.6924">
                <text:p>80</text:p>
              </table:table-cell>
              <table:table-cell office:value-type="float" office:value="0.603274">
                <text:p>0.603274</text:p>
              </table:table-cell>
            </table:table-row>
            <table:table-row>
              <table:table-cell office:value-type="float" office:value="76.8102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6.918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7.0281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7.132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7.240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7.3476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7.452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7.562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7.679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7.7871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7.8984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8.0056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8.1136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8.2201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8.3369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8.439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8.54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8.6524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8.7592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8.880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8.999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9.1064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9.2126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9.3286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9.435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9.5434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9.649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9.7589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9.864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9.970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0902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192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3131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4191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5251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631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739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8442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949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071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177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283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39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501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6179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736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850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9574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0689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184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2909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397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504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6102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716">
                <text:p>80</text:p>
              </table:table-cell>
              <table:table-cell office:value-type="float" office:value="0.26595">
                <text:p>0.26595</text:p>
              </table:table-cell>
            </table:table-row>
            <table:table-row>
              <table:table-cell office:value-type="float" office:value="82.8267">
                <text:p>80</text:p>
              </table:table-cell>
              <table:table-cell office:value-type="float" office:value="-0.523588">
                <text:p>-0.523588</text:p>
              </table:table-cell>
            </table:table-row>
            <table:table-row>
              <table:table-cell office:value-type="float" office:value="82.9344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3.0422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3.1481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3.2628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3.3905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3.5181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3.6385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3.7459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3.8527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3.9593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4.0642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4.1818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4.2902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4.3953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4.5016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4.6081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4.7138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4.8207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4.9279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5.035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5.142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5.2454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5.349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5.455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5.560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5.667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5.7742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5.8819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5.985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093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2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3206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424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529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635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7424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849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961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080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1929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29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4019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506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612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718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8262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932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037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15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2606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374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502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602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707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81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917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025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1454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253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35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481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595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716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8234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9316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0452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1644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2794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385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4899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59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701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807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911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017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123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235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340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4449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5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6553">
                <text:p>90</text:p>
              </table:table-cell>
              <table:table-cell office:value-type="float" office:value="-0.786774">
                <text:p>-0.786774</text:p>
              </table:table-cell>
            </table:table-row>
            <table:table-row>
              <table:table-cell office:value-type="float" office:value="91.761">
                <text:p>90</text:p>
              </table:table-cell>
              <table:table-cell office:value-type="float" office:value="-0.468871">
                <text:p>-0.468871</text:p>
              </table:table-cell>
            </table:table-row>
            <table:table-row>
              <table:table-cell office:value-type="float" office:value="91.8659">
                <text:p>90</text:p>
              </table:table-cell>
              <table:table-cell office:value-type="float" office:value="-0.154725">
                <text:p>-0.154725</text:p>
              </table:table-cell>
            </table:table-row>
            <table:table-row>
              <table:table-cell office:value-type="float" office:value="91.9709">
                <text:p>90</text:p>
              </table:table-cell>
              <table:table-cell office:value-type="float" office:value="0.159215">
                <text:p>0.159215</text:p>
              </table:table-cell>
            </table:table-row>
            <table:table-row>
              <table:table-cell office:value-type="float" office:value="92.0765">
                <text:p>90</text:p>
              </table:table-cell>
              <table:table-cell office:value-type="float" office:value="0.478584">
                <text:p>0.478584</text:p>
              </table:table-cell>
            </table:table-row>
            <table:table-row>
              <table:table-cell office:value-type="float" office:value="92.189">
                <text:p>90</text:p>
              </table:table-cell>
              <table:table-cell office:value-type="float" office:value="0.830239">
                <text:p>0.830239</text:p>
              </table:table-cell>
            </table:table-row>
            <table:table-row>
              <table:table-cell office:value-type="float" office:value="92.2925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2.4073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2.5126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2.6185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2.7228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2.8287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2.9435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3.0567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3.1648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3.2841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3.3881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3.4938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3.6066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3.707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3.8157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3.9208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4.0402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4.1614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4.2682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4.3749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4.4814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4.5865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4.6923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4.8217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4.942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0475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1507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2725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3793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5053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616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7202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8297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947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0566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1652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2678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3794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4911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61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7281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8383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943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0509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1566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2824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383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4869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5911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6947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8017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9055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8.011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8.1198">
                <text:p>100</text:p>
              </table:table-cell>
              <table:table-cell office:value-type="float" office:value="0.406324">
                <text:p>0.406324</text:p>
              </table:table-cell>
            </table:table-row>
            <table:table-row>
              <table:table-cell office:value-type="float" office:value="98.2454">
                <text:p>100</text:p>
              </table:table-cell>
              <table:table-cell office:value-type="float" office:value="-0.509634">
                <text:p>-0.509634</text:p>
              </table:table-cell>
            </table:table-row>
            <table:table-row>
              <table:table-cell office:value-type="float" office:value="98.3521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8.4662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8.581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8.6862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8.7927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8.9109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9.0192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9.1239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9.2357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9.3358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9.452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9.560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9.6669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9.782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9.899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004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111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21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326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45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566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671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778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88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989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094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20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32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436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555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665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791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907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011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121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224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336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45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557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684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789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904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3.01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3.128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3.229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3.3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3.43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3.535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3.644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3.755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3.867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3.972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4.082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4.19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4.314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4.416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4.527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4.631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4.737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4.844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4.95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5.056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5.161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5.267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5.374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5.481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5.592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5.695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5.799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5.914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6.018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6.13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6.234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6.343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6.478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6.583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6.704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6.81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6.929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7.033">
                <text:p>110</text:p>
              </table:table-cell>
              <table:table-cell office:value-type="float" office:value="-0.902916">
                <text:p>-0.902916</text:p>
              </table:table-cell>
            </table:table-row>
            <table:table-row>
              <table:table-cell office:value-type="float" office:value="107.134">
                <text:p>110</text:p>
              </table:table-cell>
              <table:table-cell office:value-type="float" office:value="-0.594596">
                <text:p>-0.594596</text:p>
              </table:table-cell>
            </table:table-row>
            <table:table-row>
              <table:table-cell office:value-type="float" office:value="107.238">
                <text:p>110</text:p>
              </table:table-cell>
              <table:table-cell office:value-type="float" office:value="-0.288088">
                <text:p>-0.288088</text:p>
              </table:table-cell>
            </table:table-row>
            <table:table-row>
              <table:table-cell office:value-type="float" office:value="107.352">
                <text:p>110</text:p>
              </table:table-cell>
              <table:table-cell office:value-type="float" office:value="0.0725865">
                <text:p>0.0725865</text:p>
              </table:table-cell>
            </table:table-row>
            <table:table-row>
              <table:table-cell office:value-type="float" office:value="107.458">
                <text:p>110</text:p>
              </table:table-cell>
              <table:table-cell office:value-type="float" office:value="0.371758">
                <text:p>0.371758</text:p>
              </table:table-cell>
            </table:table-row>
            <table:table-row>
              <table:table-cell office:value-type="float" office:value="107.562">
                <text:p>110</text:p>
              </table:table-cell>
              <table:table-cell office:value-type="float" office:value="0.688732">
                <text:p>0.688732</text:p>
              </table:table-cell>
            </table:table-row>
            <table:table-row>
              <table:table-cell office:value-type="float" office:value="107.68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7.8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7.911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8.016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8.122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8.227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8.349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8.477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8.605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8.718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8.822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8.928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9.036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9.141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9.245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9.358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9.475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9.582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9.689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9.795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9.913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0.016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0.119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0.23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0.337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0.463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0.573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0.681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0.788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0.9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1.004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1.11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1.236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1.341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1.458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1.568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1.671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1.791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1.899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2.016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2.124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2.231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2.335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2.458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2.569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2.673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2.779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2.884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2.987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3.093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3.198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3.303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3.415">
                <text:p>1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3.521">
                <text:p>110</text:p>
              </table:table-cell>
              <table:table-cell office:value-type="float" office:value="0.580422">
                <text:p>0.580422</text:p>
              </table:table-cell>
            </table:table-row>
            <table:table-row>
              <table:table-cell office:value-type="float" office:value="113.626">
                <text:p>110</text:p>
              </table:table-cell>
              <table:table-cell office:value-type="float" office:value="-0.154264">
                <text:p>-0.154264</text:p>
              </table:table-cell>
            </table:table-row>
            <table:table-row>
              <table:table-cell office:value-type="float" office:value="113.733">
                <text:p>110</text:p>
              </table:table-cell>
              <table:table-cell office:value-type="float" office:value="-0.92883">
                <text:p>-0.92883</text:p>
              </table:table-cell>
            </table:table-row>
            <table:table-row>
              <table:table-cell office:value-type="float" office:value="113.838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3.945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4.065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4.182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4.292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4.399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4.52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4.639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4.755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4.862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4.97">
                <text:p>1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5.078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5.186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5.312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5.41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5.531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5.645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5.74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5.854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5.961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6.082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6.187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6.314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6.423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6.52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6.636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6.74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6.842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6.948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7.052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7.155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7.261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7.363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7.475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7.57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7.694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7.802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7.912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8.022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8.131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8.235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8.338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8.443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8.556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8.671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8.79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8.907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9.01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9.123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9.226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9.332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9.453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9.55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9.664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9.77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9.876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19.9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0.095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0.19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0.302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0.405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0.52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0.625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0.751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0.867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0.97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1.087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1.194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1.296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1.401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1.52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1.643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1.766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1.885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1.998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2.099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2.207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2.323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2.426">
                <text:p>1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2.551">
                <text:p>120</text:p>
              </table:table-cell>
              <table:table-cell office:value-type="float" office:value="-0.598276">
                <text:p>-0.598276</text:p>
              </table:table-cell>
            </table:table-row>
            <table:table-row>
              <table:table-cell office:value-type="float" office:value="122.661">
                <text:p>120</text:p>
              </table:table-cell>
              <table:table-cell office:value-type="float" office:value="-0.265833">
                <text:p>-0.265833</text:p>
              </table:table-cell>
            </table:table-row>
            <table:table-row>
              <table:table-cell office:value-type="float" office:value="122.779">
                <text:p>120</text:p>
              </table:table-cell>
              <table:table-cell office:value-type="float" office:value="0.0855301">
                <text:p>0.0855301</text:p>
              </table:table-cell>
            </table:table-row>
            <table:table-row>
              <table:table-cell office:value-type="float" office:value="122.887">
                <text:p>120</text:p>
              </table:table-cell>
              <table:table-cell office:value-type="float" office:value="0.408715">
                <text:p>0.408715</text:p>
              </table:table-cell>
            </table:table-row>
            <table:table-row>
              <table:table-cell office:value-type="float" office:value="123.015">
                <text:p>120</text:p>
              </table:table-cell>
              <table:table-cell office:value-type="float" office:value="0.797223">
                <text:p>0.797223</text:p>
              </table:table-cell>
            </table:table-row>
            <table:table-row>
              <table:table-cell office:value-type="float" office:value="123.126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3.232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3.336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3.44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3.553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3.664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3.777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3.887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3.992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4.11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4.227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4.346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4.46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4.58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4.684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4.809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4.938">
                <text:p>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5.041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5.154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5.255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5.367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5.471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5.578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5.682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5.8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5.922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6.038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6.152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6.26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6.372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6.474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6.577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6.681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6.783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6.89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6.993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7.096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7.2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7.304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7.427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7.546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7.671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7.785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7.89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8.004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8.109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8.221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8.339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8.445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8.549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8.65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8.753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8.856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8.973">
                <text:p>130</text:p>
              </table:table-cell>
              <table:table-cell office:value-type="float" office:value="0.390476">
                <text:p>0.390476</text:p>
              </table:table-cell>
            </table:table-row>
            <table:table-row>
              <table:table-cell office:value-type="float" office:value="129.094">
                <text:p>130</text:p>
              </table:table-cell>
              <table:table-cell office:value-type="float" office:value="-0.446831">
                <text:p>-0.446831</text:p>
              </table:table-cell>
            </table:table-row>
            <table:table-row>
              <table:table-cell office:value-type="float" office:value="129.208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9.326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9.431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9.543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9.657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9.773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9.875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9.993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0.1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0.204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0.311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0.418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0.52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0.633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0.752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0.863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0.96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1.077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1.17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1.284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1.38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1.4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1.60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1.728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1.83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1.934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2.03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2.142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2.243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2.355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2.45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2.574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2.68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2.816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2.931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3.034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3.138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3.243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3.346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3.462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3.565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3.67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3.77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3.88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4.008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4.12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4.23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4.33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4.454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4.56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4.669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4.788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4.891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4.995">
                <text:p>1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5.107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5.23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5.342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5.462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5.575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5.694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5.8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5.914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6.019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6.123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6.235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6.337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6.438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6.541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6.647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6.766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6.877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6.981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7.087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7.201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7.321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7.424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7.537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7.648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7.753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7.864">
                <text:p>140</text:p>
              </table:table-cell>
              <table:table-cell office:value-type="float" office:value="-0.864143">
                <text:p>-0.864143</text:p>
              </table:table-cell>
            </table:table-row>
            <table:table-row>
              <table:table-cell office:value-type="float" office:value="137.977">
                <text:p>140</text:p>
              </table:table-cell>
              <table:table-cell office:value-type="float" office:value="-0.524059">
                <text:p>-0.524059</text:p>
              </table:table-cell>
            </table:table-row>
            <table:table-row>
              <table:table-cell office:value-type="float" office:value="138.081">
                <text:p>140</text:p>
              </table:table-cell>
              <table:table-cell office:value-type="float" office:value="-0.212164">
                <text:p>-0.212164</text:p>
              </table:table-cell>
            </table:table-row>
            <table:table-row>
              <table:table-cell office:value-type="float" office:value="138.203">
                <text:p>140</text:p>
              </table:table-cell>
              <table:table-cell office:value-type="float" office:value="0.165195">
                <text:p>0.165195</text:p>
              </table:table-cell>
            </table:table-row>
            <table:table-row>
              <table:table-cell office:value-type="float" office:value="138.318">
                <text:p>140</text:p>
              </table:table-cell>
              <table:table-cell office:value-type="float" office:value="0.511722">
                <text:p>0.511722</text:p>
              </table:table-cell>
            </table:table-row>
            <table:table-row>
              <table:table-cell office:value-type="float" office:value="138.432">
                <text:p>140</text:p>
              </table:table-cell>
              <table:table-cell office:value-type="float" office:value="0.859335">
                <text:p>0.859335</text:p>
              </table:table-cell>
            </table:table-row>
            <table:table-row>
              <table:table-cell office:value-type="float" office:value="138.546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8.665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8.769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8.873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8.976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9.084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9.186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9.297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9.41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9.513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9.62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9.74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9.857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9.966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0.074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0.185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0.294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0.406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0.507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0.633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0.74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0.856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0.97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1.081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1.196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1.312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1.415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1.529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1.638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1.747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1.863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1.968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2.071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2.183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2.297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2.404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2.512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2.623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2.745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2.847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2.95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3.06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3.171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3.282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3.391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3.503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3.619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3.73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3.846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3.965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4.086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4.204">
                <text:p>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4.304">
                <text:p>140</text:p>
              </table:table-cell>
              <table:table-cell office:value-type="float" office:value="0.851093">
                <text:p>0.851093</text:p>
              </table:table-cell>
            </table:table-row>
            <table:table-row>
              <table:table-cell office:value-type="float" office:value="144.416">
                <text:p>140</text:p>
              </table:table-cell>
              <table:table-cell office:value-type="float" office:value="0.0767926">
                <text:p>0.0767926</text:p>
              </table:table-cell>
            </table:table-row>
            <table:table-row>
              <table:table-cell office:value-type="float" office:value="144.53">
                <text:p>140</text:p>
              </table:table-cell>
              <table:table-cell office:value-type="float" office:value="-0.73452">
                <text:p>-0.73452</text:p>
              </table:table-cell>
            </table:table-row>
            <table:table-row>
              <table:table-cell office:value-type="float" office:value="144.643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4.758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4.86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4.966">
                <text:p>1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5.079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5.186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5.301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5.407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5.512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5.619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5.723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5.829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5.937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6.051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6.152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6.265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6.372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6.483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6.596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6.704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6.831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6.949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7.053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7.158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7.265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7.377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7.485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7.587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7.69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7.8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7.908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8.013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8.119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8.234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8.338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8.441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8.547">
                <text:p>1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8.653">
                <text:p>150</text:p>
              </table:table-cell>
              <table:table-cell office:value-type="float" office:value="-0.95">
                <text:p>-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